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5.209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.877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1.736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1.792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588cm" fo:break-before="auto" style:use-optimal-row-height="true"/>
    </style:style>
    <style:style style:name="ro3" style:family="table-row">
      <style:table-row-properties style:row-height="0.3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0cec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gr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I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1014" table:default-cell-style-name="ce2"/>
        <table:table-row table:style-name="ro1">
          <table:table-cell table:style-name="ce1" office:value-type="string" calcext:value-type="string" table:number-columns-spanned="1" table:number-rows-spanned="2">
            <text:p>Matri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3" office:value-type="string" calcext:value-type="string" table:number-columns-spanned="3" table:number-rows-spanned="1">
            <office:annotation draw:style-name="gr1" draw:text-style-name="P2" svg:width="6.086cm" svg:height="2.076cm" svg:x="14.669cm" svg:y="0.053cm" draw:caption-point-x="14.55cm" draw:caption-point-y="-0.043cm">
              <dc:date>2020-12-28T00:00:00</dc:date>
              <text:p text:style-name="P1">1 Auxílio-alimentação, Auxílio-transporte, Auxílio-Moradia, Ajuda de Custo e outras dessa natureza, exceto diárias, que serão divulgadas no Portal da Transparência, discriminada de forma individualizada.</text:p>
            </office:annotation>
            <text:p>Verbas Indenizatórias<text:span text:style-name="T2">1</text:span></text:p>
          </table:table-cell>
          <table:covered-table-cell table:number-columns-repeated="2" table:style-name="ce5"/>
          <table:table-cell table:style-name="ce6" office:value-type="string" calcext:value-type="string" table:number-columns-spanned="3" table:number-rows-spanned="1">
            <office:annotation draw:style-name="gr3" draw:text-style-name="P2" svg:width="6.567cm" svg:height="1.772cm" svg:x="36.849cm" svg:y="0.053cm" draw:caption-point-x="-0.407cm" draw:caption-point-y="-0.043cm">
              <dc:date>2020-12-28T00:00:00</dc:date>
              <text:p text:style-name="P1"><text:span text:style-name="T1">2 Valores pagos a título de Adicional de Insalubridade ou de Periculosidade, Adicional Noturno, Serviço Extraordinário, Substituições de Função, Cumulações.</text:span></text:p>
            </office:annotation>
            <text:p>Outras Remunerações Temporárias<text:span text:style-name="T2">2</text:span></text:p>
          </table:table-cell>
          <table:covered-table-cell table:number-columns-repeated="2" table:style-name="ce7"/>
          <table:table-cell table:number-columns-repeated="1014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Auxílio Alimentação</text:p>
          </table:table-cell>
          <table:table-cell table:style-name="ce1" office:value-type="string" calcext:value-type="string">
            <text:p>Férias em Pecúnia</text:p>
          </table:table-cell>
          <table:table-cell table:style-name="ce1" office:value-type="string" calcext:value-type="string">
            <text:p>Licença Prêmio em Pecúnia</text:p>
          </table:table-cell>
          <table:table-cell table:style-name="ce1" office:value-type="string" calcext:value-type="string">
            <text:p>Gratificação Cumulativa</text:p>
          </table:table-cell>
          <table:table-cell table:style-name="ce1" office:value-type="string" calcext:value-type="string">
            <text:p>Gratificação de Natureza Especial</text:p>
          </table:table-cell>
          <table:table-cell table:style-name="ce1" office:value-type="string" calcext:value-type="string">
            <text:p>Gratificação de Grupo de Atuação Especial</text:p>
          </table:table-cell>
          <table:table-cell table:number-columns-repeated="1014"/>
        </table:table-row>
        <table:table-row table:style-name="ro3">
          <table:table-cell office:value-type="float" office:value="3725" calcext:value-type="float">
            <text:p>3725</text:p>
          </table:table-cell>
          <table:table-cell office:value-type="string" calcext:value-type="string">
            <text:p>ABNER CASTORIN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32" calcext:value-type="float">
            <text:p>1632</text:p>
          </table:table-cell>
          <table:table-cell office:value-type="string" calcext:value-type="string">
            <text:p>ADALBERTO DENSER DE SA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74" calcext:value-type="float">
            <text:p>1374</text:p>
          </table:table-cell>
          <table:table-cell office:value-type="string" calcext:value-type="string">
            <text:p>ADELINO LORENZETTI NE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OURINH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50" calcext:value-type="float">
            <text:p>2250</text:p>
          </table:table-cell>
          <table:table-cell office:value-type="string" calcext:value-type="string">
            <text:p>ADELMO PIN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RACATU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5" calcext:value-type="float">
            <text:p><text:s/>2.245,95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970" calcext:value-type="float">
            <text:p>2970</text:p>
          </table:table-cell>
          <table:table-cell office:value-type="string" calcext:value-type="string">
            <text:p>ADINAN APARECIDO DE OLIV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JABOTICABAL</text:p>
          </table:table-cell>
          <table:table-cell table:style-name="ce4" office:value-type="float" office:value="594.29" calcext:value-type="float">
            <text:p><text:s/>594,29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182" calcext:value-type="float">
            <text:p>3182</text:p>
          </table:table-cell>
          <table:table-cell office:value-type="string" calcext:value-type="string">
            <text:p>ADOLFO CESAR DE CASTRO E ASSI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60" calcext:value-type="float">
            <text:p>4060</text:p>
          </table:table-cell>
          <table:table-cell office:value-type="string" calcext:value-type="string">
            <text:p>ADOLFO SAKAMOTO LOP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091.61" calcext:value-type="float">
            <text:p><text:s/>15.091,6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337.19" calcext:value-type="float">
            <text:p><text:s/>5.337,19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39" calcext:value-type="float">
            <text:p>3339</text:p>
          </table:table-cell>
          <table:table-cell office:value-type="string" calcext:value-type="string">
            <text:p>ADONAI GABRIEL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RAGANCA PAUL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49.14" calcext:value-type="float">
            <text:p><text:s/>449,14 </text:p>
          </table:table-cell>
          <table:table-cell table:style-name="ce4" office:value-type="float" office:value="1684.46" calcext:value-type="float">
            <text:p><text:s/>1.684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24" calcext:value-type="float">
            <text:p>2024</text:p>
          </table:table-cell>
          <table:table-cell office:value-type="string" calcext:value-type="string">
            <text:p>ADRIANA BORGHI F MONTEI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O IPIRA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10" calcext:value-type="float">
            <text:p>2710</text:p>
          </table:table-cell>
          <table:table-cell office:value-type="string" calcext:value-type="string">
            <text:p>ADRIANA CERQUEIRA DE SOUZ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82.97" calcext:value-type="float">
            <text:p><text:s/>15.28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84" calcext:value-type="float">
            <text:p><text:s/>2.245,84 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608" calcext:value-type="float">
            <text:p>2608</text:p>
          </table:table-cell>
          <table:table-cell office:value-type="string" calcext:value-type="string">
            <text:p>ADRIANA CIMINI RIBEIRO SALGAD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31" calcext:value-type="float">
            <text:p>4431</text:p>
          </table:table-cell>
          <table:table-cell office:value-type="string" calcext:value-type="string">
            <text:p>ADRIANA DE CASSIA DELBUE SILV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EMB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72" calcext:value-type="float">
            <text:p>2772</text:p>
          </table:table-cell>
          <table:table-cell office:value-type="string" calcext:value-type="string">
            <text:p>ADRIANA FRANULOVIC C A REI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INDAIATU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63" calcext:value-type="float">
            <text:p>1363</text:p>
          </table:table-cell>
          <table:table-cell office:value-type="string" calcext:value-type="string">
            <text:p>ADRIANA HELENA F A MATT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32" calcext:value-type="float">
            <text:p>4432</text:p>
          </table:table-cell>
          <table:table-cell office:value-type="string" calcext:value-type="string">
            <text:p>ADRIANA MARIA RODRIGU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11" calcext:value-type="float">
            <text:p>2711</text:p>
          </table:table-cell>
          <table:table-cell office:value-type="string" calcext:value-type="string">
            <text:p>ADRIANA NOGUEIRA FRANC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ARRET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33" calcext:value-type="float">
            <text:p>3333</text:p>
          </table:table-cell>
          <table:table-cell office:value-type="string" calcext:value-type="string">
            <text:p>ADRIANA REGINA DE S LUDKE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ITATI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01" calcext:value-type="float">
            <text:p>5601</text:p>
          </table:table-cell>
          <table:table-cell office:value-type="string" calcext:value-type="string">
            <text:p>ADRIANA RIBEIRO S. DE MORAI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042.61" calcext:value-type="float">
            <text:p><text:s/>4.042,61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25" calcext:value-type="float">
            <text:p>2525</text:p>
          </table:table-cell>
          <table:table-cell office:value-type="string" calcext:value-type="string">
            <text:p>ADRIANA VACARE TEZIN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183" calcext:value-type="float">
            <text:p>3183</text:p>
          </table:table-cell>
          <table:table-cell office:value-type="string" calcext:value-type="string">
            <text:p>ADRIANO ANDRADE DE SOUZ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164.29" calcext:value-type="float">
            <text:p><text:s/>15.164,2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7876" calcext:value-type="float">
            <text:p>207876</text:p>
          </table:table-cell>
          <table:table-cell office:value-type="string" calcext:value-type="string">
            <text:p>ADRIANO RICARDO CLA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3831.1" calcext:value-type="float">
            <text:p><text:s/>3.831,1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36" calcext:value-type="float">
            <text:p>7336</text:p>
          </table:table-cell>
          <table:table-cell office:value-type="string" calcext:value-type="string">
            <text:p>ADRIANO VANDERLEI MELLEG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IGARAPAV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95467" calcext:value-type="float">
            <text:p>395467</text:p>
          </table:table-cell>
          <table:table-cell office:value-type="string" calcext:value-type="string">
            <text:p>AGUEDA MARIA BARBOSA HAJA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30.43" calcext:value-type="float">
            <text:p><text:s/>16.030,4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77609" calcext:value-type="float">
            <text:p>977609</text:p>
          </table:table-cell>
          <table:table-cell office:value-type="string" calcext:value-type="string">
            <text:p>AGUILAR DE LARA CORDEI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OURINH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7765" calcext:value-type="float">
            <text:p>837765</text:p>
          </table:table-cell>
          <table:table-cell office:value-type="string" calcext:value-type="string">
            <text:p>AILTON COCURUT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606.22" calcext:value-type="float">
            <text:p><text:s/>16.606,2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92160" calcext:value-type="float">
            <text:p>192160</text:p>
          </table:table-cell>
          <table:table-cell office:value-type="string" calcext:value-type="string">
            <text:p>AIRTON BUZZO ALV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SANTA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940.07" calcext:value-type="float">
            <text:p><text:s/>15.940,0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3428.16" calcext:value-type="float">
            <text:p><text:s/>3.428,1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3783" calcext:value-type="float">
            <text:p>653783</text:p>
          </table:table-cell>
          <table:table-cell office:value-type="string" calcext:value-type="string">
            <text:p>AIRTON DE OLIVEIRA NEGRA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O TATUAP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626.59" calcext:value-type="float">
            <text:p><text:s/>15.626,5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51071" calcext:value-type="float">
            <text:p>951071</text:p>
          </table:table-cell>
          <table:table-cell office:value-type="string" calcext:value-type="string">
            <text:p>AIRTON JOSE VICENT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33614" calcext:value-type="float">
            <text:p>633614</text:p>
          </table:table-cell>
          <table:table-cell office:value-type="string" calcext:value-type="string">
            <text:p>ALBERTO CARLOS DIB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507.17" calcext:value-type="float">
            <text:p><text:s/>16.507,17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33" calcext:value-type="float">
            <text:p>4433</text:p>
          </table:table-cell>
          <table:table-cell office:value-type="string" calcext:value-type="string">
            <text:p>ALBERTO CERQUEIRA F FILH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FRANCO DA ROCH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7288.67" calcext:value-type="float">
            <text:p><text:s/>7.288,67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4190" calcext:value-type="float">
            <text:p>334190</text:p>
          </table:table-cell>
          <table:table-cell office:value-type="string" calcext:value-type="string">
            <text:p>ALBINO FERRAGI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RACATU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65.69" calcext:value-type="float">
            <text:p><text:s/>16.065,6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73" calcext:value-type="float">
            <text:p>4973</text:p>
          </table:table-cell>
          <table:table-cell office:value-type="string" calcext:value-type="string">
            <text:p>ALDANA MESSUTI TARDELL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CARAPICUI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26" calcext:value-type="float">
            <text:p>2026</text:p>
          </table:table-cell>
          <table:table-cell office:value-type="string" calcext:value-type="string">
            <text:p>ALESSANDRA A C J BOROWSK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365.71" calcext:value-type="float">
            <text:p><text:s/>365,71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053.37" calcext:value-type="float">
            <text:p><text:s/>5.053,3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32" calcext:value-type="float">
            <text:p>3332</text:p>
          </table:table-cell>
          <table:table-cell office:value-type="string" calcext:value-type="string">
            <text:p>ALESSANDRA APARECIDA G KOG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VOTORANTIM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184" calcext:value-type="float">
            <text:p>3184</text:p>
          </table:table-cell>
          <table:table-cell office:value-type="string" calcext:value-type="string">
            <text:p>ALESSANDRO AUGUSTUS ALBERT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CAETANO DO SU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27" calcext:value-type="float">
            <text:p>3727</text:p>
          </table:table-cell>
          <table:table-cell office:value-type="string" calcext:value-type="string">
            <text:p>ALESSANDRO BRUSCK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RAIA GRAND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29" calcext:value-type="float">
            <text:p>3329</text:p>
          </table:table-cell>
          <table:table-cell office:value-type="string" calcext:value-type="string">
            <text:p>ALEX FACCIOLO PIRE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EDREGULH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3593.47" calcext:value-type="float">
            <text:p><text:s/>3.593,47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31" calcext:value-type="float">
            <text:p>1631</text:p>
          </table:table-cell>
          <table:table-cell office:value-type="string" calcext:value-type="string">
            <text:p>ALEX RAVANINI GOM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AURU</text:p>
          </table:table-cell>
          <table:table-cell table:style-name="ce4" office:value-type="float" office:value="731.43" calcext:value-type="float">
            <text:p><text:s/>731,43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12" calcext:value-type="float">
            <text:p>2712</text:p>
          </table:table-cell>
          <table:table-cell office:value-type="string" calcext:value-type="string">
            <text:p>ALEXANDER MARTINS MATIA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 AND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368.91" calcext:value-type="float">
            <text:p><text:s/>3.368,9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26" calcext:value-type="float">
            <text:p>2526</text:p>
          </table:table-cell>
          <table:table-cell office:value-type="string" calcext:value-type="string">
            <text:p>ALEXANDRA FACCIOLLI MARTIN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IRACI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2027" calcext:value-type="float">
            <text:p>2027</text:p>
          </table:table-cell>
          <table:table-cell office:value-type="string" calcext:value-type="string">
            <text:p>ALEXANDRA MILARE TOLEDO SANT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487" calcext:value-type="float">
            <text:p>6487</text:p>
          </table:table-cell>
          <table:table-cell office:value-type="string" calcext:value-type="string">
            <text:p>ALEXANDRE ACERB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ITAPECERICA DA SER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35" calcext:value-type="float">
            <text:p>4435</text:p>
          </table:table-cell>
          <table:table-cell office:value-type="string" calcext:value-type="string">
            <text:p>ALEXANDRE AFFONSO CASTIL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LH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3728" calcext:value-type="float">
            <text:p>3728</text:p>
          </table:table-cell>
          <table:table-cell office:value-type="string" calcext:value-type="string">
            <text:p>ALEXANDRE ALBERTO A M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ARUER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16" calcext:value-type="float">
            <text:p>2516</text:p>
          </table:table-cell>
          <table:table-cell office:value-type="string" calcext:value-type="string">
            <text:p>ALEXANDRE AUGUSTO R DE SOUZ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IT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57210" calcext:value-type="float">
            <text:p>357210</text:p>
          </table:table-cell>
          <table:table-cell office:value-type="string" calcext:value-type="string">
            <text:p>ALEXANDRE BARBIERI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JA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17" calcext:value-type="float">
            <text:p>2517</text:p>
          </table:table-cell>
          <table:table-cell office:value-type="string" calcext:value-type="string">
            <text:p>ALEXANDRE CEBRIAN ARAUJO REI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INDAIATU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185" calcext:value-type="float">
            <text:p>3185</text:p>
          </table:table-cell>
          <table:table-cell office:value-type="string" calcext:value-type="string">
            <text:p>ALEXANDRE CID DE ANDRAD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 AND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28" calcext:value-type="float">
            <text:p>2028</text:p>
          </table:table-cell>
          <table:table-cell office:value-type="string" calcext:value-type="string">
            <text:p>ALEXANDRE CISCATO FERR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ITAQUE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18" calcext:value-type="float">
            <text:p>3318</text:p>
          </table:table-cell>
          <table:table-cell office:value-type="string" calcext:value-type="string">
            <text:p>ALEXANDRE DE ANDRADE PER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IRACI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7467" calcext:value-type="float">
            <text:p>7467</text:p>
          </table:table-cell>
          <table:table-cell office:value-type="string" calcext:value-type="string">
            <text:p>ALEXANDRE DE CAMPOS BOVOLIN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DOIS CORREG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44" calcext:value-type="float">
            <text:p>5644</text:p>
          </table:table-cell>
          <table:table-cell office:value-type="string" calcext:value-type="string">
            <text:p>ALEXANDRE DE OLIVEIRA DARUGE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S DE JUSTICA DA AREA REGIONAL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29" calcext:value-type="float">
            <text:p>3729</text:p>
          </table:table-cell>
          <table:table-cell office:value-type="string" calcext:value-type="string">
            <text:p>ALEXANDRE DE PALMA NET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MOGI-GUAC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18" calcext:value-type="float">
            <text:p>2518</text:p>
          </table:table-cell>
          <table:table-cell office:value-type="string" calcext:value-type="string">
            <text:p>ALEXANDRE DEMETRIUS PER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43529" calcext:value-type="float">
            <text:p>843529</text:p>
          </table:table-cell>
          <table:table-cell office:value-type="string" calcext:value-type="string">
            <text:p>ALEXANDRE MARCOS PER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RIBEIRA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186" calcext:value-type="float">
            <text:p>3186</text:p>
          </table:table-cell>
          <table:table-cell office:value-type="string" calcext:value-type="string">
            <text:p>ALEXANDRE MAURO ALVES COEL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29" calcext:value-type="float">
            <text:p>2029</text:p>
          </table:table-cell>
          <table:table-cell office:value-type="string" calcext:value-type="string">
            <text:p>ALEXANDRE MONTGOMERY WILD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30" calcext:value-type="float">
            <text:p>3730</text:p>
          </table:table-cell>
          <table:table-cell office:value-type="string" calcext:value-type="string">
            <text:p>ALEXANDRE MOURAO MAFETAN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S DE JUSTICA DA AREA REGIONAL DE TAUBATE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30" calcext:value-type="float">
            <text:p>2030</text:p>
          </table:table-cell>
          <table:table-cell office:value-type="string" calcext:value-type="string">
            <text:p>ALEXANDRE MOURAO TIER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45" calcext:value-type="float">
            <text:p>5645</text:p>
          </table:table-cell>
          <table:table-cell office:value-type="string" calcext:value-type="string">
            <text:p>ALEXANDRE NUNES DE VINCENTI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EMBU-GUAC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3834" calcext:value-type="float">
            <text:p>833834</text:p>
          </table:table-cell>
          <table:table-cell office:value-type="string" calcext:value-type="string">
            <text:p>ALEXANDRE ORASMO FONTAN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798.86" calcext:value-type="float">
            <text:p><text:s/>16.798,8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99" calcext:value-type="float">
            <text:p>2099</text:p>
          </table:table-cell>
          <table:table-cell office:value-type="string" calcext:value-type="string">
            <text:p>ALEXANDRE PADILH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BATAT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31" calcext:value-type="float">
            <text:p>3731</text:p>
          </table:table-cell>
          <table:table-cell office:value-type="string" calcext:value-type="string">
            <text:p>ALEXANDRE PETRY HELEN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RAGUATATUBA</text:p>
          </table:table-cell>
          <table:table-cell table:style-name="ce4" office:value-type="float" office:value="914.29" calcext:value-type="float">
            <text:p><text:s/>914,29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22" calcext:value-type="float">
            <text:p>1622</text:p>
          </table:table-cell>
          <table:table-cell office:value-type="string" calcext:value-type="string">
            <text:p>ALEXANDRE ROCHA A DE MORA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1A.PROMOTORIA DE JUSTICA DO JURI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36" calcext:value-type="float">
            <text:p>4436</text:p>
          </table:table-cell>
          <table:table-cell office:value-type="string" calcext:value-type="string">
            <text:p>ALEXANDRE SALEM CARVAL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63" calcext:value-type="float">
            <text:p>2263</text:p>
          </table:table-cell>
          <table:table-cell office:value-type="string" calcext:value-type="string">
            <text:p>ALEXANDRE SPRANGIN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SANTA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84725" calcext:value-type="float">
            <text:p>384725</text:p>
          </table:table-cell>
          <table:table-cell office:value-type="string" calcext:value-type="string">
            <text:p>ALFONSO PREST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3831.1" calcext:value-type="float">
            <text:p><text:s/>3.831,1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63817" calcext:value-type="float">
            <text:p>363817</text:p>
          </table:table-cell>
          <table:table-cell office:value-type="string" calcext:value-type="string">
            <text:p>ALFREDO COIMB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S DE JUSTICA DAS EXECUCOES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46" calcext:value-type="float">
            <text:p>5646</text:p>
          </table:table-cell>
          <table:table-cell office:value-type="string" calcext:value-type="string">
            <text:p>ALFREDO LUIS PORTES NET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SAO SEBASTIA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17" calcext:value-type="float">
            <text:p>917</text:p>
          </table:table-cell>
          <table:table-cell office:value-type="string" calcext:value-type="string">
            <text:p>ALFREDO MAINARDI NE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74" calcext:value-type="float">
            <text:p>4974</text:p>
          </table:table-cell>
          <table:table-cell office:value-type="string" calcext:value-type="string">
            <text:p>ALICE MONTEIRO MELO S CAMARG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EMB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37" calcext:value-type="float">
            <text:p>4437</text:p>
          </table:table-cell>
          <table:table-cell office:value-type="string" calcext:value-type="string">
            <text:p>ALINE APARECIDA HOLTZ AMBA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75" calcext:value-type="float">
            <text:p>4975</text:p>
          </table:table-cell>
          <table:table-cell office:value-type="string" calcext:value-type="string">
            <text:p>ALINE FERREIRA JULIETI CURY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76" calcext:value-type="float">
            <text:p>7376</text:p>
          </table:table-cell>
          <table:table-cell office:value-type="string" calcext:value-type="string">
            <text:p>ALINE FILGUEIRA DE PAUL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AUA</text:p>
          </table:table-cell>
          <table:table-cell table:style-name="ce4" office:value-type="float" office:value="-1920" calcext:value-type="float">
            <text:p><text:s/>(1.920,00)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32" calcext:value-type="float">
            <text:p>3732</text:p>
          </table:table-cell>
          <table:table-cell office:value-type="string" calcext:value-type="string">
            <text:p>ALINE JURCA ZAVAGLIA V ALV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38" calcext:value-type="float">
            <text:p>4438</text:p>
          </table:table-cell>
          <table:table-cell office:value-type="string" calcext:value-type="string">
            <text:p>ALINE KLEER DA S M FERNANDE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MONTE APRAZ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56" calcext:value-type="float">
            <text:p>7356</text:p>
          </table:table-cell>
          <table:table-cell office:value-type="string" calcext:value-type="string">
            <text:p>ALINE MORAE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14.29" calcext:value-type="float">
            <text:p><text:s/>914,29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49.71" calcext:value-type="float">
            <text:p><text:s/>149,71 </text:p>
          </table:table-cell>
          <table:table-cell table:style-name="ce4" office:value-type="float" office:value="4491.88" calcext:value-type="float">
            <text:p><text:s/>4.491,8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39" calcext:value-type="float">
            <text:p>4439</text:p>
          </table:table-cell>
          <table:table-cell office:value-type="string" calcext:value-type="string">
            <text:p>ALINE MORGADO DA ROCH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JARIN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461" calcext:value-type="float">
            <text:p>10461</text:p>
          </table:table-cell>
          <table:table-cell office:value-type="string" calcext:value-type="string">
            <text:p>ALLYSON FERNANDO V CORADINI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PIRASSUNU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40" calcext:value-type="float">
            <text:p>4440</text:p>
          </table:table-cell>
          <table:table-cell office:value-type="string" calcext:value-type="string">
            <text:p>ALMACHIA ZWARG ACERB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RAIA GRAND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700697" calcext:value-type="float">
            <text:p>700697</text:p>
          </table:table-cell>
          <table:table-cell office:value-type="string" calcext:value-type="string">
            <text:p>ALOISIO ANTONIO DE C B PUPIN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217.28" calcext:value-type="float">
            <text:p><text:s/>16.217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27" calcext:value-type="float">
            <text:p>2527</text:p>
          </table:table-cell>
          <table:table-cell office:value-type="string" calcext:value-type="string">
            <text:p>ALOISIO GARMES JUNIOR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LENCOIS PAULISTA</text:p>
          </table:table-cell>
          <table:table-cell table:style-name="ce4" office:value-type="float" office:value="918.27" calcext:value-type="float">
            <text:p><text:s/>918,27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61" calcext:value-type="float">
            <text:p>4061</text:p>
          </table:table-cell>
          <table:table-cell office:value-type="string" calcext:value-type="string">
            <text:p>ALUISIO ANTONIO MACIEL NE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IRACI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08.44" calcext:value-type="float">
            <text:p><text:s/>11.208,4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83084" calcext:value-type="float">
            <text:p>183084</text:p>
          </table:table-cell>
          <table:table-cell office:value-type="string" calcext:value-type="string">
            <text:p>ALVARO AUGUSTO FONSECA ARRU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18.99" calcext:value-type="float">
            <text:p><text:s/>16.918,9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10914" calcext:value-type="float">
            <text:p>510914</text:p>
          </table:table-cell>
          <table:table-cell office:value-type="string" calcext:value-type="string">
            <text:p>ALVARO BUSAN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179.44" calcext:value-type="float">
            <text:p><text:s/>16.179,4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47900" calcext:value-type="float">
            <text:p>347900</text:p>
          </table:table-cell>
          <table:table-cell office:value-type="string" calcext:value-type="string">
            <text:p>ALVARO ROBERTO RUAS TEIXEIR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BILAC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21" calcext:value-type="float">
            <text:p>721</text:p>
          </table:table-cell>
          <table:table-cell office:value-type="string" calcext:value-type="string">
            <text:p>AMAITE IARA GIRIBONI DE MELL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PINHEIRO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68" calcext:value-type="float">
            <text:p>7468</text:p>
          </table:table-cell>
          <table:table-cell office:value-type="string" calcext:value-type="string">
            <text:p>AMANDA LUIZA SOARES L KALIL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JUNDIAI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1619" calcext:value-type="float">
            <text:p>701619</text:p>
          </table:table-cell>
          <table:table-cell office:value-type="string" calcext:value-type="string">
            <text:p>AMAURI CHAVES ARFELL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IT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835.78" calcext:value-type="float">
            <text:p><text:s/>15.835,7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55" calcext:value-type="float">
            <text:p>3055</text:p>
          </table:table-cell>
          <table:table-cell office:value-type="string" calcext:value-type="string">
            <text:p>AMAURI SILVEIRA FILH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S DE JUSTICA DA AREA REGIONAL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41" calcext:value-type="float">
            <text:p>4441</text:p>
          </table:table-cell>
          <table:table-cell office:value-type="string" calcext:value-type="string">
            <text:p>AMELIO PASINI JUNIOR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SANTA BARBARA D'OES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15" calcext:value-type="float">
            <text:p>2215</text:p>
          </table:table-cell>
          <table:table-cell office:value-type="string" calcext:value-type="string">
            <text:p>AMIRA MUSTAFA EL HAG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92" calcext:value-type="float">
            <text:p>3392</text:p>
          </table:table-cell>
          <table:table-cell office:value-type="string" calcext:value-type="string">
            <text:p>ANA ALICE MASCARENHAS MARQUE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S DE JUSTICA DA AREA REGIONAL DE SORO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19" calcext:value-type="float">
            <text:p>2519</text:p>
          </table:table-cell>
          <table:table-cell office:value-type="string" calcext:value-type="string">
            <text:p>ANA BEATRIZ P C SILV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 RI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77" calcext:value-type="float">
            <text:p>2277</text:p>
          </table:table-cell>
          <table:table-cell office:value-type="string" calcext:value-type="string">
            <text:p>ANA BEATRIZ P DE S FRONTI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36" calcext:value-type="float">
            <text:p>3336</text:p>
          </table:table-cell>
          <table:table-cell office:value-type="string" calcext:value-type="string">
            <text:p>ANA BEATRIZ SAMPAIO S VI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JUNDIAI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42" calcext:value-type="float">
            <text:p>4442</text:p>
          </table:table-cell>
          <table:table-cell office:value-type="string" calcext:value-type="string">
            <text:p>ANA BRASIL ROCHA PEN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LHOS</text:p>
          </table:table-cell>
          <table:table-cell table:style-name="ce4" office:value-type="float" office:value="868.57" calcext:value-type="float">
            <text:p><text:s/>868,57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69" calcext:value-type="float">
            <text:p>7469</text:p>
          </table:table-cell>
          <table:table-cell office:value-type="string" calcext:value-type="string">
            <text:p>ANA CANDIDA SILVEIRA BARBOS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PORANGAB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33" calcext:value-type="float">
            <text:p>3733</text:p>
          </table:table-cell>
          <table:table-cell office:value-type="string" calcext:value-type="string">
            <text:p>ANA CARLA FROES RIBEIRO TOST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JARDINOPOL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2150.22" calcext:value-type="float">
            <text:p><text:s/>2.150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34" calcext:value-type="float">
            <text:p>3734</text:p>
          </table:table-cell>
          <table:table-cell office:value-type="string" calcext:value-type="string">
            <text:p>ANA CAROLINA F BITTENCOURT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 ANDRE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47" calcext:value-type="float">
            <text:p>5647</text:p>
          </table:table-cell>
          <table:table-cell office:value-type="string" calcext:value-type="string">
            <text:p>ANA CAROLINA GREGORY VILLABOIM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00" calcext:value-type="float">
            <text:p>8500</text:p>
          </table:table-cell>
          <table:table-cell office:value-type="string" calcext:value-type="string">
            <text:p>ANA CAROLINA KAMADA SCHWENDLER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SAO MANUEL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86" calcext:value-type="float">
            <text:p>3386</text:p>
          </table:table-cell>
          <table:table-cell office:value-type="string" calcext:value-type="string">
            <text:p>ANA CAROLINA MACRI M RIBA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LIN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76" calcext:value-type="float">
            <text:p>4976</text:p>
          </table:table-cell>
          <table:table-cell office:value-type="string" calcext:value-type="string">
            <text:p>ANA CAROLINA MARTINS VALENTE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ÇA DE LOUVEIRA</text:p>
          </table:table-cell>
          <table:table-cell table:style-name="ce4" office:value-type="float" office:value="914.29" calcext:value-type="float">
            <text:p><text:s/>914,29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75" calcext:value-type="float">
            <text:p>7375</text:p>
          </table:table-cell>
          <table:table-cell office:value-type="string" calcext:value-type="string">
            <text:p>ANA CLAUDIA DUTRA CRISTOFANI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SOROCAB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15" calcext:value-type="float">
            <text:p>2515</text:p>
          </table:table-cell>
          <table:table-cell office:value-type="string" calcext:value-type="string">
            <text:p>ANA CRISTINA IORIATTI CHAM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S CAMPOS</text:p>
          </table:table-cell>
          <table:table-cell table:style-name="ce4" office:value-type="float" office:value="457.14" calcext:value-type="float">
            <text:p><text:s/>457,14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31" calcext:value-type="float">
            <text:p>2031</text:p>
          </table:table-cell>
          <table:table-cell office:value-type="string" calcext:value-type="string">
            <text:p>ANA GABRIELA C C VISCONT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28" calcext:value-type="float">
            <text:p>2528</text:p>
          </table:table-cell>
          <table:table-cell office:value-type="string" calcext:value-type="string">
            <text:p>ANA HELENA DE A P P DE CAMP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ITU</text:p>
          </table:table-cell>
          <table:table-cell table:style-name="ce4" office:value-type="float" office:value="822.86" calcext:value-type="float">
            <text:p><text:s/>822,86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86" calcext:value-type="float">
            <text:p>2286</text:p>
          </table:table-cell>
          <table:table-cell office:value-type="string" calcext:value-type="string">
            <text:p>ANA LAURA B L LUNARDELL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01" calcext:value-type="float">
            <text:p>8501</text:p>
          </table:table-cell>
          <table:table-cell office:value-type="string" calcext:value-type="string">
            <text:p>ANA LAURA RIBEIRO T MARTIN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ITA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7186.94" calcext:value-type="float">
            <text:p><text:s/>7.186,94 </text:p>
          </table:table-cell>
          <table:table-cell table:style-name="ce4" office:value-type="float" office:value="2807.43" calcext:value-type="float">
            <text:p><text:s/>2.807,4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4980" calcext:value-type="float">
            <text:p>64980</text:p>
          </table:table-cell>
          <table:table-cell office:value-type="string" calcext:value-type="string">
            <text:p>ANA LUCIA C DA SILVA DE A LOB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A LAP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62" calcext:value-type="float">
            <text:p>4062</text:p>
          </table:table-cell>
          <table:table-cell office:value-type="string" calcext:value-type="string">
            <text:p>ANA LUCIA DE BIAZZI P F SILV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13" calcext:value-type="float">
            <text:p>2713</text:p>
          </table:table-cell>
          <table:table-cell office:value-type="string" calcext:value-type="string">
            <text:p>ANA LUCIA DE MELL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5326" calcext:value-type="float">
            <text:p>835326</text:p>
          </table:table-cell>
          <table:table-cell office:value-type="string" calcext:value-type="string">
            <text:p>ANA LUCIA MENEZES VI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77" calcext:value-type="float">
            <text:p>4977</text:p>
          </table:table-cell>
          <table:table-cell office:value-type="string" calcext:value-type="string">
            <text:p>ANA LUISA DE O NAZAR DE ARRUD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3187" calcext:value-type="float">
            <text:p>3187</text:p>
          </table:table-cell>
          <table:table-cell office:value-type="string" calcext:value-type="string">
            <text:p>ANA LUISA TOLEDO BARR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ITAQUE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82565" calcext:value-type="float">
            <text:p>282565</text:p>
          </table:table-cell>
          <table:table-cell office:value-type="string" calcext:value-type="string">
            <text:p>ANA MARGARIDA M J BENEDUC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606.34" calcext:value-type="float">
            <text:p><text:s/>16.606,3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35" calcext:value-type="float">
            <text:p>3735</text:p>
          </table:table-cell>
          <table:table-cell office:value-type="string" calcext:value-type="string">
            <text:p>ANA MARIA AIELLO DEMADI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04" calcext:value-type="float">
            <text:p>2704</text:p>
          </table:table-cell>
          <table:table-cell office:value-type="string" calcext:value-type="string">
            <text:p>ANA MARIA BUOS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RAGANCA PAUL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45" calcext:value-type="float">
            <text:p>3345</text:p>
          </table:table-cell>
          <table:table-cell office:value-type="string" calcext:value-type="string">
            <text:p>ANA MARIA FRIGERIO MOLINAR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RAIA GRAND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5194" calcext:value-type="float">
            <text:p>255194</text:p>
          </table:table-cell>
          <table:table-cell office:value-type="string" calcext:value-type="string">
            <text:p>ANA MARIA NAPOLITANO DE GODOY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875.73" calcext:value-type="float">
            <text:p><text:s/>16.875,7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462" calcext:value-type="float">
            <text:p>10462</text:p>
          </table:table-cell>
          <table:table-cell office:value-type="string" calcext:value-type="string">
            <text:p>ANA MARIA ROMAN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PIRACI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1" calcext:value-type="float">
            <text:p><text:s/>2.245,91 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20" calcext:value-type="float">
            <text:p>3320</text:p>
          </table:table-cell>
          <table:table-cell office:value-type="string" calcext:value-type="string">
            <text:p>ANA PAOLA FERRARI AMB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13" calcext:value-type="float">
            <text:p>2213</text:p>
          </table:table-cell>
          <table:table-cell office:value-type="string" calcext:value-type="string">
            <text:p>ANA PAULA DE SOUZ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S DE JUSTICA CIVEIS DA INFANCIA E DA JUVENTUD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488" calcext:value-type="float">
            <text:p>6488</text:p>
          </table:table-cell>
          <table:table-cell office:value-type="string" calcext:value-type="string">
            <text:p>ANA PAULA FREITAS VILELA LEITE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SANTA ISAB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36" calcext:value-type="float">
            <text:p>3736</text:p>
          </table:table-cell>
          <table:table-cell office:value-type="string" calcext:value-type="string">
            <text:p>ANA PAULA MAZZ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489" calcext:value-type="float">
            <text:p>6489</text:p>
          </table:table-cell>
          <table:table-cell office:value-type="string" calcext:value-type="string">
            <text:p>ANA PAULA MOREIRA MATTO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CAIEIR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7288.67" calcext:value-type="float">
            <text:p><text:s/>7.288,67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63" calcext:value-type="float">
            <text:p>4063</text:p>
          </table:table-cell>
          <table:table-cell office:value-type="string" calcext:value-type="string">
            <text:p>ANA PAULA NIDALCHICHI RIBEIR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ITATI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807.43" calcext:value-type="float">
            <text:p><text:s/>2.807,4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33" calcext:value-type="float">
            <text:p>2033</text:p>
          </table:table-cell>
          <table:table-cell office:value-type="string" calcext:value-type="string">
            <text:p>ANA PAULA WESTMANN ANDERLI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164.29" calcext:value-type="float">
            <text:p><text:s/>15.164,2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173.66" calcext:value-type="float">
            <text:p><text:s/>5.173,6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48" calcext:value-type="float">
            <text:p>5648</text:p>
          </table:table-cell>
          <table:table-cell office:value-type="string" calcext:value-type="string">
            <text:p>ANDERSON DE CASTRO OGRIZI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FRANC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93" calcext:value-type="float">
            <text:p>3393</text:p>
          </table:table-cell>
          <table:table-cell office:value-type="string" calcext:value-type="string">
            <text:p>ANDERSON GEOVAM SCANDELA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JALE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49" calcext:value-type="float">
            <text:p>5649</text:p>
          </table:table-cell>
          <table:table-cell office:value-type="string" calcext:value-type="string">
            <text:p>ANDRE AGUIAR DE CARVAL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AU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44" calcext:value-type="float">
            <text:p>4444</text:p>
          </table:table-cell>
          <table:table-cell office:value-type="string" calcext:value-type="string">
            <text:p>ANDRE BANDEIR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CUBATA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78" calcext:value-type="float">
            <text:p>4978</text:p>
          </table:table-cell>
          <table:table-cell office:value-type="string" calcext:value-type="string">
            <text:p>ANDRE CAMILO CASTRO JARDIM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LIMEI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2530" calcext:value-type="float">
            <text:p>2530</text:p>
          </table:table-cell>
          <table:table-cell office:value-type="string" calcext:value-type="string">
            <text:p>ANDRE CECCON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45" calcext:value-type="float">
            <text:p>4445</text:p>
          </table:table-cell>
          <table:table-cell office:value-type="string" calcext:value-type="string">
            <text:p>ANDRE DE ALMEIDA PANZERI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JANDI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66" calcext:value-type="float">
            <text:p>7366</text:p>
          </table:table-cell>
          <table:table-cell office:value-type="string" calcext:value-type="string">
            <text:p>ANDRE DE FREITAS P LOSASS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LH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09" calcext:value-type="float">
            <text:p>3309</text:p>
          </table:table-cell>
          <table:table-cell office:value-type="string" calcext:value-type="string">
            <text:p>ANDRE DONIZETI ZANUTIM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IPUA</text:p>
          </table:table-cell>
          <table:table-cell table:style-name="ce4" office:value-type="float" office:value="777.14" calcext:value-type="float">
            <text:p><text:s/>777,14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14" calcext:value-type="float">
            <text:p>2714</text:p>
          </table:table-cell>
          <table:table-cell office:value-type="string" calcext:value-type="string">
            <text:p>ANDRE ESTEFAM ARAUJO LIM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269.07" calcext:value-type="float">
            <text:p><text:s/>4.269,07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50" calcext:value-type="float">
            <text:p>5650</text:p>
          </table:table-cell>
          <table:table-cell office:value-type="string" calcext:value-type="string">
            <text:p>ANDRE GANDARA ORLAND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IBITI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2715" calcext:value-type="float">
            <text:p>2715</text:p>
          </table:table-cell>
          <table:table-cell office:value-type="string" calcext:value-type="string">
            <text:p>ANDRE LUIS DE SOUZ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 RI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79" calcext:value-type="float">
            <text:p>4979</text:p>
          </table:table-cell>
          <table:table-cell office:value-type="string" calcext:value-type="string">
            <text:p>ANDRE LUIS SIMO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ITAQUAQUECETU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188" calcext:value-type="float">
            <text:p>3188</text:p>
          </table:table-cell>
          <table:table-cell office:value-type="string" calcext:value-type="string">
            <text:p>ANDRE LUIZ BRANDA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OGI-MIRIM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94" calcext:value-type="float">
            <text:p>1394</text:p>
          </table:table-cell>
          <table:table-cell office:value-type="string" calcext:value-type="string">
            <text:p>ANDRE LUIZ BUCHA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46" calcext:value-type="float">
            <text:p>1346</text:p>
          </table:table-cell>
          <table:table-cell office:value-type="string" calcext:value-type="string">
            <text:p>ANDRE LUIZ DEZOTT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MERICA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35" calcext:value-type="float">
            <text:p>3335</text:p>
          </table:table-cell>
          <table:table-cell office:value-type="string" calcext:value-type="string">
            <text:p>ANDRE LUIZ DOS SANT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VICEN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10.29" calcext:value-type="float">
            <text:p><text:s/>15.210,2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070.16" calcext:value-type="float">
            <text:p><text:s/>5.070,1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63" calcext:value-type="float">
            <text:p>963</text:p>
          </table:table-cell>
          <table:table-cell office:value-type="string" calcext:value-type="string">
            <text:p>ANDRE LUIZ NOGUEIRA DA CUNH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TANDUV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0623" calcext:value-type="float">
            <text:p>200623</text:p>
          </table:table-cell>
          <table:table-cell office:value-type="string" calcext:value-type="string">
            <text:p>ANDRE MEDEIROS DO PAC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7401.88" calcext:value-type="float">
            <text:p><text:s/>17.401,8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16" calcext:value-type="float">
            <text:p>2716</text:p>
          </table:table-cell>
          <table:table-cell office:value-type="string" calcext:value-type="string">
            <text:p>ANDRE PASCOAL DA SILV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068.61" calcext:value-type="float">
            <text:p><text:s/>15.068,6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388.94" calcext:value-type="float">
            <text:p><text:s/>5.388,9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80" calcext:value-type="float">
            <text:p>4980</text:p>
          </table:table-cell>
          <table:table-cell office:value-type="string" calcext:value-type="string">
            <text:p>ANDRE PERCHE LUCKE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PAULIN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37" calcext:value-type="float">
            <text:p>3737</text:p>
          </table:table-cell>
          <table:table-cell office:value-type="string" calcext:value-type="string">
            <text:p>ANDRE VITOR DE FREITA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LIMEI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1190" calcext:value-type="float">
            <text:p>701190</text:p>
          </table:table-cell>
          <table:table-cell office:value-type="string" calcext:value-type="string">
            <text:p>ANDREA CHIARATTI N R PIN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38" calcext:value-type="float">
            <text:p>3738</text:p>
          </table:table-cell>
          <table:table-cell office:value-type="string" calcext:value-type="string">
            <text:p>ANDREA DE CICC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ARAR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17" calcext:value-type="float">
            <text:p>2717</text:p>
          </table:table-cell>
          <table:table-cell office:value-type="string" calcext:value-type="string">
            <text:p>ANDREA MARIA B J BARREIR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MOGI-GUAC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32" calcext:value-type="float">
            <text:p>2532</text:p>
          </table:table-cell>
          <table:table-cell office:value-type="string" calcext:value-type="string">
            <text:p>ANDREA MARIA COELHO B. ROLL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DIADEM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44496" calcext:value-type="float">
            <text:p>844496</text:p>
          </table:table-cell>
          <table:table-cell office:value-type="string" calcext:value-type="string">
            <text:p>ANDREA SANTOS SOUZ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10.29" calcext:value-type="float">
            <text:p><text:s/>15.210,2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46" calcext:value-type="float">
            <text:p>4446</text:p>
          </table:table-cell>
          <table:table-cell office:value-type="string" calcext:value-type="string">
            <text:p>ANDREY RIBEIRO NASSER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MONTE APRAZ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25750" calcext:value-type="float">
            <text:p>125750</text:p>
          </table:table-cell>
          <table:table-cell office:value-type="string" calcext:value-type="string">
            <text:p>ANGELA AQUINO NAVAR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606.34" calcext:value-type="float">
            <text:p><text:s/>16.606,3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02" calcext:value-type="float">
            <text:p>8502</text:p>
          </table:table-cell>
          <table:table-cell office:value-type="string" calcext:value-type="string">
            <text:p>ANGELICA RAMOS DE F SIGOLL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SANTO AND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25674.64" calcext:value-type="float">
            <text:p><text:s/>25.674,6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34448" calcext:value-type="float">
            <text:p>634448</text:p>
          </table:table-cell>
          <table:table-cell office:value-type="string" calcext:value-type="string">
            <text:p>ANGELO SANTOS DE CARVALHA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78" calcext:value-type="float">
            <text:p>3378</text:p>
          </table:table-cell>
          <table:table-cell office:value-type="string" calcext:value-type="string">
            <text:p>ANNA CLAUDIA C DA COSTA GALVA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ATINGUE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20" calcext:value-type="float">
            <text:p>2520</text:p>
          </table:table-cell>
          <table:table-cell office:value-type="string" calcext:value-type="string">
            <text:p>ANNA PAULA SOUZA DE MORA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56" calcext:value-type="float">
            <text:p>1356</text:p>
          </table:table-cell>
          <table:table-cell office:value-type="string" calcext:value-type="string">
            <text:p>ANNA TROTTA YARYD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164.29" calcext:value-type="float">
            <text:p><text:s/>15.164,2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492" calcext:value-type="float">
            <text:p>6492</text:p>
          </table:table-cell>
          <table:table-cell office:value-type="string" calcext:value-type="string">
            <text:p>ANNUNZIATA ALVES IULIANELL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71073" calcext:value-type="float">
            <text:p>971073</text:p>
          </table:table-cell>
          <table:table-cell office:value-type="string" calcext:value-type="string">
            <text:p>ANTONIO BANDEIRA NE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TANDUV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05" calcext:value-type="float">
            <text:p>2705</text:p>
          </table:table-cell>
          <table:table-cell office:value-type="string" calcext:value-type="string">
            <text:p>ANTONIO BENEDITO R P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4497" calcext:value-type="float">
            <text:p>494497</text:p>
          </table:table-cell>
          <table:table-cell office:value-type="string" calcext:value-type="string">
            <text:p>ANTONIO CALIL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35.04" calcext:value-type="float">
            <text:p><text:s/>16.935,0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2258" calcext:value-type="float">
            <text:p>62258</text:p>
          </table:table-cell>
          <table:table-cell office:value-type="string" calcext:value-type="string">
            <text:p>ANTONIO CARLOS DA PONT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00.32" calcext:value-type="float">
            <text:p><text:s/>16.900,3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48972" calcext:value-type="float">
            <text:p>248972</text:p>
          </table:table-cell>
          <table:table-cell office:value-type="string" calcext:value-type="string">
            <text:p>ANTONIO CARLOS FERNANDES NERY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18.99" calcext:value-type="float">
            <text:p><text:s/>16.918,9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24" calcext:value-type="float">
            <text:p>724</text:p>
          </table:table-cell>
          <table:table-cell office:value-type="string" calcext:value-type="string">
            <text:p>ANTONIO CARLOS GASPARIN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30.43" calcext:value-type="float">
            <text:p><text:s/>16.030,4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22" calcext:value-type="float">
            <text:p>2522</text:p>
          </table:table-cell>
          <table:table-cell office:value-type="string" calcext:value-type="string">
            <text:p>ANTONIO CARLOS P A DA SILV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IRACICABA</text:p>
          </table:table-cell>
          <table:table-cell table:style-name="ce4" office:value-type="float" office:value="594.29" calcext:value-type="float">
            <text:p><text:s/>594,29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69418" calcext:value-type="float">
            <text:p>969418</text:p>
          </table:table-cell>
          <table:table-cell office:value-type="string" calcext:value-type="string">
            <text:p>ANTONIO CELSO PARES VI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758.55" calcext:value-type="float">
            <text:p><text:s/>16.758,55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2909" calcext:value-type="float">
            <text:p>332909</text:p>
          </table:table-cell>
          <table:table-cell office:value-type="string" calcext:value-type="string">
            <text:p>ANTONIO DE PADUA B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7463.69" calcext:value-type="float">
            <text:p><text:s/>17.463,6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4164" calcext:value-type="float">
            <text:p>204164</text:p>
          </table:table-cell>
          <table:table-cell office:value-type="string" calcext:value-type="string">
            <text:p>ANTONIO DOMINGUES FARTO NE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ORO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64" calcext:value-type="float">
            <text:p>4064</text:p>
          </table:table-cell>
          <table:table-cell office:value-type="string" calcext:value-type="string">
            <text:p>ANTONIO HENRIQUE S BARREIR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SS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11219" calcext:value-type="float">
            <text:p>511219</text:p>
          </table:table-cell>
          <table:table-cell office:value-type="string" calcext:value-type="string">
            <text:p>ANTONIO LOPES MONT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18.99" calcext:value-type="float">
            <text:p><text:s/>16.918,9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62" calcext:value-type="float">
            <text:p>2562</text:p>
          </table:table-cell>
          <table:table-cell office:value-type="string" calcext:value-type="string">
            <text:p>ANTONIO NOBRE FOLGAD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4A.PROMOTORIA DO JURI DA CAPITAL(PENHA DE FRANCA)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71" calcext:value-type="float">
            <text:p>2271</text:p>
          </table:table-cell>
          <table:table-cell office:value-type="string" calcext:value-type="string">
            <text:p>ANTONIO SIMINI JUNIOR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DRACE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98319" calcext:value-type="float">
            <text:p>698319</text:p>
          </table:table-cell>
          <table:table-cell office:value-type="string" calcext:value-type="string">
            <text:p>APARECIDA MARIA V DA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6606.34" calcext:value-type="float">
            <text:p><text:s/>16.606,3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70" calcext:value-type="float">
            <text:p>7470</text:p>
          </table:table-cell>
          <table:table-cell office:value-type="string" calcext:value-type="string">
            <text:p>ARIELLA TOYAMA SHIRAK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AU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95" calcext:value-type="float">
            <text:p>2595</text:p>
          </table:table-cell>
          <table:table-cell office:value-type="string" calcext:value-type="string">
            <text:p>ARLETE DEL MAST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89964" calcext:value-type="float">
            <text:p>589964</text:p>
          </table:table-cell>
          <table:table-cell office:value-type="string" calcext:value-type="string">
            <text:p>ARNALDO HOSSEPIAN S LIMA J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94418" calcext:value-type="float">
            <text:p>294418</text:p>
          </table:table-cell>
          <table:table-cell office:value-type="string" calcext:value-type="string">
            <text:p>AROLDO COSTA FIL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RIBEIRA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71" calcext:value-type="float">
            <text:p>7471</text:p>
          </table:table-cell>
          <table:table-cell office:value-type="string" calcext:value-type="string">
            <text:p>ARTHUR ANTONIO T M BARBOS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66873" calcext:value-type="float">
            <text:p>266873</text:p>
          </table:table-cell>
          <table:table-cell office:value-type="string" calcext:value-type="string">
            <text:p>ARTHUR MEDEIROS NE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11.1" calcext:value-type="float">
            <text:p><text:s/>16.911,10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1164" calcext:value-type="float">
            <text:p>401164</text:p>
          </table:table-cell>
          <table:table-cell office:value-type="string" calcext:value-type="string">
            <text:p>ARTHUR PINTO DE LEMOS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7881" calcext:value-type="float">
            <text:p>837881</text:p>
          </table:table-cell>
          <table:table-cell office:value-type="string" calcext:value-type="string">
            <text:p>ARTHUR PINTO FIL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DIREITOS HUMANO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18" calcext:value-type="float">
            <text:p>2718</text:p>
          </table:table-cell>
          <table:table-cell office:value-type="string" calcext:value-type="string">
            <text:p>ARTUR MALDONADO GONZAG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OMPE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2710" calcext:value-type="float">
            <text:p>252710</text:p>
          </table:table-cell>
          <table:table-cell office:value-type="string" calcext:value-type="string">
            <text:p>ARUAL MARTIN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41057" calcext:value-type="float">
            <text:p>341057</text:p>
          </table:table-cell>
          <table:table-cell office:value-type="string" calcext:value-type="string">
            <text:p>ARY CESAR HERNANDEZ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 RIO PRETO</text:p>
          </table:table-cell>
          <table:table-cell table:style-name="ce4" office:value-type="float" office:value="777.14" calcext:value-type="float">
            <text:p><text:s/>777,14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19" calcext:value-type="float">
            <text:p>2719</text:p>
          </table:table-cell>
          <table:table-cell office:value-type="string" calcext:value-type="string">
            <text:p>AUGUSTO FARIAS FERREIRA CRAV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36" calcext:value-type="float">
            <text:p>2036</text:p>
          </table:table-cell>
          <table:table-cell office:value-type="string" calcext:value-type="string">
            <text:p>AUGUSTO SERGIO COSTA VIANN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ITAPETINI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76" calcext:value-type="float">
            <text:p>2276</text:p>
          </table:table-cell>
          <table:table-cell office:value-type="string" calcext:value-type="string">
            <text:p>AUGUSTO SOARES DE ARRUDA NE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FRANC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91" calcext:value-type="float">
            <text:p>1691</text:p>
          </table:table-cell>
          <table:table-cell office:value-type="string" calcext:value-type="string">
            <text:p>BARBARA VALERIA CURY E CURY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45440" calcext:value-type="float">
            <text:p>545440</text:p>
          </table:table-cell>
          <table:table-cell office:value-type="string" calcext:value-type="string">
            <text:p>BEATRIZ AUGUSTA PINH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30.43" calcext:value-type="float">
            <text:p><text:s/>16.030,4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81" calcext:value-type="float">
            <text:p>4981</text:p>
          </table:table-cell>
          <table:table-cell office:value-type="string" calcext:value-type="string">
            <text:p>BEATRIZ BINELLO VALERI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NOVA ODESS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72" calcext:value-type="float">
            <text:p>7472</text:p>
          </table:table-cell>
          <table:table-cell office:value-type="string" calcext:value-type="string">
            <text:p>BEATRIZ GRANZO S PEREIR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42" calcext:value-type="float">
            <text:p>2242</text:p>
          </table:table-cell>
          <table:table-cell office:value-type="string" calcext:value-type="string">
            <text:p>BEATRIZ HELENA BUDIN FONSEC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64" calcext:value-type="float">
            <text:p>3364</text:p>
          </table:table-cell>
          <table:table-cell office:value-type="string" calcext:value-type="string">
            <text:p>BEATRIZ LOPES DE OLIV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03" calcext:value-type="float">
            <text:p>8503</text:p>
          </table:table-cell>
          <table:table-cell office:value-type="string" calcext:value-type="string">
            <text:p>BELISA BARBOSA MORALE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JACUPIRA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51" calcext:value-type="float">
            <text:p>5651</text:p>
          </table:table-cell>
          <table:table-cell office:value-type="string" calcext:value-type="string">
            <text:p>BIANCA REIS D'AVILA L FARIA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FRANCO DA ROCH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7288.67" calcext:value-type="float">
            <text:p><text:s/>7.288,67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496" calcext:value-type="float">
            <text:p>10496</text:p>
          </table:table-cell>
          <table:table-cell office:value-type="string" calcext:value-type="string">
            <text:p>BRUNA DA COSTA NAVA ZAMBON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AURIFLAM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style-name="ce4" office:value-type="float" office:value="1684.46" calcext:value-type="float">
            <text:p><text:s/>1.684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20" calcext:value-type="float">
            <text:p>7320</text:p>
          </table:table-cell>
          <table:table-cell office:value-type="string" calcext:value-type="string">
            <text:p>BRUNA MARIA BUCK MUNIZ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TABAPU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02" calcext:value-type="float">
            <text:p>10502</text:p>
          </table:table-cell>
          <table:table-cell office:value-type="string" calcext:value-type="string">
            <text:p>BRUNA RIBEIRO DOURADO VAREJA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SORO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1" calcext:value-type="float">
            <text:p><text:s/>2.245,91 </text:p>
          </table:table-cell>
          <table:table-cell table:style-name="ce4" office:value-type="float" office:value="5053.37" calcext:value-type="float">
            <text:p><text:s/>5.053,3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73" calcext:value-type="float">
            <text:p>7473</text:p>
          </table:table-cell>
          <table:table-cell office:value-type="string" calcext:value-type="string">
            <text:p>BRUNO ALBINO RAVAR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SANTA ISAB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04" calcext:value-type="float">
            <text:p>8504</text:p>
          </table:table-cell>
          <table:table-cell office:value-type="string" calcext:value-type="string">
            <text:p>BRUNO CAMARGO FERR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OGI DAS CRUZE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74" calcext:value-type="float">
            <text:p>7474</text:p>
          </table:table-cell>
          <table:table-cell office:value-type="string" calcext:value-type="string">
            <text:p>BRUNO CARLO BERTINI FERI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SERRA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494" calcext:value-type="float">
            <text:p>6494</text:p>
          </table:table-cell>
          <table:table-cell office:value-type="string" calcext:value-type="string">
            <text:p>BRUNO CESAR CRUZ DE ASSI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LHOS</text:p>
          </table:table-cell>
          <table:table-cell table:style-name="ce4" office:value-type="float" office:value="457.14" calcext:value-type="float">
            <text:p><text:s/>457,14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47" calcext:value-type="float">
            <text:p>4447</text:p>
          </table:table-cell>
          <table:table-cell office:value-type="string" calcext:value-type="string">
            <text:p>BRUNO DE MOURA CAMP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VICEN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05" calcext:value-type="float">
            <text:p>8505</text:p>
          </table:table-cell>
          <table:table-cell office:value-type="string" calcext:value-type="string">
            <text:p>BRUNO GONDIM RODRIGUE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ITARA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06" calcext:value-type="float">
            <text:p>8506</text:p>
          </table:table-cell>
          <table:table-cell office:value-type="string" calcext:value-type="string">
            <text:p>BRUNO LESSA MARINH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IT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898.35" calcext:value-type="float">
            <text:p><text:s/>898,35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39" calcext:value-type="float">
            <text:p>3739</text:p>
          </table:table-cell>
          <table:table-cell office:value-type="string" calcext:value-type="string">
            <text:p>BRUNO MARCIO DE AZEVED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TIBA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8" calcext:value-type="float">
            <text:p><text:s/>1.122,9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07" calcext:value-type="float">
            <text:p>8507</text:p>
          </table:table-cell>
          <table:table-cell office:value-type="string" calcext:value-type="string">
            <text:p>BRUNO MORAIS FERREIR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ROMISSA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65" calcext:value-type="float">
            <text:p>4065</text:p>
          </table:table-cell>
          <table:table-cell office:value-type="string" calcext:value-type="string">
            <text:p>BRUNO ORSATTI LANDI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LEM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01.73" calcext:value-type="float">
            <text:p><text:s/>101,7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08" calcext:value-type="float">
            <text:p>8508</text:p>
          </table:table-cell>
          <table:table-cell office:value-type="string" calcext:value-type="string">
            <text:p>BRUNO ORSINI SIMONETTI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GUARARAPE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09" calcext:value-type="float">
            <text:p>8509</text:p>
          </table:table-cell>
          <table:table-cell office:value-type="string" calcext:value-type="string">
            <text:p>BRUNO PAIVA TILELLI DE ALMEID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ITANGUER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03" calcext:value-type="float">
            <text:p>10503</text:p>
          </table:table-cell>
          <table:table-cell office:value-type="string" calcext:value-type="string">
            <text:p>BRUNO RODRIGUEZ CALDA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PRESIDENTE PRUDEN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1" calcext:value-type="float">
            <text:p><text:s/>2.245,91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30" calcext:value-type="float">
            <text:p>7330</text:p>
          </table:table-cell>
          <table:table-cell office:value-type="string" calcext:value-type="string">
            <text:p>BRUNO SERVELLO RIBEI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4491.88" calcext:value-type="float">
            <text:p><text:s/>4.491,88 </text:p>
          </table:table-cell>
          <table:table-cell table:style-name="ce4" office:value-type="float" office:value="860.93" calcext:value-type="float">
            <text:p><text:s/>860,93 </text:p>
          </table:table-cell>
          <table:table-cell table:number-columns-repeated="1014"/>
        </table:table-row>
        <table:table-row table:style-name="ro3">
          <table:table-cell office:value-type="float" office:value="3740" calcext:value-type="float">
            <text:p>3740</text:p>
          </table:table-cell>
          <table:table-cell office:value-type="string" calcext:value-type="string">
            <text:p>CAIO ADRIANO LEPORE SANT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RAIA GRANDE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08" calcext:value-type="float">
            <text:p>10508</text:p>
          </table:table-cell>
          <table:table-cell office:value-type="string" calcext:value-type="string">
            <text:p>CAIO AUGUSTO DE C GONCALVE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SANTO AND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.57" calcext:value-type="float">
            <text:p><text:s/>224,57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75" calcext:value-type="float">
            <text:p>7475</text:p>
          </table:table-cell>
          <table:table-cell office:value-type="string" calcext:value-type="string">
            <text:p>CAMILA BONAFINI PEREIR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CAMPOS DE JORDA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style-name="ce4" office:value-type="float" office:value="2245.95" calcext:value-type="float">
            <text:p><text:s/>2.245,95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16" calcext:value-type="float">
            <text:p>2216</text:p>
          </table:table-cell>
          <table:table-cell office:value-type="string" calcext:value-type="string">
            <text:p>CAMILA MANSOUR M DA SILV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HABITACAO E URBANISM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447.65" calcext:value-type="float">
            <text:p><text:s/>15.447,65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536.1" calcext:value-type="float">
            <text:p><text:s/>4.536,1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16" calcext:value-type="float">
            <text:p>3316</text:p>
          </table:table-cell>
          <table:table-cell office:value-type="string" calcext:value-type="string">
            <text:p>CAMILA MOURA E SILV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CARAPICUIB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52" calcext:value-type="float">
            <text:p>5652</text:p>
          </table:table-cell>
          <table:table-cell office:value-type="string" calcext:value-type="string">
            <text:p>CAMILA TEIXEIRA PIN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OT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29945.86" calcext:value-type="float">
            <text:p><text:s/>29.945,8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684.46" calcext:value-type="float">
            <text:p><text:s/>1.684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2564" calcext:value-type="float">
            <text:p>252564</text:p>
          </table:table-cell>
          <table:table-cell office:value-type="string" calcext:value-type="string">
            <text:p>CAMILO PILEGG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414.64" calcext:value-type="float">
            <text:p><text:s/>16.414,6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53" calcext:value-type="float">
            <text:p>5653</text:p>
          </table:table-cell>
          <table:table-cell office:value-type="string" calcext:value-type="string">
            <text:p>CARLA BORGES HONORI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FERRAZ DE VASCONCEL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259.45" calcext:value-type="float">
            <text:p><text:s/>3.259,45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95" calcext:value-type="float">
            <text:p>1395</text:p>
          </table:table-cell>
          <table:table-cell office:value-type="string" calcext:value-type="string">
            <text:p>CARLA MARIA ALTAVISTA MAPELL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777.14" calcext:value-type="float">
            <text:p><text:s/>777,14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76" calcext:value-type="float">
            <text:p>7476</text:p>
          </table:table-cell>
          <table:table-cell office:value-type="string" calcext:value-type="string">
            <text:p>CARLA MURCIA SANT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EMB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8401.01" calcext:value-type="float">
            <text:p><text:s/>8.401,01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52" calcext:value-type="float">
            <text:p>2252</text:p>
          </table:table-cell>
          <table:table-cell office:value-type="string" calcext:value-type="string">
            <text:p>CARLA PIMENTA GOMES RAMAL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S CAMP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18938" calcext:value-type="float">
            <text:p>118938</text:p>
          </table:table-cell>
          <table:table-cell office:value-type="string" calcext:value-type="string">
            <text:p>CARLO FANTONI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30.43" calcext:value-type="float">
            <text:p><text:s/>16.030,4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5870" calcext:value-type="float">
            <text:p>705870</text:p>
          </table:table-cell>
          <table:table-cell office:value-type="string" calcext:value-type="string">
            <text:p>CARLOS ALBERTO AMIN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975.36" calcext:value-type="float">
            <text:p><text:s/>15.975,3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3348.75" calcext:value-type="float">
            <text:p><text:s/>3.348,75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21" calcext:value-type="float">
            <text:p>2721</text:p>
          </table:table-cell>
          <table:table-cell office:value-type="string" calcext:value-type="string">
            <text:p>CARLOS ALBERTO CARMELLO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60313" calcext:value-type="float">
            <text:p>860313</text:p>
          </table:table-cell>
          <table:table-cell office:value-type="string" calcext:value-type="string">
            <text:p>CARLOS ALBERTO FREITAS ALV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4875" calcext:value-type="float">
            <text:p>64875</text:p>
          </table:table-cell>
          <table:table-cell office:value-type="string" calcext:value-type="string">
            <text:p>CARLOS ALBERTO G FERR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RIBEIRA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93795" calcext:value-type="float">
            <text:p>193795</text:p>
          </table:table-cell>
          <table:table-cell office:value-type="string" calcext:value-type="string">
            <text:p>CARLOS ALBERTO M HERNANDEZ J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06" calcext:value-type="float">
            <text:p>2706</text:p>
          </table:table-cell>
          <table:table-cell office:value-type="string" calcext:value-type="string">
            <text:p>CARLOS ALBERTO MELLUSO JUNIOR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MATAO</text:p>
          </table:table-cell>
          <table:table-cell table:style-name="ce4" office:value-type="float" office:value="822.86" calcext:value-type="float">
            <text:p><text:s/>822,86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7288.67" calcext:value-type="float">
            <text:p><text:s/>7.288,67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24" calcext:value-type="float">
            <text:p>2524</text:p>
          </table:table-cell>
          <table:table-cell office:value-type="string" calcext:value-type="string">
            <text:p>CARLOS ALBERTO MORAES BARBOS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53" calcext:value-type="float">
            <text:p>7353</text:p>
          </table:table-cell>
          <table:table-cell office:value-type="string" calcext:value-type="string">
            <text:p>CARLOS ALBERTO P LEITAO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J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053.37" calcext:value-type="float">
            <text:p><text:s/>5.053,3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601" calcext:value-type="float">
            <text:p>2601</text:p>
          </table:table-cell>
          <table:table-cell office:value-type="string" calcext:value-type="string">
            <text:p>CARLOS ALBERTO RUIZ NARDY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NOVA ODESS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3780" calcext:value-type="float">
            <text:p>833780</text:p>
          </table:table-cell>
          <table:table-cell office:value-type="string" calcext:value-type="string">
            <text:p>CARLOS ALBERTO S FERNAND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ORO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091.61" calcext:value-type="float">
            <text:p><text:s/>15.091,6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0112.89" calcext:value-type="float">
            <text:p><text:s/>10.112,89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66" calcext:value-type="float">
            <text:p>4066</text:p>
          </table:table-cell>
          <table:table-cell office:value-type="string" calcext:value-type="string">
            <text:p>CARLOS ANDRE MARIANI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IPAUC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52307" calcext:value-type="float">
            <text:p>152307</text:p>
          </table:table-cell>
          <table:table-cell office:value-type="string" calcext:value-type="string">
            <text:p>CARLOS AUGUSTO SALLES SGARB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39.05" calcext:value-type="float">
            <text:p><text:s/>16.939,05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11" calcext:value-type="float">
            <text:p>8511</text:p>
          </table:table-cell>
          <table:table-cell office:value-type="string" calcext:value-type="string">
            <text:p>CARLOS BRUNO GAYA DA COST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NOVA GRANAD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971" calcext:value-type="float">
            <text:p>2971</text:p>
          </table:table-cell>
          <table:table-cell office:value-type="string" calcext:value-type="string">
            <text:p>CARLOS CABRAL CABRE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RAIA GRAND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98" calcext:value-type="float">
            <text:p>2598</text:p>
          </table:table-cell>
          <table:table-cell office:value-type="string" calcext:value-type="string">
            <text:p>CARLOS CESAR DE FARIA BERNARD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7979" calcext:value-type="float">
            <text:p>207979</text:p>
          </table:table-cell>
          <table:table-cell office:value-type="string" calcext:value-type="string">
            <text:p>CARLOS DANIEL VAZ DE LIMA J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5235" calcext:value-type="float">
            <text:p>205235</text:p>
          </table:table-cell>
          <table:table-cell office:value-type="string" calcext:value-type="string">
            <text:p>CARLOS EDUARDO AYRES DE FARIA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42" calcext:value-type="float">
            <text:p>3742</text:p>
          </table:table-cell>
          <table:table-cell office:value-type="string" calcext:value-type="string">
            <text:p>CARLOS EDUARDO BRECHA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LH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59.97" calcext:value-type="float">
            <text:p><text:s/>15.259,97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48" calcext:value-type="float">
            <text:p>4448</text:p>
          </table:table-cell>
          <table:table-cell office:value-type="string" calcext:value-type="string">
            <text:p>CARLOS EDUARDO DA S ANAPURU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22" calcext:value-type="float">
            <text:p>2722</text:p>
          </table:table-cell>
          <table:table-cell office:value-type="string" calcext:value-type="string">
            <text:p>CARLOS EDUARDO DE C PACIELL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INDAMONHANG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368.91" calcext:value-type="float">
            <text:p><text:s/>3.368,9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12" calcext:value-type="float">
            <text:p>8512</text:p>
          </table:table-cell>
          <table:table-cell office:value-type="string" calcext:value-type="string">
            <text:p>CARLOS EDUARDO DEVOS DE MEL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RIBEIRA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6055" calcext:value-type="float">
            <text:p>706055</text:p>
          </table:table-cell>
          <table:table-cell office:value-type="string" calcext:value-type="string">
            <text:p>CARLOS EDUARDO FONSECA MAT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11.22" calcext:value-type="float">
            <text:p><text:s/>16.911,2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30" calcext:value-type="float">
            <text:p>2230</text:p>
          </table:table-cell>
          <table:table-cell office:value-type="string" calcext:value-type="string">
            <text:p>CARLOS EDUARDO IMAIZUMI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ITAPOL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1732" calcext:value-type="float">
            <text:p>701732</text:p>
          </table:table-cell>
          <table:table-cell office:value-type="string" calcext:value-type="string">
            <text:p>CARLOS EDUARDO MASSA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414.64" calcext:value-type="float">
            <text:p><text:s/>16.414,6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49" calcext:value-type="float">
            <text:p>4449</text:p>
          </table:table-cell>
          <table:table-cell office:value-type="string" calcext:value-type="string">
            <text:p>CARLOS EDUARDO PEREZ FERNANDEZ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J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43" calcext:value-type="float">
            <text:p>3743</text:p>
          </table:table-cell>
          <table:table-cell office:value-type="string" calcext:value-type="string">
            <text:p>CARLOS EDUARDO POZZI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TATU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13" calcext:value-type="float">
            <text:p>8513</text:p>
          </table:table-cell>
          <table:table-cell office:value-type="string" calcext:value-type="string">
            <text:p>CARLOS EDUARDO T DA SILV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CONCH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450" calcext:value-type="float">
            <text:p>74450</text:p>
          </table:table-cell>
          <table:table-cell office:value-type="string" calcext:value-type="string">
            <text:p>CARLOS EDUARDO TERCAROLL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626.59" calcext:value-type="float">
            <text:p><text:s/>15.626,5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05048" calcext:value-type="float">
            <text:p>905048</text:p>
          </table:table-cell>
          <table:table-cell office:value-type="string" calcext:value-type="string">
            <text:p>CARLOS FERNANDES SANDRIN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875.73" calcext:value-type="float">
            <text:p><text:s/>16.875,7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94662" calcext:value-type="float">
            <text:p>594662</text:p>
          </table:table-cell>
          <table:table-cell office:value-type="string" calcext:value-type="string">
            <text:p>CARLOS GILBERTO M ROMA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 RI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997.96" calcext:value-type="float">
            <text:p><text:s/>4.997,9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67136" calcext:value-type="float">
            <text:p>367136</text:p>
          </table:table-cell>
          <table:table-cell office:value-type="string" calcext:value-type="string">
            <text:p>CARLOS HENRIQUE A RINARD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SS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08.44" calcext:value-type="float">
            <text:p><text:s/>11.208,4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67" calcext:value-type="float">
            <text:p>4067</text:p>
          </table:table-cell>
          <table:table-cell office:value-type="string" calcext:value-type="string">
            <text:p>CARLOS HENRIQUE F PER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JACARE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3486" calcext:value-type="float">
            <text:p>833486</text:p>
          </table:table-cell>
          <table:table-cell office:value-type="string" calcext:value-type="string">
            <text:p>CARLOS HENRIQUE FOCESI SAMPAI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1032.69" calcext:value-type="float">
            <text:p><text:s/>11.032,6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3507" calcext:value-type="float">
            <text:p>743507</text:p>
          </table:table-cell>
          <table:table-cell office:value-type="string" calcext:value-type="string">
            <text:p>CARLOS HENRIQUE GASPARO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FRANC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626.59" calcext:value-type="float">
            <text:p><text:s/>15.626,5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133.49" calcext:value-type="float">
            <text:p><text:s/>4.133,49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73624" calcext:value-type="float">
            <text:p>773624</text:p>
          </table:table-cell>
          <table:table-cell office:value-type="string" calcext:value-type="string">
            <text:p>CARLOS HENRIQUE MACI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33751.47" calcext:value-type="float">
            <text:p><text:s/>33.751,47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65128" calcext:value-type="float">
            <text:p>665128</text:p>
          </table:table-cell>
          <table:table-cell office:value-type="string" calcext:value-type="string">
            <text:p>CARLOS HENRIQUE MUND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28.04" calcext:value-type="float">
            <text:p><text:s/>16.928,0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026.1" calcext:value-type="float">
            <text:p><text:s/>6.026,1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99671" calcext:value-type="float">
            <text:p>699671</text:p>
          </table:table-cell>
          <table:table-cell office:value-type="string" calcext:value-type="string">
            <text:p>CARLOS HENRIQUE P CAMARG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368.17" calcext:value-type="float">
            <text:p><text:s/>15.368,17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58" calcext:value-type="float">
            <text:p>3358</text:p>
          </table:table-cell>
          <table:table-cell office:value-type="string" calcext:value-type="string">
            <text:p>CARLOS MACAYOCHI DE O OTUSK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JABOTICABAL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3144.26" calcext:value-type="float">
            <text:p><text:s/>3.144,2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972" calcext:value-type="float">
            <text:p>2972</text:p>
          </table:table-cell>
          <table:table-cell office:value-type="string" calcext:value-type="string">
            <text:p>CARLOS PAULO TRAVAIN FIL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LIMEI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45" calcext:value-type="float">
            <text:p>1345</text:p>
          </table:table-cell>
          <table:table-cell office:value-type="string" calcext:value-type="string">
            <text:p>CARLOS RENATO FERREIRA ZANI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ITAPETINI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03" calcext:value-type="float">
            <text:p>2203</text:p>
          </table:table-cell>
          <table:table-cell office:value-type="string" calcext:value-type="string">
            <text:p>CARLOS SCHELINI CESAR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ROSEI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23" calcext:value-type="float">
            <text:p>2723</text:p>
          </table:table-cell>
          <table:table-cell office:value-type="string" calcext:value-type="string">
            <text:p>CARLOS SERGIO R H FIL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CRIMINAL DO FORO REGIONAL DA LAP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04" calcext:value-type="float">
            <text:p>2204</text:p>
          </table:table-cell>
          <table:table-cell office:value-type="string" calcext:value-type="string">
            <text:p>CARMEM LUCIA P M CORNACCHIO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44" calcext:value-type="float">
            <text:p>3744</text:p>
          </table:table-cell>
          <table:table-cell office:value-type="string" calcext:value-type="string">
            <text:p>CARMEN NATALIA ALVES TANIKAW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RAGANCA PAUL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8" calcext:value-type="float">
            <text:p><text:s/>1.122,9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50" calcext:value-type="float">
            <text:p>4450</text:p>
          </table:table-cell>
          <table:table-cell office:value-type="string" calcext:value-type="string">
            <text:p>CARMEN PAVAO CAMILO P KFOUR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-1920" calcext:value-type="float">
            <text:p><text:s/>(1.920,00)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14" calcext:value-type="float">
            <text:p>8514</text:p>
          </table:table-cell>
          <table:table-cell office:value-type="string" calcext:value-type="string">
            <text:p>CAROLINA AUGUSTO JULIOTTI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CERQUEIRA CESAR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973" calcext:value-type="float">
            <text:p>2973</text:p>
          </table:table-cell>
          <table:table-cell office:value-type="string" calcext:value-type="string">
            <text:p>CAROLINA C F ALVES NASS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MOGI-GUAC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54" calcext:value-type="float">
            <text:p>5654</text:p>
          </table:table-cell>
          <table:table-cell office:value-type="string" calcext:value-type="string">
            <text:p>CAROLINA CAPOCHIM DA ROZ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CUBATA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45" calcext:value-type="float">
            <text:p>3745</text:p>
          </table:table-cell>
          <table:table-cell office:value-type="string" calcext:value-type="string">
            <text:p>CAROLINA GUERRA ZANIN LOP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CRIMINAL DA PENHA DE FRANC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83" calcext:value-type="float">
            <text:p>4983</text:p>
          </table:table-cell>
          <table:table-cell office:value-type="string" calcext:value-type="string">
            <text:p>CAROLINA LIMA ANSON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UBATUBA</text:p>
          </table:table-cell>
          <table:table-cell table:style-name="ce4" office:value-type="float" office:value="411.43" calcext:value-type="float">
            <text:p><text:s/>411,43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82" calcext:value-type="float">
            <text:p>4982</text:p>
          </table:table-cell>
          <table:table-cell office:value-type="string" calcext:value-type="string">
            <text:p>CAROLINA RODRIGUEZ DE M LOTF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69" calcext:value-type="float">
            <text:p>1369</text:p>
          </table:table-cell>
          <table:table-cell office:value-type="string" calcext:value-type="string">
            <text:p>CASSIANA LUCIA Q B PER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32" calcext:value-type="float">
            <text:p>3032</text:p>
          </table:table-cell>
          <table:table-cell office:value-type="string" calcext:value-type="string">
            <text:p>CASSIANO ANTONIO DE OLIVEIR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LORE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684.47" calcext:value-type="float">
            <text:p><text:s/>1.684,4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52" calcext:value-type="float">
            <text:p>4452</text:p>
          </table:table-cell>
          <table:table-cell office:value-type="string" calcext:value-type="string">
            <text:p>CASSIANO GIL ZANCOLLI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ARAR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9957" calcext:value-type="float">
            <text:p><text:s/>9.957,00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92290" calcext:value-type="float">
            <text:p>192290</text:p>
          </table:table-cell>
          <table:table-cell office:value-type="string" calcext:value-type="string">
            <text:p>CASSIO MURILO SCHIAV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JUNDIA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189" calcext:value-type="float">
            <text:p>3189</text:p>
          </table:table-cell>
          <table:table-cell office:value-type="string" calcext:value-type="string">
            <text:p>CASSIO ROBERTO CONSERIN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77" calcext:value-type="float">
            <text:p>7477</text:p>
          </table:table-cell>
          <table:table-cell office:value-type="string" calcext:value-type="string">
            <text:p>CASSIO SERRA SARTORI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BROT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898.35" calcext:value-type="float">
            <text:p><text:s/>898,35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53" calcext:value-type="float">
            <text:p>4453</text:p>
          </table:table-cell>
          <table:table-cell office:value-type="string" calcext:value-type="string">
            <text:p>CATIA APARECIDA DE S MODOL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SAO CAETANO DO SU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77" calcext:value-type="float">
            <text:p>1677</text:p>
          </table:table-cell>
          <table:table-cell office:value-type="string" calcext:value-type="string">
            <text:p>CECILIA FREITAS RIBEI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96" calcext:value-type="float">
            <text:p>2596</text:p>
          </table:table-cell>
          <table:table-cell office:value-type="string" calcext:value-type="string">
            <text:p>CECILIA MARIA D DE SA ASTO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42288" calcext:value-type="float">
            <text:p>842288</text:p>
          </table:table-cell>
          <table:table-cell office:value-type="string" calcext:value-type="string">
            <text:p>CECILIA MATOS SUSTOVICH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792.64" calcext:value-type="float">
            <text:p><text:s/>16.792,6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43" calcext:value-type="float">
            <text:p>1643</text:p>
          </table:table-cell>
          <table:table-cell office:value-type="string" calcext:value-type="string">
            <text:p>CELESTE GABRIEL P GEREMIA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LHO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54" calcext:value-type="float">
            <text:p>4454</text:p>
          </table:table-cell>
          <table:table-cell office:value-type="string" calcext:value-type="string">
            <text:p>CELESTE LEITE DOS SANT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55" calcext:value-type="float">
            <text:p>4455</text:p>
          </table:table-cell>
          <table:table-cell office:value-type="string" calcext:value-type="string">
            <text:p>CELESTIANY VILLAR DA SILV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TREMENB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37" calcext:value-type="float">
            <text:p>2037</text:p>
          </table:table-cell>
          <table:table-cell office:value-type="string" calcext:value-type="string">
            <text:p>CELIO DA SILVA CASTRO SOBRIN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ITAPETINI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78" calcext:value-type="float">
            <text:p>7478</text:p>
          </table:table-cell>
          <table:table-cell office:value-type="string" calcext:value-type="string">
            <text:p>CELISA AGATA LOPES MOT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JANDI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79" calcext:value-type="float">
            <text:p>7479</text:p>
          </table:table-cell>
          <table:table-cell office:value-type="string" calcext:value-type="string">
            <text:p>CELSO ARMANDO B R RODRIGUE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TAQUARITI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56" calcext:value-type="float">
            <text:p>4456</text:p>
          </table:table-cell>
          <table:table-cell office:value-type="string" calcext:value-type="string">
            <text:p>CELSO AUGUSTO W DE REZENDE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CRUZEIR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2002" calcext:value-type="float">
            <text:p>492002</text:p>
          </table:table-cell>
          <table:table-cell office:value-type="string" calcext:value-type="string">
            <text:p>CELSO ELIO VANNUZI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67" calcext:value-type="float">
            <text:p>1367</text:p>
          </table:table-cell>
          <table:table-cell office:value-type="string" calcext:value-type="string">
            <text:p>CELSO ROCHA CAVALHEI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15" calcext:value-type="float">
            <text:p>8515</text:p>
          </table:table-cell>
          <table:table-cell office:value-type="string" calcext:value-type="string">
            <text:p>CESAR BOCUHY BONILH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JOSE BONIFACIO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64" calcext:value-type="float">
            <text:p>1364</text:p>
          </table:table-cell>
          <table:table-cell office:value-type="string" calcext:value-type="string">
            <text:p>CESAR DARIO MARIANO DA SILV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4851" calcext:value-type="float">
            <text:p>64851</text:p>
          </table:table-cell>
          <table:table-cell office:value-type="string" calcext:value-type="string">
            <text:p>CESAR PINHEIRO RODRIG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12" calcext:value-type="float">
            <text:p>1012</text:p>
          </table:table-cell>
          <table:table-cell office:value-type="string" calcext:value-type="string">
            <text:p>CESAR RICARDO MARTIN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57" calcext:value-type="float">
            <text:p>4457</text:p>
          </table:table-cell>
          <table:table-cell office:value-type="string" calcext:value-type="string">
            <text:p>CEZAR RODRIGUES MARQU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VA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10359" calcext:value-type="float">
            <text:p>410359</text:p>
          </table:table-cell>
          <table:table-cell office:value-type="string" calcext:value-type="string">
            <text:p>CHRISTIANO AUGUSTO C ANDRADE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S DE JUSTICA DA AREA REGIONAL DE FRANC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368.91" calcext:value-type="float">
            <text:p><text:s/>3.368,9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38" calcext:value-type="float">
            <text:p>2038</text:p>
          </table:table-cell>
          <table:table-cell office:value-type="string" calcext:value-type="string">
            <text:p>CHRISTIANO JORGE SANT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548.57" calcext:value-type="float">
            <text:p><text:s/>548,57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24" calcext:value-type="float">
            <text:p>2724</text:p>
          </table:table-cell>
          <table:table-cell office:value-type="string" calcext:value-type="string">
            <text:p>CHRISTIANO JOSE P DE CAMP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ITU</text:p>
          </table:table-cell>
          <table:table-cell table:style-name="ce4" office:value-type="float" office:value="914.29" calcext:value-type="float">
            <text:p><text:s/>914,29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7698" calcext:value-type="float">
            <text:p>837698</text:p>
          </table:table-cell>
          <table:table-cell office:value-type="string" calcext:value-type="string">
            <text:p>CICERO JOSE DE MORAI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35.04" calcext:value-type="float">
            <text:p><text:s/>16.935,0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21" calcext:value-type="float">
            <text:p>3021</text:p>
          </table:table-cell>
          <table:table-cell office:value-type="string" calcext:value-type="string">
            <text:p>CINTHIA GONCALVES PER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164.29" calcext:value-type="float">
            <text:p><text:s/>15.164,2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98320" calcext:value-type="float">
            <text:p>698320</text:p>
          </table:table-cell>
          <table:table-cell office:value-type="string" calcext:value-type="string">
            <text:p>CINTHIA MARIA CHIAVONE GRUB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30.43" calcext:value-type="float">
            <text:p><text:s/>16.030,4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495" calcext:value-type="float">
            <text:p>6495</text:p>
          </table:table-cell>
          <table:table-cell office:value-type="string" calcext:value-type="string">
            <text:p>CINTIA MARANGO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457.15" calcext:value-type="float">
            <text:p><text:s/>457,15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1085.54" calcext:value-type="float">
            <text:p><text:s/>1.085,54 </text:p>
          </table:table-cell>
          <table:table-cell table:number-columns-repeated="1014"/>
        </table:table-row>
        <table:table-row table:style-name="ro3">
          <table:table-cell office:value-type="float" office:value="200353" calcext:value-type="float">
            <text:p>200353</text:p>
          </table:table-cell>
          <table:table-cell office:value-type="string" calcext:value-type="string">
            <text:p>CINTIA MICHIKO BERGAM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S DE JUSTICA CIVEIS DE FAMILIA E SUCESSOE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38" calcext:value-type="float">
            <text:p>1638</text:p>
          </table:table-cell>
          <table:table-cell office:value-type="string" calcext:value-type="string">
            <text:p>CLAUDEMIR APARECIDO OLIV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FRANC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52" calcext:value-type="float">
            <text:p>1352</text:p>
          </table:table-cell>
          <table:table-cell office:value-type="string" calcext:value-type="string">
            <text:p>CLAUDEMIR BATTALI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JUNDIA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97" calcext:value-type="float">
            <text:p>1697</text:p>
          </table:table-cell>
          <table:table-cell office:value-type="string" calcext:value-type="string">
            <text:p>CLAUDIA APARECIDA J G N SOUZ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091.61" calcext:value-type="float">
            <text:p><text:s/>15.091,61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26" calcext:value-type="float">
            <text:p>726</text:p>
          </table:table-cell>
          <table:table-cell office:value-type="string" calcext:value-type="string">
            <text:p>CLAUDIA CECILIA FEDEL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S DE JUSTICA CIVEIS DO MEIO AMBIENTE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21047" calcext:value-type="float">
            <text:p>721047</text:p>
          </table:table-cell>
          <table:table-cell office:value-type="string" calcext:value-type="string">
            <text:p>CLAUDIA EDA BUSSEM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JUNDIA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27" calcext:value-type="float">
            <text:p>727</text:p>
          </table:table-cell>
          <table:table-cell office:value-type="string" calcext:value-type="string">
            <text:p>CLAUDIA FERREIRA MAC DOWELL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2A.PROMOTORIA DE JUSTICA DO JURI DA CAPITAL(JABAQUARA)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52856" calcext:value-type="float">
            <text:p>352856</text:p>
          </table:table-cell>
          <table:table-cell office:value-type="string" calcext:value-type="string">
            <text:p>CLAUDIA MARIA BER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DIREITOS HUMANO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84" calcext:value-type="float">
            <text:p>4984</text:p>
          </table:table-cell>
          <table:table-cell office:value-type="string" calcext:value-type="string">
            <text:p>CLAUDIA MARIA BUSSOLIN CURTOL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BIRIGUI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25" calcext:value-type="float">
            <text:p>2725</text:p>
          </table:table-cell>
          <table:table-cell office:value-type="string" calcext:value-type="string">
            <text:p>CLAUDIA MARIA LICO H TOFAN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SERTAOZINH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8" calcext:value-type="float">
            <text:p><text:s/>1.122,98 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1360" calcext:value-type="float">
            <text:p>1360</text:p>
          </table:table-cell>
          <table:table-cell office:value-type="string" calcext:value-type="string">
            <text:p>CLAUDIA MOREIRA FRANC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053.36" calcext:value-type="float">
            <text:p><text:s/>6.053,3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34" calcext:value-type="float">
            <text:p>2234</text:p>
          </table:table-cell>
          <table:table-cell office:value-type="string" calcext:value-type="string">
            <text:p>CLAUDIA POR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96109" calcext:value-type="float">
            <text:p>296109</text:p>
          </table:table-cell>
          <table:table-cell office:value-type="string" calcext:value-type="string">
            <text:p>CLAUDIA RODRIGUES C LOURENCA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OTUCAT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58" calcext:value-type="float">
            <text:p>4458</text:p>
          </table:table-cell>
          <table:table-cell office:value-type="string" calcext:value-type="string">
            <text:p>CLAUDINEI DE MELO ALVES JUNIOR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S DE JUSTICA DA AREA REGIONAL DE PRESIDENTE PRUDEN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56" calcext:value-type="float">
            <text:p>2256</text:p>
          </table:table-cell>
          <table:table-cell office:value-type="string" calcext:value-type="string">
            <text:p>CLAUDIO BONADIA DE SOUZ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TATU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3347" calcext:value-type="float">
            <text:p>3347</text:p>
          </table:table-cell>
          <table:table-cell office:value-type="string" calcext:value-type="string">
            <text:p>CLAUDIO CAVALLI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16" calcext:value-type="float">
            <text:p>8516</text:p>
          </table:table-cell>
          <table:table-cell office:value-type="string" calcext:value-type="string">
            <text:p>CLAUDIO DE MELLO FERREIR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RESIDENTE EPITACI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496" calcext:value-type="float">
            <text:p>6496</text:p>
          </table:table-cell>
          <table:table-cell office:value-type="string" calcext:value-type="string">
            <text:p>CLAUDIO HENRIQUE B GIANNI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930.4" calcext:value-type="float">
            <text:p><text:s/>3.930,40 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3328" calcext:value-type="float">
            <text:p>3328</text:p>
          </table:table-cell>
          <table:table-cell office:value-type="string" calcext:value-type="string">
            <text:p>CLAUDIO JOSE BAPTISTA MORELLI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S DE JUSTICA DA AREA REGIONAL DE PIRACI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67" calcext:value-type="float">
            <text:p>2267</text:p>
          </table:table-cell>
          <table:table-cell office:value-type="string" calcext:value-type="string">
            <text:p>CLAUDIO LUIS W ESCAVASSI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FRANC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42" calcext:value-type="float">
            <text:p>1642</text:p>
          </table:table-cell>
          <table:table-cell office:value-type="string" calcext:value-type="string">
            <text:p>CLAUDIO ROGERIO FERREIR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S DE JUSTICA DA AREA REGIONAL DE ARACATU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24150" calcext:value-type="float">
            <text:p>724150</text:p>
          </table:table-cell>
          <table:table-cell office:value-type="string" calcext:value-type="string">
            <text:p>CLAUDIO SANTOS DE MORA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 RI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10.8" calcext:value-type="float">
            <text:p><text:s/>16.010,80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17" calcext:value-type="float">
            <text:p>8517</text:p>
          </table:table-cell>
          <table:table-cell office:value-type="string" calcext:value-type="string">
            <text:p>CLAUDIO SANTOS MACHAD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TUPI PAUL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18" calcext:value-type="float">
            <text:p>8518</text:p>
          </table:table-cell>
          <table:table-cell office:value-type="string" calcext:value-type="string">
            <text:p>CLAUDIO SERGIO ALVES TEIXEIR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IGUAP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4999" calcext:value-type="float">
            <text:p>224999</text:p>
          </table:table-cell>
          <table:table-cell office:value-type="string" calcext:value-type="string">
            <text:p>CLAUDIONOR MENDONCA DOS SANT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 AND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604.2" calcext:value-type="float">
            <text:p><text:s/>16.604,20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68" calcext:value-type="float">
            <text:p>4068</text:p>
          </table:table-cell>
          <table:table-cell office:value-type="string" calcext:value-type="string">
            <text:p>CLEBER PEREIRA DEFIN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MATAO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347.56" calcext:value-type="float">
            <text:p><text:s/>1.347,5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33" calcext:value-type="float">
            <text:p>3233</text:p>
          </table:table-cell>
          <table:table-cell office:value-type="string" calcext:value-type="string">
            <text:p>CLEBER ROGERIO MASSON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54" calcext:value-type="float">
            <text:p>3354</text:p>
          </table:table-cell>
          <table:table-cell office:value-type="string" calcext:value-type="string">
            <text:p>CLEBER TAKASHI MURAKAW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VOTUPORA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33" calcext:value-type="float">
            <text:p>7333</text:p>
          </table:table-cell>
          <table:table-cell office:value-type="string" calcext:value-type="string">
            <text:p>CLEITON LUIS DA SILV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JALE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796.7" calcext:value-type="float">
            <text:p><text:s/>1.796,70 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602" calcext:value-type="float">
            <text:p>2602</text:p>
          </table:table-cell>
          <table:table-cell office:value-type="string" calcext:value-type="string">
            <text:p>CLEVER RODOLFO C VASCONCEL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S DE JUSTICA MILITAR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4280" calcext:value-type="float">
            <text:p>204280</text:p>
          </table:table-cell>
          <table:table-cell office:value-type="string" calcext:value-type="string">
            <text:p>CLODOALDO BATISTA MACIEL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LHO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91031" calcext:value-type="float">
            <text:p>391031</text:p>
          </table:table-cell>
          <table:table-cell office:value-type="string" calcext:value-type="string">
            <text:p>CLOVIS CARDOSO DE SIQU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MERICAN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55" calcext:value-type="float">
            <text:p>5655</text:p>
          </table:table-cell>
          <table:table-cell office:value-type="string" calcext:value-type="string">
            <text:p>CLOVIS DE CASTRO HUM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OGI DAS CRUZE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99694" calcext:value-type="float">
            <text:p>299694</text:p>
          </table:table-cell>
          <table:table-cell office:value-type="string" calcext:value-type="string">
            <text:p>CLOVIS GONCALVES DE OLIV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56" calcext:value-type="float">
            <text:p>5656</text:p>
          </table:table-cell>
          <table:table-cell office:value-type="string" calcext:value-type="string">
            <text:p>CONSTANCE CAROLINE A A TOSELL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85" calcext:value-type="float">
            <text:p>4985</text:p>
          </table:table-cell>
          <table:table-cell office:value-type="string" calcext:value-type="string">
            <text:p>CORINE MIREILLE VINCENT NIMTZ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MONTE MOR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974" calcext:value-type="float">
            <text:p>2974</text:p>
          </table:table-cell>
          <table:table-cell office:value-type="string" calcext:value-type="string">
            <text:p>CRISTIANA T DE A M STEINE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603" calcext:value-type="float">
            <text:p>2603</text:p>
          </table:table-cell>
          <table:table-cell office:value-type="string" calcext:value-type="string">
            <text:p>CRISTIANE CARDOSO ROQU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S CAMP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08" calcext:value-type="float">
            <text:p>3008</text:p>
          </table:table-cell>
          <table:table-cell office:value-type="string" calcext:value-type="string">
            <text:p>CRISTIANE CORREA DE S HILLAL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57" calcext:value-type="float">
            <text:p>5657</text:p>
          </table:table-cell>
          <table:table-cell office:value-type="string" calcext:value-type="string">
            <text:p>CRISTIANE DE M R S C C BORGE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MONTE MOR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38" calcext:value-type="float">
            <text:p>2538</text:p>
          </table:table-cell>
          <table:table-cell office:value-type="string" calcext:value-type="string">
            <text:p>CRISTIANE MELILO D M DOS SAN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13" calcext:value-type="float">
            <text:p>1013</text:p>
          </table:table-cell>
          <table:table-cell office:value-type="string" calcext:value-type="string">
            <text:p>CRISTIANE PATRICIA CABRI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ARIL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39" calcext:value-type="float">
            <text:p>2539</text:p>
          </table:table-cell>
          <table:table-cell office:value-type="string" calcext:value-type="string">
            <text:p>CRISTIANE YOKO SHID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75" calcext:value-type="float">
            <text:p>10575</text:p>
          </table:table-cell>
          <table:table-cell office:value-type="string" calcext:value-type="string">
            <text:p>CRISTIANO DE BARROS SANTO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BAUR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40" calcext:value-type="float">
            <text:p>2540</text:p>
          </table:table-cell>
          <table:table-cell office:value-type="string" calcext:value-type="string">
            <text:p>CRISTIANO P MORAES GARCI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RAGANCA PAUL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14" calcext:value-type="float">
            <text:p>1014</text:p>
          </table:table-cell>
          <table:table-cell office:value-type="string" calcext:value-type="string">
            <text:p>CRISTINA DI GIAIMO CABOC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DE INTERESSES DIFUSOS E COLETIVO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26" calcext:value-type="float">
            <text:p>2726</text:p>
          </table:table-cell>
          <table:table-cell office:value-type="string" calcext:value-type="string">
            <text:p>CRISTINA GODOY DE A FREITA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368.92" calcext:value-type="float">
            <text:p><text:s/>3.368,9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41" calcext:value-type="float">
            <text:p>2541</text:p>
          </table:table-cell>
          <table:table-cell office:value-type="string" calcext:value-type="string">
            <text:p>CRISTINA HODA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O IPIRA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57" calcext:value-type="float">
            <text:p>1657</text:p>
          </table:table-cell>
          <table:table-cell office:value-type="string" calcext:value-type="string">
            <text:p>CRISTINA PALM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ORO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0390" calcext:value-type="float">
            <text:p>200390</text:p>
          </table:table-cell>
          <table:table-cell office:value-type="string" calcext:value-type="string">
            <text:p>CRISTINA TRAVALINI DE ABREU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CIVEL DE SAO MIGUEL PAUL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88" calcext:value-type="float">
            <text:p>1688</text:p>
          </table:table-cell>
          <table:table-cell office:value-type="string" calcext:value-type="string">
            <text:p>CYNTHIA BRUETTO R DE MORA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46" calcext:value-type="float">
            <text:p>3746</text:p>
          </table:table-cell>
          <table:table-cell office:value-type="string" calcext:value-type="string">
            <text:p>CYNTHIA CASSEB NASCIMBEN GALL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TANDUV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47" calcext:value-type="float">
            <text:p>3747</text:p>
          </table:table-cell>
          <table:table-cell office:value-type="string" calcext:value-type="string">
            <text:p>CYNTHIA PARDO ANDRADE AMARAL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548.57" calcext:value-type="float">
            <text:p><text:s/>548,57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12" calcext:value-type="float">
            <text:p>10512</text:p>
          </table:table-cell>
          <table:table-cell office:value-type="string" calcext:value-type="string">
            <text:p>CYRO SOUZA TEIXEIRA DE C NET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BURITAMA</text:p>
          </table:table-cell>
          <table:table-cell table:style-name="ce4" office:value-type="float" office:value="457.14" calcext:value-type="float">
            <text:p><text:s/>457,14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975" calcext:value-type="float">
            <text:p>2975</text:p>
          </table:table-cell>
          <table:table-cell office:value-type="string" calcext:value-type="string">
            <text:p>DAIANA DEGASPERI COTE GIL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1102" calcext:value-type="float">
            <text:p>201102</text:p>
          </table:table-cell>
          <table:table-cell office:value-type="string" calcext:value-type="string">
            <text:p>DALMIR RADICCH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ITAPETINI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498" calcext:value-type="float">
            <text:p>6498</text:p>
          </table:table-cell>
          <table:table-cell office:value-type="string" calcext:value-type="string">
            <text:p>DANIEL ARDEVINO F D NASCIMENT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ORLAND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74" calcext:value-type="float">
            <text:p>7374</text:p>
          </table:table-cell>
          <table:table-cell office:value-type="string" calcext:value-type="string">
            <text:p>DANIEL AUGUSTO CAVALAR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FRANCO DA ROCH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368.91" calcext:value-type="float">
            <text:p><text:s/>3.368,9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87" calcext:value-type="float">
            <text:p>3387</text:p>
          </table:table-cell>
          <table:table-cell office:value-type="string" calcext:value-type="string">
            <text:p>DANIEL AZADINHO P CALDERAR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FERNANDOPOL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69" calcext:value-type="float">
            <text:p>4069</text:p>
          </table:table-cell>
          <table:table-cell office:value-type="string" calcext:value-type="string">
            <text:p>DANIEL COTTONI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LEM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11" calcext:value-type="float">
            <text:p>3311</text:p>
          </table:table-cell>
          <table:table-cell office:value-type="string" calcext:value-type="string">
            <text:p>DANIEL FONTAN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LIMEI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62" calcext:value-type="float">
            <text:p>10562</text:p>
          </table:table-cell>
          <table:table-cell office:value-type="string" calcext:value-type="string">
            <text:p>DANIEL GRUENWALD LEPINE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MOGI DAS CRUZE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49.14" calcext:value-type="float">
            <text:p><text:s/>449,14 </text:p>
          </table:table-cell>
          <table:table-cell table:style-name="ce4" office:value-type="float" office:value="1684.46" calcext:value-type="float">
            <text:p><text:s/>1.684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80" calcext:value-type="float">
            <text:p>7480</text:p>
          </table:table-cell>
          <table:table-cell office:value-type="string" calcext:value-type="string">
            <text:p>DANIEL GUSTAVO COSTA MARTORI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PERUIB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7288.67" calcext:value-type="float">
            <text:p><text:s/>7.288,67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19" calcext:value-type="float">
            <text:p>8519</text:p>
          </table:table-cell>
          <table:table-cell office:value-type="string" calcext:value-type="string">
            <text:p>DANIEL HENRIQUE SILVA MIRAND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ROSA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4491.88" calcext:value-type="float">
            <text:p><text:s/>4.491,8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39" calcext:value-type="float">
            <text:p>2039</text:p>
          </table:table-cell>
          <table:table-cell office:value-type="string" calcext:value-type="string">
            <text:p>DANIEL ISAAC FRIEDMANN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29" calcext:value-type="float">
            <text:p>729</text:p>
          </table:table-cell>
          <table:table-cell office:value-type="string" calcext:value-type="string">
            <text:p>DANIEL JOSE DE ANGELI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RIBEIRA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63" calcext:value-type="float">
            <text:p>3363</text:p>
          </table:table-cell>
          <table:table-cell office:value-type="string" calcext:value-type="string">
            <text:p>DANIEL LEME DE ARRUD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O TATUAP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499" calcext:value-type="float">
            <text:p>6499</text:p>
          </table:table-cell>
          <table:table-cell office:value-type="string" calcext:value-type="string">
            <text:p>DANIEL MAGALHAES A SILV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OSASC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42" calcext:value-type="float">
            <text:p>2542</text:p>
          </table:table-cell>
          <table:table-cell office:value-type="string" calcext:value-type="string">
            <text:p>DANIEL PASSANEZI PEGORA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JA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5658" calcext:value-type="float">
            <text:p>5658</text:p>
          </table:table-cell>
          <table:table-cell office:value-type="string" calcext:value-type="string">
            <text:p>DANIEL PORTO GODINHO DA SILV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REGISTRO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40" calcext:value-type="float">
            <text:p>2040</text:p>
          </table:table-cell>
          <table:table-cell office:value-type="string" calcext:value-type="string">
            <text:p>DANIEL RIBEIRO DA SILV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O TATUAP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36186" calcext:value-type="float">
            <text:p>536186</text:p>
          </table:table-cell>
          <table:table-cell office:value-type="string" calcext:value-type="string">
            <text:p>DANIEL ROBERTO FINK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DE INTERESSES DIFUSOS E COLETIV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39.05" calcext:value-type="float">
            <text:p><text:s/>16.939,05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14128" calcext:value-type="float">
            <text:p>614128</text:p>
          </table:table-cell>
          <table:table-cell office:value-type="string" calcext:value-type="string">
            <text:p>DANIEL RODRIGUES DE MAC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606.22" calcext:value-type="float">
            <text:p><text:s/>16.606,2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48" calcext:value-type="float">
            <text:p>3748</text:p>
          </table:table-cell>
          <table:table-cell office:value-type="string" calcext:value-type="string">
            <text:p>DANIEL SANTERINI CAIAD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J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10" calcext:value-type="float">
            <text:p>3310</text:p>
          </table:table-cell>
          <table:table-cell office:value-type="string" calcext:value-type="string">
            <text:p>DANIEL SERRA AZUL GUIMARA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style-name="ce4" office:value-type="float" office:value="1085.54" calcext:value-type="float">
            <text:p><text:s/>1.085,54 </text:p>
          </table:table-cell>
          <table:table-cell table:number-columns-repeated="1014"/>
        </table:table-row>
        <table:table-row table:style-name="ro3">
          <table:table-cell office:value-type="float" office:value="7481" calcext:value-type="float">
            <text:p>7481</text:p>
          </table:table-cell>
          <table:table-cell office:value-type="string" calcext:value-type="string">
            <text:p>DANIEL TADEU DOS SANTOS MAN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MARTINOPOL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59" calcext:value-type="float">
            <text:p>4459</text:p>
          </table:table-cell>
          <table:table-cell office:value-type="string" calcext:value-type="string">
            <text:p>DANIEL TOSTA DE FREITA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00" calcext:value-type="float">
            <text:p>6500</text:p>
          </table:table-cell>
          <table:table-cell office:value-type="string" calcext:value-type="string">
            <text:p>DANIEL ZULIAN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AGUAS DE LINDO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898.35" calcext:value-type="float">
            <text:p><text:s/>898,35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68" calcext:value-type="float">
            <text:p>1668</text:p>
          </table:table-cell>
          <table:table-cell office:value-type="string" calcext:value-type="string">
            <text:p>DANIELA ANGELI RIBEIRO VALLAD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SANTA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67" calcext:value-type="float">
            <text:p>3367</text:p>
          </table:table-cell>
          <table:table-cell office:value-type="string" calcext:value-type="string">
            <text:p>DANIELA BALDAN REIN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TAQUARITI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60" calcext:value-type="float">
            <text:p>2560</text:p>
          </table:table-cell>
          <table:table-cell office:value-type="string" calcext:value-type="string">
            <text:p>DANIELA CRISTINA R GONCALV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LHO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01" calcext:value-type="float">
            <text:p>6501</text:p>
          </table:table-cell>
          <table:table-cell office:value-type="string" calcext:value-type="string">
            <text:p>DANIELA DERMENDJIAN D AVELLA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ITAPEVI</text:p>
          </table:table-cell>
          <table:table-cell table:style-name="ce4" office:value-type="float" office:value="685.71" calcext:value-type="float">
            <text:p><text:s/>685,71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59" calcext:value-type="float">
            <text:p>5659</text:p>
          </table:table-cell>
          <table:table-cell office:value-type="string" calcext:value-type="string">
            <text:p>DANIELA DOMINGUES HRISTOV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CARAPICUIBA</text:p>
          </table:table-cell>
          <table:table-cell table:style-name="ce4" office:value-type="float" office:value="918.27" calcext:value-type="float">
            <text:p><text:s/>918,27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19" calcext:value-type="float">
            <text:p>3319</text:p>
          </table:table-cell>
          <table:table-cell office:value-type="string" calcext:value-type="string">
            <text:p>DANIELA HASHIMO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A LAP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43" calcext:value-type="float">
            <text:p>3343</text:p>
          </table:table-cell>
          <table:table-cell office:value-type="string" calcext:value-type="string">
            <text:p>DANIELA ITO ECHEVERRI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VINHED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22" calcext:value-type="float">
            <text:p>3022</text:p>
          </table:table-cell>
          <table:table-cell office:value-type="string" calcext:value-type="string">
            <text:p>DANIELA MERINO ALHADEF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INDAIATUB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20" calcext:value-type="float">
            <text:p>8520</text:p>
          </table:table-cell>
          <table:table-cell office:value-type="string" calcext:value-type="string">
            <text:p>DANIELA MICHELE SANTOS NEVE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SAO JOSE DOS CAMP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13" calcext:value-type="float">
            <text:p>3313</text:p>
          </table:table-cell>
          <table:table-cell office:value-type="string" calcext:value-type="string">
            <text:p>DANIELA MOYSES DA S FAVA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60" calcext:value-type="float">
            <text:p>4460</text:p>
          </table:table-cell>
          <table:table-cell office:value-type="string" calcext:value-type="string">
            <text:p>DANIELA PRIANTE BELLI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43" calcext:value-type="float">
            <text:p>2543</text:p>
          </table:table-cell>
          <table:table-cell office:value-type="string" calcext:value-type="string">
            <text:p>DANIELA R P MATOS DA SILV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CAETANO DO SU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50" calcext:value-type="float">
            <text:p>3750</text:p>
          </table:table-cell>
          <table:table-cell office:value-type="string" calcext:value-type="string">
            <text:p>DANIELA RANGEL CUNHA AMADEI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TREMENBE</text:p>
          </table:table-cell>
          <table:table-cell table:style-name="ce4" office:value-type="float" office:value="594.29" calcext:value-type="float">
            <text:p><text:s/>594,29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34" calcext:value-type="float">
            <text:p>7334</text:p>
          </table:table-cell>
          <table:table-cell office:value-type="string" calcext:value-type="string">
            <text:p>DANIELA ROMANELLI DA SILV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70" calcext:value-type="float">
            <text:p>4070</text:p>
          </table:table-cell>
          <table:table-cell office:value-type="string" calcext:value-type="string">
            <text:p>DANIELA VIDAL M GONCALV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ITAQUAQUECETU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796.7" calcext:value-type="float">
            <text:p><text:s/>1.796,7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02" calcext:value-type="float">
            <text:p>6502</text:p>
          </table:table-cell>
          <table:table-cell office:value-type="string" calcext:value-type="string">
            <text:p>DANIELE MACIEL DA SILV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ÇA DE SANTANA DE PARNAÍ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51" calcext:value-type="float">
            <text:p>3751</text:p>
          </table:table-cell>
          <table:table-cell office:value-type="string" calcext:value-type="string">
            <text:p>DANIELE RAMIA NEGRA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MIRASSO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38" calcext:value-type="float">
            <text:p>7338</text:p>
          </table:table-cell>
          <table:table-cell office:value-type="string" calcext:value-type="string">
            <text:p>DANIELE V S DE C CAMP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ITAPEV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38" calcext:value-type="float">
            <text:p>3338</text:p>
          </table:table-cell>
          <table:table-cell office:value-type="string" calcext:value-type="string">
            <text:p>DANIELLA DI G LANDER KENWORTHY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VICEN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76" calcext:value-type="float">
            <text:p>10576</text:p>
          </table:table-cell>
          <table:table-cell office:value-type="string" calcext:value-type="string">
            <text:p>DANILO KEITI GOT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ITAPETINI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8085.36" calcext:value-type="float">
            <text:p><text:s/>8.085,3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21" calcext:value-type="float">
            <text:p>8521</text:p>
          </table:table-cell>
          <table:table-cell office:value-type="string" calcext:value-type="string">
            <text:p>DANILO ORLANDO PUGLIESI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MACAUB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42" calcext:value-type="float">
            <text:p>2042</text:p>
          </table:table-cell>
          <table:table-cell office:value-type="string" calcext:value-type="string">
            <text:p>DANILO PALAMONE AGUDO ROMA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61" calcext:value-type="float">
            <text:p>4461</text:p>
          </table:table-cell>
          <table:table-cell office:value-type="string" calcext:value-type="string">
            <text:p>DANILO ROBERTO MEND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390.24" calcext:value-type="float">
            <text:p><text:s/>5.390,2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27" calcext:value-type="float">
            <text:p>2727</text:p>
          </table:table-cell>
          <table:table-cell office:value-type="string" calcext:value-type="string">
            <text:p>DARLAN DALTON MARQU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TAUBA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56549" calcext:value-type="float">
            <text:p>556549</text:p>
          </table:table-cell>
          <table:table-cell office:value-type="string" calcext:value-type="string">
            <text:p>DAVID CURY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875.73" calcext:value-type="float">
            <text:p><text:s/>16.875,7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62" calcext:value-type="float">
            <text:p>4462</text:p>
          </table:table-cell>
          <table:table-cell office:value-type="string" calcext:value-type="string">
            <text:p>DEBORA ANDERSON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ITUVERAV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06" calcext:value-type="float">
            <text:p>7306</text:p>
          </table:table-cell>
          <table:table-cell office:value-type="string" calcext:value-type="string">
            <text:p>DEBORA BERTOLINI F SIMONETT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LIMEI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191" calcext:value-type="float">
            <text:p>3191</text:p>
          </table:table-cell>
          <table:table-cell office:value-type="string" calcext:value-type="string">
            <text:p>DEBORA BEZERRA DE MENEZ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JACAREI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39" calcext:value-type="float">
            <text:p>4539</text:p>
          </table:table-cell>
          <table:table-cell office:value-type="string" calcext:value-type="string">
            <text:p>DEBORA DE CAMARGO ALY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CARAPICUI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2695.12" calcext:value-type="float">
            <text:p><text:s/>2.695,1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58" calcext:value-type="float">
            <text:p>1358</text:p>
          </table:table-cell>
          <table:table-cell office:value-type="string" calcext:value-type="string">
            <text:p>DEBORA ELAINE PAULELL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 AND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71" calcext:value-type="float">
            <text:p>4071</text:p>
          </table:table-cell>
          <table:table-cell office:value-type="string" calcext:value-type="string">
            <text:p>DEBORA MORETTI FUMACH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72" calcext:value-type="float">
            <text:p>4072</text:p>
          </table:table-cell>
          <table:table-cell office:value-type="string" calcext:value-type="string">
            <text:p>DEBORA ORSI DUTR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LENCOIS PAUL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60" calcext:value-type="float">
            <text:p>5660</text:p>
          </table:table-cell>
          <table:table-cell office:value-type="string" calcext:value-type="string">
            <text:p>DEBORAH CRISTINA BENATT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OGI DAS CRUZES</text:p>
          </table:table-cell>
          <table:table-cell table:style-name="ce4" office:value-type="float" office:value="1920" calcext:value-type="float">
            <text:p><text:s/>1.92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43" calcext:value-type="float">
            <text:p>2043</text:p>
          </table:table-cell>
          <table:table-cell office:value-type="string" calcext:value-type="string">
            <text:p>DEBORAH KELLY AFFONS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75.42" calcext:value-type="float">
            <text:p><text:s/>15.575,4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52520" calcext:value-type="float">
            <text:p>352520</text:p>
          </table:table-cell>
          <table:table-cell office:value-type="string" calcext:value-type="string">
            <text:p>DEBORAH PIERR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DE INTERESSES DIFUSOS E COLETIV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182.88" calcext:value-type="float">
            <text:p><text:s/>16.182,8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97" calcext:value-type="float">
            <text:p>1397</text:p>
          </table:table-cell>
          <table:table-cell office:value-type="string" calcext:value-type="string">
            <text:p>DEISE MARY GALUTT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 AND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626.59" calcext:value-type="float">
            <text:p><text:s/>15.626,5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9446" calcext:value-type="float">
            <text:p>169446</text:p>
          </table:table-cell>
          <table:table-cell office:value-type="string" calcext:value-type="string">
            <text:p>DELCIO DELARC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798.86" calcext:value-type="float">
            <text:p><text:s/>16.798,8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2934" calcext:value-type="float">
            <text:p>402934</text:p>
          </table:table-cell>
          <table:table-cell office:value-type="string" calcext:value-type="string">
            <text:p>DELCIO GASPEROTTO STOROLL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4139" calcext:value-type="float">
            <text:p>204139</text:p>
          </table:table-cell>
          <table:table-cell office:value-type="string" calcext:value-type="string">
            <text:p>DELTON ESTEVES PASTOR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792.64" calcext:value-type="float">
            <text:p><text:s/>16.792,6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28" calcext:value-type="float">
            <text:p>2228</text:p>
          </table:table-cell>
          <table:table-cell office:value-type="string" calcext:value-type="string">
            <text:p>DENILSON DE SOUZA FREITA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09" calcext:value-type="float">
            <text:p>3009</text:p>
          </table:table-cell>
          <table:table-cell office:value-type="string" calcext:value-type="string">
            <text:p>DENIS FABIO MARSOL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VILA PRUDEN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305.97" calcext:value-type="float">
            <text:p><text:s/>15.305,97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192" calcext:value-type="float">
            <text:p>3192</text:p>
          </table:table-cell>
          <table:table-cell office:value-type="string" calcext:value-type="string">
            <text:p>DENIS HENRIQUE SILV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UMA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2470.48" calcext:value-type="float">
            <text:p><text:s/>2.470,4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10" calcext:value-type="float">
            <text:p>3010</text:p>
          </table:table-cell>
          <table:table-cell office:value-type="string" calcext:value-type="string">
            <text:p>DENIS PEIXOTO PARRON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IRACI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29945.86" calcext:value-type="float">
            <text:p><text:s/>29.945,8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1" calcext:value-type="float">
            <text:p><text:s/>2.245,91 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24" calcext:value-type="float">
            <text:p>3324</text:p>
          </table:table-cell>
          <table:table-cell office:value-type="string" calcext:value-type="string">
            <text:p>DENISE ALESSANDRA M MENDE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AMERICO BRASILIENS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52" calcext:value-type="float">
            <text:p>3752</text:p>
          </table:table-cell>
          <table:table-cell office:value-type="string" calcext:value-type="string">
            <text:p>DENISE CECILIA PAVAN BUO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 AND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22" calcext:value-type="float">
            <text:p>8522</text:p>
          </table:table-cell>
          <table:table-cell office:value-type="string" calcext:value-type="string">
            <text:p>DENISE CRISTINA DA SILV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CACOND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46316" calcext:value-type="float">
            <text:p>546316</text:p>
          </table:table-cell>
          <table:table-cell office:value-type="string" calcext:value-type="string">
            <text:p>DENISE DE OLIVEIRA NASCIMEN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868.58" calcext:value-type="float">
            <text:p><text:s/>868,58 </text:p>
          </table:table-cell>
          <table:table-cell table:style-name="ce4" office:value-type="float" office:value="16117.02" calcext:value-type="float">
            <text:p><text:s/>16.117,0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198" calcext:value-type="float">
            <text:p>2198</text:p>
          </table:table-cell>
          <table:table-cell office:value-type="string" calcext:value-type="string">
            <text:p>DENISE ELIZABETH HERRE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4491.88" calcext:value-type="float">
            <text:p><text:s/>4.491,8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46" calcext:value-type="float">
            <text:p>3346</text:p>
          </table:table-cell>
          <table:table-cell office:value-type="string" calcext:value-type="string">
            <text:p>DENISE MYONG HYUN JUNG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ITAQUERA</text:p>
          </table:table-cell>
          <table:table-cell table:style-name="ce4" office:value-type="float" office:value="-960" calcext:value-type="float">
            <text:p><text:s/>(960,00)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07" calcext:value-type="float">
            <text:p>2707</text:p>
          </table:table-cell>
          <table:table-cell office:value-type="string" calcext:value-type="string">
            <text:p>DENNY ANGELO DA S DE CAROL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SANTO AMAR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447.65" calcext:value-type="float">
            <text:p><text:s/>15.447,65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85359" calcext:value-type="float">
            <text:p>585359</text:p>
          </table:table-cell>
          <table:table-cell office:value-type="string" calcext:value-type="string">
            <text:p>DIB JORGE NE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RAGANCA PAUL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8" calcext:value-type="float">
            <text:p><text:s/>1.122,9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03" calcext:value-type="float">
            <text:p>6503</text:p>
          </table:table-cell>
          <table:table-cell office:value-type="string" calcext:value-type="string">
            <text:p>DIEGO ANTONIO BISCO LELI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GUAI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04" calcext:value-type="float">
            <text:p>6504</text:p>
          </table:table-cell>
          <table:table-cell office:value-type="string" calcext:value-type="string">
            <text:p>DIEGO DUTRA GOULART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JANDI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23" calcext:value-type="float">
            <text:p>8523</text:p>
          </table:table-cell>
          <table:table-cell office:value-type="string" calcext:value-type="string">
            <text:p>DIEGO RAFAEL DO A MONTANHEIR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CRUZEIR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930.4" calcext:value-type="float">
            <text:p><text:s/>3.930,40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11463" calcext:value-type="float">
            <text:p>511463</text:p>
          </table:table-cell>
          <table:table-cell office:value-type="string" calcext:value-type="string">
            <text:p>DILCE HELENA B O PADUA PREST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PINHEIR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82" calcext:value-type="float">
            <text:p>3382</text:p>
          </table:table-cell>
          <table:table-cell office:value-type="string" calcext:value-type="string">
            <text:p>DILSON SANTIAGO DE SOUZ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S DE JUSTICA DA AREA REGIONAL DE FRANC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3775" calcext:value-type="float">
            <text:p>253775</text:p>
          </table:table-cell>
          <table:table-cell office:value-type="string" calcext:value-type="string">
            <text:p>DIMITRIOS EUGENIO BUER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30.43" calcext:value-type="float">
            <text:p><text:s/>16.030,4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3224.84" calcext:value-type="float">
            <text:p><text:s/>3.224,8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61" calcext:value-type="float">
            <text:p>5661</text:p>
          </table:table-cell>
          <table:table-cell office:value-type="string" calcext:value-type="string">
            <text:p>DIOGO PACINI D M E ALBUQUERQUE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PERUIB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2" calcext:value-type="float">
            <text:p><text:s/>6.737,8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16812" calcext:value-type="float">
            <text:p>616812</text:p>
          </table:table-cell>
          <table:table-cell office:value-type="string" calcext:value-type="string">
            <text:p>DJALMA MARINHO CUNHA FIL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AUR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75850" calcext:value-type="float">
            <text:p>575850</text:p>
          </table:table-cell>
          <table:table-cell office:value-type="string" calcext:value-type="string">
            <text:p>DONISETE TAVARES M OLIV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AO DA BOA V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626.6" calcext:value-type="float">
            <text:p><text:s/>15.626,60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93" calcext:value-type="float">
            <text:p>1393</text:p>
          </table:table-cell>
          <table:table-cell office:value-type="string" calcext:value-type="string">
            <text:p>DORA MARTIN STRILICHERK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328.97" calcext:value-type="float">
            <text:p><text:s/>15.328,97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193" calcext:value-type="float">
            <text:p>3193</text:p>
          </table:table-cell>
          <table:table-cell office:value-type="string" calcext:value-type="string">
            <text:p>DORIO SAMPAIO DIA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BIRIGU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44" calcext:value-type="float">
            <text:p>2044</text:p>
          </table:table-cell>
          <table:table-cell office:value-type="string" calcext:value-type="string">
            <text:p>DOSMAR SANDRO VALER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 RI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2702" calcext:value-type="float">
            <text:p>62702</text:p>
          </table:table-cell>
          <table:table-cell office:value-type="string" calcext:value-type="string">
            <text:p>EBNEZER SALGADO SOA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798.86" calcext:value-type="float">
            <text:p><text:s/>16.798,8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67069" calcext:value-type="float">
            <text:p>367069</text:p>
          </table:table-cell>
          <table:table-cell office:value-type="string" calcext:value-type="string">
            <text:p>EDER DO LAGO MENDES FER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658.36" calcext:value-type="float">
            <text:p><text:s/>16.658,3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812.01" calcext:value-type="float">
            <text:p><text:s/>1.812,01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0100" calcext:value-type="float">
            <text:p>400100</text:p>
          </table:table-cell>
          <table:table-cell office:value-type="string" calcext:value-type="string">
            <text:p>EDER SEGU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65334" calcext:value-type="float">
            <text:p>365334</text:p>
          </table:table-cell>
          <table:table-cell office:value-type="string" calcext:value-type="string">
            <text:p>EDGARD MOREIRA DA SILV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DE INTERESSES DIFUSOS E COLETIV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31.93" calcext:value-type="float">
            <text:p><text:s/>16.931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81" calcext:value-type="float">
            <text:p>1681</text:p>
          </table:table-cell>
          <table:table-cell office:value-type="string" calcext:value-type="string">
            <text:p>EDI FONSECA LAG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NOSSA SENHORA DO O</text:p>
          </table:table-cell>
          <table:table-cell table:style-name="ce4" office:value-type="float" office:value="777.14" calcext:value-type="float">
            <text:p><text:s/>777,14 </text:p>
          </table:table-cell>
          <table:table-cell table:style-name="ce4" office:value-type="float" office:value="15626.59" calcext:value-type="float">
            <text:p><text:s/>15.626,5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4181" calcext:value-type="float">
            <text:p>834181</text:p>
          </table:table-cell>
          <table:table-cell office:value-type="string" calcext:value-type="string">
            <text:p>EDILSON MOUGENOT BONFIM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46" calcext:value-type="float">
            <text:p>2046</text:p>
          </table:table-cell>
          <table:table-cell office:value-type="string" calcext:value-type="string">
            <text:p>EDIVON TEIXEIRA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053.37" calcext:value-type="float">
            <text:p><text:s/>5.053,3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98" calcext:value-type="float">
            <text:p>1398</text:p>
          </table:table-cell>
          <table:table-cell office:value-type="string" calcext:value-type="string">
            <text:p>EDNILSON ANDRADE A DE ME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30.43" calcext:value-type="float">
            <text:p><text:s/>16.030,4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32271" calcext:value-type="float">
            <text:p>932271</text:p>
          </table:table-cell>
          <table:table-cell office:value-type="string" calcext:value-type="string">
            <text:p>EDSON ALVES DA COST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PENHA DE FRANC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798.86" calcext:value-type="float">
            <text:p><text:s/>16.798,8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45" calcext:value-type="float">
            <text:p>2045</text:p>
          </table:table-cell>
          <table:table-cell office:value-type="string" calcext:value-type="string">
            <text:p>EDSON CORREIA BATIST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S DE JUSTICA MILITAR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47485" calcext:value-type="float">
            <text:p>647485</text:p>
          </table:table-cell>
          <table:table-cell office:value-type="string" calcext:value-type="string">
            <text:p>EDSON JOSE RAFA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18.99" calcext:value-type="float">
            <text:p><text:s/>16.918,9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7570" calcext:value-type="float">
            <text:p>337570</text:p>
          </table:table-cell>
          <table:table-cell office:value-type="string" calcext:value-type="string">
            <text:p>EDSON SPINA FERTONAN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6030.43" calcext:value-type="float">
            <text:p><text:s/>16.030,4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64" calcext:value-type="float">
            <text:p>10564</text:p>
          </table:table-cell>
          <table:table-cell office:value-type="string" calcext:value-type="string">
            <text:p>EDSON TONINI OLIVEIR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ITANHAEM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62582" calcext:value-type="float">
            <text:p>262582</text:p>
          </table:table-cell>
          <table:table-cell office:value-type="string" calcext:value-type="string">
            <text:p>EDUARDO ARAUJO DA SILV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342.01" calcext:value-type="float">
            <text:p><text:s/>16.342,01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24" calcext:value-type="float">
            <text:p>8524</text:p>
          </table:table-cell>
          <table:table-cell office:value-type="string" calcext:value-type="string">
            <text:p>EDUARDO AUGUSTO VELLOSO R NET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ITAPOLIS</text:p>
          </table:table-cell>
          <table:table-cell table:style-name="ce4" office:value-type="float" office:value="502.86" calcext:value-type="float">
            <text:p><text:s/>502,86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51" calcext:value-type="float">
            <text:p>3351</text:p>
          </table:table-cell>
          <table:table-cell office:value-type="string" calcext:value-type="string">
            <text:p>EDUARDO CAETANO QUEROBIM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ARUER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65" calcext:value-type="float">
            <text:p>3365</text:p>
          </table:table-cell>
          <table:table-cell office:value-type="string" calcext:value-type="string">
            <text:p>EDUARDO DIAS BRANDA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PINDAMONHANG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21060" calcext:value-type="float">
            <text:p>721060</text:p>
          </table:table-cell>
          <table:table-cell office:value-type="string" calcext:value-type="string">
            <text:p>EDUARDO DIAS DE SOUZA FER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569.6" calcext:value-type="float">
            <text:p><text:s/>16.569,60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69492" calcext:value-type="float">
            <text:p>969492</text:p>
          </table:table-cell>
          <table:table-cell office:value-type="string" calcext:value-type="string">
            <text:p>EDUARDO FERREIRA VALERI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DIREITOS HUMAN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869.54" calcext:value-type="float">
            <text:p><text:s/>15.869,5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28" calcext:value-type="float">
            <text:p>2728</text:p>
          </table:table-cell>
          <table:table-cell office:value-type="string" calcext:value-type="string">
            <text:p>EDUARDO FRANCISCO DOS S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ORO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53" calcext:value-type="float">
            <text:p>3753</text:p>
          </table:table-cell>
          <table:table-cell office:value-type="string" calcext:value-type="string">
            <text:p>EDUARDO GONCALVES DE SALL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VICEN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1103" calcext:value-type="float">
            <text:p>701103</text:p>
          </table:table-cell>
          <table:table-cell office:value-type="string" calcext:value-type="string">
            <text:p>EDUARDO HENRIQUE A DE SOUZ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SSIS</text:p>
          </table:table-cell>
          <table:table-cell table:style-name="ce4" office:value-type="float" office:value="365.71" calcext:value-type="float">
            <text:p><text:s/>365,71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85" calcext:value-type="float">
            <text:p>7485</text:p>
          </table:table-cell>
          <table:table-cell office:value-type="string" calcext:value-type="string">
            <text:p>EDUARDO HENRIQUE B PASQU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RIO DAS PEDR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21" calcext:value-type="float">
            <text:p>3321</text:p>
          </table:table-cell>
          <table:table-cell office:value-type="string" calcext:value-type="string">
            <text:p>EDUARDO HIROSHI SHINTANI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JALE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7595" calcext:value-type="float">
            <text:p>837595</text:p>
          </table:table-cell>
          <table:table-cell office:value-type="string" calcext:value-type="string">
            <text:p>EDUARDO JOSE DAHER ZACHARIA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OTUCAT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64" calcext:value-type="float">
            <text:p>4464</text:p>
          </table:table-cell>
          <table:table-cell office:value-type="string" calcext:value-type="string">
            <text:p>EDUARDO LOPES BARBOSA DE SOUZ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604" calcext:value-type="float">
            <text:p>2604</text:p>
          </table:table-cell>
          <table:table-cell office:value-type="string" calcext:value-type="string">
            <text:p>EDUARDO LUIZ MICHELAN CAMPAN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ERTAOZINH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164.29" calcext:value-type="float">
            <text:p><text:s/>15.164,29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62" calcext:value-type="float">
            <text:p>5662</text:p>
          </table:table-cell>
          <table:table-cell office:value-type="string" calcext:value-type="string">
            <text:p>EDUARDO MACIEL CRESPILH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IBITI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44" calcext:value-type="float">
            <text:p>2544</text:p>
          </table:table-cell>
          <table:table-cell office:value-type="string" calcext:value-type="string">
            <text:p>EDUARDO MARTINS BOIAT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VOTUPORA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73" calcext:value-type="float">
            <text:p>4073</text:p>
          </table:table-cell>
          <table:table-cell office:value-type="string" calcext:value-type="string">
            <text:p>EDUARDO OLAVO NEVES CANTO NE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2" calcext:value-type="float">
            <text:p>732</text:p>
          </table:table-cell>
          <table:table-cell office:value-type="string" calcext:value-type="string">
            <text:p>EDUARDO PEREIRA DE SOUZA GOM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ATAT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19217" calcext:value-type="float">
            <text:p>919217</text:p>
          </table:table-cell>
          <table:table-cell office:value-type="string" calcext:value-type="string">
            <text:p>EDUARDO RHEINGANTZ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792.64" calcext:value-type="float">
            <text:p><text:s/>16.792,6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15" calcext:value-type="float">
            <text:p>1015</text:p>
          </table:table-cell>
          <table:table-cell office:value-type="string" calcext:value-type="string">
            <text:p>EDUARDO ROBERTO A DEL CAMP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792.64" calcext:value-type="float">
            <text:p><text:s/>16.792,6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509.88" calcext:value-type="float">
            <text:p><text:s/>1.509,8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74" calcext:value-type="float">
            <text:p>4074</text:p>
          </table:table-cell>
          <table:table-cell office:value-type="string" calcext:value-type="string">
            <text:p>EDUARDO SOARES AMARAL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DIADEM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14" calcext:value-type="float">
            <text:p>2214</text:p>
          </table:table-cell>
          <table:table-cell office:value-type="string" calcext:value-type="string">
            <text:p>EDUARDO TOST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FRANC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86" calcext:value-type="float">
            <text:p>1386</text:p>
          </table:table-cell>
          <table:table-cell office:value-type="string" calcext:value-type="string">
            <text:p>EDUARDO ULIAN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3831.1" calcext:value-type="float">
            <text:p><text:s/>3.831,1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57" calcext:value-type="float">
            <text:p>7357</text:p>
          </table:table-cell>
          <table:table-cell office:value-type="string" calcext:value-type="string">
            <text:p>EDUARDO WANSSA DE CARVALH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URAN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642.08" calcext:value-type="float">
            <text:p><text:s/>6.642,0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869" calcext:value-type="float">
            <text:p>2869</text:p>
          </table:table-cell>
          <table:table-cell office:value-type="string" calcext:value-type="string">
            <text:p>ELAINE CRISTINE CABRINI H JOS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RACATUB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81834" calcext:value-type="float">
            <text:p>281834</text:p>
          </table:table-cell>
          <table:table-cell office:value-type="string" calcext:value-type="string">
            <text:p>ELAINE DE ASSIS E SILVA LIN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RESIDENTE PRUDEN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1115" calcext:value-type="float">
            <text:p>701115</text:p>
          </table:table-cell>
          <table:table-cell office:value-type="string" calcext:value-type="string">
            <text:p>ELAINE MARIA BARREIRA GARC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659.43" calcext:value-type="float">
            <text:p><text:s/>16.659,4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88424" calcext:value-type="float">
            <text:p>788424</text:p>
          </table:table-cell>
          <table:table-cell office:value-type="string" calcext:value-type="string">
            <text:p>ELAINE MARIA C T M CARAVELLA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859.89" calcext:value-type="float">
            <text:p><text:s/>15.859,8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29" calcext:value-type="float">
            <text:p>2729</text:p>
          </table:table-cell>
          <table:table-cell office:value-type="string" calcext:value-type="string">
            <text:p>ELIANA FALEIROS V CARNEI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47" calcext:value-type="float">
            <text:p>2047</text:p>
          </table:table-cell>
          <table:table-cell office:value-type="string" calcext:value-type="string">
            <text:p>ELIANA GUILLAUMON LOPES VI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05" calcext:value-type="float">
            <text:p>6505</text:p>
          </table:table-cell>
          <table:table-cell office:value-type="string" calcext:value-type="string">
            <text:p>ELIANA KOMESU LIM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ROMISSA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27026.93" calcext:value-type="float">
            <text:p><text:s/>27.026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7427" calcext:value-type="float">
            <text:p>67427</text:p>
          </table:table-cell>
          <table:table-cell office:value-type="string" calcext:value-type="string">
            <text:p>ELIANA LEONEL FER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11.22" calcext:value-type="float">
            <text:p><text:s/>16.911,2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9769" calcext:value-type="float">
            <text:p>209769</text:p>
          </table:table-cell>
          <table:table-cell office:value-type="string" calcext:value-type="string">
            <text:p>ELIANA MARIA MALUF SANSEVERIN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998.34" calcext:value-type="float">
            <text:p><text:s/>15.998,3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16" calcext:value-type="float">
            <text:p>1016</text:p>
          </table:table-cell>
          <table:table-cell office:value-type="string" calcext:value-type="string">
            <text:p>ELIANA SILVIA M S M SCUCUGL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82" calcext:value-type="float">
            <text:p>1382</text:p>
          </table:table-cell>
          <table:table-cell office:value-type="string" calcext:value-type="string">
            <text:p>ELIANE APARECIDA T BOTKOWSK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MOTORIAS DE JUSTICA CIVEIS DE FAMILIA E SUCESSOE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30.43" calcext:value-type="float">
            <text:p><text:s/>16.030,4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199" calcext:value-type="float">
            <text:p>2199</text:p>
          </table:table-cell>
          <table:table-cell office:value-type="string" calcext:value-type="string">
            <text:p>ELIANE CRISTINA ZERAT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48" calcext:value-type="float">
            <text:p>2048</text:p>
          </table:table-cell>
          <table:table-cell office:value-type="string" calcext:value-type="string">
            <text:p>ELIANE MARIA C CAPPELLI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49" calcext:value-type="float">
            <text:p>1349</text:p>
          </table:table-cell>
          <table:table-cell office:value-type="string" calcext:value-type="string">
            <text:p>ELIAS FRANCISCO BARACAT CHAIB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SOCORR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55" calcext:value-type="float">
            <text:p>3755</text:p>
          </table:table-cell>
          <table:table-cell office:value-type="string" calcext:value-type="string">
            <text:p>ELIO DALDEGAN JUNIOR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SANTA RITA DO PASSA QUATR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55" calcext:value-type="float">
            <text:p>1355</text:p>
          </table:table-cell>
          <table:table-cell office:value-type="string" calcext:value-type="string">
            <text:p>ELISA DE DIVITIIS CAMUZZ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65" calcext:value-type="float">
            <text:p>4465</text:p>
          </table:table-cell>
          <table:table-cell office:value-type="string" calcext:value-type="string">
            <text:p>ELISA VODOPIVES P G PER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777.14" calcext:value-type="float">
            <text:p><text:s/>777,14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17" calcext:value-type="float">
            <text:p>1017</text:p>
          </table:table-cell>
          <table:table-cell office:value-type="string" calcext:value-type="string">
            <text:p>ELISEU JOSE BERARDO GONCALV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RIBEIRAO PRETO</text:p>
          </table:table-cell>
          <table:table-cell table:style-name="ce4" office:value-type="float" office:value="914.29" calcext:value-type="float">
            <text:p><text:s/>914,29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56" calcext:value-type="float">
            <text:p>3756</text:p>
          </table:table-cell>
          <table:table-cell office:value-type="string" calcext:value-type="string">
            <text:p>ELOISA BAISSARDO GAGLIARD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091.61" calcext:value-type="float">
            <text:p><text:s/>15.091,61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18" calcext:value-type="float">
            <text:p>1018</text:p>
          </table:table-cell>
          <table:table-cell office:value-type="string" calcext:value-type="string">
            <text:p>ELOISA VIRGILI CANCI FRANC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S DE JUSTICA CIVEIS DE FAMILIA E SUCESSOE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976" calcext:value-type="float">
            <text:p>2976</text:p>
          </table:table-cell>
          <table:table-cell office:value-type="string" calcext:value-type="string">
            <text:p>ELOY OJEA GOME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GUARUJ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62" calcext:value-type="float">
            <text:p>1362</text:p>
          </table:table-cell>
          <table:table-cell office:value-type="string" calcext:value-type="string">
            <text:p>ELVECIO DE FARIA BARBOS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PENHA DE FRANC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58" calcext:value-type="float">
            <text:p>7358</text:p>
          </table:table-cell>
          <table:table-cell office:value-type="string" calcext:value-type="string">
            <text:p>EMERSON MARTINS ALVE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PANORAM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8888.02" calcext:value-type="float">
            <text:p><text:s/>8.888,0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51" calcext:value-type="float">
            <text:p>3051</text:p>
          </table:table-cell>
          <table:table-cell office:value-type="string" calcext:value-type="string">
            <text:p>ENILSON DAVID KOMON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S DE JUSTICA DA AREA REGIONAL DE BAUR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2827" calcext:value-type="float">
            <text:p>702827</text:p>
          </table:table-cell>
          <table:table-cell office:value-type="string" calcext:value-type="string">
            <text:p>ENIO DE TOLEDO P TEBECHERAN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606.34" calcext:value-type="float">
            <text:p><text:s/>16.606,3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06" calcext:value-type="float">
            <text:p>6506</text:p>
          </table:table-cell>
          <table:table-cell office:value-type="string" calcext:value-type="string">
            <text:p>ENRICO PAISAN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CERQUILH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194" calcext:value-type="float">
            <text:p>3194</text:p>
          </table:table-cell>
          <table:table-cell office:value-type="string" calcext:value-type="string">
            <text:p>ENZO DE ALMEIDA C BONCOMPAG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UMA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4.85" calcext:value-type="float">
            <text:p><text:s/>5.614,85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75" calcext:value-type="float">
            <text:p>4075</text:p>
          </table:table-cell>
          <table:table-cell office:value-type="string" calcext:value-type="string">
            <text:p>ERICA JULIANA PHILIP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CAETANO DO SUL</text:p>
          </table:table-cell>
          <table:table-cell table:style-name="ce4" office:value-type="float" office:value="365.71" calcext:value-type="float">
            <text:p><text:s/>365,71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66" calcext:value-type="float">
            <text:p>4466</text:p>
          </table:table-cell>
          <table:table-cell office:value-type="string" calcext:value-type="string">
            <text:p>ERICSON CAMPOS DE CASTILH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GAL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57" calcext:value-type="float">
            <text:p>3757</text:p>
          </table:table-cell>
          <table:table-cell office:value-type="string" calcext:value-type="string">
            <text:p>ERIKA ANGELI SPINETTI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SANTA BARBARA D'OES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76" calcext:value-type="float">
            <text:p>4076</text:p>
          </table:table-cell>
          <table:table-cell office:value-type="string" calcext:value-type="string">
            <text:p>ERIKA PUCCI DA COSTA LEAL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3720" calcext:value-type="float">
            <text:p>833720</text:p>
          </table:table-cell>
          <table:table-cell office:value-type="string" calcext:value-type="string">
            <text:p>ERNANI DE MENEZES V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AO DA BOA V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068.61" calcext:value-type="float">
            <text:p><text:s/>15.068,61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76697" calcext:value-type="float">
            <text:p>176697</text:p>
          </table:table-cell>
          <table:table-cell office:value-type="string" calcext:value-type="string">
            <text:p>ERONIDES APARECIDO R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952.34" calcext:value-type="float">
            <text:p><text:s/>15.952,3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07" calcext:value-type="float">
            <text:p>6507</text:p>
          </table:table-cell>
          <table:table-cell office:value-type="string" calcext:value-type="string">
            <text:p>ERTON EVANDRO DE SOUSA DAVID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ITUVERAV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368.91" calcext:value-type="float">
            <text:p><text:s/>3.368,9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11" calcext:value-type="float">
            <text:p>3011</text:p>
          </table:table-cell>
          <table:table-cell office:value-type="string" calcext:value-type="string">
            <text:p>ESTEFANIA FERRAZZINI PAULIN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368.91" calcext:value-type="float">
            <text:p><text:s/>3.368,9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3" calcext:value-type="float">
            <text:p>733</text:p>
          </table:table-cell>
          <table:table-cell office:value-type="string" calcext:value-type="string">
            <text:p>ESTEFANO KVASTEK KUMME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4A.PROMOTORIA DO JURI DA CAPITAL(PENHA DE FRANCA)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58" calcext:value-type="float">
            <text:p>3758</text:p>
          </table:table-cell>
          <table:table-cell office:value-type="string" calcext:value-type="string">
            <text:p>ESTEVAO LUIS LEMOS JORG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ARUER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49" calcext:value-type="float">
            <text:p>1649</text:p>
          </table:table-cell>
          <table:table-cell office:value-type="string" calcext:value-type="string">
            <text:p>ETHEL CIPEL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RIBEIRA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053.36" calcext:value-type="float">
            <text:p><text:s/>6.053,3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30" calcext:value-type="float">
            <text:p>2730</text:p>
          </table:table-cell>
          <table:table-cell office:value-type="string" calcext:value-type="string">
            <text:p>EURICO FERRARES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84" calcext:value-type="float">
            <text:p>2284</text:p>
          </table:table-cell>
          <table:table-cell office:value-type="string" calcext:value-type="string">
            <text:p>EUVER ROLIM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195" calcext:value-type="float">
            <text:p>3195</text:p>
          </table:table-cell>
          <table:table-cell office:value-type="string" calcext:value-type="string">
            <text:p>EVANDRO ORNELAS LEAL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S DE JUSTICA DA AREA REGIONAL DE SAO JOSE DO RI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6170" calcext:value-type="float">
            <text:p>166170</text:p>
          </table:table-cell>
          <table:table-cell office:value-type="string" calcext:value-type="string">
            <text:p>EVELISE PEDROSO T P VI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DE INTERESSES DIFUSOS E COLETIV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41.64" calcext:value-type="float">
            <text:p><text:s/>16.941,6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65" calcext:value-type="float">
            <text:p>7365</text:p>
          </table:table-cell>
          <table:table-cell office:value-type="string" calcext:value-type="string">
            <text:p>EVELYN MOURA VIRGINIO MARTIN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59" calcext:value-type="float">
            <text:p>3759</text:p>
          </table:table-cell>
          <table:table-cell office:value-type="string" calcext:value-type="string">
            <text:p>EVERTON LUIZ ZANELL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2A.PROMOTORIA DE JUSTICA DO JURI DA CAPITAL(JABAQUARA)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269.07" calcext:value-type="float">
            <text:p><text:s/>4.269,07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25" calcext:value-type="float">
            <text:p>8525</text:p>
          </table:table-cell>
          <table:table-cell office:value-type="string" calcext:value-type="string">
            <text:p>EZEQUIEL VIEIRA DA SILV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ARAGUACU PAULISTA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3475.6" calcext:value-type="float">
            <text:p><text:s/>13.475,6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35" calcext:value-type="float">
            <text:p>7335</text:p>
          </table:table-cell>
          <table:table-cell office:value-type="string" calcext:value-type="string">
            <text:p>FABIA CAROLINE DO NASCIMENT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ITIRAPI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08" calcext:value-type="float">
            <text:p>6508</text:p>
          </table:table-cell>
          <table:table-cell office:value-type="string" calcext:value-type="string">
            <text:p>FABIANA CAROLINE M DE ALMEID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REGISTR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37" calcext:value-type="float">
            <text:p>3337</text:p>
          </table:table-cell>
          <table:table-cell office:value-type="string" calcext:value-type="string">
            <text:p>FABIANA KONDIC ALVES L GOM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TIBA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407" calcext:value-type="float">
            <text:p>1407</text:p>
          </table:table-cell>
          <table:table-cell office:value-type="string" calcext:value-type="string">
            <text:p>FABIANA LANGELLA MARCHI VILLA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64" calcext:value-type="float">
            <text:p>5664</text:p>
          </table:table-cell>
          <table:table-cell office:value-type="string" calcext:value-type="string">
            <text:p>FABIANA LIMA VIDAL RI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PO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31" calcext:value-type="float">
            <text:p>2731</text:p>
          </table:table-cell>
          <table:table-cell office:value-type="string" calcext:value-type="string">
            <text:p>FABIANA MARIA N C RODRIGUE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TATU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60" calcext:value-type="float">
            <text:p>3760</text:p>
          </table:table-cell>
          <table:table-cell office:value-type="string" calcext:value-type="string">
            <text:p>FABIANA SABAIN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35" calcext:value-type="float">
            <text:p>3035</text:p>
          </table:table-cell>
          <table:table-cell office:value-type="string" calcext:value-type="string">
            <text:p>FABIANE LEVY FO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196" calcext:value-type="float">
            <text:p>3196</text:p>
          </table:table-cell>
          <table:table-cell office:value-type="string" calcext:value-type="string">
            <text:p>FABIANO AUGUSTO PETEAN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61" calcext:value-type="float">
            <text:p>3761</text:p>
          </table:table-cell>
          <table:table-cell office:value-type="string" calcext:value-type="string">
            <text:p>FABIANO PAVAN SEVERIAN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JUNDIA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2924" calcext:value-type="float">
            <text:p>852924</text:p>
          </table:table-cell>
          <table:table-cell office:value-type="string" calcext:value-type="string">
            <text:p>FABIO ANTONIO PINESCH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475.61" calcext:value-type="float">
            <text:p><text:s/>16.475,61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62" calcext:value-type="float">
            <text:p>3762</text:p>
          </table:table-cell>
          <table:table-cell office:value-type="string" calcext:value-type="string">
            <text:p>FABIO ANTONIO XAVIER DE MORA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S CAMP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10" calcext:value-type="float">
            <text:p>6510</text:p>
          </table:table-cell>
          <table:table-cell office:value-type="string" calcext:value-type="string">
            <text:p>FABIO APARECIDO GASQUE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FRANCO DA ROCH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63" calcext:value-type="float">
            <text:p>3763</text:p>
          </table:table-cell>
          <table:table-cell office:value-type="string" calcext:value-type="string">
            <text:p>FABIO BRAMBILL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998.34" calcext:value-type="float">
            <text:p><text:s/>15.998,3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26" calcext:value-type="float">
            <text:p>8526</text:p>
          </table:table-cell>
          <table:table-cell office:value-type="string" calcext:value-type="string">
            <text:p>FABIO GUNCO KACUT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ITAPETININGA</text:p>
          </table:table-cell>
          <table:table-cell table:style-name="ce4" office:value-type="float" office:value="868.57" calcext:value-type="float">
            <text:p><text:s/>868,57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19" calcext:value-type="float">
            <text:p>1019</text:p>
          </table:table-cell>
          <table:table-cell office:value-type="string" calcext:value-type="string">
            <text:p>FABIO HENRIQUE FRANCH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 AND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85" calcext:value-type="float">
            <text:p>3385</text:p>
          </table:table-cell>
          <table:table-cell office:value-type="string" calcext:value-type="string">
            <text:p>FABIO JOSE BUEN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411.43" calcext:value-type="float">
            <text:p><text:s/>411,43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4888" calcext:value-type="float">
            <text:p>704888</text:p>
          </table:table-cell>
          <table:table-cell office:value-type="string" calcext:value-type="string">
            <text:p>FABIO JOSE MATTOSO MISKULIN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 RI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23" calcext:value-type="float">
            <text:p>3023</text:p>
          </table:table-cell>
          <table:table-cell office:value-type="string" calcext:value-type="string">
            <text:p>FABIO JOSE MOREIRA DOS SANTO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VINHED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5900" calcext:value-type="float">
            <text:p>705900</text:p>
          </table:table-cell>
          <table:table-cell office:value-type="string" calcext:value-type="string">
            <text:p>FABIO LUIS MACHADO GARCEZ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OSASC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77" calcext:value-type="float">
            <text:p>4077</text:p>
          </table:table-cell>
          <table:table-cell office:value-type="string" calcext:value-type="string">
            <text:p>FABIO MENEGUELO SAKAMOT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TANAB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65" calcext:value-type="float">
            <text:p>5665</text:p>
          </table:table-cell>
          <table:table-cell office:value-type="string" calcext:value-type="string">
            <text:p>FABIO PEREZ FERNANDEZ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RAIA GRAND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807.43" calcext:value-type="float">
            <text:p><text:s/>2.807,4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88" calcext:value-type="float">
            <text:p>3388</text:p>
          </table:table-cell>
          <table:table-cell office:value-type="string" calcext:value-type="string">
            <text:p>FABIO ROBERTO R CONSTANTINI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BEBEDOURO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600" calcext:value-type="float">
            <text:p>2600</text:p>
          </table:table-cell>
          <table:table-cell office:value-type="string" calcext:value-type="string">
            <text:p>FABIO RODRIGUES GOULART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4A.PROMOTORIA DO JURI DA CAPITAL(PENHA DE FRANCA)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64" calcext:value-type="float">
            <text:p>3764</text:p>
          </table:table-cell>
          <table:table-cell office:value-type="string" calcext:value-type="string">
            <text:p>FABIO RODRIGUES LIM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S CAMP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20" calcext:value-type="float">
            <text:p>1020</text:p>
          </table:table-cell>
          <table:table-cell office:value-type="string" calcext:value-type="string">
            <text:p>FABIO SALEM CARVAL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IRACI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72947" calcext:value-type="float">
            <text:p>572947</text:p>
          </table:table-cell>
          <table:table-cell office:value-type="string" calcext:value-type="string">
            <text:p>FABIO TEBECHERANI KALAF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368.1" calcext:value-type="float">
            <text:p><text:s/>16.368,10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11" calcext:value-type="float">
            <text:p>6511</text:p>
          </table:table-cell>
          <table:table-cell office:value-type="string" calcext:value-type="string">
            <text:p>FABIO TOSTA HORNE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65" calcext:value-type="float">
            <text:p>3765</text:p>
          </table:table-cell>
          <table:table-cell office:value-type="string" calcext:value-type="string">
            <text:p>FABIO VASCONCELLOS FORT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66" calcext:value-type="float">
            <text:p>3766</text:p>
          </table:table-cell>
          <table:table-cell office:value-type="string" calcext:value-type="string">
            <text:p>FABIO VITAL DE AVIL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TIBA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39" calcext:value-type="float">
            <text:p>7339</text:p>
          </table:table-cell>
          <table:table-cell office:value-type="string" calcext:value-type="string">
            <text:p>FABIOLA APARECIDA CEZARINI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CAJAMAR</text:p>
          </table:table-cell>
          <table:table-cell table:style-name="ce4" office:value-type="float" office:value="457.14" calcext:value-type="float">
            <text:p><text:s/>457,14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12" calcext:value-type="float">
            <text:p>6512</text:p>
          </table:table-cell>
          <table:table-cell office:value-type="string" calcext:value-type="string">
            <text:p>FABIOLA CASTILHO SOFFNE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AU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197" calcext:value-type="float">
            <text:p>3197</text:p>
          </table:table-cell>
          <table:table-cell office:value-type="string" calcext:value-type="string">
            <text:p>FABIOLA MORAN FALOPP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73" calcext:value-type="float">
            <text:p>2773</text:p>
          </table:table-cell>
          <table:table-cell office:value-type="string" calcext:value-type="string">
            <text:p>FABIOLA SUCASAS NEGRAO COVA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13" calcext:value-type="float">
            <text:p>6513</text:p>
          </table:table-cell>
          <table:table-cell office:value-type="string" calcext:value-type="string">
            <text:p>FABRICIO MACHADO SILV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BARIRI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77" calcext:value-type="float">
            <text:p>10577</text:p>
          </table:table-cell>
          <table:table-cell office:value-type="string" calcext:value-type="string">
            <text:p>FABRICIO PEREIRA DE OLIVEIR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IT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368.91" calcext:value-type="float">
            <text:p><text:s/>3.368,9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32" calcext:value-type="float">
            <text:p>2732</text:p>
          </table:table-cell>
          <table:table-cell office:value-type="string" calcext:value-type="string">
            <text:p>FABRICIO TOSTA DE FREITA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068.61" calcext:value-type="float">
            <text:p><text:s/>15.068,61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49" calcext:value-type="float">
            <text:p>2049</text:p>
          </table:table-cell>
          <table:table-cell office:value-type="string" calcext:value-type="string">
            <text:p>FATIMA LIZ BARDELL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451.33" calcext:value-type="float">
            <text:p><text:s/>15.451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1176" calcext:value-type="float">
            <text:p>401176</text:p>
          </table:table-cell>
          <table:table-cell office:value-type="string" calcext:value-type="string">
            <text:p>FAUSTO DE BARROS PRIE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SAO MIGUEL PAUL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33" calcext:value-type="float">
            <text:p>2733</text:p>
          </table:table-cell>
          <table:table-cell office:value-type="string" calcext:value-type="string">
            <text:p>FAUSTO ERNANI GONCALVES JARDIM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SAO JOAO DA BOA V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9183" calcext:value-type="float">
            <text:p>839183</text:p>
          </table:table-cell>
          <table:table-cell office:value-type="string" calcext:value-type="string">
            <text:p>FAUSTO JUNQUEIRA DE PAUL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S CAMP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198" calcext:value-type="float">
            <text:p>3198</text:p>
          </table:table-cell>
          <table:table-cell office:value-type="string" calcext:value-type="string">
            <text:p>FAUSTO LUCIANO PANICACCI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ESPIRITO SANTO DO PINH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21794" calcext:value-type="float">
            <text:p>521794</text:p>
          </table:table-cell>
          <table:table-cell office:value-type="string" calcext:value-type="string">
            <text:p>FAUZI HASSAN CHOUK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S DE JUSTICA DAS EXECUCOES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66" calcext:value-type="float">
            <text:p>10566</text:p>
          </table:table-cell>
          <table:table-cell office:value-type="string" calcext:value-type="string">
            <text:p>FELIPE BRAGANTINI DE LIM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JUNDIA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style-name="ce4" office:value-type="float" office:value="2807.45" calcext:value-type="float">
            <text:p><text:s/>2.807,45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87" calcext:value-type="float">
            <text:p>7487</text:p>
          </table:table-cell>
          <table:table-cell office:value-type="string" calcext:value-type="string">
            <text:p>FELIPE DUARTE G V DE PAUL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28" calcext:value-type="float">
            <text:p>8528</text:p>
          </table:table-cell>
          <table:table-cell office:value-type="string" calcext:value-type="string">
            <text:p>FELIPE DUARTE PAES BERTOLLI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VARGEM GRANDE DO SUL</text:p>
          </table:table-cell>
          <table:table-cell table:style-name="ce4" office:value-type="float" office:value="411.43" calcext:value-type="float">
            <text:p><text:s/>411,43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34" calcext:value-type="float">
            <text:p>2734</text:p>
          </table:table-cell>
          <table:table-cell office:value-type="string" calcext:value-type="string">
            <text:p>FELIPE EDUARDO LEVIT ZILBERMAN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1A.PROMOTORIA DE JUSTICA DO JURI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378.65" calcext:value-type="float">
            <text:p><text:s/>15.378,65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68" calcext:value-type="float">
            <text:p>4468</text:p>
          </table:table-cell>
          <table:table-cell office:value-type="string" calcext:value-type="string">
            <text:p>FELIPE JOSE ZAMPONI SANTIAG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UZAN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08.44" calcext:value-type="float">
            <text:p><text:s/>11.208,4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66" calcext:value-type="float">
            <text:p>5666</text:p>
          </table:table-cell>
          <table:table-cell office:value-type="string" calcext:value-type="string">
            <text:p>FELIPE WERMELINGER CAETAN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CACAPAV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67" calcext:value-type="float">
            <text:p>5667</text:p>
          </table:table-cell>
          <table:table-cell office:value-type="string" calcext:value-type="string">
            <text:p>FERNANDA ALIPERTI C P NEUBERN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UZAN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33" calcext:value-type="float">
            <text:p>3033</text:p>
          </table:table-cell>
          <table:table-cell office:value-type="string" calcext:value-type="string">
            <text:p>FERNANDA BEATRIZ G DA S LOP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SANTAN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86" calcext:value-type="float">
            <text:p>4986</text:p>
          </table:table-cell>
          <table:table-cell office:value-type="string" calcext:value-type="string">
            <text:p>FERNANDA CHUSTER P HONORI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30" calcext:value-type="float">
            <text:p>1630</text:p>
          </table:table-cell>
          <table:table-cell office:value-type="string" calcext:value-type="string">
            <text:p>FERNANDA DOLC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S DE JUSTICA CIVEIS DA INFANCIA E DA JUVENTUDE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69" calcext:value-type="float">
            <text:p>4469</text:p>
          </table:table-cell>
          <table:table-cell office:value-type="string" calcext:value-type="string">
            <text:p>FERNANDA ELIAS DE CARVALH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PAULINI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99" calcext:value-type="float">
            <text:p>2599</text:p>
          </table:table-cell>
          <table:table-cell office:value-type="string" calcext:value-type="string">
            <text:p>FERNANDA FRANCA CALIX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LH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88" calcext:value-type="float">
            <text:p>7488</text:p>
          </table:table-cell>
          <table:table-cell office:value-type="string" calcext:value-type="string">
            <text:p>FERNANDA GOMEZ DAMIC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PON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199" calcext:value-type="float">
            <text:p>3199</text:p>
          </table:table-cell>
          <table:table-cell office:value-type="string" calcext:value-type="string">
            <text:p>FERNANDA GUIMARAES R BERRET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IRACI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67" calcext:value-type="float">
            <text:p>3767</text:p>
          </table:table-cell>
          <table:table-cell office:value-type="string" calcext:value-type="string">
            <text:p>FERNANDA HAMADA SEGATT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MATA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78" calcext:value-type="float">
            <text:p>4078</text:p>
          </table:table-cell>
          <table:table-cell office:value-type="string" calcext:value-type="string">
            <text:p>FERNANDA KLINGUELFUS L MELL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ITATI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48330" calcext:value-type="float">
            <text:p>548330</text:p>
          </table:table-cell>
          <table:table-cell office:value-type="string" calcext:value-type="string">
            <text:p>FERNANDA LEAO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21" calcext:value-type="float">
            <text:p>1021</text:p>
          </table:table-cell>
          <table:table-cell office:value-type="string" calcext:value-type="string">
            <text:p>FERNANDA MARTINS FONTES ROSS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68" calcext:value-type="float">
            <text:p>3768</text:p>
          </table:table-cell>
          <table:table-cell office:value-type="string" calcext:value-type="string">
            <text:p>FERNANDA NAREZI PIMENTEL ROS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451.33" calcext:value-type="float">
            <text:p><text:s/>15.451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79" calcext:value-type="float">
            <text:p>4079</text:p>
          </table:table-cell>
          <table:table-cell office:value-type="string" calcext:value-type="string">
            <text:p>FERNANDA P B MORETTI IASSUOK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69" calcext:value-type="float">
            <text:p>5669</text:p>
          </table:table-cell>
          <table:table-cell office:value-type="string" calcext:value-type="string">
            <text:p>FERNANDA RASPANTINI PELLEGRIN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68" calcext:value-type="float">
            <text:p>5668</text:p>
          </table:table-cell>
          <table:table-cell office:value-type="string" calcext:value-type="string">
            <text:p>FERNANDA RATCOV BORGE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PO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89" calcext:value-type="float">
            <text:p>7489</text:p>
          </table:table-cell>
          <table:table-cell office:value-type="string" calcext:value-type="string">
            <text:p>FERNANDA SUMI B K GUNNEWIEK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29" calcext:value-type="float">
            <text:p>8529</text:p>
          </table:table-cell>
          <table:table-cell office:value-type="string" calcext:value-type="string">
            <text:p>FERNANDA TINOCO RAMO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CASA BRANC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00" calcext:value-type="float">
            <text:p>3200</text:p>
          </table:table-cell>
          <table:table-cell office:value-type="string" calcext:value-type="string">
            <text:p>FERNANDA VALESKA ALVARES CLA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50" calcext:value-type="float">
            <text:p>2050</text:p>
          </table:table-cell>
          <table:table-cell office:value-type="string" calcext:value-type="string">
            <text:p>FERNANDO ALBUQUERQUE S D SOUZ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43" calcext:value-type="float">
            <text:p>2243</text:p>
          </table:table-cell>
          <table:table-cell office:value-type="string" calcext:value-type="string">
            <text:p>FERNANDO ALVAREZ BELAZ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S CAMPO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12" calcext:value-type="float">
            <text:p>3012</text:p>
          </table:table-cell>
          <table:table-cell office:value-type="string" calcext:value-type="string">
            <text:p>FERNANDO ANTONIO ABUJAMR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SERTAOZINH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94501" calcext:value-type="float">
            <text:p>194501</text:p>
          </table:table-cell>
          <table:table-cell office:value-type="string" calcext:value-type="string">
            <text:p>FERNANDO ARRU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798.86" calcext:value-type="float">
            <text:p><text:s/>16.798,8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16378" calcext:value-type="float">
            <text:p>516378</text:p>
          </table:table-cell>
          <table:table-cell office:value-type="string" calcext:value-type="string">
            <text:p>FERNANDO AUGUSTO DE MEL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606.34" calcext:value-type="float">
            <text:p><text:s/>16.606,3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4738" calcext:value-type="float">
            <text:p>274738</text:p>
          </table:table-cell>
          <table:table-cell office:value-type="string" calcext:value-type="string">
            <text:p>FERNANDO CARLOS BUCK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606.34" calcext:value-type="float">
            <text:p><text:s/>16.606,3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4135" calcext:value-type="float">
            <text:p>254135</text:p>
          </table:table-cell>
          <table:table-cell office:value-type="string" calcext:value-type="string">
            <text:p>FERNANDO CELIO DE B NOGU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328.97" calcext:value-type="float">
            <text:p><text:s/>15.328,97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40" calcext:value-type="float">
            <text:p>1640</text:p>
          </table:table-cell>
          <table:table-cell office:value-type="string" calcext:value-type="string">
            <text:p>FERNANDO CESAR BOLQU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1A.PROMOTORIA DE JUSTICA DO JURI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978" calcext:value-type="float">
            <text:p>2978</text:p>
          </table:table-cell>
          <table:table-cell office:value-type="string" calcext:value-type="string">
            <text:p>FERNANDO CESAR BURGHETTI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PENAPOL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51" calcext:value-type="float">
            <text:p>2051</text:p>
          </table:table-cell>
          <table:table-cell office:value-type="string" calcext:value-type="string">
            <text:p>FERNANDO CESAR DE PAUL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 RI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13" calcext:value-type="float">
            <text:p>3013</text:p>
          </table:table-cell>
          <table:table-cell office:value-type="string" calcext:value-type="string">
            <text:p>FERNANDO CEZAR B DE ALMEID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JACARE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87" calcext:value-type="float">
            <text:p>4987</text:p>
          </table:table-cell>
          <table:table-cell office:value-type="string" calcext:value-type="string">
            <text:p>FERNANDO CRUZ FOCHESAT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INHALZINH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37340" calcext:value-type="float">
            <text:p>437340</text:p>
          </table:table-cell>
          <table:table-cell office:value-type="string" calcext:value-type="string">
            <text:p>FERNANDO DE ALMEIDA PEDROS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TAUBA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626.59" calcext:value-type="float">
            <text:p><text:s/>15.626,5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70" calcext:value-type="float">
            <text:p>5670</text:p>
          </table:table-cell>
          <table:table-cell office:value-type="string" calcext:value-type="string">
            <text:p>FERNANDO FERNANDES FRAG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SSI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3368.91" calcext:value-type="float">
            <text:p><text:s/>3.368,9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73" calcext:value-type="float">
            <text:p>7373</text:p>
          </table:table-cell>
          <table:table-cell office:value-type="string" calcext:value-type="string">
            <text:p>FERNANDO FIETZ BRIT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UBATU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7288.67" calcext:value-type="float">
            <text:p><text:s/>7.288,67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55" calcext:value-type="float">
            <text:p>1655</text:p>
          </table:table-cell>
          <table:table-cell office:value-type="string" calcext:value-type="string">
            <text:p>FERNANDO GALINDO ORTEG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TUPI PAUL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7870" calcext:value-type="float">
            <text:p>207870</text:p>
          </table:table-cell>
          <table:table-cell office:value-type="string" calcext:value-type="string">
            <text:p>FERNANDO GRELLA VI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7002.77" calcext:value-type="float">
            <text:p><text:s/>17.002,77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4" calcext:value-type="float">
            <text:p>734</text:p>
          </table:table-cell>
          <table:table-cell office:value-type="string" calcext:value-type="string">
            <text:p>FERNANDO H NAZAR DE ARRU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88" calcext:value-type="float">
            <text:p>4988</text:p>
          </table:table-cell>
          <table:table-cell office:value-type="string" calcext:value-type="string">
            <text:p>FERNANDO HENRIQUE DE F SIMO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979" calcext:value-type="float">
            <text:p>2979</text:p>
          </table:table-cell>
          <table:table-cell office:value-type="string" calcext:value-type="string">
            <text:p>FERNANDO HENRIQUE DE M ARAUJ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02603" calcext:value-type="float">
            <text:p>502603</text:p>
          </table:table-cell>
          <table:table-cell office:value-type="string" calcext:value-type="string">
            <text:p>FERNANDO HERNANDEZ JOS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777.14" calcext:value-type="float">
            <text:p><text:s/>777,14 </text:p>
          </table:table-cell>
          <table:table-cell table:style-name="ce4" office:value-type="float" office:value="16179.32" calcext:value-type="float">
            <text:p><text:s/>16.179,3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83658" calcext:value-type="float">
            <text:p>483658</text:p>
          </table:table-cell>
          <table:table-cell office:value-type="string" calcext:value-type="string">
            <text:p>FERNANDO JOSE MARTIN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875.73" calcext:value-type="float">
            <text:p><text:s/>16.875,7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8133" calcext:value-type="float">
            <text:p>838133</text:p>
          </table:table-cell>
          <table:table-cell office:value-type="string" calcext:value-type="string">
            <text:p>FERNANDO MASSELI HELEN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AUR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8748.48" calcext:value-type="float">
            <text:p><text:s/>8.748,48 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97" calcext:value-type="float">
            <text:p>2597</text:p>
          </table:table-cell>
          <table:table-cell office:value-type="string" calcext:value-type="string">
            <text:p>FERNANDO NOVELLI BIANCHI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MERICA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89" calcext:value-type="float">
            <text:p>1389</text:p>
          </table:table-cell>
          <table:table-cell office:value-type="string" calcext:value-type="string">
            <text:p>FERNANDO OLIVEIRA DE CAST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ITAQUE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08.44" calcext:value-type="float">
            <text:p><text:s/>11.208,4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36" calcext:value-type="float">
            <text:p>2736</text:p>
          </table:table-cell>
          <table:table-cell office:value-type="string" calcext:value-type="string">
            <text:p>FERNANDO PASCOAL LUP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OGI DAS CRUZE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684.46" calcext:value-type="float">
            <text:p><text:s/>1.684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69" calcext:value-type="float">
            <text:p>3769</text:p>
          </table:table-cell>
          <table:table-cell office:value-type="string" calcext:value-type="string">
            <text:p>FERNANDO PEREIRA DA SILV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424.65" calcext:value-type="float">
            <text:p><text:s/>15.424,65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587.85" calcext:value-type="float">
            <text:p><text:s/>4.587,85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37" calcext:value-type="float">
            <text:p>2737</text:p>
          </table:table-cell>
          <table:table-cell office:value-type="string" calcext:value-type="string">
            <text:p>FERNANDO PEREIRA VIANNA NE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68" calcext:value-type="float">
            <text:p>10568</text:p>
          </table:table-cell>
          <table:table-cell office:value-type="string" calcext:value-type="string">
            <text:p>FERNANDO PINHO CHIOZZOTT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MIGUELOPOLI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82" calcext:value-type="float">
            <text:p>2282</text:p>
          </table:table-cell>
          <table:table-cell office:value-type="string" calcext:value-type="string">
            <text:p>FERNANDO REVERENDO V AKAOU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S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style-name="ce4" office:value-type="float" office:value="35024.25" calcext:value-type="float">
            <text:p><text:s/>35.024,25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71" calcext:value-type="float">
            <text:p>5671</text:p>
          </table:table-cell>
          <table:table-cell office:value-type="string" calcext:value-type="string">
            <text:p>FERNANDO VERNICE DOS ANJ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LH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89" calcext:value-type="float">
            <text:p>4989</text:p>
          </table:table-cell>
          <table:table-cell office:value-type="string" calcext:value-type="string">
            <text:p>FILIPE DE MELO EUZEBI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OSASC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30" calcext:value-type="float">
            <text:p>8530</text:p>
          </table:table-cell>
          <table:table-cell office:value-type="string" calcext:value-type="string">
            <text:p>FILIPE TEIXEIRA ANTUNE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IGARAPAV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90" calcext:value-type="float">
            <text:p>7490</text:p>
          </table:table-cell>
          <table:table-cell office:value-type="string" calcext:value-type="string">
            <text:p>FILIPE VIANA DE SANTA ROS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IRAJ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0545" calcext:value-type="float">
            <text:p>700545</text:p>
          </table:table-cell>
          <table:table-cell office:value-type="string" calcext:value-type="string">
            <text:p>FILIPPE AUGUSTO V DE ANDRAD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FALENCIA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90" calcext:value-type="float">
            <text:p>4990</text:p>
          </table:table-cell>
          <table:table-cell office:value-type="string" calcext:value-type="string">
            <text:p>FILLIPE DEMETRIO LOP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3144.26" calcext:value-type="float">
            <text:p><text:s/>3.144,2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7583" calcext:value-type="float">
            <text:p>837583</text:p>
          </table:table-cell>
          <table:table-cell office:value-type="string" calcext:value-type="string">
            <text:p>FLAMINIO S AMARAL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JUNDIAI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24" calcext:value-type="float">
            <text:p>3024</text:p>
          </table:table-cell>
          <table:table-cell office:value-type="string" calcext:value-type="string">
            <text:p>FLAVIA ALICE C FOGACA BRAG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70" calcext:value-type="float">
            <text:p>3770</text:p>
          </table:table-cell>
          <table:table-cell office:value-type="string" calcext:value-type="string">
            <text:p>FLAVIA CRISTINA MERLI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91" calcext:value-type="float">
            <text:p>4991</text:p>
          </table:table-cell>
          <table:table-cell office:value-type="string" calcext:value-type="string">
            <text:p>FLAVIA DE LIMA E MARQUE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PENAPOL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69" calcext:value-type="float">
            <text:p>10569</text:p>
          </table:table-cell>
          <table:table-cell office:value-type="string" calcext:value-type="string">
            <text:p>FLAVIA FLORES RIGOL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MOGI DAS CRUZE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980" calcext:value-type="float">
            <text:p>2980</text:p>
          </table:table-cell>
          <table:table-cell office:value-type="string" calcext:value-type="string">
            <text:p>FLAVIA HELENA G TEIX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31" calcext:value-type="float">
            <text:p>8531</text:p>
          </table:table-cell>
          <table:table-cell office:value-type="string" calcext:value-type="string">
            <text:p>FLAVIA LIAS SGOBI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SORO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3144.26" calcext:value-type="float">
            <text:p><text:s/>3.144,2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22" calcext:value-type="float">
            <text:p>1022</text:p>
          </table:table-cell>
          <table:table-cell office:value-type="string" calcext:value-type="string">
            <text:p>FLAVIA MARIA GONCALV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VICEN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2546" calcext:value-type="float">
            <text:p>2546</text:p>
          </table:table-cell>
          <table:table-cell office:value-type="string" calcext:value-type="string">
            <text:p>FLAVIA MARIA JOSE BOVOLIN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IRATINI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70" calcext:value-type="float">
            <text:p>4470</text:p>
          </table:table-cell>
          <table:table-cell office:value-type="string" calcext:value-type="string">
            <text:p>FLAVIA MENDES P R CACADOR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CAMPO LIMPO PAUL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8" calcext:value-type="float">
            <text:p><text:s/>1.122,9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71" calcext:value-type="float">
            <text:p>4471</text:p>
          </table:table-cell>
          <table:table-cell office:value-type="string" calcext:value-type="string">
            <text:p>FLAVIA TRAVAGLINI ZULIAN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JAGUARIU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38" calcext:value-type="float">
            <text:p>2738</text:p>
          </table:table-cell>
          <table:table-cell office:value-type="string" calcext:value-type="string">
            <text:p>FLAVIO BOECHAT ALBERNAZ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S CAMP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30" calcext:value-type="float">
            <text:p>3330</text:p>
          </table:table-cell>
          <table:table-cell office:value-type="string" calcext:value-type="string">
            <text:p>FLAVIO EDUARDO TURESS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424.65" calcext:value-type="float">
            <text:p><text:s/>15.424,65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5" calcext:value-type="float">
            <text:p>735</text:p>
          </table:table-cell>
          <table:table-cell office:value-type="string" calcext:value-type="string">
            <text:p>FLAVIO FARINAZZO LORZ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74" calcext:value-type="float">
            <text:p>1674</text:p>
          </table:table-cell>
          <table:table-cell office:value-type="string" calcext:value-type="string">
            <text:p>FLAVIO HERNANDEZ JOS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RACATU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368.92" calcext:value-type="float">
            <text:p><text:s/>3.368,9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32" calcext:value-type="float">
            <text:p>8532</text:p>
          </table:table-cell>
          <table:table-cell office:value-type="string" calcext:value-type="string">
            <text:p>FLAVIO JOSE DA COST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RIBEIRA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91" calcext:value-type="float">
            <text:p>7491</text:p>
          </table:table-cell>
          <table:table-cell office:value-type="string" calcext:value-type="string">
            <text:p>FLAVIO JOSE ZAMPONI SANTIAG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UZAN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33" calcext:value-type="float">
            <text:p>8533</text:p>
          </table:table-cell>
          <table:table-cell office:value-type="string" calcext:value-type="string">
            <text:p>FLAVIO LEAO DE CARVALH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MONTE AL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84695" calcext:value-type="float">
            <text:p>384695</text:p>
          </table:table-cell>
          <table:table-cell office:value-type="string" calcext:value-type="string">
            <text:p>FLAVIO MONTEMOR CARDOS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48" calcext:value-type="float">
            <text:p>3348</text:p>
          </table:table-cell>
          <table:table-cell office:value-type="string" calcext:value-type="string">
            <text:p>FLAVIO OKAMO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CARL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71" calcext:value-type="float">
            <text:p>3771</text:p>
          </table:table-cell>
          <table:table-cell office:value-type="string" calcext:value-type="string">
            <text:p>FLORENCI CASSAB MILA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42441" calcext:value-type="float">
            <text:p>242441</text:p>
          </table:table-cell>
          <table:table-cell office:value-type="string" calcext:value-type="string">
            <text:p>FLORINDO CAMILO CAMPANELL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10.8" calcext:value-type="float">
            <text:p><text:s/>16.010,80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34" calcext:value-type="float">
            <text:p>8534</text:p>
          </table:table-cell>
          <table:table-cell office:value-type="string" calcext:value-type="string">
            <text:p>FRANCINE PEREIRA SANCHE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SANTA FE DO SU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72" calcext:value-type="float">
            <text:p>3772</text:p>
          </table:table-cell>
          <table:table-cell office:value-type="string" calcext:value-type="string">
            <text:p>FRANCINE REGINA G CAVALLI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96" calcext:value-type="float">
            <text:p>1696</text:p>
          </table:table-cell>
          <table:table-cell office:value-type="string" calcext:value-type="string">
            <text:p>FRANCISCO ANTONIO G CIRILL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3401" calcext:value-type="float">
            <text:p>833401</text:p>
          </table:table-cell>
          <table:table-cell office:value-type="string" calcext:value-type="string">
            <text:p>FRANCISCO APARECIDO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159" calcext:value-type="float">
            <text:p><text:s/>16.159,00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3905" calcext:value-type="float">
            <text:p>833905</text:p>
          </table:table-cell>
          <table:table-cell office:value-type="string" calcext:value-type="string">
            <text:p>FRANCISCO CARLOS BRIT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RACATU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626.59" calcext:value-type="float">
            <text:p><text:s/>15.626,5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2620" calcext:value-type="float">
            <text:p>252620</text:p>
          </table:table-cell>
          <table:table-cell office:value-type="string" calcext:value-type="string">
            <text:p>FRANCISCO JOSE T CEMBRANELL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98587" calcext:value-type="float">
            <text:p>698587</text:p>
          </table:table-cell>
          <table:table-cell office:value-type="string" calcext:value-type="string">
            <text:p>FRANCO CANEVA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606.34" calcext:value-type="float">
            <text:p><text:s/>16.606,3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98" calcext:value-type="float">
            <text:p>1698</text:p>
          </table:table-cell>
          <table:table-cell office:value-type="string" calcext:value-type="string">
            <text:p>FRANCO MENOSSI PAC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SAO MIGUEL PAUL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FREDERICO AUGUSTO NEVES ARAUJ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TAUBA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72" calcext:value-type="float">
            <text:p>4472</text:p>
          </table:table-cell>
          <table:table-cell office:value-type="string" calcext:value-type="string">
            <text:p>FREDERICO FRANCIS M DE CAMARG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MONTE AL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5672" calcext:value-type="float">
            <text:p>5672</text:p>
          </table:table-cell>
          <table:table-cell office:value-type="string" calcext:value-type="string">
            <text:p>FREDERICO LISERRE BARRUFFINI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MOCOC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73" calcext:value-type="float">
            <text:p>5673</text:p>
          </table:table-cell>
          <table:table-cell office:value-type="string" calcext:value-type="string">
            <text:p>FREDERICO VIEIRA S DA SILV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822.86" calcext:value-type="float">
            <text:p><text:s/>822,86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786.1" calcext:value-type="float">
            <text:p><text:s/>786,10 </text:p>
          </table:table-cell>
          <table:table-cell table:number-columns-repeated="1014"/>
        </table:table-row>
        <table:table-row table:style-name="ro3">
          <table:table-cell office:value-type="float" office:value="3323" calcext:value-type="float">
            <text:p>3323</text:p>
          </table:table-cell>
          <table:table-cell office:value-type="string" calcext:value-type="string">
            <text:p>GABRIEL GUERREIR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MOGI-MIRIM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368.91" calcext:value-type="float">
            <text:p><text:s/>3.368,9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73" calcext:value-type="float">
            <text:p>3773</text:p>
          </table:table-cell>
          <table:table-cell office:value-type="string" calcext:value-type="string">
            <text:p>GABRIEL LINO DE PAULA PIR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RESIDENTE PRUDEN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8" calcext:value-type="float">
            <text:p><text:s/>561,48 </text:p>
          </table:table-cell>
          <table:table-cell table:number-columns-repeated="1014"/>
        </table:table-row>
        <table:table-row table:style-name="ro3">
          <table:table-cell office:value-type="float" office:value="5674" calcext:value-type="float">
            <text:p>5674</text:p>
          </table:table-cell>
          <table:table-cell office:value-type="string" calcext:value-type="string">
            <text:p>GABRIEL MARSON JUNQUEIR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MOCOC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92" calcext:value-type="float">
            <text:p>7492</text:p>
          </table:table-cell>
          <table:table-cell office:value-type="string" calcext:value-type="string">
            <text:p>GABRIEL RIGOLDI VIDAL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SANTA RITA DO PASSA QUATR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75" calcext:value-type="float">
            <text:p>5675</text:p>
          </table:table-cell>
          <table:table-cell office:value-type="string" calcext:value-type="string">
            <text:p>GABRIEL RODRIGUES ALV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36" calcext:value-type="float">
            <text:p>2536</text:p>
          </table:table-cell>
          <table:table-cell office:value-type="string" calcext:value-type="string">
            <text:p>GABRIEL TADEU KFOURI NET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CUNH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807.43" calcext:value-type="float">
            <text:p><text:s/>2.807,4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35" calcext:value-type="float">
            <text:p>8535</text:p>
          </table:table-cell>
          <table:table-cell office:value-type="string" calcext:value-type="string">
            <text:p>GABRIELA FREIRE VIT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CERQUEIRA CESAR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9882.06" calcext:value-type="float">
            <text:p><text:s/>9.882,0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01" calcext:value-type="float">
            <text:p>3201</text:p>
          </table:table-cell>
          <table:table-cell office:value-type="string" calcext:value-type="string">
            <text:p>GABRIELA GNATOS JOAO LIM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51" calcext:value-type="float">
            <text:p>7351</text:p>
          </table:table-cell>
          <table:table-cell office:value-type="string" calcext:value-type="string">
            <text:p>GABRIELA LANZA PASSO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DISTRITAL DE ARUJ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36" calcext:value-type="float">
            <text:p>8536</text:p>
          </table:table-cell>
          <table:table-cell office:value-type="string" calcext:value-type="string">
            <text:p>GABRIELA SILVA G SALVADOR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BARIR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74" calcext:value-type="float">
            <text:p>3774</text:p>
          </table:table-cell>
          <table:table-cell office:value-type="string" calcext:value-type="string">
            <text:p>GASPAR PEREIRA DA SILVA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OGI-MIRIM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93" calcext:value-type="float">
            <text:p>4993</text:p>
          </table:table-cell>
          <table:table-cell office:value-type="string" calcext:value-type="string">
            <text:p>GEORGIA CARLA CHINALIA OBEID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RIO CLARO</text:p>
          </table:table-cell>
          <table:table-cell table:style-name="ce4" office:value-type="float" office:value="685.71" calcext:value-type="float">
            <text:p><text:s/>685,71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18" calcext:value-type="float">
            <text:p>7318</text:p>
          </table:table-cell>
          <table:table-cell office:value-type="string" calcext:value-type="string">
            <text:p>GERALDO MARCIO G MENDE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S DE JUSTICA DA AREA REGIONAL DE SANT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24" calcext:value-type="float">
            <text:p>1024</text:p>
          </table:table-cell>
          <table:table-cell office:value-type="string" calcext:value-type="string">
            <text:p>GERALDO RANGEL DE FRANCA NE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76" calcext:value-type="float">
            <text:p>5676</text:p>
          </table:table-cell>
          <table:table-cell office:value-type="string" calcext:value-type="string">
            <text:p>GIANFRANCO SILVA CARUS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CRUZEIR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3474" calcext:value-type="float">
            <text:p>833474</text:p>
          </table:table-cell>
          <table:table-cell office:value-type="string" calcext:value-type="string">
            <text:p>GIANPAOLO POGGIO SMANIO</text:p>
          </table:table-cell>
          <table:table-cell office:value-type="string" calcext:value-type="string">
            <text:p>PROCURADOR GERAL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7047.99" calcext:value-type="float">
            <text:p><text:s/>17.047,9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63" calcext:value-type="float">
            <text:p>1663</text:p>
          </table:table-cell>
          <table:table-cell office:value-type="string" calcext:value-type="string">
            <text:p>GILBERTO CABETT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ATINGUET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02" calcext:value-type="float">
            <text:p>3202</text:p>
          </table:table-cell>
          <table:table-cell office:value-type="string" calcext:value-type="string">
            <text:p>GILBERTO GOMES PEIXO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777.14" calcext:value-type="float">
            <text:p><text:s/>777,14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58" calcext:value-type="float">
            <text:p>2258</text:p>
          </table:table-cell>
          <table:table-cell office:value-type="string" calcext:value-type="string">
            <text:p>GILBERTO MARQU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LIN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5056" calcext:value-type="float">
            <text:p>275056</text:p>
          </table:table-cell>
          <table:table-cell office:value-type="string" calcext:value-type="string">
            <text:p>GILBERTO MARTINS LOP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606.34" calcext:value-type="float">
            <text:p><text:s/>16.606,3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25" calcext:value-type="float">
            <text:p>1025</text:p>
          </table:table-cell>
          <table:table-cell office:value-type="string" calcext:value-type="string">
            <text:p>GILBERTO NONAK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DE INTERESSES DIFUSOS E COLETIV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212.7" calcext:value-type="float">
            <text:p><text:s/>16.212,70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981" calcext:value-type="float">
            <text:p>2981</text:p>
          </table:table-cell>
          <table:table-cell office:value-type="string" calcext:value-type="string">
            <text:p>GILBERTO PORTO CAMARG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RIO CLAR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75" calcext:value-type="float">
            <text:p>3775</text:p>
          </table:table-cell>
          <table:table-cell office:value-type="string" calcext:value-type="string">
            <text:p>GILBERTO RAMOS DE O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37" calcext:value-type="float">
            <text:p>2237</text:p>
          </table:table-cell>
          <table:table-cell office:value-type="string" calcext:value-type="string">
            <text:p>GILMARA CRISTINA B DE CAST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VA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26" calcext:value-type="float">
            <text:p>1026</text:p>
          </table:table-cell>
          <table:table-cell office:value-type="string" calcext:value-type="string">
            <text:p>GILSON ANTUNES MARTIN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RESIDENTE PRUDENTE</text:p>
          </table:table-cell>
          <table:table-cell table:style-name="ce4" office:value-type="float" office:value="640.03" calcext:value-type="float">
            <text:p><text:s/>640,03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60" calcext:value-type="float">
            <text:p>1660</text:p>
          </table:table-cell>
          <table:table-cell office:value-type="string" calcext:value-type="string">
            <text:p>GILSON CESAR AUGUSTO DA SILV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ARIL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067.55" calcext:value-type="float">
            <text:p><text:s/>5.067,55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73" calcext:value-type="float">
            <text:p>4473</text:p>
          </table:table-cell>
          <table:table-cell office:value-type="string" calcext:value-type="string">
            <text:p>GILSON RICARDO MAGALHAE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AMPAR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17018" calcext:value-type="float">
            <text:p>317018</text:p>
          </table:table-cell>
          <table:table-cell office:value-type="string" calcext:value-type="string">
            <text:p>GILSON SIDNEY AMANCIO DE SOUZ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RESIDENTE PRUDENTE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74" calcext:value-type="float">
            <text:p>4474</text:p>
          </table:table-cell>
          <table:table-cell office:value-type="string" calcext:value-type="string">
            <text:p>GIOVANA CORAZZA NUNES CORTEZ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BOITUV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75" calcext:value-type="float">
            <text:p>4475</text:p>
          </table:table-cell>
          <table:table-cell office:value-type="string" calcext:value-type="string">
            <text:p>GIOVANA MARINATO GODOY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AVA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76" calcext:value-type="float">
            <text:p>3776</text:p>
          </table:table-cell>
          <table:table-cell office:value-type="string" calcext:value-type="string">
            <text:p>GIOVANA ORTOLANO GUERREI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37" calcext:value-type="float">
            <text:p>8537</text:p>
          </table:table-cell>
          <table:table-cell office:value-type="string" calcext:value-type="string">
            <text:p>GIULIANA BATISTA P. DA FONSEC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SANTO AND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165.6" calcext:value-type="float">
            <text:p><text:s/>5.165,60 </text:p>
          </table:table-cell>
          <table:table-cell table:style-name="ce4" office:value-type="float" office:value="3368.92" calcext:value-type="float">
            <text:p><text:s/>3.368,9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71" calcext:value-type="float">
            <text:p>10571</text:p>
          </table:table-cell>
          <table:table-cell office:value-type="string" calcext:value-type="string">
            <text:p>GIULLIO CHIEREGATTI SARAIV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RIBEIRA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72" calcext:value-type="float">
            <text:p>10572</text:p>
          </table:table-cell>
          <table:table-cell office:value-type="string" calcext:value-type="string">
            <text:p>GLAUCO SOUZA AZEVED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PIRASSUNU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572.06" calcext:value-type="float">
            <text:p><text:s/>1.572,06 </text:p>
          </table:table-cell>
          <table:table-cell table:style-name="ce4" office:value-type="float" office:value="3368.91" calcext:value-type="float">
            <text:p><text:s/>3.368,9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80" calcext:value-type="float">
            <text:p>4080</text:p>
          </table:table-cell>
          <table:table-cell office:value-type="string" calcext:value-type="string">
            <text:p>GOIACI LEANDRO DE A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76" calcext:value-type="float">
            <text:p>4476</text:p>
          </table:table-cell>
          <table:table-cell office:value-type="string" calcext:value-type="string">
            <text:p>GRAZIELA BORZA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38" calcext:value-type="float">
            <text:p>8538</text:p>
          </table:table-cell>
          <table:table-cell office:value-type="string" calcext:value-type="string">
            <text:p>GREGORIO EDOARDO R S GUARDI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AGUAI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404" calcext:value-type="float">
            <text:p>1404</text:p>
          </table:table-cell>
          <table:table-cell office:value-type="string" calcext:value-type="string">
            <text:p>GUILHERME ATHAYDE R FRANC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77" calcext:value-type="float">
            <text:p>5677</text:p>
          </table:table-cell>
          <table:table-cell office:value-type="string" calcext:value-type="string">
            <text:p>GUILHERME CASTANHO AUGUS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LH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78" calcext:value-type="float">
            <text:p>5678</text:p>
          </table:table-cell>
          <table:table-cell office:value-type="string" calcext:value-type="string">
            <text:p>GUILHERME CHAVES NASCIMENT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CRAVINH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1010.68" calcext:value-type="float">
            <text:p><text:s/>1.010,68 </text:p>
          </table:table-cell>
          <table:table-cell table:number-columns-repeated="1014"/>
        </table:table-row>
        <table:table-row table:style-name="ro3">
          <table:table-cell office:value-type="float" office:value="3390" calcext:value-type="float">
            <text:p>3390</text:p>
          </table:table-cell>
          <table:table-cell office:value-type="string" calcext:value-type="string">
            <text:p>GUILHERME GOTTARDELL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LEM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48" calcext:value-type="float">
            <text:p>2248</text:p>
          </table:table-cell>
          <table:table-cell office:value-type="string" calcext:value-type="string">
            <text:p>GUILHERME MELLO F DE SIQU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93" calcext:value-type="float">
            <text:p>7493</text:p>
          </table:table-cell>
          <table:table-cell office:value-type="string" calcext:value-type="string">
            <text:p>GUILHERME ONOFRI A FIGUEIRED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ITAPEV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36" calcext:value-type="float">
            <text:p>3036</text:p>
          </table:table-cell>
          <table:table-cell office:value-type="string" calcext:value-type="string">
            <text:p>GUILHERME S DE P FERNAND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ITANHAEM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77" calcext:value-type="float">
            <text:p>4477</text:p>
          </table:table-cell>
          <table:table-cell office:value-type="string" calcext:value-type="string">
            <text:p>GUILHERME SAMPAIO S MARTIN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AGUD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5679" calcext:value-type="float">
            <text:p>5679</text:p>
          </table:table-cell>
          <table:table-cell office:value-type="string" calcext:value-type="string">
            <text:p>GUILHERME SCHLITTLER OLIV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TABOAO DA SER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9464.81" calcext:value-type="float">
            <text:p><text:s/>19.464,81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20" calcext:value-type="float">
            <text:p>6520</text:p>
          </table:table-cell>
          <table:table-cell office:value-type="string" calcext:value-type="string">
            <text:p>GUILHERME SILVA DE DEU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ITAPECERICA DA SER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77" calcext:value-type="float">
            <text:p>3777</text:p>
          </table:table-cell>
          <table:table-cell office:value-type="string" calcext:value-type="string">
            <text:p>GUSTAVO ALBANO DIAS DA SILV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OSASC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62" calcext:value-type="float">
            <text:p>7362</text:p>
          </table:table-cell>
          <table:table-cell office:value-type="string" calcext:value-type="string">
            <text:p>GUSTAVO ANDREA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RIO CLAR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41" calcext:value-type="float">
            <text:p>2741</text:p>
          </table:table-cell>
          <table:table-cell office:value-type="string" calcext:value-type="string">
            <text:p>GUSTAVO DOS REIS GAZZOL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ORO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068.61" calcext:value-type="float">
            <text:p><text:s/>15.068,61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21" calcext:value-type="float">
            <text:p>6521</text:p>
          </table:table-cell>
          <table:table-cell office:value-type="string" calcext:value-type="string">
            <text:p>GUSTAVO DOS SANTOS MONTANIN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ITAQUAQUECETU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94" calcext:value-type="float">
            <text:p>7494</text:p>
          </table:table-cell>
          <table:table-cell office:value-type="string" calcext:value-type="string">
            <text:p>GUSTAVO FERRONAT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NUPORA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95" calcext:value-type="float">
            <text:p>7495</text:p>
          </table:table-cell>
          <table:table-cell office:value-type="string" calcext:value-type="string">
            <text:p>GUSTAVO HENRIQUE DE A CORDEI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ARIL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40" calcext:value-type="float">
            <text:p>8540</text:p>
          </table:table-cell>
          <table:table-cell office:value-type="string" calcext:value-type="string">
            <text:p>GUSTAVO JOSE PEDROZA SILV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SAO JOSE DOS CAMP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96" calcext:value-type="float">
            <text:p>7496</text:p>
          </table:table-cell>
          <table:table-cell office:value-type="string" calcext:value-type="string">
            <text:p>GUSTAVO LUIS DE O ZAMPRONH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ORTO FERREIRA</text:p>
          </table:table-cell>
          <table:table-cell table:style-name="ce4" office:value-type="float" office:value="365.72" calcext:value-type="float">
            <text:p><text:s/>365,72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78" calcext:value-type="float">
            <text:p>4478</text:p>
          </table:table-cell>
          <table:table-cell office:value-type="string" calcext:value-type="string">
            <text:p>GUSTAVO MACRI MORAI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ATIBAIA</text:p>
          </table:table-cell>
          <table:table-cell table:style-name="ce4" office:value-type="float" office:value="868.57" calcext:value-type="float">
            <text:p><text:s/>868,57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54" calcext:value-type="float">
            <text:p>2254</text:p>
          </table:table-cell>
          <table:table-cell office:value-type="string" calcext:value-type="string">
            <text:p>GUSTAVO MEDIC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S CAMPO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47" calcext:value-type="float">
            <text:p>2547</text:p>
          </table:table-cell>
          <table:table-cell office:value-type="string" calcext:value-type="string">
            <text:p>GUSTAVO ROBERTO CHAIM POZZEBON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SERRA NEG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817.68" calcext:value-type="float">
            <text:p><text:s/>14.817,6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1" calcext:value-type="float">
            <text:p><text:s/>2.245,91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22" calcext:value-type="float">
            <text:p>6522</text:p>
          </table:table-cell>
          <table:table-cell office:value-type="string" calcext:value-type="string">
            <text:p>GUSTAVO ROBERTO COST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J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97" calcext:value-type="float">
            <text:p>7497</text:p>
          </table:table-cell>
          <table:table-cell office:value-type="string" calcext:value-type="string">
            <text:p>GUSTAVO SILVA TAMAOKI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RESIDENTE BERNARDE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45" calcext:value-type="float">
            <text:p>7345</text:p>
          </table:table-cell>
          <table:table-cell office:value-type="string" calcext:value-type="string">
            <text:p>GUSTAVO SIMIONI BERNARD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347.56" calcext:value-type="float">
            <text:p><text:s/>1.347,5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73" calcext:value-type="float">
            <text:p>10573</text:p>
          </table:table-cell>
          <table:table-cell office:value-type="string" calcext:value-type="string">
            <text:p>GUSTAVO TRINCAD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SANTO AND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042.68" calcext:value-type="float">
            <text:p><text:s/>4.042,6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03" calcext:value-type="float">
            <text:p>3203</text:p>
          </table:table-cell>
          <table:table-cell office:value-type="string" calcext:value-type="string">
            <text:p>GUSTAVO YAMAGUCHI MIYAZAKI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ALESTI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95228" calcext:value-type="float">
            <text:p>295228</text:p>
          </table:table-cell>
          <table:table-cell office:value-type="string" calcext:value-type="string">
            <text:p>GUSTAVO ZORZELLA VAZ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AUR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74" calcext:value-type="float">
            <text:p>10574</text:p>
          </table:table-cell>
          <table:table-cell office:value-type="string" calcext:value-type="string">
            <text:p>HALINE BARRETO AFONS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ITAPECERICA DA SER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796.7" calcext:value-type="float">
            <text:p><text:s/>1.796,7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68542" calcext:value-type="float">
            <text:p>968542</text:p>
          </table:table-cell>
          <table:table-cell office:value-type="string" calcext:value-type="string">
            <text:p>HAMILTON ALONSO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DE INTERESSES DIFUSOS E COLETIV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39.05" calcext:value-type="float">
            <text:p><text:s/>16.939,05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80" calcext:value-type="float">
            <text:p>5680</text:p>
          </table:table-cell>
          <table:table-cell office:value-type="string" calcext:value-type="string">
            <text:p>HAMILTON ANTONIO G JUNIOR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ITAPEV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405" calcext:value-type="float">
            <text:p>1405</text:p>
          </table:table-cell>
          <table:table-cell office:value-type="string" calcext:value-type="string">
            <text:p>HAMILTON FERNANDO LIS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RIBEIRA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807.43" calcext:value-type="float">
            <text:p><text:s/>2.807,4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78" calcext:value-type="float">
            <text:p>3778</text:p>
          </table:table-cell>
          <table:table-cell office:value-type="string" calcext:value-type="string">
            <text:p>HAROLDO PANSARDI GIAVARIN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LIN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04" calcext:value-type="float">
            <text:p>3204</text:p>
          </table:table-cell>
          <table:table-cell office:value-type="string" calcext:value-type="string">
            <text:p>HELENA BONILHA DE TOLEDO LEIT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OSASC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53" calcext:value-type="float">
            <text:p>2053</text:p>
          </table:table-cell>
          <table:table-cell office:value-type="string" calcext:value-type="string">
            <text:p>HELENA CECILIA D T C <text:s/>TONELL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ORO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79" calcext:value-type="float">
            <text:p>4479</text:p>
          </table:table-cell>
          <table:table-cell office:value-type="string" calcext:value-type="string">
            <text:p>HELIO DIMAS DE ALMEIDA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LIMEI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390.24" calcext:value-type="float">
            <text:p><text:s/>5.390,2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05" calcext:value-type="float">
            <text:p>3205</text:p>
          </table:table-cell>
          <table:table-cell office:value-type="string" calcext:value-type="string">
            <text:p>HELIO JORGE G DE CARVAL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94" calcext:value-type="float">
            <text:p>4994</text:p>
          </table:table-cell>
          <table:table-cell office:value-type="string" calcext:value-type="string">
            <text:p>HELIO JUNQUEIRA DE C NE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LH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486.62" calcext:value-type="float">
            <text:p><text:s/>486,62 </text:p>
          </table:table-cell>
          <table:table-cell table:number-columns-repeated="1014"/>
        </table:table-row>
        <table:table-row table:style-name="ro3">
          <table:table-cell office:value-type="float" office:value="810554" calcext:value-type="float">
            <text:p>810554</text:p>
          </table:table-cell>
          <table:table-cell office:value-type="string" calcext:value-type="string">
            <text:p>HELIO LOMA GARC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MOTORIA DE JUSTICA REGIONAL DE SANTA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798.86" calcext:value-type="float">
            <text:p><text:s/>16.798,8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80" calcext:value-type="float">
            <text:p>2280</text:p>
          </table:table-cell>
          <table:table-cell office:value-type="string" calcext:value-type="string">
            <text:p>HELIO PERDOMO JUNIOR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S DE JUSTICA DA AREA REGIONAL DE PRESIDENTE PRUDENTE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80" calcext:value-type="float">
            <text:p>4480</text:p>
          </table:table-cell>
          <table:table-cell office:value-type="string" calcext:value-type="string">
            <text:p>HELOISA GASPAR MARTINS TAVAR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TANDUV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98694" calcext:value-type="float">
            <text:p>698694</text:p>
          </table:table-cell>
          <table:table-cell office:value-type="string" calcext:value-type="string">
            <text:p>HELOISA TORRES DE T B DE SOUZ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32" calcext:value-type="float">
            <text:p>7332</text:p>
          </table:table-cell>
          <table:table-cell office:value-type="string" calcext:value-type="string">
            <text:p>HELOISE MAIA DA COST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UBATUB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54" calcext:value-type="float">
            <text:p>2054</text:p>
          </table:table-cell>
          <table:table-cell office:value-type="string" calcext:value-type="string">
            <text:p>HENRIQUE BRASO SCHULZ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81" calcext:value-type="float">
            <text:p>5681</text:p>
          </table:table-cell>
          <table:table-cell office:value-type="string" calcext:value-type="string">
            <text:p>HENRIQUE LUCAS DE MIRAND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CRUZEIR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4001" calcext:value-type="float">
            <text:p>704001</text:p>
          </table:table-cell>
          <table:table-cell office:value-type="string" calcext:value-type="string">
            <text:p>HENRIQUE RIBEIRO VARONEZ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AUR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81" calcext:value-type="float">
            <text:p>4081</text:p>
          </table:table-cell>
          <table:table-cell office:value-type="string" calcext:value-type="string">
            <text:p>HENRIQUE SIMON VARGAS PROIT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TIBA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3" calcext:value-type="float">
            <text:p><text:s/>6.737,8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3763" calcext:value-type="float">
            <text:p>253763</text:p>
          </table:table-cell>
          <table:table-cell office:value-type="string" calcext:value-type="string">
            <text:p>HERACLES ANTONIO PERANOVICH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997.96" calcext:value-type="float">
            <text:p><text:s/>4.997,9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66" calcext:value-type="float">
            <text:p>2266</text:p>
          </table:table-cell>
          <table:table-cell office:value-type="string" calcext:value-type="string">
            <text:p>HERALDO FRANCI ROCH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O TATUAP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79" calcext:value-type="float">
            <text:p>3779</text:p>
          </table:table-cell>
          <table:table-cell office:value-type="string" calcext:value-type="string">
            <text:p>HERBERT WYLLIAM V S OLIVEIR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BEBEDOUR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1719" calcext:value-type="float">
            <text:p>701719</text:p>
          </table:table-cell>
          <table:table-cell office:value-type="string" calcext:value-type="string">
            <text:p>HERCULES SORMANI NE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AUR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04.58" calcext:value-type="float">
            <text:p><text:s/>16.004,5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3283" calcext:value-type="float">
            <text:p><text:s/>3.283,0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81" calcext:value-type="float">
            <text:p>4481</text:p>
          </table:table-cell>
          <table:table-cell office:value-type="string" calcext:value-type="string">
            <text:p>HERICO WILLIAM ALVES DESTEFANI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MIRASSO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35" calcext:value-type="float">
            <text:p>2235</text:p>
          </table:table-cell>
          <table:table-cell office:value-type="string" calcext:value-type="string">
            <text:p>HERIVELTO DE ALMEID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RARAQUA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491.82" calcext:value-type="float">
            <text:p><text:s/>4.491,8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23" calcext:value-type="float">
            <text:p>6523</text:p>
          </table:table-cell>
          <table:table-cell office:value-type="string" calcext:value-type="string">
            <text:p>HERMES DUARTE MORAI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GUARIB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82678" calcext:value-type="float">
            <text:p>982678</text:p>
          </table:table-cell>
          <table:table-cell office:value-type="string" calcext:value-type="string">
            <text:p>HIDEJALMA MUCCI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6030.43" calcext:value-type="float">
            <text:p><text:s/>16.030,4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4103" calcext:value-type="float">
            <text:p>204103</text:p>
          </table:table-cell>
          <table:table-cell office:value-type="string" calcext:value-type="string">
            <text:p>HILTON MAURICIO DE A FILH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BATAT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00" calcext:value-type="float">
            <text:p>7300</text:p>
          </table:table-cell>
          <table:table-cell office:value-type="string" calcext:value-type="string">
            <text:p>HORIVAL MARQUES DE F JUNIOR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JALE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796.7" calcext:value-type="float">
            <text:p><text:s/>1.796,7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64" calcext:value-type="float">
            <text:p>2264</text:p>
          </table:table-cell>
          <table:table-cell office:value-type="string" calcext:value-type="string">
            <text:p>IEDA CASSEB C <text:s/>BIGNARD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98" calcext:value-type="float">
            <text:p>7498</text:p>
          </table:table-cell>
          <table:table-cell office:value-type="string" calcext:value-type="string">
            <text:p>IGOR KOZLOWSK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41" calcext:value-type="float">
            <text:p>8541</text:p>
          </table:table-cell>
          <table:table-cell office:value-type="string" calcext:value-type="string">
            <text:p>IGOR VOLPATO BEDONE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SAO MIGUEL ARCANJO</text:p>
          </table:table-cell>
          <table:table-cell table:style-name="ce4" office:value-type="float" office:value="914.29" calcext:value-type="float">
            <text:p><text:s/>914,29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99" calcext:value-type="float">
            <text:p>7499</text:p>
          </table:table-cell>
          <table:table-cell office:value-type="string" calcext:value-type="string">
            <text:p>ILO WILSON MARINHO G JUNIOR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SAO JOAQUIM DA BARRA</text:p>
          </table:table-cell>
          <table:table-cell table:style-name="ce4" office:value-type="float" office:value="777.14" calcext:value-type="float">
            <text:p><text:s/>777,14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368.91" calcext:value-type="float">
            <text:p><text:s/>3.368,9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5168" calcext:value-type="float">
            <text:p>495168</text:p>
          </table:table-cell>
          <table:table-cell office:value-type="string" calcext:value-type="string">
            <text:p>ILSON ROBERTO SEVERINO DI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18.99" calcext:value-type="float">
            <text:p><text:s/>16.918,9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64" calcext:value-type="float">
            <text:p>7364</text:p>
          </table:table-cell>
          <table:table-cell office:value-type="string" calcext:value-type="string">
            <text:p>INGRID MARIA BERTOLINO BRAID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82" calcext:value-type="float">
            <text:p>5682</text:p>
          </table:table-cell>
          <table:table-cell office:value-type="string" calcext:value-type="string">
            <text:p>INGRID RODRIGUES DE ATAIDE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BANA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81" calcext:value-type="float">
            <text:p>1381</text:p>
          </table:table-cell>
          <table:table-cell office:value-type="string" calcext:value-type="string">
            <text:p>IRENE MORENO VASCONCELL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SANTO AMAR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94" calcext:value-type="float">
            <text:p>1694</text:p>
          </table:table-cell>
          <table:table-cell office:value-type="string" calcext:value-type="string">
            <text:p>ISABEL DORSA GERNER MAGGION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CIVEL DO FORO REGIONAL IV - LAP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068.61" calcext:value-type="float">
            <text:p><text:s/>15.068,6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388.94" calcext:value-type="float">
            <text:p><text:s/>5.388,9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2692" calcext:value-type="float">
            <text:p>252692</text:p>
          </table:table-cell>
          <table:table-cell office:value-type="string" calcext:value-type="string">
            <text:p>ISABELLA RIPOLI MARTIN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27" calcext:value-type="float">
            <text:p>1027</text:p>
          </table:table-cell>
          <table:table-cell office:value-type="string" calcext:value-type="string">
            <text:p>ISAURO PIGOZZI FIL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ARILI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19" calcext:value-type="float">
            <text:p>7319</text:p>
          </table:table-cell>
          <table:table-cell office:value-type="string" calcext:value-type="string">
            <text:p>ISMAEL DE OLIVEIRA MOT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OSASC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47489" calcext:value-type="float">
            <text:p>547489</text:p>
          </table:table-cell>
          <table:table-cell office:value-type="string" calcext:value-type="string">
            <text:p>ISRAEL DONIZETI V DA SILV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414.64" calcext:value-type="float">
            <text:p><text:s/>16.414,6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98496" calcext:value-type="float">
            <text:p>698496</text:p>
          </table:table-cell>
          <table:table-cell office:value-type="string" calcext:value-type="string">
            <text:p>IURICA TANIO OKUMU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875.73" calcext:value-type="float">
            <text:p><text:s/>16.875,7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7" calcext:value-type="float">
            <text:p>737</text:p>
          </table:table-cell>
          <table:table-cell office:value-type="string" calcext:value-type="string">
            <text:p>IUSSARA BRANDAO DE ALMEID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 AND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52" calcext:value-type="float">
            <text:p>1652</text:p>
          </table:table-cell>
          <table:table-cell office:value-type="string" calcext:value-type="string">
            <text:p>IVAN CARNEIRO CASTANHEI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MERICAN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1" calcext:value-type="float">
            <text:p><text:s/>2.245,91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82" calcext:value-type="float">
            <text:p>4082</text:p>
          </table:table-cell>
          <table:table-cell office:value-type="string" calcext:value-type="string">
            <text:p>IVAN CINTRA BORGE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ALTINOPOL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7704" calcext:value-type="float">
            <text:p>837704</text:p>
          </table:table-cell>
          <table:table-cell office:value-type="string" calcext:value-type="string">
            <text:p>IVAN FRANCISCO P AGOSTIN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28" calcext:value-type="float">
            <text:p>1028</text:p>
          </table:table-cell>
          <table:table-cell office:value-type="string" calcext:value-type="string">
            <text:p>IVAN NASCIMENTO DE CAST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FRANC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76" calcext:value-type="float">
            <text:p>1376</text:p>
          </table:table-cell>
          <table:table-cell office:value-type="string" calcext:value-type="string">
            <text:p>IVANA CHACON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OSASC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42" calcext:value-type="float">
            <text:p>1342</text:p>
          </table:table-cell>
          <table:table-cell office:value-type="string" calcext:value-type="string">
            <text:p>IVANDIL DANTAS DA SILV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156.49" calcext:value-type="float">
            <text:p><text:s/>16.156,4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95" calcext:value-type="float">
            <text:p>4995</text:p>
          </table:table-cell>
          <table:table-cell office:value-type="string" calcext:value-type="string">
            <text:p>IZABELA ANGELICA Q FONSEC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TATUI</text:p>
          </table:table-cell>
          <table:table-cell table:style-name="ce4" office:value-type="float" office:value="137.14" calcext:value-type="float">
            <text:p><text:s/>137,14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80" calcext:value-type="float">
            <text:p>3780</text:p>
          </table:table-cell>
          <table:table-cell office:value-type="string" calcext:value-type="string">
            <text:p>JACQUELINE APARECIDA C NAVAJA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JACARE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55" calcext:value-type="float">
            <text:p>3355</text:p>
          </table:table-cell>
          <table:table-cell office:value-type="string" calcext:value-type="string">
            <text:p>JACQUES MARCEL ABRAMOVITCH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TATU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82" calcext:value-type="float">
            <text:p>4482</text:p>
          </table:table-cell>
          <table:table-cell office:value-type="string" calcext:value-type="string">
            <text:p>JAIME MEIRA NASCIMENTO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INDAMONHANGAB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2807.43" calcext:value-type="float">
            <text:p><text:s/>2.807,4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2635" calcext:value-type="float">
            <text:p>62635</text:p>
          </table:table-cell>
          <table:table-cell office:value-type="string" calcext:value-type="string">
            <text:p>JAIR BURGUI MANZAN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896.56" calcext:value-type="float">
            <text:p><text:s/>16.896,5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276.04" calcext:value-type="float">
            <text:p><text:s/>1.276,0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71" calcext:value-type="float">
            <text:p>1671</text:p>
          </table:table-cell>
          <table:table-cell office:value-type="string" calcext:value-type="string">
            <text:p>JAIRO EDWARD DE LUC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6487" calcext:value-type="float">
            <text:p>226487</text:p>
          </table:table-cell>
          <table:table-cell office:value-type="string" calcext:value-type="string">
            <text:p>JAIRO JOSE GENOV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ARIL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414.64" calcext:value-type="float">
            <text:p><text:s/>16.414,6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42" calcext:value-type="float">
            <text:p>2742</text:p>
          </table:table-cell>
          <table:table-cell office:value-type="string" calcext:value-type="string">
            <text:p>JAMIL LUIZ SIMON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CAMPOS DE JORDA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79" calcext:value-type="float">
            <text:p>10579</text:p>
          </table:table-cell>
          <table:table-cell office:value-type="string" calcext:value-type="string">
            <text:p>JAMILE TAVARE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JUNQUEIROPOL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96" calcext:value-type="float">
            <text:p>4996</text:p>
          </table:table-cell>
          <table:table-cell office:value-type="string" calcext:value-type="string">
            <text:p>JANDIR MOURA TORRES NET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VARZEA PAUL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053.37" calcext:value-type="float">
            <text:p><text:s/>5.053,37 </text:p>
          </table:table-cell>
          <table:table-cell table:style-name="ce4" office:value-type="float" office:value="486.25" calcext:value-type="float">
            <text:p><text:s/>486,25 </text:p>
          </table:table-cell>
          <table:table-cell table:number-columns-repeated="1014"/>
        </table:table-row>
        <table:table-row table:style-name="ro3">
          <table:table-cell office:value-type="float" office:value="7371" calcext:value-type="float">
            <text:p>7371</text:p>
          </table:table-cell>
          <table:table-cell office:value-type="string" calcext:value-type="string">
            <text:p>JANINE RODRIGUES DE S BALDOMER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SAO SEBASTIA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87736" calcext:value-type="float">
            <text:p>287736</text:p>
          </table:table-cell>
          <table:table-cell office:value-type="string" calcext:value-type="string">
            <text:p>JAQUELINE MARA L MARTINELL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4104" calcext:value-type="float">
            <text:p>704104</text:p>
          </table:table-cell>
          <table:table-cell office:value-type="string" calcext:value-type="string">
            <text:p>JERONYMO CREPALDI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AUR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70" calcext:value-type="float">
            <text:p>1370</text:p>
          </table:table-cell>
          <table:table-cell office:value-type="string" calcext:value-type="string">
            <text:p>JESS PAUL TAVES PIRE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OSVALDO CRUZ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81" calcext:value-type="float">
            <text:p>10581</text:p>
          </table:table-cell>
          <table:table-cell office:value-type="string" calcext:value-type="string">
            <text:p>JOANA FRANKLIN DE ARAUJ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SORO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898.35" calcext:value-type="float">
            <text:p><text:s/>898,35 </text:p>
          </table:table-cell>
          <table:table-cell table:style-name="ce4" office:value-type="float" office:value="6737.82" calcext:value-type="float">
            <text:p><text:s/>6.737,8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5200" calcext:value-type="float">
            <text:p>205200</text:p>
          </table:table-cell>
          <table:table-cell office:value-type="string" calcext:value-type="string">
            <text:p>JOAO ALFREDO RIBEIRO G DE DEU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JUNDIA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67" calcext:value-type="float">
            <text:p>1667</text:p>
          </table:table-cell>
          <table:table-cell office:value-type="string" calcext:value-type="string">
            <text:p>JOAO ALVARO SOAR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 ANDRE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08472" calcext:value-type="float">
            <text:p>608472</text:p>
          </table:table-cell>
          <table:table-cell office:value-type="string" calcext:value-type="string">
            <text:p>JOAO ALVES DE SOUZA CAMP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875.73" calcext:value-type="float">
            <text:p><text:s/>16.875,7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15881" calcext:value-type="float">
            <text:p>315881</text:p>
          </table:table-cell>
          <table:table-cell office:value-type="string" calcext:value-type="string">
            <text:p>JOAO ANTONIO BASTOS G PRAT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39.05" calcext:value-type="float">
            <text:p><text:s/>16.939,05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93365" calcext:value-type="float">
            <text:p>793365</text:p>
          </table:table-cell>
          <table:table-cell office:value-type="string" calcext:value-type="string">
            <text:p>JOAO ANTONIO DOS S. RODRIG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235.7" calcext:value-type="float">
            <text:p><text:s/>16.235,70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1267" calcext:value-type="float">
            <text:p>701267</text:p>
          </table:table-cell>
          <table:table-cell office:value-type="string" calcext:value-type="string">
            <text:p>JOAO ANTONIO MARCH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859.67" calcext:value-type="float">
            <text:p><text:s/>16.859,67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82" calcext:value-type="float">
            <text:p>10582</text:p>
          </table:table-cell>
          <table:table-cell office:value-type="string" calcext:value-type="string">
            <text:p>JOAO AUGUSTO DE SANCTIS GARCI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IEP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7776.04" calcext:value-type="float">
            <text:p><text:s/>17.776,0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6302" calcext:value-type="float">
            <text:p>256302</text:p>
          </table:table-cell>
          <table:table-cell office:value-type="string" calcext:value-type="string">
            <text:p>JOAO BATISTA M DE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29" calcext:value-type="float">
            <text:p>1029</text:p>
          </table:table-cell>
          <table:table-cell office:value-type="string" calcext:value-type="string">
            <text:p>JOAO CARLOS CALSAVA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1A.PROMOTORIA DE JUSTICA DO JURI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626.59" calcext:value-type="float">
            <text:p><text:s/>15.626,5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133.49" calcext:value-type="float">
            <text:p><text:s/>4.133,49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65" calcext:value-type="float">
            <text:p>1665</text:p>
          </table:table-cell>
          <table:table-cell office:value-type="string" calcext:value-type="string">
            <text:p>JOAO CARLOS DE AZEVEDO CAMARG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IRACI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99" calcext:value-type="float">
            <text:p>1699</text:p>
          </table:table-cell>
          <table:table-cell office:value-type="string" calcext:value-type="string">
            <text:p>JOAO CARLOS DE CAMARGO MAI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S CAMP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44" calcext:value-type="float">
            <text:p>2744</text:p>
          </table:table-cell>
          <table:table-cell office:value-type="string" calcext:value-type="string">
            <text:p>JOAO CARLOS TALARIC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ADAMANTI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11356" calcext:value-type="float">
            <text:p>211356</text:p>
          </table:table-cell>
          <table:table-cell office:value-type="string" calcext:value-type="string">
            <text:p>JOAO DIOGO URIAS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76.91" calcext:value-type="float">
            <text:p><text:s/>16.976,91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1218" calcext:value-type="float">
            <text:p>701218</text:p>
          </table:table-cell>
          <table:table-cell office:value-type="string" calcext:value-type="string">
            <text:p>JOAO FERREIRA DANTA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626.59" calcext:value-type="float">
            <text:p><text:s/>15.626,5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133.49" calcext:value-type="float">
            <text:p><text:s/>4.133,49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06" calcext:value-type="float">
            <text:p>3206</text:p>
          </table:table-cell>
          <table:table-cell office:value-type="string" calcext:value-type="string">
            <text:p>JOAO FRANCISCO DE S MOR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IRACICAB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75" calcext:value-type="float">
            <text:p>1375</text:p>
          </table:table-cell>
          <table:table-cell office:value-type="string" calcext:value-type="string">
            <text:p>JOAO HENRIQUE FERR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AUR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997.96" calcext:value-type="float">
            <text:p><text:s/>4.997,9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09" calcext:value-type="float">
            <text:p>7309</text:p>
          </table:table-cell>
          <table:table-cell office:value-type="string" calcext:value-type="string">
            <text:p>JOAO HENRIQUE FERREIRA POZZE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AU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982" calcext:value-type="float">
            <text:p>2982</text:p>
          </table:table-cell>
          <table:table-cell office:value-type="string" calcext:value-type="string">
            <text:p>JOAO JOSE RODRIGUES NE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ITAPETINI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684.46" calcext:value-type="float">
            <text:p><text:s/>1.684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30" calcext:value-type="float">
            <text:p>1030</text:p>
          </table:table-cell>
          <table:table-cell office:value-type="string" calcext:value-type="string">
            <text:p>JOAO LUIZ DELFIN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30.43" calcext:value-type="float">
            <text:p><text:s/>16.030,4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2168" calcext:value-type="float">
            <text:p>402168</text:p>
          </table:table-cell>
          <table:table-cell office:value-type="string" calcext:value-type="string">
            <text:p>JOAO LUIZ MARCONDES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34178" calcext:value-type="float">
            <text:p>534178</text:p>
          </table:table-cell>
          <table:table-cell office:value-type="string" calcext:value-type="string">
            <text:p>JOAO MACHADO DE ARAUJO NE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875.73" calcext:value-type="float">
            <text:p><text:s/>16.875,7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74" calcext:value-type="float">
            <text:p>2274</text:p>
          </table:table-cell>
          <table:table-cell office:value-type="string" calcext:value-type="string">
            <text:p>JOAO MARCOS CERVANT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TAUBATE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983" calcext:value-type="float">
            <text:p>2983</text:p>
          </table:table-cell>
          <table:table-cell office:value-type="string" calcext:value-type="string">
            <text:p>JOAO MARCOS COSTA DE PAIV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S CAMPO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42" calcext:value-type="float">
            <text:p>8542</text:p>
          </table:table-cell>
          <table:table-cell office:value-type="string" calcext:value-type="string">
            <text:p>JOAO OTAVIO BERNARDES RICUPER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JACUPIRA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368.91" calcext:value-type="float">
            <text:p><text:s/>3.368,9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90" calcext:value-type="float">
            <text:p>2590</text:p>
          </table:table-cell>
          <table:table-cell office:value-type="string" calcext:value-type="string">
            <text:p>JOAO PAULO FAUSTINONI E SILV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SANTA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7326" calcext:value-type="float">
            <text:p>7326</text:p>
          </table:table-cell>
          <table:table-cell office:value-type="string" calcext:value-type="string">
            <text:p>JOAO PAULO GABRIEL DE SOUZ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ARRET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7500" calcext:value-type="float">
            <text:p>7500</text:p>
          </table:table-cell>
          <table:table-cell office:value-type="string" calcext:value-type="string">
            <text:p>JOAO PAULO GIOVANINI GONCALVE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LUCELI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01" calcext:value-type="float">
            <text:p>7501</text:p>
          </table:table-cell>
          <table:table-cell office:value-type="string" calcext:value-type="string">
            <text:p>JOAO PAULO ROBORTELL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FRANCISCO MORA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0646.96" calcext:value-type="float">
            <text:p><text:s/>10.646,96 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24" calcext:value-type="float">
            <text:p>6524</text:p>
          </table:table-cell>
          <table:table-cell office:value-type="string" calcext:value-type="string">
            <text:p>JOAO PAULO SERRA DANTA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PENAPOL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262.01" calcext:value-type="float">
            <text:p><text:s/>262,01 </text:p>
          </table:table-cell>
          <table:table-cell table:number-columns-repeated="1014"/>
        </table:table-row>
        <table:table-row table:style-name="ro3">
          <table:table-cell office:value-type="float" office:value="4084" calcext:value-type="float">
            <text:p>4084</text:p>
          </table:table-cell>
          <table:table-cell office:value-type="string" calcext:value-type="string">
            <text:p>JOAO SANTA TERRA JUNIOR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FERNANDOPOL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82.45" calcext:value-type="float">
            <text:p><text:s/>13.582,45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69285" calcext:value-type="float">
            <text:p>969285</text:p>
          </table:table-cell>
          <table:table-cell office:value-type="string" calcext:value-type="string">
            <text:p>JOAO VALENTE FIL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493.91" calcext:value-type="float">
            <text:p><text:s/>16.493,91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83" calcext:value-type="float">
            <text:p>5683</text:p>
          </table:table-cell>
          <table:table-cell office:value-type="string" calcext:value-type="string">
            <text:p>JOAQUIM PORTELA DIAS DO N NE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ITAQUAQUECETU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390.24" calcext:value-type="float">
            <text:p><text:s/>5.390,2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5776" calcext:value-type="float">
            <text:p>835776</text:p>
          </table:table-cell>
          <table:table-cell office:value-type="string" calcext:value-type="string">
            <text:p>JOAQUIM RODRIGUES DE R NE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FRANC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69261" calcext:value-type="float">
            <text:p>969261</text:p>
          </table:table-cell>
          <table:table-cell office:value-type="string" calcext:value-type="string">
            <text:p>JOCIMAR GUIMARA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JUNDIA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626.59" calcext:value-type="float">
            <text:p><text:s/>15.626,5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90" calcext:value-type="float">
            <text:p>1390</text:p>
          </table:table-cell>
          <table:table-cell office:value-type="string" calcext:value-type="string">
            <text:p>JOEL BORTOLON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FALENCI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997.96" calcext:value-type="float">
            <text:p><text:s/>4.997,9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607" calcext:value-type="float">
            <text:p>2607</text:p>
          </table:table-cell>
          <table:table-cell office:value-type="string" calcext:value-type="string">
            <text:p>JOEL CARLOS M DA SILV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CIVEL DO FORO REGIONAL IV - LAP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8" calcext:value-type="float">
            <text:p>738</text:p>
          </table:table-cell>
          <table:table-cell office:value-type="string" calcext:value-type="string">
            <text:p>JOEL FURLAN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RACATU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50" calcext:value-type="float">
            <text:p>7350</text:p>
          </table:table-cell>
          <table:table-cell office:value-type="string" calcext:value-type="string">
            <text:p>JONAS MANIEZO MOYSE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COSMOPOL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02" calcext:value-type="float">
            <text:p>7502</text:p>
          </table:table-cell>
          <table:table-cell office:value-type="string" calcext:value-type="string">
            <text:p>JONATHAN VIEIRA DE AZEVED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MIRACAT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83" calcext:value-type="float">
            <text:p>4483</text:p>
          </table:table-cell>
          <table:table-cell office:value-type="string" calcext:value-type="string">
            <text:p>JORDANA CALIXTO PORT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CAMPO LIMPO PAUL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34564" calcext:value-type="float">
            <text:p>634564</text:p>
          </table:table-cell>
          <table:table-cell office:value-type="string" calcext:value-type="string">
            <text:p>JORGE ALBERTO DE O MARUM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ORO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59" calcext:value-type="float">
            <text:p>2559</text:p>
          </table:table-cell>
          <table:table-cell office:value-type="string" calcext:value-type="string">
            <text:p>JORGE ALBERTO MAMEDE MASSERAN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14.29" calcext:value-type="float">
            <text:p><text:s/>914,29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45749" calcext:value-type="float">
            <text:p>845749</text:p>
          </table:table-cell>
          <table:table-cell office:value-type="string" calcext:value-type="string">
            <text:p>JORGE ASSAF MALULY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20.14" calcext:value-type="float">
            <text:p><text:s/>16.920,1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84" calcext:value-type="float">
            <text:p>4484</text:p>
          </table:table-cell>
          <table:table-cell office:value-type="string" calcext:value-type="string">
            <text:p>JORGE BRAGA COSTINHAS JUNIOR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IRACA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73" calcext:value-type="float">
            <text:p><text:s/>6.737,73 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55" calcext:value-type="float">
            <text:p>2055</text:p>
          </table:table-cell>
          <table:table-cell office:value-type="string" calcext:value-type="string">
            <text:p>JORGE UMBERTO APRILE LEM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MERICA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42621" calcext:value-type="float">
            <text:p>842621</text:p>
          </table:table-cell>
          <table:table-cell office:value-type="string" calcext:value-type="string">
            <text:p>JOSE ADEMIR CAMPOS BORG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RIBEIRA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626.6" calcext:value-type="float">
            <text:p><text:s/>15.626,60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133.47" calcext:value-type="float">
            <text:p><text:s/>4.133,47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63379" calcext:value-type="float">
            <text:p>663379</text:p>
          </table:table-cell>
          <table:table-cell office:value-type="string" calcext:value-type="string">
            <text:p>JOSE ALFREDO DE A SANT AN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ARIL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10.8" calcext:value-type="float">
            <text:p><text:s/>16.010,80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523" calcext:value-type="float">
            <text:p>1523</text:p>
          </table:table-cell>
          <table:table-cell office:value-type="string" calcext:value-type="string">
            <text:p>JOSE ANTONIO CABRAL GARCI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VICEN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47710" calcext:value-type="float">
            <text:p>847710</text:p>
          </table:table-cell>
          <table:table-cell office:value-type="string" calcext:value-type="string">
            <text:p>JOSE ANTONIO DIAS LEIT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6182.88" calcext:value-type="float">
            <text:p><text:s/>16.182,8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86002" calcext:value-type="float">
            <text:p>786002</text:p>
          </table:table-cell>
          <table:table-cell office:value-type="string" calcext:value-type="string">
            <text:p>JOSE ANTONIO FRANCO DA SILV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7015.41" calcext:value-type="float">
            <text:p><text:s/>17.015,41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08" calcext:value-type="float">
            <text:p>2708</text:p>
          </table:table-cell>
          <table:table-cell office:value-type="string" calcext:value-type="string">
            <text:p>JOSE AUGUSTO DE BARROS FAR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S DE JUSTICA DA AREA REGIONAL DE SOROCABA</text:p>
          </table:table-cell>
          <table:table-cell table:style-name="ce4" office:value-type="float" office:value="914.29" calcext:value-type="float">
            <text:p><text:s/>914,29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92046" calcext:value-type="float">
            <text:p>192046</text:p>
          </table:table-cell>
          <table:table-cell office:value-type="string" calcext:value-type="string">
            <text:p>JOSE AUGUSTO MUSTAF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RACATU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2200" calcext:value-type="float">
            <text:p>402200</text:p>
          </table:table-cell>
          <table:table-cell office:value-type="string" calcext:value-type="string">
            <text:p>JOSE AVELINO GROTA DE SOUZ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354.38" calcext:value-type="float">
            <text:p><text:s/>16.354,3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14" calcext:value-type="float">
            <text:p>3014</text:p>
          </table:table-cell>
          <table:table-cell office:value-type="string" calcext:value-type="string">
            <text:p>JOSE BASSO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95133" calcext:value-type="float">
            <text:p>395133</text:p>
          </table:table-cell>
          <table:table-cell office:value-type="string" calcext:value-type="string">
            <text:p>JOSE BENEDITO MOR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ATINGUE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626.6" calcext:value-type="float">
            <text:p><text:s/>15.626,6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807.43" calcext:value-type="float">
            <text:p><text:s/>2.807,4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1048" calcext:value-type="float">
            <text:p>701048</text:p>
          </table:table-cell>
          <table:table-cell office:value-type="string" calcext:value-type="string">
            <text:p>JOSE CALDERONI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SSIS</text:p>
          </table:table-cell>
          <table:table-cell table:style-name="ce4" office:value-type="float" office:value="868.58" calcext:value-type="float">
            <text:p><text:s/>868,58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3795" calcext:value-type="float">
            <text:p>273795</text:p>
          </table:table-cell>
          <table:table-cell office:value-type="string" calcext:value-type="string">
            <text:p>JOSE CARLOS A DE V NUN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606.34" calcext:value-type="float">
            <text:p><text:s/>16.606,3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9" calcext:value-type="float">
            <text:p>739</text:p>
          </table:table-cell>
          <table:table-cell office:value-type="string" calcext:value-type="string">
            <text:p>JOSE CARLOS CARNEIRO OLIV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AURU</text:p>
          </table:table-cell>
          <table:table-cell table:style-name="ce4" office:value-type="float" office:value="153.14" calcext:value-type="float">
            <text:p><text:s/>153,14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48445" calcext:value-type="float">
            <text:p>548445</text:p>
          </table:table-cell>
          <table:table-cell office:value-type="string" calcext:value-type="string">
            <text:p>JOSE CARLOS COSENZ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414.64" calcext:value-type="float">
            <text:p><text:s/>16.414,6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69047" calcext:value-type="float">
            <text:p>269047</text:p>
          </table:table-cell>
          <table:table-cell office:value-type="string" calcext:value-type="string">
            <text:p>JOSE CARLOS DE FREIT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792.64" calcext:value-type="float">
            <text:p><text:s/>16.792,6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3822" calcext:value-type="float">
            <text:p>833822</text:p>
          </table:table-cell>
          <table:table-cell office:value-type="string" calcext:value-type="string">
            <text:p>JOSE CARLOS DE O SAMPAI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TAUBA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9150" calcext:value-type="float">
            <text:p>69150</text:p>
          </table:table-cell>
          <table:table-cell office:value-type="string" calcext:value-type="string">
            <text:p>JOSE CARLOS GALLUCCI THOME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PIRASSUNU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62" calcext:value-type="float">
            <text:p>1662</text:p>
          </table:table-cell>
          <table:table-cell office:value-type="string" calcext:value-type="string">
            <text:p>JOSE CARLOS GUILLEM BLAT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O PATRIMONIO PUBLICO E SOCI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2039" calcext:value-type="float">
            <text:p>202039</text:p>
          </table:table-cell>
          <table:table-cell office:value-type="string" calcext:value-type="string">
            <text:p>JOSE CARLOS MASCARI BONILH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430.74" calcext:value-type="float">
            <text:p><text:s/>16.430,7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69406" calcext:value-type="float">
            <text:p>969406</text:p>
          </table:table-cell>
          <table:table-cell office:value-type="string" calcext:value-type="string">
            <text:p>JOSE CARLOS MELONI SICOL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7057.75" calcext:value-type="float">
            <text:p><text:s/>17.057,75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2721" calcext:value-type="float">
            <text:p>702721</text:p>
          </table:table-cell>
          <table:table-cell office:value-type="string" calcext:value-type="string">
            <text:p>JOSE CARLOS MONTEI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RARAQUA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10.8" calcext:value-type="float">
            <text:p><text:s/>16.010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85" calcext:value-type="float">
            <text:p>4485</text:p>
          </table:table-cell>
          <table:table-cell office:value-type="string" calcext:value-type="string">
            <text:p>JOSE CARVALHO SANTORO JUNIOR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EDREI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4.85" calcext:value-type="float">
            <text:p><text:s/>5.614,85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99855" calcext:value-type="float">
            <text:p>199855</text:p>
          </table:table-cell>
          <table:table-cell office:value-type="string" calcext:value-type="string">
            <text:p>JOSE CLAUDIO DE MELO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235.7" calcext:value-type="float">
            <text:p><text:s/>16.235,70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45" calcext:value-type="float">
            <text:p>2745</text:p>
          </table:table-cell>
          <table:table-cell office:value-type="string" calcext:value-type="string">
            <text:p>JOSE CLAUDIO TADEU BAGLI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VINHED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2236" calcext:value-type="float">
            <text:p>2236</text:p>
          </table:table-cell>
          <table:table-cell office:value-type="string" calcext:value-type="string">
            <text:p>JOSE CLAUDIO ZAN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SAO JOSE DO RIO PARD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80141" calcext:value-type="float">
            <text:p>480141</text:p>
          </table:table-cell>
          <table:table-cell office:value-type="string" calcext:value-type="string">
            <text:p>JOSE CORREIA DE ARRUDA NE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14.29" calcext:value-type="float">
            <text:p><text:s/>914,29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46" calcext:value-type="float">
            <text:p>2746</text:p>
          </table:table-cell>
          <table:table-cell office:value-type="string" calcext:value-type="string">
            <text:p>JOSE EDUARDO DE SOUZA PIMENTEL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IRACI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36265" calcext:value-type="float">
            <text:p>536265</text:p>
          </table:table-cell>
          <table:table-cell office:value-type="string" calcext:value-type="string">
            <text:p>JOSE EDUARDO DINIZ ROS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18.99" calcext:value-type="float">
            <text:p><text:s/>16.918,9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4863" calcext:value-type="float">
            <text:p>64863</text:p>
          </table:table-cell>
          <table:table-cell office:value-type="string" calcext:value-type="string">
            <text:p>JOSE EDUARDO ISMAEL LUTT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MOTORIAS DE JUSTICA CIVEIS DO MEIO AMBIEN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156.49" calcext:value-type="float">
            <text:p><text:s/>16.156,4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47" calcext:value-type="float">
            <text:p>1347</text:p>
          </table:table-cell>
          <table:table-cell office:value-type="string" calcext:value-type="string">
            <text:p>JOSE FERNANDO CECCHI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86" calcext:value-type="float">
            <text:p>4486</text:p>
          </table:table-cell>
          <table:table-cell office:value-type="string" calcext:value-type="string">
            <text:p>JOSE FERNANDO DA C PINHEIR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PENAPOL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99038" calcext:value-type="float">
            <text:p>699038</text:p>
          </table:table-cell>
          <table:table-cell office:value-type="string" calcext:value-type="string">
            <text:p>JOSE FERNANDO P DE BARROS J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594.29" calcext:value-type="float">
            <text:p><text:s/>594,29 </text:p>
          </table:table-cell>
          <table:table-cell table:style-name="ce4" office:value-type="float" office:value="16606.34" calcext:value-type="float">
            <text:p><text:s/>16.606,3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66678" calcext:value-type="float">
            <text:p>266678</text:p>
          </table:table-cell>
          <table:table-cell office:value-type="string" calcext:value-type="string">
            <text:p>JOSE FERNANDO VIDAL DE SOUZ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16" calcext:value-type="float">
            <text:p>7316</text:p>
          </table:table-cell>
          <table:table-cell office:value-type="string" calcext:value-type="string">
            <text:p>JOSE FLORIANO DE A L FIL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OGI DAS CRUZE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684.46" calcext:value-type="float">
            <text:p><text:s/>1.684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9458" calcext:value-type="float">
            <text:p>339458</text:p>
          </table:table-cell>
          <table:table-cell office:value-type="string" calcext:value-type="string">
            <text:p>JOSE FRANCISCO CAGLIAR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453.99" calcext:value-type="float">
            <text:p><text:s/>16.453,9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43" calcext:value-type="float">
            <text:p>8543</text:p>
          </table:table-cell>
          <table:table-cell office:value-type="string" calcext:value-type="string">
            <text:p>JOSE FRANCISCO FERRARI JUNIOR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BORBOREM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91" calcext:value-type="float">
            <text:p>10591</text:p>
          </table:table-cell>
          <table:table-cell office:value-type="string" calcext:value-type="string">
            <text:p>JOSE FRANCLIN ANDRADE DE SOUZ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FERNANDOPOL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1" calcext:value-type="float">
            <text:p><text:s/>2.245,91 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89" calcext:value-type="float">
            <text:p>1689</text:p>
          </table:table-cell>
          <table:table-cell office:value-type="string" calcext:value-type="string">
            <text:p>JOSE GASPAR F MENNA BARRE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ERTAOZINH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85" calcext:value-type="float">
            <text:p>1385</text:p>
          </table:table-cell>
          <table:table-cell office:value-type="string" calcext:value-type="string">
            <text:p>JOSE GERALDO C DA SILV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03" calcext:value-type="float">
            <text:p>7503</text:p>
          </table:table-cell>
          <table:table-cell office:value-type="string" calcext:value-type="string">
            <text:p>JOSE GUILHERME SILVA AUGUST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NOVO HORIZON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6402" calcext:value-type="float">
            <text:p>746402</text:p>
          </table:table-cell>
          <table:table-cell office:value-type="string" calcext:value-type="string">
            <text:p>JOSE HAROLDO MARTINS SEGA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731.43" calcext:value-type="float">
            <text:p><text:s/>731,43 </text:p>
          </table:table-cell>
          <table:table-cell table:style-name="ce4" office:value-type="float" office:value="16834.13" calcext:value-type="float">
            <text:p><text:s/>16.834,1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92034" calcext:value-type="float">
            <text:p>192034</text:p>
          </table:table-cell>
          <table:table-cell office:value-type="string" calcext:value-type="string">
            <text:p>JOSE HEITOR DOS SANT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 RI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4540" calcext:value-type="float">
            <text:p>494540</text:p>
          </table:table-cell>
          <table:table-cell office:value-type="string" calcext:value-type="string">
            <text:p>JOSE HERBERT TEIXEIRA MEND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626.59" calcext:value-type="float">
            <text:p><text:s/>15.626,5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133.49" calcext:value-type="float">
            <text:p><text:s/>4.133,49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78714" calcext:value-type="float">
            <text:p>978714</text:p>
          </table:table-cell>
          <table:table-cell office:value-type="string" calcext:value-type="string">
            <text:p>JOSE JOEL DOMINGO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CAPIVAR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0" calcext:value-type="float">
            <text:p>740</text:p>
          </table:table-cell>
          <table:table-cell office:value-type="string" calcext:value-type="string">
            <text:p>JOSE JULIO LOZANO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OROCABA</text:p>
          </table:table-cell>
          <table:table-cell table:style-name="ce4" office:value-type="float" office:value="365.71" calcext:value-type="float">
            <text:p><text:s/>365,71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4394" calcext:value-type="float">
            <text:p>494394</text:p>
          </table:table-cell>
          <table:table-cell office:value-type="string" calcext:value-type="string">
            <text:p>JOSE KALIL DE OLIVEIRA E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179.42" calcext:value-type="float">
            <text:p><text:s/>16.179,4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8525" calcext:value-type="float">
            <text:p>278525</text:p>
          </table:table-cell>
          <table:table-cell office:value-type="string" calcext:value-type="string">
            <text:p>JOSE LUIS ALICK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771.57" calcext:value-type="float">
            <text:p><text:s/>16.771,5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557.28" calcext:value-type="float">
            <text:p><text:s/>1.557,2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1139" calcext:value-type="float">
            <text:p>701139</text:p>
          </table:table-cell>
          <table:table-cell office:value-type="string" calcext:value-type="string">
            <text:p>JOSE LUIS KUHN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VICEN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47" calcext:value-type="float">
            <text:p>2747</text:p>
          </table:table-cell>
          <table:table-cell office:value-type="string" calcext:value-type="string">
            <text:p>JOSE LUIZ BEDNARSK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JACARE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4382" calcext:value-type="float">
            <text:p>494382</text:p>
          </table:table-cell>
          <table:table-cell office:value-type="string" calcext:value-type="string">
            <text:p>JOSE LUIZ SAIKAL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 AND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997.96" calcext:value-type="float">
            <text:p><text:s/>4.997,9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20562" calcext:value-type="float">
            <text:p>120562</text:p>
          </table:table-cell>
          <table:table-cell office:value-type="string" calcext:value-type="string">
            <text:p>JOSE LUIZ SANCH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853.75" calcext:value-type="float">
            <text:p><text:s/>16.853,75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16990" calcext:value-type="float">
            <text:p>516990</text:p>
          </table:table-cell>
          <table:table-cell office:value-type="string" calcext:value-type="string">
            <text:p>JOSE MANOEL MENDES CASTAN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475.73" calcext:value-type="float">
            <text:p><text:s/>16.475,7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81" calcext:value-type="float">
            <text:p>3781</text:p>
          </table:table-cell>
          <table:table-cell office:value-type="string" calcext:value-type="string">
            <text:p>JOSE MARCIO ROSSETTO LEIT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 RI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48" calcext:value-type="float">
            <text:p>2748</text:p>
          </table:table-cell>
          <table:table-cell office:value-type="string" calcext:value-type="string">
            <text:p>JOSE MARIO B MARZAGAO BARBU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26492" calcext:value-type="float">
            <text:p>526492</text:p>
          </table:table-cell>
          <table:table-cell office:value-type="string" calcext:value-type="string">
            <text:p>JOSE OSWALDO MOLIN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27.52" calcext:value-type="float">
            <text:p><text:s/>16.927,5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07" calcext:value-type="float">
            <text:p>3207</text:p>
          </table:table-cell>
          <table:table-cell office:value-type="string" calcext:value-type="string">
            <text:p>JOSE RAFAEL GUARACHO S HUSSAIN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FERNANDOPOL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60597" calcext:value-type="float">
            <text:p>260597</text:p>
          </table:table-cell>
          <table:table-cell office:value-type="string" calcext:value-type="string">
            <text:p>JOSE REINALDO G CARNEI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835.78" calcext:value-type="float">
            <text:p><text:s/>15.835,7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2034" calcext:value-type="float">
            <text:p>702034</text:p>
          </table:table-cell>
          <table:table-cell office:value-type="string" calcext:value-type="string">
            <text:p>JOSE REYNALDO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875.73" calcext:value-type="float">
            <text:p><text:s/>16.875,7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75448" calcext:value-type="float">
            <text:p>575448</text:p>
          </table:table-cell>
          <table:table-cell office:value-type="string" calcext:value-type="string">
            <text:p>JOSE ROBERTO C ALBEJANT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92" calcext:value-type="float">
            <text:p>1392</text:p>
          </table:table-cell>
          <table:table-cell office:value-type="string" calcext:value-type="string">
            <text:p>JOSE ROBERTO DE PAULA BARR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ITAPETINI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451.33" calcext:value-type="float">
            <text:p><text:s/>15.451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85" calcext:value-type="float">
            <text:p>4085</text:p>
          </table:table-cell>
          <table:table-cell office:value-type="string" calcext:value-type="string">
            <text:p>JOSE ROBERTO FUMACH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CAETANO DO SU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068.61" calcext:value-type="float">
            <text:p><text:s/>15.068,6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388.94" calcext:value-type="float">
            <text:p><text:s/>5.388,9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21825" calcext:value-type="float">
            <text:p>721825</text:p>
          </table:table-cell>
          <table:table-cell office:value-type="string" calcext:value-type="string">
            <text:p>JOSE ROBERTO JAUHAR JULIA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71954" calcext:value-type="float">
            <text:p>971954</text:p>
          </table:table-cell>
          <table:table-cell office:value-type="string" calcext:value-type="string">
            <text:p>JOSE ROBERTO ROCHEL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691.35" calcext:value-type="float">
            <text:p><text:s/>16.691,35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61" calcext:value-type="float">
            <text:p>2561</text:p>
          </table:table-cell>
          <table:table-cell office:value-type="string" calcext:value-type="string">
            <text:p>JOSE SILVIO CODOGN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MIRASSO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27.18" calcext:value-type="float">
            <text:p><text:s/>6.727,18 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4905" calcext:value-type="float">
            <text:p>64905</text:p>
          </table:table-cell>
          <table:table-cell office:value-type="string" calcext:value-type="string">
            <text:p>JOSE TARCISIO BUFF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456.46" calcext:value-type="float">
            <text:p><text:s/>16.456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3731" calcext:value-type="float">
            <text:p>833731</text:p>
          </table:table-cell>
          <table:table-cell office:value-type="string" calcext:value-type="string">
            <text:p>JOSE VICENTE DI PIER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FALENCI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0575" calcext:value-type="float">
            <text:p>270575</text:p>
          </table:table-cell>
          <table:table-cell office:value-type="string" calcext:value-type="string">
            <text:p>JOSE VICENTE PINTO FERR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RIBEIRA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65.69" calcext:value-type="float">
            <text:p><text:s/>16.065,6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05318" calcext:value-type="float">
            <text:p>505318</text:p>
          </table:table-cell>
          <table:table-cell office:value-type="string" calcext:value-type="string">
            <text:p>JOSE VIEIRA DA COSTA NE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VOTUPORA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97" calcext:value-type="float">
            <text:p>4997</text:p>
          </table:table-cell>
          <table:table-cell office:value-type="string" calcext:value-type="string">
            <text:p>JOSMAR TASSIGNON JUNIOR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ORTO FELIZ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46195" calcext:value-type="float">
            <text:p>546195</text:p>
          </table:table-cell>
          <table:table-cell office:value-type="string" calcext:value-type="string">
            <text:p>JUANG YUH YU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DE INTERESSES DIFUSOS E COLETIV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789.48" calcext:value-type="float">
            <text:p><text:s/>16.789,4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44" calcext:value-type="float">
            <text:p>8544</text:p>
          </table:table-cell>
          <table:table-cell office:value-type="string" calcext:value-type="string">
            <text:p>JULIA ALVES CAMARG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SAO JOSE DO RIO PARDO</text:p>
          </table:table-cell>
          <table:table-cell table:style-name="ce4" office:value-type="float" office:value="457.14" calcext:value-type="float">
            <text:p><text:s/>457,14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98" calcext:value-type="float">
            <text:p>4998</text:p>
          </table:table-cell>
          <table:table-cell office:value-type="string" calcext:value-type="string">
            <text:p>JULIA DAZZI PIOL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TABOAO DA SER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83" calcext:value-type="float">
            <text:p>10583</text:p>
          </table:table-cell>
          <table:table-cell office:value-type="string" calcext:value-type="string">
            <text:p>JULIA FERNANDES CALDA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ARANAPANEM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04" calcext:value-type="float">
            <text:p>7504</text:p>
          </table:table-cell>
          <table:table-cell office:value-type="string" calcext:value-type="string">
            <text:p>JULIANA AMELIA G DE T S DONAT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SERRA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4054.04" calcext:value-type="float">
            <text:p><text:s/>4.054,0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684.47" calcext:value-type="float">
            <text:p><text:s/>1.684,4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84" calcext:value-type="float">
            <text:p>5684</text:p>
          </table:table-cell>
          <table:table-cell office:value-type="string" calcext:value-type="string">
            <text:p>JULIANA BESCHORNER COELH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CUBATA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05" calcext:value-type="float">
            <text:p>7305</text:p>
          </table:table-cell>
          <table:table-cell office:value-type="string" calcext:value-type="string">
            <text:p>JULIANA CARLA MACIEL RAM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DIADEM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83" calcext:value-type="float">
            <text:p>3783</text:p>
          </table:table-cell>
          <table:table-cell office:value-type="string" calcext:value-type="string">
            <text:p>JULIANA DE FREITAS L MANFRIN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OSASC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51" calcext:value-type="float">
            <text:p>2551</text:p>
          </table:table-cell>
          <table:table-cell office:value-type="string" calcext:value-type="string">
            <text:p>JULIANA DE SOUSA ANDRAD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SANTO AMARO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22" calcext:value-type="float">
            <text:p>3322</text:p>
          </table:table-cell>
          <table:table-cell office:value-type="string" calcext:value-type="string">
            <text:p>JULIANA LOURENCO B MAGALHAE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EMB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25" calcext:value-type="float">
            <text:p>3025</text:p>
          </table:table-cell>
          <table:table-cell office:value-type="string" calcext:value-type="string">
            <text:p>JULIANA M GENTIL TOCUNDUV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3A.PROMOTORIA DE JUSTICA DO JURI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08.44" calcext:value-type="float">
            <text:p><text:s/>11.208,4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05" calcext:value-type="float">
            <text:p>7505</text:p>
          </table:table-cell>
          <table:table-cell office:value-type="string" calcext:value-type="string">
            <text:p>JULIANA MONTEZUMA LACERD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BERTIO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99" calcext:value-type="float">
            <text:p>4999</text:p>
          </table:table-cell>
          <table:table-cell office:value-type="string" calcext:value-type="string">
            <text:p>JULIANA PERES ALMENA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ITAPEV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000" calcext:value-type="float">
            <text:p>5000</text:p>
          </table:table-cell>
          <table:table-cell office:value-type="string" calcext:value-type="string">
            <text:p>JULIANA REZENDE V T DE MACED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LHOS</text:p>
          </table:table-cell>
          <table:table-cell table:style-name="ce4" office:value-type="float" office:value="-1737.14" calcext:value-type="float">
            <text:p><text:s/>(1.737,14)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06" calcext:value-type="float">
            <text:p>7506</text:p>
          </table:table-cell>
          <table:table-cell office:value-type="string" calcext:value-type="string">
            <text:p>JULIANA VELASQUE P FIGUEIRED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MONGAGU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001" calcext:value-type="float">
            <text:p>5001</text:p>
          </table:table-cell>
          <table:table-cell office:value-type="string" calcext:value-type="string">
            <text:p>JULIANO AUGUSTO D VICENT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 AND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347.56" calcext:value-type="float">
            <text:p><text:s/>1.347,56 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34450" calcext:value-type="float">
            <text:p>634450</text:p>
          </table:table-cell>
          <table:table-cell office:value-type="string" calcext:value-type="string">
            <text:p>JULIANO CALDERONI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SANTO ANASTACI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45" calcext:value-type="float">
            <text:p>8545</text:p>
          </table:table-cell>
          <table:table-cell office:value-type="string" calcext:value-type="string">
            <text:p>JULIANO CARVALHO ATOJI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ITAPORA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7860.82" calcext:value-type="float">
            <text:p><text:s/>7.860,8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77" calcext:value-type="float">
            <text:p>1377</text:p>
          </table:table-cell>
          <table:table-cell office:value-type="string" calcext:value-type="string">
            <text:p>JULIETE RITA CARVALHO MAINARD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6812.66" calcext:value-type="float">
            <text:p><text:s/>16.812,6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32" calcext:value-type="float">
            <text:p>1032</text:p>
          </table:table-cell>
          <table:table-cell office:value-type="string" calcext:value-type="string">
            <text:p>JULIO CESAR BOTE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510.32" calcext:value-type="float">
            <text:p><text:s/>16.510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2145.09" calcext:value-type="float">
            <text:p><text:s/>2.145,09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8796" calcext:value-type="float">
            <text:p>278796</text:p>
          </table:table-cell>
          <table:table-cell office:value-type="string" calcext:value-type="string">
            <text:p>JULIO CESAR ROCHA PALHAR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AUR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66776" calcext:value-type="float">
            <text:p>966776</text:p>
          </table:table-cell>
          <table:table-cell office:value-type="string" calcext:value-type="string">
            <text:p>JULIO SERGIO ABBUD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CAETANO DO SU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66.49" calcext:value-type="float">
            <text:p><text:s/>15.266,4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13" calcext:value-type="float">
            <text:p>7313</text:p>
          </table:table-cell>
          <table:table-cell office:value-type="string" calcext:value-type="string">
            <text:p>JULISA HELENA DO NASCIMENT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SAO JOSE DOS CAMP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19606" calcext:value-type="float">
            <text:p>319606</text:p>
          </table:table-cell>
          <table:table-cell office:value-type="string" calcext:value-type="string">
            <text:p>JURANDIR JOSE DOS SANT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RESIDENTE PRUDEN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626.59" calcext:value-type="float">
            <text:p><text:s/>15.626,5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133.49" calcext:value-type="float">
            <text:p><text:s/>4.133,49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57861" calcext:value-type="float">
            <text:p>557861</text:p>
          </table:table-cell>
          <table:table-cell office:value-type="string" calcext:value-type="string">
            <text:p>JURANDIR NORBERTO MARCU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18.99" calcext:value-type="float">
            <text:p><text:s/>16.918,9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08" calcext:value-type="float">
            <text:p>7308</text:p>
          </table:table-cell>
          <table:table-cell office:value-type="string" calcext:value-type="string">
            <text:p>KAREN MAZLOUM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DISTRITAL DE ARUJA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37" calcext:value-type="float">
            <text:p>3037</text:p>
          </table:table-cell>
          <table:table-cell office:value-type="string" calcext:value-type="string">
            <text:p>KARINA BAGNATOR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84" calcext:value-type="float">
            <text:p>3784</text:p>
          </table:table-cell>
          <table:table-cell office:value-type="string" calcext:value-type="string">
            <text:p>KARINA BESCHIZZA CION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JABOTICABAL</text:p>
          </table:table-cell>
          <table:table-cell table:style-name="ce4" office:value-type="float" office:value="777.14" calcext:value-type="float">
            <text:p><text:s/>777,14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1" calcext:value-type="float">
            <text:p><text:s/>2.245,91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70" calcext:value-type="float">
            <text:p>2570</text:p>
          </table:table-cell>
          <table:table-cell office:value-type="string" calcext:value-type="string">
            <text:p>KARINA KEIKO KAME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26" calcext:value-type="float">
            <text:p>3326</text:p>
          </table:table-cell>
          <table:table-cell office:value-type="string" calcext:value-type="string">
            <text:p>KARINA SCUTTI SANT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49" calcext:value-type="float">
            <text:p>7349</text:p>
          </table:table-cell>
          <table:table-cell office:value-type="string" calcext:value-type="string">
            <text:p>KARINA YUKIME I VICENZOTT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SAO PEDR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39" calcext:value-type="float">
            <text:p>1639</text:p>
          </table:table-cell>
          <table:table-cell office:value-type="string" calcext:value-type="string">
            <text:p>KARLA REGIS G OLIVEIRA BUGARIB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CAETANO DO SU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08" calcext:value-type="float">
            <text:p>3208</text:p>
          </table:table-cell>
          <table:table-cell office:value-type="string" calcext:value-type="string">
            <text:p>KARYNA MOR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09" calcext:value-type="float">
            <text:p>3209</text:p>
          </table:table-cell>
          <table:table-cell office:value-type="string" calcext:value-type="string">
            <text:p>KATIA PEIXOTO V P RODRIGU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053.39" calcext:value-type="float">
            <text:p><text:s/>5.053,3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91" calcext:value-type="float">
            <text:p>3391</text:p>
          </table:table-cell>
          <table:table-cell office:value-type="string" calcext:value-type="string">
            <text:p>KELLI GIOVANNA ALTIERI ARANT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JUNDIAI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49" calcext:value-type="float">
            <text:p>2749</text:p>
          </table:table-cell>
          <table:table-cell office:value-type="string" calcext:value-type="string">
            <text:p>KELLY CRISTINA ALVARES FEDEL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RAGANCA PAUL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56503" calcext:value-type="float">
            <text:p>356503</text:p>
          </table:table-cell>
          <table:table-cell office:value-type="string" calcext:value-type="string">
            <text:p>KENZO RICARDO CATELAN YAN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386.94" calcext:value-type="float">
            <text:p><text:s/>16.386,9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87" calcext:value-type="float">
            <text:p>4487</text:p>
          </table:table-cell>
          <table:table-cell office:value-type="string" calcext:value-type="string">
            <text:p>KLEBER HENRIQUE BASS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OGI DAS CRUZE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0739" calcext:value-type="float">
            <text:p>700739</text:p>
          </table:table-cell>
          <table:table-cell office:value-type="string" calcext:value-type="string">
            <text:p>LAERTE FERNANDO LEVA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S CAMPO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3785" calcext:value-type="float">
            <text:p>3785</text:p>
          </table:table-cell>
          <table:table-cell office:value-type="string" calcext:value-type="string">
            <text:p>LAFAIETE RAMOS PIR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VILA PRUDEN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07" calcext:value-type="float">
            <text:p>7507</text:p>
          </table:table-cell>
          <table:table-cell office:value-type="string" calcext:value-type="string">
            <text:p>LAILA HONAIN PAGLIUS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FERNANDOPOLIS</text:p>
          </table:table-cell>
          <table:table-cell table:style-name="ce4" office:value-type="float" office:value="-1920" calcext:value-type="float">
            <text:p><text:s/>(1.920,00)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89" calcext:value-type="float">
            <text:p>10589</text:p>
          </table:table-cell>
          <table:table-cell office:value-type="string" calcext:value-type="string">
            <text:p>LAIS BAZANELLI M DOS SANTO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SANTO AND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1903.4" calcext:value-type="float">
            <text:p><text:s/>11.903,4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08" calcext:value-type="float">
            <text:p>7508</text:p>
          </table:table-cell>
          <table:table-cell office:value-type="string" calcext:value-type="string">
            <text:p>LAIS FERNANDA SILV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VIRADOUR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85" calcext:value-type="float">
            <text:p>10585</text:p>
          </table:table-cell>
          <table:table-cell office:value-type="string" calcext:value-type="string">
            <text:p>LANA DRAPIER A ZAIDOWICZ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SORO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491.82" calcext:value-type="float">
            <text:p><text:s/>4.491,8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86" calcext:value-type="float">
            <text:p>3786</text:p>
          </table:table-cell>
          <table:table-cell office:value-type="string" calcext:value-type="string">
            <text:p>LANDOLFO ANDRADE DE SOUZ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S DE JUSTICA DA AREA REGIONAL DE SANTO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26" calcext:value-type="float">
            <text:p>6526</text:p>
          </table:table-cell>
          <table:table-cell office:value-type="string" calcext:value-type="string">
            <text:p>LARISSA BUENTES FRAZA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LORENA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50" calcext:value-type="float">
            <text:p>2750</text:p>
          </table:table-cell>
          <table:table-cell office:value-type="string" calcext:value-type="string">
            <text:p>LARISSA CRESCINI ALBERNAZ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S CAMP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46" calcext:value-type="float">
            <text:p>8546</text:p>
          </table:table-cell>
          <table:table-cell office:value-type="string" calcext:value-type="string">
            <text:p>LARISSA DETOMINI GAYA DA COST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JOSE BONIFACI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002" calcext:value-type="float">
            <text:p>5002</text:p>
          </table:table-cell>
          <table:table-cell office:value-type="string" calcext:value-type="string">
            <text:p>LARISSA MOTTA NUNES LIGE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AU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4.86" calcext:value-type="float">
            <text:p><text:s/>5.614,8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09" calcext:value-type="float">
            <text:p>7509</text:p>
          </table:table-cell>
          <table:table-cell office:value-type="string" calcext:value-type="string">
            <text:p>LARISSA NEGRI COSTA BESERR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JUNDIA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984" calcext:value-type="float">
            <text:p>2984</text:p>
          </table:table-cell>
          <table:table-cell office:value-type="string" calcext:value-type="string">
            <text:p>LAURANI ASSIS DE FIGUEIRED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003" calcext:value-type="float">
            <text:p>5003</text:p>
          </table:table-cell>
          <table:table-cell office:value-type="string" calcext:value-type="string">
            <text:p>LAURO HENRIQUE MENDES PEREIR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CONCH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66739" calcext:value-type="float">
            <text:p>966739</text:p>
          </table:table-cell>
          <table:table-cell office:value-type="string" calcext:value-type="string">
            <text:p>LAURO LUIZ GOMES RIB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267.79" calcext:value-type="float">
            <text:p><text:s/>16.267,7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7205" calcext:value-type="float">
            <text:p>757205</text:p>
          </table:table-cell>
          <table:table-cell office:value-type="string" calcext:value-type="string">
            <text:p>LAZARO ROBERTO CAMARGO BARR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822.65" calcext:value-type="float">
            <text:p><text:s/>16.822,65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10" calcext:value-type="float">
            <text:p>3210</text:p>
          </table:table-cell>
          <table:table-cell office:value-type="string" calcext:value-type="string">
            <text:p>LEANDRO BAKOWSK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OGI DAS CRUZE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87" calcext:value-type="float">
            <text:p>3787</text:p>
          </table:table-cell>
          <table:table-cell office:value-type="string" calcext:value-type="string">
            <text:p>LEANDRO CONTE DE BENEDIC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ITAPETINI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053.37" calcext:value-type="float">
            <text:p><text:s/>5.053,3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004" calcext:value-type="float">
            <text:p>5004</text:p>
          </table:table-cell>
          <table:table-cell office:value-type="string" calcext:value-type="string">
            <text:p>LEANDRO HENRIQUE FERREIRA LEM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AU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.65" calcext:value-type="float">
            <text:p><text:s/>224,65 </text:p>
          </table:table-cell>
          <table:table-cell table:number-columns-repeated="1014"/>
        </table:table-row>
        <table:table-row table:style-name="ro3">
          <table:table-cell office:value-type="float" office:value="4488" calcext:value-type="float">
            <text:p>4488</text:p>
          </table:table-cell>
          <table:table-cell office:value-type="string" calcext:value-type="string">
            <text:p>LEANDRO LIPPI GUIMARA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OGI DAS CRUZE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99014" calcext:value-type="float">
            <text:p>699014</text:p>
          </table:table-cell>
          <table:table-cell office:value-type="string" calcext:value-type="string">
            <text:p>LEANDRO PEREIRA LEIT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DE INTERESSES DIFUSOS E COLETIV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875.73" calcext:value-type="float">
            <text:p><text:s/>16.875,7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10" calcext:value-type="float">
            <text:p>7510</text:p>
          </table:table-cell>
          <table:table-cell office:value-type="string" calcext:value-type="string">
            <text:p>LEANDRO ROCHA PER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RAGUATATU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27" calcext:value-type="float">
            <text:p>6527</text:p>
          </table:table-cell>
          <table:table-cell office:value-type="string" calcext:value-type="string">
            <text:p>LEANDRO SILVA XAVIE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54852" calcext:value-type="float">
            <text:p>154852</text:p>
          </table:table-cell>
          <table:table-cell office:value-type="string" calcext:value-type="string">
            <text:p>LEANDRO TATSUO ONIC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58.65" calcext:value-type="float">
            <text:p><text:s/>16.058,65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11" calcext:value-type="float">
            <text:p>7511</text:p>
          </table:table-cell>
          <table:table-cell office:value-type="string" calcext:value-type="string">
            <text:p>LEANDRO VIOL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ORTO FERREIRA</text:p>
          </table:table-cell>
          <table:table-cell table:style-name="ce4" office:value-type="float" office:value="914.29" calcext:value-type="float">
            <text:p><text:s/>914,29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11323" calcext:value-type="float">
            <text:p>511323</text:p>
          </table:table-cell>
          <table:table-cell office:value-type="string" calcext:value-type="string">
            <text:p>LEILA MARA RAMACCIOTT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179.44" calcext:value-type="float">
            <text:p><text:s/>16.179,4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33" calcext:value-type="float">
            <text:p>1033</text:p>
          </table:table-cell>
          <table:table-cell office:value-type="string" calcext:value-type="string">
            <text:p>LELIO FERRAZ DE SIQUEIRA NE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SANTO AMAR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355.65" calcext:value-type="float">
            <text:p><text:s/>15.355,65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12" calcext:value-type="float">
            <text:p>7512</text:p>
          </table:table-cell>
          <table:table-cell office:value-type="string" calcext:value-type="string">
            <text:p>LEONARDO ALBRECHT NET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CARAGUATATU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11" calcext:value-type="float">
            <text:p>3211</text:p>
          </table:table-cell>
          <table:table-cell office:value-type="string" calcext:value-type="string">
            <text:p>LEONARDO AUGUSTO GONCALV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JA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89" calcext:value-type="float">
            <text:p>4489</text:p>
          </table:table-cell>
          <table:table-cell office:value-type="string" calcext:value-type="string">
            <text:p>LEONARDO BELLINI DE CASTR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BRODOSQU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86" calcext:value-type="float">
            <text:p>4086</text:p>
          </table:table-cell>
          <table:table-cell office:value-type="string" calcext:value-type="string">
            <text:p>LEONARDO CARVALHO BORTOLAC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SERRA NEG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85" calcext:value-type="float">
            <text:p>5685</text:p>
          </table:table-cell>
          <table:table-cell office:value-type="string" calcext:value-type="string">
            <text:p>LEONARDO D'ANGELO V PER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88" calcext:value-type="float">
            <text:p>3788</text:p>
          </table:table-cell>
          <table:table-cell office:value-type="string" calcext:value-type="string">
            <text:p>LEONARDO LEONEL ROMANELLI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BEBEDOURO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style-name="ce4" office:value-type="float" office:value="935.79" calcext:value-type="float">
            <text:p><text:s/>935,79 </text:p>
          </table:table-cell>
          <table:table-cell table:number-columns-repeated="1014"/>
        </table:table-row>
        <table:table-row table:style-name="ro3">
          <table:table-cell office:value-type="float" office:value="179376" calcext:value-type="float">
            <text:p>179376</text:p>
          </table:table-cell>
          <table:table-cell office:value-type="string" calcext:value-type="string">
            <text:p>LEONARDO LIBERATT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39" calcext:value-type="float">
            <text:p>1339</text:p>
          </table:table-cell>
          <table:table-cell office:value-type="string" calcext:value-type="string">
            <text:p>LEONARDO MEIZIKA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VARGEM GRANDE DO SU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7288.67" calcext:value-type="float">
            <text:p><text:s/>7.288,67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38" calcext:value-type="float">
            <text:p>3038</text:p>
          </table:table-cell>
          <table:table-cell office:value-type="string" calcext:value-type="string">
            <text:p>LEONARDO REZEK PER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TAUBA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6176.34" calcext:value-type="float">
            <text:p><text:s/>6.176,3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87" calcext:value-type="float">
            <text:p>4087</text:p>
          </table:table-cell>
          <table:table-cell office:value-type="string" calcext:value-type="string">
            <text:p>LEONARDO ROMANO SOARE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SANTA BARBARA D'OES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26" calcext:value-type="float">
            <text:p>3026</text:p>
          </table:table-cell>
          <table:table-cell office:value-type="string" calcext:value-type="string">
            <text:p>LEONARDO SOBREIRA SPIN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04" calcext:value-type="float">
            <text:p>7304</text:p>
          </table:table-cell>
          <table:table-cell office:value-type="string" calcext:value-type="string">
            <text:p>LETICIA LOURENCO PAVANI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PO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90" calcext:value-type="float">
            <text:p>10590</text:p>
          </table:table-cell>
          <table:table-cell office:value-type="string" calcext:value-type="string">
            <text:p>LETICIA MACEDO M BELTRAME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LIMEI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796.7" calcext:value-type="float">
            <text:p><text:s/>1.796,7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88" calcext:value-type="float">
            <text:p>10588</text:p>
          </table:table-cell>
          <table:table-cell office:value-type="string" calcext:value-type="string">
            <text:p>LETICIA NANNI RODRIGUEZ SAKAUE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PIRAPOZINH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86" calcext:value-type="float">
            <text:p>5686</text:p>
          </table:table-cell>
          <table:table-cell office:value-type="string" calcext:value-type="string">
            <text:p>LETICIA ROSA RAVACC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TABOAO DA SER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90" calcext:value-type="float">
            <text:p>4490</text:p>
          </table:table-cell>
          <table:table-cell office:value-type="string" calcext:value-type="string">
            <text:p>LETICIA STUGINSKI STOFF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33172" calcext:value-type="float">
            <text:p>933172</text:p>
          </table:table-cell>
          <table:table-cell office:value-type="string" calcext:value-type="string">
            <text:p>LIBORIO ALVES A DO NASCIMEN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AUR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626.59" calcext:value-type="float">
            <text:p><text:s/>15.626,5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98332" calcext:value-type="float">
            <text:p>698332</text:p>
          </table:table-cell>
          <table:table-cell office:value-type="string" calcext:value-type="string">
            <text:p>LIDIA HELENA F DA C PASS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DE INTERESSES DIFUSOS E COLETIVOS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7053.73" calcext:value-type="float">
            <text:p><text:s/>17.053,7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29" calcext:value-type="float">
            <text:p>6529</text:p>
          </table:table-cell>
          <table:table-cell office:value-type="string" calcext:value-type="string">
            <text:p>LIGIANE RODRIGUES BUEN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ARAR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42409" calcext:value-type="float">
            <text:p>842409</text:p>
          </table:table-cell>
          <table:table-cell office:value-type="string" calcext:value-type="string">
            <text:p>LILIAM CRISTINA MARQUES COST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3831.1" calcext:value-type="float">
            <text:p><text:s/>3.831,1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42045" calcext:value-type="float">
            <text:p>842045</text:p>
          </table:table-cell>
          <table:table-cell office:value-type="string" calcext:value-type="string">
            <text:p>LILIAN CAVALCANTE ALBUQUERQU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457.14" calcext:value-type="float">
            <text:p><text:s/>457,14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13" calcext:value-type="float">
            <text:p>7513</text:p>
          </table:table-cell>
          <table:table-cell office:value-type="string" calcext:value-type="string">
            <text:p>LILIAN FRUET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DESCALVAD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368.91" calcext:value-type="float">
            <text:p><text:s/>3.368,9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3851" calcext:value-type="float">
            <text:p>833851</text:p>
          </table:table-cell>
          <table:table-cell office:value-type="string" calcext:value-type="string">
            <text:p>LILIANA MERCADANTE MORTAR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475.73" calcext:value-type="float">
            <text:p><text:s/>16.475,7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45762" calcext:value-type="float">
            <text:p>545762</text:p>
          </table:table-cell>
          <table:table-cell office:value-type="string" calcext:value-type="string">
            <text:p>LILIANE SILVA DE OLIV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S DE JUSTICA CIVEIS DE FAMILIA E SUCESSOE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796.7" calcext:value-type="float">
            <text:p><text:s/>1.796,7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34" calcext:value-type="float">
            <text:p>1034</text:p>
          </table:table-cell>
          <table:table-cell office:value-type="string" calcext:value-type="string">
            <text:p>LINCOLN GAKIY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RESIDENTE PRUDENTE</text:p>
          </table:table-cell>
          <table:table-cell table:style-name="ce4" office:value-type="float" office:value="502.9" calcext:value-type="float">
            <text:p><text:s/>502,9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73" calcext:value-type="float">
            <text:p>1373</text:p>
          </table:table-cell>
          <table:table-cell office:value-type="string" calcext:value-type="string">
            <text:p>LINDSON GIMENES DE ALMEID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RACATU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6812.66" calcext:value-type="float">
            <text:p><text:s/>16.812,6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14" calcext:value-type="float">
            <text:p>7514</text:p>
          </table:table-cell>
          <table:table-cell office:value-type="string" calcext:value-type="string">
            <text:p>LISTER CALDAS BRAGA FILH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EMBU-GUAC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47" calcext:value-type="float">
            <text:p>8547</text:p>
          </table:table-cell>
          <table:table-cell office:value-type="string" calcext:value-type="string">
            <text:p>LIVI RODRIGUES DE SOUZ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RESIDENTE EPITACI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87" calcext:value-type="float">
            <text:p>5687</text:p>
          </table:table-cell>
          <table:table-cell office:value-type="string" calcext:value-type="string">
            <text:p>LORENA GENTIL CIAMPON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10586" calcext:value-type="float">
            <text:p>10586</text:p>
          </table:table-cell>
          <table:table-cell office:value-type="string" calcext:value-type="string">
            <text:p>LORRANA LARISSA COQUEIR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MOGI DAS CRUZE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48" calcext:value-type="float">
            <text:p>8548</text:p>
          </table:table-cell>
          <table:table-cell office:value-type="string" calcext:value-type="string">
            <text:p>LUCAS CORRADINI DA SILV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DESCALVAD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15" calcext:value-type="float">
            <text:p>7515</text:p>
          </table:table-cell>
          <table:table-cell office:value-type="string" calcext:value-type="string">
            <text:p>LUCAS DAMASCENO DE LIM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ITAQUAQUECETU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053.37" calcext:value-type="float">
            <text:p><text:s/>5.053,3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30" calcext:value-type="float">
            <text:p>6530</text:p>
          </table:table-cell>
          <table:table-cell office:value-type="string" calcext:value-type="string">
            <text:p>LUCAS FREHSE RIBA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CAJAMAR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87" calcext:value-type="float">
            <text:p>10587</text:p>
          </table:table-cell>
          <table:table-cell office:value-type="string" calcext:value-type="string">
            <text:p>LUCAS MOSTARO DE OLIVEIR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SAO JOSE DOS CAMP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3901" calcext:value-type="float">
            <text:p>833901</text:p>
          </table:table-cell>
          <table:table-cell office:value-type="string" calcext:value-type="string">
            <text:p>LUCAS PIMENTEL DE OLIV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AUR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88" calcext:value-type="float">
            <text:p>5688</text:p>
          </table:table-cell>
          <table:table-cell office:value-type="string" calcext:value-type="string">
            <text:p>LUCAS RIBEIRO TRAVAIN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ALM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701.08" calcext:value-type="float">
            <text:p><text:s/>1.701,0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57" calcext:value-type="float">
            <text:p>2057</text:p>
          </table:table-cell>
          <table:table-cell office:value-type="string" calcext:value-type="string">
            <text:p>LUCIA NUNES BROMERCHENKEL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29945.86" calcext:value-type="float">
            <text:p><text:s/>29.945,8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58" calcext:value-type="float">
            <text:p>2058</text:p>
          </table:table-cell>
          <table:table-cell office:value-type="string" calcext:value-type="string">
            <text:p>LUCIANA AMORIM DE CAMARG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ORO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807.45" calcext:value-type="float">
            <text:p><text:s/>2.807,45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91" calcext:value-type="float">
            <text:p>4491</text:p>
          </table:table-cell>
          <table:table-cell office:value-type="string" calcext:value-type="string">
            <text:p>LUCIANA ANDRADE MAI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S DE JUSTICA DA AREA REGIONAL DE SORO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92" calcext:value-type="float">
            <text:p>4492</text:p>
          </table:table-cell>
          <table:table-cell office:value-type="string" calcext:value-type="string">
            <text:p>LUCIANA ANDRE JORDAO DIA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93" calcext:value-type="float">
            <text:p>4493</text:p>
          </table:table-cell>
          <table:table-cell office:value-type="string" calcext:value-type="string">
            <text:p>LUCIANA BELO STELUT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A BARBARA D'OES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3144.26" calcext:value-type="float">
            <text:p><text:s/>3.144,2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35" calcext:value-type="float">
            <text:p>1035</text:p>
          </table:table-cell>
          <table:table-cell office:value-type="string" calcext:value-type="string">
            <text:p>LUCIANA BERGAM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S DE JUSTICA CIVEIS DA INFANCIA E DA JUVENTUD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9.42" calcext:value-type="float">
            <text:p><text:s/>15.569,4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89" calcext:value-type="float">
            <text:p>3789</text:p>
          </table:table-cell>
          <table:table-cell office:value-type="string" calcext:value-type="string">
            <text:p>LUCIANA DE F C R ABRAMOVITCH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SAL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09" calcext:value-type="float">
            <text:p>2209</text:p>
          </table:table-cell>
          <table:table-cell office:value-type="string" calcext:value-type="string">
            <text:p>LUCIANA DE PAULA L R DEL CAMP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S DE JUSTICA CIVEIS DA INFANCIA E DA JUVENTUD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368.91" calcext:value-type="float">
            <text:p><text:s/>3.368,9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59" calcext:value-type="float">
            <text:p>1359</text:p>
          </table:table-cell>
          <table:table-cell office:value-type="string" calcext:value-type="string">
            <text:p>LUCIANA FERREIRA LEITE PIN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452.65" calcext:value-type="float">
            <text:p><text:s/>16.452,65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65" calcext:value-type="float">
            <text:p>2265</text:p>
          </table:table-cell>
          <table:table-cell office:value-type="string" calcext:value-type="string">
            <text:p>LUCIANA FRUGIUEL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985" calcext:value-type="float">
            <text:p>2985</text:p>
          </table:table-cell>
          <table:table-cell office:value-type="string" calcext:value-type="string">
            <text:p>LUCIANA MALHEIR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94" calcext:value-type="float">
            <text:p>4494</text:p>
          </table:table-cell>
          <table:table-cell office:value-type="string" calcext:value-type="string">
            <text:p>LUCIANA MARQUES F PORTELL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ITANHAEM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51610" calcext:value-type="float">
            <text:p>551610</text:p>
          </table:table-cell>
          <table:table-cell office:value-type="string" calcext:value-type="string">
            <text:p>LUCIANA PINSDORF BARTH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239.98" calcext:value-type="float">
            <text:p><text:s/>16.239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40" calcext:value-type="float">
            <text:p>2240</text:p>
          </table:table-cell>
          <table:table-cell office:value-type="string" calcext:value-type="string">
            <text:p>LUCIANA POLENTI CREMONES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INDAMONHANG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25" calcext:value-type="float">
            <text:p>3325</text:p>
          </table:table-cell>
          <table:table-cell office:value-type="string" calcext:value-type="string">
            <text:p>LUCIANA RIBEIRO G V CARVALH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S DE JUSTICA DA AREA REGIONAL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31" calcext:value-type="float">
            <text:p>6531</text:p>
          </table:table-cell>
          <table:table-cell office:value-type="string" calcext:value-type="string">
            <text:p>LUCIANA ROSS GOBBI BENETI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ARAR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986" calcext:value-type="float">
            <text:p>2986</text:p>
          </table:table-cell>
          <table:table-cell office:value-type="string" calcext:value-type="string">
            <text:p>LUCIANA SHIMM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005" calcext:value-type="float">
            <text:p>5005</text:p>
          </table:table-cell>
          <table:table-cell office:value-type="string" calcext:value-type="string">
            <text:p>LUCIANA VIEIRA DALLAQUA VINC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4" office:value-type="float" office:value="457.14" calcext:value-type="float">
            <text:p><text:s/>457,14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90" calcext:value-type="float">
            <text:p>3790</text:p>
          </table:table-cell>
          <table:table-cell office:value-type="string" calcext:value-type="string">
            <text:p>LUCIANE CRISTINA N LUCAS LO R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UMARE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470.48" calcext:value-type="float">
            <text:p><text:s/>2.470,4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28" calcext:value-type="float">
            <text:p>7328</text:p>
          </table:table-cell>
          <table:table-cell office:value-type="string" calcext:value-type="string">
            <text:p>LUCIANE RODRIGUES ANTUNE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VARZEA PAUL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7288.67" calcext:value-type="float">
            <text:p><text:s/>7.288,67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51" calcext:value-type="float">
            <text:p>2751</text:p>
          </table:table-cell>
          <table:table-cell office:value-type="string" calcext:value-type="string">
            <text:p>LUCIANO GARCIA RIBEI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CARL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57" calcext:value-type="float">
            <text:p>3057</text:p>
          </table:table-cell>
          <table:table-cell office:value-type="string" calcext:value-type="string">
            <text:p>LUCIANO GOMES DE Q COUTIN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IRACI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6284" calcext:value-type="float">
            <text:p>256284</text:p>
          </table:table-cell>
          <table:table-cell office:value-type="string" calcext:value-type="string">
            <text:p>LUCIENE ANGELICA MEN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95" calcext:value-type="float">
            <text:p>4495</text:p>
          </table:table-cell>
          <table:table-cell office:value-type="string" calcext:value-type="string">
            <text:p>LUCILA AKEMI NAKAGAW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TUP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49" calcext:value-type="float">
            <text:p>8549</text:p>
          </table:table-cell>
          <table:table-cell office:value-type="string" calcext:value-type="string">
            <text:p>LUCIO CAMARGO DE RAMOS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ITAPEV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82" calcext:value-type="float">
            <text:p>1682</text:p>
          </table:table-cell>
          <table:table-cell office:value-type="string" calcext:value-type="string">
            <text:p>LUIS CLAUDIO CARVALHO VALENT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3058" calcext:value-type="float">
            <text:p>3058</text:p>
          </table:table-cell>
          <table:table-cell office:value-type="string" calcext:value-type="string">
            <text:p>LUIS CLAUDIO DAVANSS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S DE JUSTICA DA AREA REGIONAL DE BAURU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2807.43" calcext:value-type="float">
            <text:p><text:s/>2.807,4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21078" calcext:value-type="float">
            <text:p>921078</text:p>
          </table:table-cell>
          <table:table-cell office:value-type="string" calcext:value-type="string">
            <text:p>LUIS DANIEL PEREIRA CINT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96.96" calcext:value-type="float">
            <text:p><text:s/>16.996,9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48" calcext:value-type="float">
            <text:p>1348</text:p>
          </table:table-cell>
          <table:table-cell office:value-type="string" calcext:value-type="string">
            <text:p>LUIS DIAS FERNANDE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APARECID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83" calcext:value-type="float">
            <text:p>2283</text:p>
          </table:table-cell>
          <table:table-cell office:value-type="string" calcext:value-type="string">
            <text:p>LUIS DONIZETI DELMASCHI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S DE JUSTICA DA AREA REGIONAL DE SAO JOSE DO RI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84" calcext:value-type="float">
            <text:p><text:s/>2.245,8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77" calcext:value-type="float">
            <text:p>7377</text:p>
          </table:table-cell>
          <table:table-cell office:value-type="string" calcext:value-type="string">
            <text:p>LUIS FELIPE DELAMAIN BURATT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548.57" calcext:value-type="float">
            <text:p><text:s/>548,57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91" calcext:value-type="float">
            <text:p>3791</text:p>
          </table:table-cell>
          <table:table-cell office:value-type="string" calcext:value-type="string">
            <text:p>LUIS FELIPE TEGON C LEIT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457.14" calcext:value-type="float">
            <text:p><text:s/>457,14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2" calcext:value-type="float">
            <text:p>742</text:p>
          </table:table-cell>
          <table:table-cell office:value-type="string" calcext:value-type="string">
            <text:p>LUIS FERNANDO MORAES MANZAN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235.7" calcext:value-type="float">
            <text:p><text:s/>16.235,70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52" calcext:value-type="float">
            <text:p>2752</text:p>
          </table:table-cell>
          <table:table-cell office:value-type="string" calcext:value-type="string">
            <text:p>LUIS FERNANDO ROCH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SS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164.29" calcext:value-type="float">
            <text:p><text:s/>15.164,2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173.66" calcext:value-type="float">
            <text:p><text:s/>5.173,6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36" calcext:value-type="float">
            <text:p>1036</text:p>
          </table:table-cell>
          <table:table-cell office:value-type="string" calcext:value-type="string">
            <text:p>LUIS FERNANDO ROSSET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JA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12" calcext:value-type="float">
            <text:p>3212</text:p>
          </table:table-cell>
          <table:table-cell office:value-type="string" calcext:value-type="string">
            <text:p>LUIS FERNANDO SCAVONE MACED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CACAPAV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835960" calcext:value-type="float">
            <text:p>835960</text:p>
          </table:table-cell>
          <table:table-cell office:value-type="string" calcext:value-type="string">
            <text:p>LUIS GABOS ALVAR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93" calcext:value-type="float">
            <text:p>1693</text:p>
          </table:table-cell>
          <table:table-cell office:value-type="string" calcext:value-type="string">
            <text:p>LUIS GUILHERME G REIS S GARCI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32" calcext:value-type="float">
            <text:p>6532</text:p>
          </table:table-cell>
          <table:table-cell office:value-type="string" calcext:value-type="string">
            <text:p>LUIS GUSTAVO CASTOLDI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GUARAREM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4566" calcext:value-type="float">
            <text:p>404566</text:p>
          </table:table-cell>
          <table:table-cell office:value-type="string" calcext:value-type="string">
            <text:p>LUIS HENRIQUE PACCAGNELL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RIBEIRA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60" calcext:value-type="float">
            <text:p>3360</text:p>
          </table:table-cell>
          <table:table-cell office:value-type="string" calcext:value-type="string">
            <text:p>LUIS HENRIQUE R DE ALMEID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PIRASSUNU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368.91" calcext:value-type="float">
            <text:p><text:s/>3.368,9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34" calcext:value-type="float">
            <text:p>6534</text:p>
          </table:table-cell>
          <table:table-cell office:value-type="string" calcext:value-type="string">
            <text:p>LUIS HENRIQUE SCANFERL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EDERNEIRAS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67" calcext:value-type="float">
            <text:p>2567</text:p>
          </table:table-cell>
          <table:table-cell office:value-type="string" calcext:value-type="string">
            <text:p>LUIS MARCELO MILEO THEODO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43890" calcext:value-type="float">
            <text:p>843890</text:p>
          </table:table-cell>
          <table:table-cell office:value-type="string" calcext:value-type="string">
            <text:p>LUIS PAULO SIRVINSK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798.86" calcext:value-type="float">
            <text:p><text:s/>16.798,8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69" calcext:value-type="float">
            <text:p>2269</text:p>
          </table:table-cell>
          <table:table-cell office:value-type="string" calcext:value-type="string">
            <text:p>LUIS PERSIVAL DE C VALLIM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IRACICAB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93" calcext:value-type="float">
            <text:p>2593</text:p>
          </table:table-cell>
          <table:table-cell office:value-type="string" calcext:value-type="string">
            <text:p>LUIS ROBERTO JORDAO WAKIM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ARUER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08.44" calcext:value-type="float">
            <text:p><text:s/>11.208,4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4062" calcext:value-type="float">
            <text:p>704062</text:p>
          </table:table-cell>
          <table:table-cell office:value-type="string" calcext:value-type="string">
            <text:p>LUIS ROBERTO PROENC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S DE JUSTICA CIVEIS DO MEIO AMBIEN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66" calcext:value-type="float">
            <text:p>2566</text:p>
          </table:table-cell>
          <table:table-cell office:value-type="string" calcext:value-type="string">
            <text:p>LUIZ ALBERTO MEIRELLES SZIKOR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VOTORANTIM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11" calcext:value-type="float">
            <text:p>2211</text:p>
          </table:table-cell>
          <table:table-cell office:value-type="string" calcext:value-type="string">
            <text:p>LUIZ ALBERTO S BEVILACQU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LIMEI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09" calcext:value-type="float">
            <text:p>2709</text:p>
          </table:table-cell>
          <table:table-cell office:value-type="string" calcext:value-type="string">
            <text:p>LUIZ AMBRA NE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66650" calcext:value-type="float">
            <text:p>966650</text:p>
          </table:table-cell>
          <table:table-cell office:value-type="string" calcext:value-type="string">
            <text:p>LUIZ ANTONIO CASTRO DE MIRAN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606.33" calcext:value-type="float">
            <text:p><text:s/>16.60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77810" calcext:value-type="float">
            <text:p>577810</text:p>
          </table:table-cell>
          <table:table-cell office:value-type="string" calcext:value-type="string">
            <text:p>LUIZ ANTONIO DE ANDRAD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RACATU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2460" calcext:value-type="float">
            <text:p>12460</text:p>
          </table:table-cell>
          <table:table-cell office:value-type="string" calcext:value-type="string">
            <text:p>LUIZ ANTONIO DE O NUSDE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DE INTERESSES DIFUSOS E COLETIV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386.94" calcext:value-type="float">
            <text:p><text:s/>16.386,9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38" calcext:value-type="float">
            <text:p>1038</text:p>
          </table:table-cell>
          <table:table-cell office:value-type="string" calcext:value-type="string">
            <text:p>LUIZ ANTONIO DE SOUZ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DE INTERESSES DIFUSOS E COLETIV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414.64" calcext:value-type="float">
            <text:p><text:s/>16.414,6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4973" calcext:value-type="float">
            <text:p>104973</text:p>
          </table:table-cell>
          <table:table-cell office:value-type="string" calcext:value-type="string">
            <text:p>LUIZ ANTONIO GUIMARAES MARREY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44.87" calcext:value-type="float">
            <text:p><text:s/>16.944,87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07" calcext:value-type="float">
            <text:p>2207</text:p>
          </table:table-cell>
          <table:table-cell office:value-type="string" calcext:value-type="string">
            <text:p>LUIZ ARTHUR IUGHETTI CAPUZZ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7736" calcext:value-type="float">
            <text:p>207736</text:p>
          </table:table-cell>
          <table:table-cell office:value-type="string" calcext:value-type="string">
            <text:p>LUIZ CARLOS GONCALVES FIL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AURU</text:p>
          </table:table-cell>
          <table:table-cell table:style-name="ce4" office:value-type="float" office:value="473.11" calcext:value-type="float">
            <text:p><text:s/>473,11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27" calcext:value-type="float">
            <text:p>3027</text:p>
          </table:table-cell>
          <table:table-cell office:value-type="string" calcext:value-type="string">
            <text:p>LUIZ CARLOS ORMELEZ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IT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347.56" calcext:value-type="float">
            <text:p><text:s/>1.347,5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39" calcext:value-type="float">
            <text:p>1039</text:p>
          </table:table-cell>
          <table:table-cell office:value-type="string" calcext:value-type="string">
            <text:p>LUIZ CLAUDIO F VIDAL GONCALVE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SANTA BRANC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95192" calcext:value-type="float">
            <text:p>595192</text:p>
          </table:table-cell>
          <table:table-cell office:value-type="string" calcext:value-type="string">
            <text:p>LUIZ CYRILLO FERREIRA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1.43" calcext:value-type="float">
            <text:p><text:s/>91,43 </text:p>
          </table:table-cell>
          <table:table-cell table:style-name="ce4" office:value-type="float" office:value="16996.96" calcext:value-type="float">
            <text:p><text:s/>16.996,9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2894" calcext:value-type="float">
            <text:p>852894</text:p>
          </table:table-cell>
          <table:table-cell office:value-type="string" calcext:value-type="string">
            <text:p>LUIZ EDUARDO SCIULI DE CAST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AUR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030" calcext:value-type="float">
            <text:p>65030</text:p>
          </table:table-cell>
          <table:table-cell office:value-type="string" calcext:value-type="string">
            <text:p>LUIZ EDUARDO SIEG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23" calcext:value-type="float">
            <text:p>7323</text:p>
          </table:table-cell>
          <table:table-cell office:value-type="string" calcext:value-type="string">
            <text:p>LUIZ FERNANDO BUGIGA REBELLA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OT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52" calcext:value-type="float">
            <text:p>3352</text:p>
          </table:table-cell>
          <table:table-cell office:value-type="string" calcext:value-type="string">
            <text:p>LUIZ FERNANDO G FERR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96" calcext:value-type="float">
            <text:p>4496</text:p>
          </table:table-cell>
          <table:table-cell office:value-type="string" calcext:value-type="string">
            <text:p>LUIZ FERNANDO GARCI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SANTA BARBARA D'OES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987" calcext:value-type="float">
            <text:p>2987</text:p>
          </table:table-cell>
          <table:table-cell office:value-type="string" calcext:value-type="string">
            <text:p>LUIZ FERNANDO GUEDES AMBROG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S CAMP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930.4" calcext:value-type="float">
            <text:p><text:s/>3.930,40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92" calcext:value-type="float">
            <text:p>3792</text:p>
          </table:table-cell>
          <table:table-cell office:value-type="string" calcext:value-type="string">
            <text:p>LUIZ FERNANDO GUINSBERG PINT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SAL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1050" calcext:value-type="float">
            <text:p>701050</text:p>
          </table:table-cell>
          <table:table-cell office:value-type="string" calcext:value-type="string">
            <text:p>LUIZ FERNANDO R PINTO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354.38" calcext:value-type="float">
            <text:p><text:s/>16.354,3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36185" calcext:value-type="float">
            <text:p>936185</text:p>
          </table:table-cell>
          <table:table-cell office:value-type="string" calcext:value-type="string">
            <text:p>LUIZ GONZAGA BOV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RIO CLARO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5600" calcext:value-type="float">
            <text:p>855600</text:p>
          </table:table-cell>
          <table:table-cell office:value-type="string" calcext:value-type="string">
            <text:p>LUIZ GUSTAVO JOIA DE ME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89" calcext:value-type="float">
            <text:p>5689</text:p>
          </table:table-cell>
          <table:table-cell office:value-type="string" calcext:value-type="string">
            <text:p>LUIZ HENRIQUE BRANDAO FERR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OGI DAS CRUZE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72" calcext:value-type="float">
            <text:p>1372</text:p>
          </table:table-cell>
          <table:table-cell office:value-type="string" calcext:value-type="string">
            <text:p>LUIZ HENRIQUE CARDOSO DAL POZ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642.69" calcext:value-type="float">
            <text:p><text:s/>15.642,6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3792" calcext:value-type="float">
            <text:p>253792</text:p>
          </table:table-cell>
          <table:table-cell office:value-type="string" calcext:value-type="string">
            <text:p>LUIZ HENRIQUE PACINI COST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RIBEIRA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796.7" calcext:value-type="float">
            <text:p><text:s/>1.796,70 </text:p>
          </table:table-cell>
          <table:table-cell table:style-name="ce4" office:value-type="float" office:value="1122.98" calcext:value-type="float">
            <text:p><text:s/>1.122,9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08" calcext:value-type="float">
            <text:p>2208</text:p>
          </table:table-cell>
          <table:table-cell office:value-type="string" calcext:value-type="string">
            <text:p>LUIZ KOK RIBEI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S DE JUSTICA DAS EXECUCOES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269.07" calcext:value-type="float">
            <text:p><text:s/>4.269,07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3" calcext:value-type="float">
            <text:p>743</text:p>
          </table:table-cell>
          <table:table-cell office:value-type="string" calcext:value-type="string">
            <text:p>LUIZ MARCELO NEGRINI O MATT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TAUBA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006" calcext:value-type="float">
            <text:p>5006</text:p>
          </table:table-cell>
          <table:table-cell office:value-type="string" calcext:value-type="string">
            <text:p>LUIZ OTAVIO ALVES FERR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8911" calcext:value-type="float">
            <text:p>88911</text:p>
          </table:table-cell>
          <table:table-cell office:value-type="string" calcext:value-type="string">
            <text:p>LUIZ PAULO SANTOS AOK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414.64" calcext:value-type="float">
            <text:p><text:s/>16.414,6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40" calcext:value-type="float">
            <text:p>1040</text:p>
          </table:table-cell>
          <table:table-cell office:value-type="string" calcext:value-type="string">
            <text:p>LUIZ ROBERTO CICOGNA FAGGION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7662.2" calcext:value-type="float">
            <text:p><text:s/>7.662,2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46134" calcext:value-type="float">
            <text:p>546134</text:p>
          </table:table-cell>
          <table:table-cell office:value-type="string" calcext:value-type="string">
            <text:p>LUIZ SALES DO NASCIMEN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443.7" calcext:value-type="float">
            <text:p><text:s/>16.443,70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4" calcext:value-type="float">
            <text:p>744</text:p>
          </table:table-cell>
          <table:table-cell office:value-type="string" calcext:value-type="string">
            <text:p>LUIZ SERGIO HULLE CATA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IRACI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78" calcext:value-type="float">
            <text:p>1378</text:p>
          </table:table-cell>
          <table:table-cell office:value-type="string" calcext:value-type="string">
            <text:p>LUIZA AMELIA Q S DE GENNA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S DE JUSTICA DAS EXECUCOES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5893" calcext:value-type="float">
            <text:p>705893</text:p>
          </table:table-cell>
          <table:table-cell office:value-type="string" calcext:value-type="string">
            <text:p>LYCURGO DE CASTRO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354.38" calcext:value-type="float">
            <text:p><text:s/>16.354,3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2495.95" calcext:value-type="float">
            <text:p><text:s/>2.495,95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35" calcext:value-type="float">
            <text:p>6535</text:p>
          </table:table-cell>
          <table:table-cell office:value-type="string" calcext:value-type="string">
            <text:p>LYSANEAS SANTOS MACIEL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ARIL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1340" calcext:value-type="float">
            <text:p>91340</text:p>
          </table:table-cell>
          <table:table-cell office:value-type="string" calcext:value-type="string">
            <text:p>MANOEL CIRILO RODRIG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414.64" calcext:value-type="float">
            <text:p><text:s/>16.414,6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95881" calcext:value-type="float">
            <text:p>395881</text:p>
          </table:table-cell>
          <table:table-cell office:value-type="string" calcext:value-type="string">
            <text:p>MANOEL JOSE BERC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RIBEIRA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10.8" calcext:value-type="float">
            <text:p><text:s/>16.010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53" calcext:value-type="float">
            <text:p>2753</text:p>
          </table:table-cell>
          <table:table-cell office:value-type="string" calcext:value-type="string">
            <text:p>MANOEL MALDONADO GONZAG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TUP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32" calcext:value-type="float">
            <text:p>2232</text:p>
          </table:table-cell>
          <table:table-cell office:value-type="string" calcext:value-type="string">
            <text:p>MANOEL SERGIO ROCHA MONTEI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TAUBA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796.7" calcext:value-type="float">
            <text:p><text:s/>1.796,7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92" calcext:value-type="float">
            <text:p>2592</text:p>
          </table:table-cell>
          <table:table-cell office:value-type="string" calcext:value-type="string">
            <text:p>MANOEL TORRALBO GIMENEZ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2A.PROMOTORIA DE JUSTICA DO JURI DA CAPITAL(JABAQUARA)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90" calcext:value-type="float">
            <text:p>5690</text:p>
          </table:table-cell>
          <table:table-cell office:value-type="string" calcext:value-type="string">
            <text:p>MANOELLA GUZ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.78" calcext:value-type="float">
            <text:p><text:s/>673,78 </text:p>
          </table:table-cell>
          <table:table-cell table:number-columns-repeated="1014"/>
        </table:table-row>
        <table:table-row table:style-name="ro3">
          <table:table-cell office:value-type="float" office:value="5691" calcext:value-type="float">
            <text:p>5691</text:p>
          </table:table-cell>
          <table:table-cell office:value-type="string" calcext:value-type="string">
            <text:p>MANUELA SCHREIBER SILVA SOUS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 ANDRE</text:p>
          </table:table-cell>
          <table:table-cell table:style-name="ce4" office:value-type="float" office:value="182.86" calcext:value-type="float">
            <text:p><text:s/>182,86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007" calcext:value-type="float">
            <text:p>5007</text:p>
          </table:table-cell>
          <table:table-cell office:value-type="string" calcext:value-type="string">
            <text:p>MARCEL DEL BIANCO CESTA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50" calcext:value-type="float">
            <text:p>1650</text:p>
          </table:table-cell>
          <table:table-cell office:value-type="string" calcext:value-type="string">
            <text:p>MARCEL ZANIN BOMBARD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RARAQUA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92" calcext:value-type="float">
            <text:p>5692</text:p>
          </table:table-cell>
          <table:table-cell office:value-type="string" calcext:value-type="string">
            <text:p>MARCELA AGOSTINHO G OLIVEIR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CACHOEIRA PAUL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style-name="ce4" office:value-type="float" office:value="1122.98" calcext:value-type="float">
            <text:p><text:s/>1.122,9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16" calcext:value-type="float">
            <text:p>7516</text:p>
          </table:table-cell>
          <table:table-cell office:value-type="string" calcext:value-type="string">
            <text:p>MARCELA F BECHARA FERR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MAIRIPO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71" calcext:value-type="float">
            <text:p>2571</text:p>
          </table:table-cell>
          <table:table-cell office:value-type="string" calcext:value-type="string">
            <text:p>MARCELA SCANAVINI BIANCHI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47544" calcext:value-type="float">
            <text:p>547544</text:p>
          </table:table-cell>
          <table:table-cell office:value-type="string" calcext:value-type="string">
            <text:p>MARCELLO DE SALLES PENTEAD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96" calcext:value-type="float">
            <text:p>3396</text:p>
          </table:table-cell>
          <table:table-cell office:value-type="string" calcext:value-type="string">
            <text:p>MARCELO ALEXANDRE DE OLIV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36" calcext:value-type="float">
            <text:p>6536</text:p>
          </table:table-cell>
          <table:table-cell office:value-type="string" calcext:value-type="string">
            <text:p>MARCELO ANTONIO F DA COST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FERNANDOPOL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08.44" calcext:value-type="float">
            <text:p><text:s/>11.208,4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1280" calcext:value-type="float">
            <text:p>701280</text:p>
          </table:table-cell>
          <table:table-cell office:value-type="string" calcext:value-type="string">
            <text:p>MARCELO BATLOUNI MENDRO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368.91" calcext:value-type="float">
            <text:p><text:s/>3.368,91 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2988" calcext:value-type="float">
            <text:p>2988</text:p>
          </table:table-cell>
          <table:table-cell office:value-type="string" calcext:value-type="string">
            <text:p>MARCELO BIAZZIM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ORO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37" calcext:value-type="float">
            <text:p>6537</text:p>
          </table:table-cell>
          <table:table-cell office:value-type="string" calcext:value-type="string">
            <text:p>MARCELO BRANDAO FONTAN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TUP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5" calcext:value-type="float">
            <text:p>745</text:p>
          </table:table-cell>
          <table:table-cell office:value-type="string" calcext:value-type="string">
            <text:p>MARCELO BUFFULIN MIZUN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CARL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68" calcext:value-type="float">
            <text:p>2568</text:p>
          </table:table-cell>
          <table:table-cell office:value-type="string" calcext:value-type="string">
            <text:p>MARCELO CREST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RESIDENTE PRUDEN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17" calcext:value-type="float">
            <text:p>7517</text:p>
          </table:table-cell>
          <table:table-cell office:value-type="string" calcext:value-type="string">
            <text:p>MARCELO DA SILVA M P GONCALVE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PIRAPOZINHO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41" calcext:value-type="float">
            <text:p>1041</text:p>
          </table:table-cell>
          <table:table-cell office:value-type="string" calcext:value-type="string">
            <text:p>MARCELO DAWALIB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386.94" calcext:value-type="float">
            <text:p><text:s/>16.386,9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98" calcext:value-type="float">
            <text:p>4498</text:p>
          </table:table-cell>
          <table:table-cell office:value-type="string" calcext:value-type="string">
            <text:p>MARCELO DE MENDONCA NEV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HORTOLAND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0481.05" calcext:value-type="float">
            <text:p><text:s/>10.481,05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99" calcext:value-type="float">
            <text:p>4499</text:p>
          </table:table-cell>
          <table:table-cell office:value-type="string" calcext:value-type="string">
            <text:p>MARCELO DI GIACOMO ARAUJ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INDAIATU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39" calcext:value-type="float">
            <text:p>2239</text:p>
          </table:table-cell>
          <table:table-cell office:value-type="string" calcext:value-type="string">
            <text:p>MARCELO DUARTE DANELUZZ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87945" calcext:value-type="float">
            <text:p>387945</text:p>
          </table:table-cell>
          <table:table-cell office:value-type="string" calcext:value-type="string">
            <text:p>MARCELO FERREIRA SOUZA NET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491.82" calcext:value-type="float">
            <text:p><text:s/>4.491,8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38" calcext:value-type="float">
            <text:p>6538</text:p>
          </table:table-cell>
          <table:table-cell office:value-type="string" calcext:value-type="string">
            <text:p>MARCELO FRATANGELO GHILARDI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CAIEIR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2903.49" calcext:value-type="float">
            <text:p><text:s/>12.903,49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14" calcext:value-type="float">
            <text:p>3214</text:p>
          </table:table-cell>
          <table:table-cell office:value-type="string" calcext:value-type="string">
            <text:p>MARCELO FREIRE GARCI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CANDIDO MO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989" calcext:value-type="float">
            <text:p>2989</text:p>
          </table:table-cell>
          <table:table-cell office:value-type="string" calcext:value-type="string">
            <text:p>MARCELO GONCALVES SALIB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SANTA CRUZ DO RIO PARD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7288.67" calcext:value-type="float">
            <text:p><text:s/>7.288,67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6" calcext:value-type="float">
            <text:p>746</text:p>
          </table:table-cell>
          <table:table-cell office:value-type="string" calcext:value-type="string">
            <text:p>MARCELO LUIZ BARON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64" calcext:value-type="float">
            <text:p>2064</text:p>
          </table:table-cell>
          <table:table-cell office:value-type="string" calcext:value-type="string">
            <text:p>MARCELO ORLANDO MEND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091.61" calcext:value-type="float">
            <text:p><text:s/>15.091,6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337.19" calcext:value-type="float">
            <text:p><text:s/>5.337,19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50" calcext:value-type="float">
            <text:p>8550</text:p>
          </table:table-cell>
          <table:table-cell office:value-type="string" calcext:value-type="string">
            <text:p>MARCELO OTAVIO CAMARGO RAMO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QUATA</text:p>
          </table:table-cell>
          <table:table-cell table:style-name="ce4" office:value-type="float" office:value="182.86" calcext:value-type="float">
            <text:p><text:s/>182,86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38" calcext:value-type="float">
            <text:p>2238</text:p>
          </table:table-cell>
          <table:table-cell office:value-type="string" calcext:value-type="string">
            <text:p>MARCELO OTAVIO MEDIC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70" calcext:value-type="float">
            <text:p>1670</text:p>
          </table:table-cell>
          <table:table-cell office:value-type="string" calcext:value-type="string">
            <text:p>MARCELO PEREZ LOCATELL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VICEN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390.17" calcext:value-type="float">
            <text:p><text:s/>5.390,17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42" calcext:value-type="float">
            <text:p>1042</text:p>
          </table:table-cell>
          <table:table-cell office:value-type="string" calcext:value-type="string">
            <text:p>MARCELO ROVER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00" calcext:value-type="float">
            <text:p>4500</text:p>
          </table:table-cell>
          <table:table-cell office:value-type="string" calcext:value-type="string">
            <text:p>MARCELO SANCHEZ LORENZ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J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61780" calcext:value-type="float">
            <text:p>361780</text:p>
          </table:table-cell>
          <table:table-cell office:value-type="string" calcext:value-type="string">
            <text:p>MARCELO SANTOS NUN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 AND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54" calcext:value-type="float">
            <text:p>2754</text:p>
          </table:table-cell>
          <table:table-cell office:value-type="string" calcext:value-type="string">
            <text:p>MARCELO SCIORILL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65" calcext:value-type="float">
            <text:p>2065</text:p>
          </table:table-cell>
          <table:table-cell office:value-type="string" calcext:value-type="string">
            <text:p>MARCELO SIGARI MORISCOT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ORO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008" calcext:value-type="float">
            <text:p>5008</text:p>
          </table:table-cell>
          <table:table-cell office:value-type="string" calcext:value-type="string">
            <text:p>MARCELO SILVA CASSOL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OT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15" calcext:value-type="float">
            <text:p>3215</text:p>
          </table:table-cell>
          <table:table-cell office:value-type="string" calcext:value-type="string">
            <text:p>MARCELO SORRENTINO NEIR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S DE JUSTICA DA AREA REGIONAL DE ARACATU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72" calcext:value-type="float">
            <text:p>3372</text:p>
          </table:table-cell>
          <table:table-cell office:value-type="string" calcext:value-type="string">
            <text:p>MARCELO SPERANDIO FELIPE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MOCOC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990" calcext:value-type="float">
            <text:p>2990</text:p>
          </table:table-cell>
          <table:table-cell office:value-type="string" calcext:value-type="string">
            <text:p>MARCELO VIEIRA DE MELL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DIADEM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4.86" calcext:value-type="float">
            <text:p><text:s/>5.614,8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72" calcext:value-type="float">
            <text:p>2272</text:p>
          </table:table-cell>
          <table:table-cell office:value-type="string" calcext:value-type="string">
            <text:p>MARCIA C F FERRAZ DE CAMP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NOSSA SENHORA DO O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69595" calcext:value-type="float">
            <text:p>969595</text:p>
          </table:table-cell>
          <table:table-cell office:value-type="string" calcext:value-type="string">
            <text:p>MARCIA DE HOLANDA MONTENEG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179.32" calcext:value-type="float">
            <text:p><text:s/>16.179,3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91" calcext:value-type="float">
            <text:p>2591</text:p>
          </table:table-cell>
          <table:table-cell office:value-type="string" calcext:value-type="string">
            <text:p>MARCIA LEGUTH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053.37" calcext:value-type="float">
            <text:p><text:s/>5.053,3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31" calcext:value-type="float">
            <text:p>2231</text:p>
          </table:table-cell>
          <table:table-cell office:value-type="string" calcext:value-type="string">
            <text:p>MARCIA LEITE MACED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51" calcext:value-type="float">
            <text:p>1651</text:p>
          </table:table-cell>
          <table:table-cell office:value-type="string" calcext:value-type="string">
            <text:p>MARCIA LOURENCO MONASS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355.65" calcext:value-type="float">
            <text:p><text:s/>15.355,65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743.1" calcext:value-type="float">
            <text:p><text:s/>4.743,1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22" calcext:value-type="float">
            <text:p>7322</text:p>
          </table:table-cell>
          <table:table-cell office:value-type="string" calcext:value-type="string">
            <text:p>MARCIA OTSUKA MORISHIT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ITAQUAQUECETUBA</text:p>
          </table:table-cell>
          <table:table-cell table:style-name="ce4" office:value-type="float" office:value="777.14" calcext:value-type="float">
            <text:p><text:s/>777,14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29293" calcext:value-type="float">
            <text:p>629293</text:p>
          </table:table-cell>
          <table:table-cell office:value-type="string" calcext:value-type="string">
            <text:p>MARCILIO GRECC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18.99" calcext:value-type="float">
            <text:p><text:s/>16.918,9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93" calcext:value-type="float">
            <text:p>3793</text:p>
          </table:table-cell>
          <table:table-cell office:value-type="string" calcext:value-type="string">
            <text:p>MARCIO AUGUSTO F DE CARVAL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2A.PROMOTORIA DE JUSTICA DO JURI DA CAPITAL(JABAQUARA)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59.97" calcext:value-type="float">
            <text:p><text:s/>15.259,97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39" calcext:value-type="float">
            <text:p>6539</text:p>
          </table:table-cell>
          <table:table-cell office:value-type="string" calcext:value-type="string">
            <text:p>MARCIO CLOVIS BOSIO GUIMARAE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ITAPI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70" calcext:value-type="float">
            <text:p>3370</text:p>
          </table:table-cell>
          <table:table-cell office:value-type="string" calcext:value-type="string">
            <text:p>MARCIO FRANCISCO E LEIT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594.29" calcext:value-type="float">
            <text:p><text:s/>594,29 </text:p>
          </table:table-cell>
          <table:table-cell table:style-name="ce4" office:value-type="float" office:value="15282.97" calcext:value-type="float">
            <text:p><text:s/>15.282,97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7503" calcext:value-type="float">
            <text:p>137503</text:p>
          </table:table-cell>
          <table:table-cell office:value-type="string" calcext:value-type="string">
            <text:p>MARCIO JOSE ASSIS CEZA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879.66" calcext:value-type="float">
            <text:p><text:s/>15.879,6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6045" calcext:value-type="float">
            <text:p>836045</text:p>
          </table:table-cell>
          <table:table-cell office:value-type="string" calcext:value-type="string">
            <text:p>MARCIO KUHNE PRADO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RESIDENTE PRUDEN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.57" calcext:value-type="float">
            <text:p><text:s/>224,57 </text:p>
          </table:table-cell>
          <table:table-cell table:style-name="ce4" office:value-type="float" office:value="3368.92" calcext:value-type="float">
            <text:p><text:s/>3.368,9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01" calcext:value-type="float">
            <text:p>4501</text:p>
          </table:table-cell>
          <table:table-cell office:value-type="string" calcext:value-type="string">
            <text:p>MARCIO ROGERIO FRACASS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OGI DAS CRUZE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2660" calcext:value-type="float">
            <text:p>62660</text:p>
          </table:table-cell>
          <table:table-cell office:value-type="string" calcext:value-type="string">
            <text:p>MARCIO SERGIO CHRISTIN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3831.1" calcext:value-type="float">
            <text:p><text:s/>3.831,1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17" calcext:value-type="float">
            <text:p>3317</text:p>
          </table:table-cell>
          <table:table-cell office:value-type="string" calcext:value-type="string">
            <text:p>MARCIO TAKESHI NAKAD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02" calcext:value-type="float">
            <text:p>4502</text:p>
          </table:table-cell>
          <table:table-cell office:value-type="string" calcext:value-type="string">
            <text:p>MARCO ANTONIO DE MORAES BARR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88" calcext:value-type="float">
            <text:p>4088</text:p>
          </table:table-cell>
          <table:table-cell office:value-type="string" calcext:value-type="string">
            <text:p>MARCO ANTONIO DE SOUZ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OSASC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02494" calcext:value-type="float">
            <text:p>502494</text:p>
          </table:table-cell>
          <table:table-cell office:value-type="string" calcext:value-type="string">
            <text:p>MARCO ANTONIO FAUSTIN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O TATUAPE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19293" calcext:value-type="float">
            <text:p>119293</text:p>
          </table:table-cell>
          <table:table-cell office:value-type="string" calcext:value-type="string">
            <text:p>MARCO ANTONIO FERREIRA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217.28" calcext:value-type="float">
            <text:p><text:s/>16.217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2804.43" calcext:value-type="float">
            <text:p><text:s/>2.804,4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47283" calcext:value-type="float">
            <text:p>547283</text:p>
          </table:table-cell>
          <table:table-cell office:value-type="string" calcext:value-type="string">
            <text:p>MARCO ANTONIO G X DE FREITA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ARAR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51427" calcext:value-type="float">
            <text:p>551427</text:p>
          </table:table-cell>
          <table:table-cell office:value-type="string" calcext:value-type="string">
            <text:p>MARCO ANTONIO M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370.88" calcext:value-type="float">
            <text:p><text:s/>16.370,8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2458.84" calcext:value-type="float">
            <text:p><text:s/>2.458,8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5583" calcext:value-type="float">
            <text:p>405583</text:p>
          </table:table-cell>
          <table:table-cell office:value-type="string" calcext:value-type="string">
            <text:p>MARCO ANTONIO ROCHA CAVALCANT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S CAMP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8" calcext:value-type="float">
            <text:p><text:s/>1.122,9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43551" calcext:value-type="float">
            <text:p>343551</text:p>
          </table:table-cell>
          <table:table-cell office:value-type="string" calcext:value-type="string">
            <text:p>MARCO ANTONIO ZANELLA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DE INTERESSES DIFUSOS E COLETIV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96.96" calcext:value-type="float">
            <text:p><text:s/>16.996,9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63" calcext:value-type="float">
            <text:p>7363</text:p>
          </table:table-cell>
          <table:table-cell office:value-type="string" calcext:value-type="string">
            <text:p>MARCO AURELIO B DE ALMEID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IBA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51" calcext:value-type="float">
            <text:p>2251</text:p>
          </table:table-cell>
          <table:table-cell office:value-type="string" calcext:value-type="string">
            <text:p>MARCOS AKIRA MIZUSAK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RESIDENTE PRUDEN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991" calcext:value-type="float">
            <text:p>2991</text:p>
          </table:table-cell>
          <table:table-cell office:value-type="string" calcext:value-type="string">
            <text:p>MARCOS ALBERTO DE ALMEID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SANTO AMAR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5507" calcext:value-type="float">
            <text:p>495507</text:p>
          </table:table-cell>
          <table:table-cell office:value-type="string" calcext:value-type="string">
            <text:p>MARCOS ANTONIO LELIS MOR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 RI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626.59" calcext:value-type="float">
            <text:p><text:s/>15.626,59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807.43" calcext:value-type="float">
            <text:p><text:s/>2.807,4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8029" calcext:value-type="float">
            <text:p>208029</text:p>
          </table:table-cell>
          <table:table-cell office:value-type="string" calcext:value-type="string">
            <text:p>MARCOS ANTONIO LIBRELON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S CAMPOS</text:p>
          </table:table-cell>
          <table:table-cell table:style-name="ce4" office:value-type="float" office:value="411.43" calcext:value-type="float">
            <text:p><text:s/>411,43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44" calcext:value-type="float">
            <text:p>2244</text:p>
          </table:table-cell>
          <table:table-cell office:value-type="string" calcext:value-type="string">
            <text:p>MARCOS BENTO DA SILV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LH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83" calcext:value-type="float">
            <text:p>1383</text:p>
          </table:table-cell>
          <table:table-cell office:value-type="string" calcext:value-type="string">
            <text:p>MARCOS DA SILVA BRANDI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OURINH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15" calcext:value-type="float">
            <text:p>3315</text:p>
          </table:table-cell>
          <table:table-cell office:value-type="string" calcext:value-type="string">
            <text:p>MARCOS DE MAT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INFANCIA E DA JUVENTUDE COMARC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3743" calcext:value-type="float">
            <text:p>833743</text:p>
          </table:table-cell>
          <table:table-cell office:value-type="string" calcext:value-type="string">
            <text:p>MARCOS GRELLA VI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21265" calcext:value-type="float">
            <text:p>521265</text:p>
          </table:table-cell>
          <table:table-cell office:value-type="string" calcext:value-type="string">
            <text:p>MARCOS HIDEKI IHA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3144.26" calcext:value-type="float">
            <text:p><text:s/>3.144,2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43" calcext:value-type="float">
            <text:p>1043</text:p>
          </table:table-cell>
          <table:table-cell office:value-type="string" calcext:value-type="string">
            <text:p>MARCOS JOSE DE FREITAS CORVIN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OTUCAT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4207" calcext:value-type="float">
            <text:p>704207</text:p>
          </table:table-cell>
          <table:table-cell office:value-type="string" calcext:value-type="string">
            <text:p>MARCOS LUCIO BARRE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S DE JUSTICA CIVEIS DO MEIO AMBIENTE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9196" calcext:value-type="float">
            <text:p>659196</text:p>
          </table:table-cell>
          <table:table-cell office:value-type="string" calcext:value-type="string">
            <text:p>MARCOS MENDES LY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ARUERI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16" calcext:value-type="float">
            <text:p>3216</text:p>
          </table:table-cell>
          <table:table-cell office:value-type="string" calcext:value-type="string">
            <text:p>MARCOS NERI DE ALMEID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34795" calcext:value-type="float">
            <text:p>634795</text:p>
          </table:table-cell>
          <table:table-cell office:value-type="string" calcext:value-type="string">
            <text:p>MARCOS ROBERTO FUNAR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84" calcext:value-type="float">
            <text:p>1684</text:p>
          </table:table-cell>
          <table:table-cell office:value-type="string" calcext:value-type="string">
            <text:p>MARCOS STEFA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27" calcext:value-type="float">
            <text:p>3327</text:p>
          </table:table-cell>
          <table:table-cell office:value-type="string" calcext:value-type="string">
            <text:p>MARCOS TADEU RIOLI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CUBATA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1780.53" calcext:value-type="float">
            <text:p><text:s/>11.780,5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89" calcext:value-type="float">
            <text:p>4089</text:p>
          </table:table-cell>
          <table:table-cell office:value-type="string" calcext:value-type="string">
            <text:p>MARCOS VIEIRA GODOY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VA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94" calcext:value-type="float">
            <text:p>3794</text:p>
          </table:table-cell>
          <table:table-cell office:value-type="string" calcext:value-type="string">
            <text:p>MARCUS PATRICK DE O MANFRIN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998.34" calcext:value-type="float">
            <text:p><text:s/>15.998,3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3809" calcext:value-type="float">
            <text:p>833809</text:p>
          </table:table-cell>
          <table:table-cell office:value-type="string" calcext:value-type="string">
            <text:p>MARCUS TULIO ALVES NICOLIN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RIBEIRA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61" calcext:value-type="float">
            <text:p>2261</text:p>
          </table:table-cell>
          <table:table-cell office:value-type="string" calcext:value-type="string">
            <text:p>MARCUS VINICIUS M DOS SANT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52" calcext:value-type="float">
            <text:p>3052</text:p>
          </table:table-cell>
          <table:table-cell office:value-type="string" calcext:value-type="string">
            <text:p>MARCUS VINICIUS SEAB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VOTUPORA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00" calcext:value-type="float">
            <text:p>2200</text:p>
          </table:table-cell>
          <table:table-cell office:value-type="string" calcext:value-type="string">
            <text:p>MARGARETE CRISTINA M RAM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23" calcext:value-type="float">
            <text:p>2223</text:p>
          </table:table-cell>
          <table:table-cell office:value-type="string" calcext:value-type="string">
            <text:p>MARGARETH FERRAZ FRANC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47" calcext:value-type="float">
            <text:p>747</text:p>
          </table:table-cell>
          <table:table-cell office:value-type="string" calcext:value-type="string">
            <text:p>MARIA ALZIRA ALMEIDA ALVARENG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15847" calcext:value-type="float">
            <text:p>115847</text:p>
          </table:table-cell>
          <table:table-cell office:value-type="string" calcext:value-type="string">
            <text:p>MARIA APARECIDA BERTI CUNH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875.73" calcext:value-type="float">
            <text:p><text:s/>16.875,7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45798" calcext:value-type="float">
            <text:p>545798</text:p>
          </table:table-cell>
          <table:table-cell office:value-type="string" calcext:value-type="string">
            <text:p>MARIA APARECIDA M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55" calcext:value-type="float">
            <text:p>2755</text:p>
          </table:table-cell>
          <table:table-cell office:value-type="string" calcext:value-type="string">
            <text:p>MARIA APARECIDA R M CASTAN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ORO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6540" calcext:value-type="float">
            <text:p>6540</text:p>
          </table:table-cell>
          <table:table-cell office:value-type="string" calcext:value-type="string">
            <text:p>MARIA BEATRIZ GOI PORTO ALV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ITAPECERICA DA SER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684.46" calcext:value-type="float">
            <text:p><text:s/>1.684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009" calcext:value-type="float">
            <text:p>5009</text:p>
          </table:table-cell>
          <table:table-cell office:value-type="string" calcext:value-type="string">
            <text:p>MARIA CAROLINA A ANTONACCI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NOSSA SENHORA DO 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5546" calcext:value-type="float">
            <text:p>405546</text:p>
          </table:table-cell>
          <table:table-cell office:value-type="string" calcext:value-type="string">
            <text:p>MARIA CAROLINA H DE C A SOUZ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15" calcext:value-type="float">
            <text:p>7315</text:p>
          </table:table-cell>
          <table:table-cell office:value-type="string" calcext:value-type="string">
            <text:p>MARIA CAROLINA R MEDRAD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TABOAO DA SER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19" calcext:value-type="float">
            <text:p>7519</text:p>
          </table:table-cell>
          <table:table-cell office:value-type="string" calcext:value-type="string">
            <text:p>MARIA CECILIA ALFIERI NACLE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RIBEIRAO PIRE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992" calcext:value-type="float">
            <text:p>2992</text:p>
          </table:table-cell>
          <table:table-cell office:value-type="string" calcext:value-type="string">
            <text:p>MARIA CLAUDIA ANDREATTA HIRT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08.44" calcext:value-type="float">
            <text:p><text:s/>11.208,4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41" calcext:value-type="float">
            <text:p>6541</text:p>
          </table:table-cell>
          <table:table-cell office:value-type="string" calcext:value-type="string">
            <text:p>MARIA CLAUDIA CRUZ DE OLIV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RIO CLAR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89" calcext:value-type="float">
            <text:p>3389</text:p>
          </table:table-cell>
          <table:table-cell office:value-type="string" calcext:value-type="string">
            <text:p>MARIA CRISTIANA LENOTTI NEIR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GUARARAPE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807.43" calcext:value-type="float">
            <text:p><text:s/>2.807,4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47495" calcext:value-type="float">
            <text:p>247495</text:p>
          </table:table-cell>
          <table:table-cell office:value-type="string" calcext:value-type="string">
            <text:p>MARIA CRISTINA B DE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DE INTERESSES DIFUSOS E COLETIV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606.34" calcext:value-type="float">
            <text:p><text:s/>16.606,3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929.05" calcext:value-type="float">
            <text:p><text:s/>1.929,05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0686" calcext:value-type="float">
            <text:p>490686</text:p>
          </table:table-cell>
          <table:table-cell office:value-type="string" calcext:value-type="string">
            <text:p>MARIA CRISTINA DE B L G P DI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03" calcext:value-type="float">
            <text:p>4503</text:p>
          </table:table-cell>
          <table:table-cell office:value-type="string" calcext:value-type="string">
            <text:p>MARIA CRISTINA GERALDES F.REI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OLIMP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4310" calcext:value-type="float">
            <text:p>494310</text:p>
          </table:table-cell>
          <table:table-cell office:value-type="string" calcext:value-type="string">
            <text:p>MARIA CRISTINA P J M VIEG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30.43" calcext:value-type="float">
            <text:p><text:s/>16.030,4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3305" calcext:value-type="float">
            <text:p>63305</text:p>
          </table:table-cell>
          <table:table-cell office:value-type="string" calcext:value-type="string">
            <text:p>MARIA DA GLORIA V B G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DE INTERESSES DIFUSOS E COLETIV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189.7" calcext:value-type="float">
            <text:p><text:s/>16.189,70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0790" calcext:value-type="float">
            <text:p>130790</text:p>
          </table:table-cell>
          <table:table-cell office:value-type="string" calcext:value-type="string">
            <text:p>MARIA DE FATIMA R P LEONEL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string" calcext:value-type="string">
            <text:p>MARIA DO CARMO G B TOSCAN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15490" calcext:value-type="float">
            <text:p>215490</text:p>
          </table:table-cell>
          <table:table-cell office:value-type="string" calcext:value-type="string">
            <text:p>MARIA DO CARMO P DA S PURCIN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877.46" calcext:value-type="float">
            <text:p><text:s/>16.877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5181" calcext:value-type="float">
            <text:p>205181</text:p>
          </table:table-cell>
          <table:table-cell office:value-type="string" calcext:value-type="string">
            <text:p>MARIA EUGENIA VIEIRA DE MORAI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CIVEL DO FORO REGIONAL DE PINHEIR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98472" calcext:value-type="float">
            <text:p>698472</text:p>
          </table:table-cell>
          <table:table-cell office:value-type="string" calcext:value-type="string">
            <text:p>MARIA FATIMA VAQUERO R LEYS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DE INTERESSES DIFUSOS E COLETIV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875.73" calcext:value-type="float">
            <text:p><text:s/>16.875,7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322.91" calcext:value-type="float">
            <text:p><text:s/>1.322,91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01" calcext:value-type="float">
            <text:p>7301</text:p>
          </table:table-cell>
          <table:table-cell office:value-type="string" calcext:value-type="string">
            <text:p>MARIA FERNANDA B PIN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17" calcext:value-type="float">
            <text:p>3217</text:p>
          </table:table-cell>
          <table:table-cell office:value-type="string" calcext:value-type="string">
            <text:p>MARIA FERNANDA CASTRO M MAI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42" calcext:value-type="float">
            <text:p>6542</text:p>
          </table:table-cell>
          <table:table-cell office:value-type="string" calcext:value-type="string">
            <text:p>MARIA FERNANDA DE LIMA ESTEV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90" calcext:value-type="float">
            <text:p>4090</text:p>
          </table:table-cell>
          <table:table-cell office:value-type="string" calcext:value-type="string">
            <text:p>MARIA FERNANDA PAPA NITRI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89" calcext:value-type="float">
            <text:p>2589</text:p>
          </table:table-cell>
          <table:table-cell office:value-type="string" calcext:value-type="string">
            <text:p>MARIA GABRIELA A STEINBERG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95" calcext:value-type="float">
            <text:p>3795</text:p>
          </table:table-cell>
          <table:table-cell office:value-type="string" calcext:value-type="string">
            <text:p>MARIA GABRIELA PRADO MANSSU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88" calcext:value-type="float">
            <text:p>2588</text:p>
          </table:table-cell>
          <table:table-cell office:value-type="string" calcext:value-type="string">
            <text:p>MARIA GORETE PIMENTEL MARQU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20" calcext:value-type="float">
            <text:p>7520</text:p>
          </table:table-cell>
          <table:table-cell office:value-type="string" calcext:value-type="string">
            <text:p>MARIA ISABEL EL MAERRAWI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FRANCISCO MORA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403" calcext:value-type="float">
            <text:p>1403</text:p>
          </table:table-cell>
          <table:table-cell office:value-type="string" calcext:value-type="string">
            <text:p>MARIA IZABEL A SAMPAIO CAST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43" calcext:value-type="float">
            <text:p>6543</text:p>
          </table:table-cell>
          <table:table-cell office:value-type="string" calcext:value-type="string">
            <text:p>MARIA JULIA C FACCHIN GALATI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JARDINOPOL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05" calcext:value-type="float">
            <text:p>4505</text:p>
          </table:table-cell>
          <table:table-cell office:value-type="string" calcext:value-type="string">
            <text:p>MARIA JULIA KAIAL CURY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TABOAO DA SER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68" calcext:value-type="float">
            <text:p>2268</text:p>
          </table:table-cell>
          <table:table-cell office:value-type="string" calcext:value-type="string">
            <text:p>MARIA LETICIA R F M A SOUZ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4826" calcext:value-type="float">
            <text:p>64826</text:p>
          </table:table-cell>
          <table:table-cell office:value-type="string" calcext:value-type="string">
            <text:p>MARIA LUCIA RIB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30.43" calcext:value-type="float">
            <text:p><text:s/>16.030,4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63" calcext:value-type="float">
            <text:p>2063</text:p>
          </table:table-cell>
          <table:table-cell office:value-type="string" calcext:value-type="string">
            <text:p>MARIA LUIZA MOTOMO MATUSAK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31" calcext:value-type="float">
            <text:p>7331</text:p>
          </table:table-cell>
          <table:table-cell office:value-type="string" calcext:value-type="string">
            <text:p>MARIA PAULA MACHADO DE CAMPO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ARTUR NOGUEI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44" calcext:value-type="float">
            <text:p>6544</text:p>
          </table:table-cell>
          <table:table-cell office:value-type="string" calcext:value-type="string">
            <text:p>MARIA PAULA PEREIRA DA ROCH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SALTO DE PIRAPO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38" calcext:value-type="float">
            <text:p>1338</text:p>
          </table:table-cell>
          <table:table-cell office:value-type="string" calcext:value-type="string">
            <text:p>MARIA PIA WOELZ PRANDI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46" calcext:value-type="float">
            <text:p>1046</text:p>
          </table:table-cell>
          <table:table-cell office:value-type="string" calcext:value-type="string">
            <text:p>MARIA STELLA CAMARGO MILA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451.33" calcext:value-type="float">
            <text:p><text:s/>15.451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74" calcext:value-type="float">
            <text:p>3374</text:p>
          </table:table-cell>
          <table:table-cell office:value-type="string" calcext:value-type="string">
            <text:p>MARIANA APPARICIO F GUIMARA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INFANCIA E DA JUVENTUDE COMARC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51" calcext:value-type="float">
            <text:p>8551</text:p>
          </table:table-cell>
          <table:table-cell office:value-type="string" calcext:value-type="string">
            <text:p>MARIANA BERNARDES A E SILV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PIRACI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491.82" calcext:value-type="float">
            <text:p><text:s/>4.491,8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53" calcext:value-type="float">
            <text:p>8553</text:p>
          </table:table-cell>
          <table:table-cell office:value-type="string" calcext:value-type="string">
            <text:p>MARIANA DE MELO S MARANGONI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MIRACATU</text:p>
          </table:table-cell>
          <table:table-cell table:style-name="ce4" office:value-type="float" office:value="872.56" calcext:value-type="float">
            <text:p><text:s/>872,56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56" calcext:value-type="float">
            <text:p>2756</text:p>
          </table:table-cell>
          <table:table-cell office:value-type="string" calcext:value-type="string">
            <text:p>MARIANA DE OLIVEIRA SANT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010" calcext:value-type="float">
            <text:p>5010</text:p>
          </table:table-cell>
          <table:table-cell office:value-type="string" calcext:value-type="string">
            <text:p>MARIANA FITTIPALDI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LEM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839.53" calcext:value-type="float">
            <text:p><text:s/>6.839,5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52" calcext:value-type="float">
            <text:p>8552</text:p>
          </table:table-cell>
          <table:table-cell office:value-type="string" calcext:value-type="string">
            <text:p>MARIANA PIERAGNOLI VIAN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IRANG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21" calcext:value-type="float">
            <text:p>7521</text:p>
          </table:table-cell>
          <table:table-cell office:value-type="string" calcext:value-type="string">
            <text:p>MARIANA UESHIBA C GOUVEI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IRAJ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53" calcext:value-type="float">
            <text:p>3053</text:p>
          </table:table-cell>
          <table:table-cell office:value-type="string" calcext:value-type="string">
            <text:p>MARIANE MONTEIRO SCHMID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ITU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5401" calcext:value-type="float">
            <text:p>255401</text:p>
          </table:table-cell>
          <table:table-cell office:value-type="string" calcext:value-type="string">
            <text:p>MARIANGELA DE SOUSA BALDUIN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320" calcext:value-type="float">
            <text:p><text:s/>32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5211" calcext:value-type="float">
            <text:p>205211</text:p>
          </table:table-cell>
          <table:table-cell office:value-type="string" calcext:value-type="string">
            <text:p>MARIANI ATCHABAHIAN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93" calcext:value-type="float">
            <text:p>5693</text:p>
          </table:table-cell>
          <table:table-cell office:value-type="string" calcext:value-type="string">
            <text:p>MARIANNA MOURA GONCALV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TABOAO DA SERRA</text:p>
          </table:table-cell>
          <table:table-cell table:style-name="ce4" office:value-type="float" office:value="731.43" calcext:value-type="float">
            <text:p><text:s/>731,43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66" calcext:value-type="float">
            <text:p>2066</text:p>
          </table:table-cell>
          <table:table-cell office:value-type="string" calcext:value-type="string">
            <text:p>MARICELMA RITA MELEI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29.42" calcext:value-type="float">
            <text:p><text:s/>15.529,4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47" calcext:value-type="float">
            <text:p>6547</text:p>
          </table:table-cell>
          <table:table-cell office:value-type="string" calcext:value-type="string">
            <text:p>MARILIA BONONI FRANCISC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TAQUARITING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22" calcext:value-type="float">
            <text:p>7522</text:p>
          </table:table-cell>
          <table:table-cell office:value-type="string" calcext:value-type="string">
            <text:p>MARILIA G GOMES CANGA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NDRADI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84" calcext:value-type="float">
            <text:p><text:s/>2.245,8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48" calcext:value-type="float">
            <text:p>6548</text:p>
          </table:table-cell>
          <table:table-cell office:value-type="string" calcext:value-type="string">
            <text:p>MARILIA MOLINA SCHLITTLE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OT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1011" calcext:value-type="float">
            <text:p>61011</text:p>
          </table:table-cell>
          <table:table-cell office:value-type="string" calcext:value-type="string">
            <text:p>MARILU DE FATIMA S DE C ABREU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A LAP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75" calcext:value-type="float">
            <text:p>1675</text:p>
          </table:table-cell>
          <table:table-cell office:value-type="string" calcext:value-type="string">
            <text:p>MARILUCE PARDI GARBELOT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4" office:value-type="float" office:value="457.14" calcext:value-type="float">
            <text:p><text:s/>457,14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50" calcext:value-type="float">
            <text:p>6550</text:p>
          </table:table-cell>
          <table:table-cell office:value-type="string" calcext:value-type="string">
            <text:p>MARINA A B LIPPI PEDERSOLL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ITAPEV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23" calcext:value-type="float">
            <text:p>7523</text:p>
          </table:table-cell>
          <table:table-cell office:value-type="string" calcext:value-type="string">
            <text:p>MARINA FRANCA FARIA PESTAN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SORO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759" calcext:value-type="float">
            <text:p>49759</text:p>
          </table:table-cell>
          <table:table-cell office:value-type="string" calcext:value-type="string">
            <text:p>MARIO ANTONIO DE CAMPOS TEBET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DE INTERESSES DIFUSOS E COLETIV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7463.69" calcext:value-type="float">
            <text:p><text:s/>17.463,6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47" calcext:value-type="float">
            <text:p>1047</text:p>
          </table:table-cell>
          <table:table-cell office:value-type="string" calcext:value-type="string">
            <text:p>MARIO AUGUSTO BRUNO NE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41922" calcext:value-type="float">
            <text:p>841922</text:p>
          </table:table-cell>
          <table:table-cell office:value-type="string" calcext:value-type="string">
            <text:p>MARIO AUGUSTO VICENTE MALAQU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DE INTERESSES DIFUSOS E COLETIVO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3566" calcext:value-type="float">
            <text:p>203566</text:p>
          </table:table-cell>
          <table:table-cell office:value-type="string" calcext:value-type="string">
            <text:p>MARIO COIMB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RESIDENTE PRUDEN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626.59" calcext:value-type="float">
            <text:p><text:s/>15.626,5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133.49" calcext:value-type="float">
            <text:p><text:s/>4.133,49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80" calcext:value-type="float">
            <text:p>1680</text:p>
          </table:table-cell>
          <table:table-cell office:value-type="string" calcext:value-type="string">
            <text:p>MARIO CORREA MOLIN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39.33" calcext:value-type="float">
            <text:p><text:s/>16.039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19559" calcext:value-type="float">
            <text:p>119559</text:p>
          </table:table-cell>
          <table:table-cell office:value-type="string" calcext:value-type="string">
            <text:p>MARIO DE MAGALHAES P LIMONG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28.55" calcext:value-type="float">
            <text:p><text:s/>16.928,55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96" calcext:value-type="float">
            <text:p>1396</text:p>
          </table:table-cell>
          <table:table-cell office:value-type="string" calcext:value-type="string">
            <text:p>MARIO FERNANDO PARIZ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30.43" calcext:value-type="float">
            <text:p><text:s/>16.030,4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67" calcext:value-type="float">
            <text:p>2067</text:p>
          </table:table-cell>
          <table:table-cell office:value-type="string" calcext:value-type="string">
            <text:p>MARIO JOSE CORREA DE PAUL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CARLO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45841" calcext:value-type="float">
            <text:p>545841</text:p>
          </table:table-cell>
          <table:table-cell office:value-type="string" calcext:value-type="string">
            <text:p>MARIO LUIZ SARRUBBO</text:p>
          </table:table-cell>
          <table:table-cell office:value-type="string" calcext:value-type="string">
            <text:p>PROCURADOR GERAL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822.87" calcext:value-type="float">
            <text:p><text:s/>822,87 </text:p>
          </table:table-cell>
          <table:table-cell table:style-name="ce4" office:value-type="float" office:value="16526.42" calcext:value-type="float">
            <text:p><text:s/>16.526,4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65383" calcext:value-type="float">
            <text:p>365383</text:p>
          </table:table-cell>
          <table:table-cell office:value-type="string" calcext:value-type="string">
            <text:p>MARIO SERGIO SOBRIN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817.26" calcext:value-type="float">
            <text:p><text:s/>16.817,2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72" calcext:value-type="float">
            <text:p>1672</text:p>
          </table:table-cell>
          <table:table-cell office:value-type="string" calcext:value-type="string">
            <text:p>MARIO SUGUIYAMA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RARAQUA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55261" calcext:value-type="float">
            <text:p>155261</text:p>
          </table:table-cell>
          <table:table-cell office:value-type="string" calcext:value-type="string">
            <text:p>MARIO YAMAMU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TUP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48" calcext:value-type="float">
            <text:p>1048</text:p>
          </table:table-cell>
          <table:table-cell office:value-type="string" calcext:value-type="string">
            <text:p>MARISA ROCHA DESHOULIER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CAETANO DO SU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44" calcext:value-type="float">
            <text:p>3344</text:p>
          </table:table-cell>
          <table:table-cell office:value-type="string" calcext:value-type="string">
            <text:p>MARISOL LOPES M CABRAL GARCI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69" calcext:value-type="float">
            <text:p>7369</text:p>
          </table:table-cell>
          <table:table-cell office:value-type="string" calcext:value-type="string">
            <text:p>MARLON MACHADO S FERNAND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SEBASTIA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38" calcext:value-type="float">
            <text:p>10538</text:p>
          </table:table-cell>
          <table:table-cell office:value-type="string" calcext:value-type="string">
            <text:p>MARLON ROBERTH DE SALE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ADAMANTI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15" calcext:value-type="float">
            <text:p>3015</text:p>
          </table:table-cell>
          <table:table-cell office:value-type="string" calcext:value-type="string">
            <text:p>MARTHA DE CAMARGO DUARTE DIA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6338" calcext:value-type="float">
            <text:p>256338</text:p>
          </table:table-cell>
          <table:table-cell office:value-type="string" calcext:value-type="string">
            <text:p>MARTHA DE TOLEDO MACHA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613.82" calcext:value-type="float">
            <text:p><text:s/>16.613,8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06" calcext:value-type="float">
            <text:p>4506</text:p>
          </table:table-cell>
          <table:table-cell office:value-type="string" calcext:value-type="string">
            <text:p>MARY ANN GOMES NARD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MACATU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92" calcext:value-type="float">
            <text:p>10592</text:p>
          </table:table-cell>
          <table:table-cell office:value-type="string" calcext:value-type="string">
            <text:p>MATEUS VICTOR R DE CASTILH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MARIL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3144.26" calcext:value-type="float">
            <text:p><text:s/>3.144,2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48" calcext:value-type="float">
            <text:p>7348</text:p>
          </table:table-cell>
          <table:table-cell office:value-type="string" calcext:value-type="string">
            <text:p>MATHEUS BOTELHO FAIM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ARRET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4491.88" calcext:value-type="float">
            <text:p><text:s/>4.491,8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54" calcext:value-type="float">
            <text:p>8554</text:p>
          </table:table-cell>
          <table:table-cell office:value-type="string" calcext:value-type="string">
            <text:p>MATHEUS BULGARELLI F GUIMARAE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NOVO HORIZON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93" calcext:value-type="float">
            <text:p>10593</text:p>
          </table:table-cell>
          <table:table-cell office:value-type="string" calcext:value-type="string">
            <text:p>MATHEUS FELIPE B DE MEDEIRO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SANT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941.03" calcext:value-type="float">
            <text:p><text:s/>4.941,0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92" calcext:value-type="float">
            <text:p>4092</text:p>
          </table:table-cell>
          <table:table-cell office:value-type="string" calcext:value-type="string">
            <text:p>MATHEUS JACOB FIALDI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99549" calcext:value-type="float">
            <text:p>799549</text:p>
          </table:table-cell>
          <table:table-cell office:value-type="string" calcext:value-type="string">
            <text:p>MAURICIO ANTONIO RIBEIRO LOP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30.43" calcext:value-type="float">
            <text:p><text:s/>16.030,4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3224.84" calcext:value-type="float">
            <text:p><text:s/>3.224,8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69585" calcext:value-type="float">
            <text:p>269585</text:p>
          </table:table-cell>
          <table:table-cell office:value-type="string" calcext:value-type="string">
            <text:p>MAURICIO AUGUSTO GOM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96.96" calcext:value-type="float">
            <text:p><text:s/>16.996,9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86" calcext:value-type="float">
            <text:p>2586</text:p>
          </table:table-cell>
          <table:table-cell office:value-type="string" calcext:value-type="string">
            <text:p>MAURICIO BRESSANE DE P BARBOS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TAUBA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68" calcext:value-type="float">
            <text:p>3368</text:p>
          </table:table-cell>
          <table:table-cell office:value-type="string" calcext:value-type="string">
            <text:p>MAURICIO CARLOS F ZUANAZE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BIRIGU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98516" calcext:value-type="float">
            <text:p>598516</text:p>
          </table:table-cell>
          <table:table-cell office:value-type="string" calcext:value-type="string">
            <text:p>MAURICIO DA SILV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18.99" calcext:value-type="float">
            <text:p><text:s/>16.918,9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59" calcext:value-type="float">
            <text:p>3359</text:p>
          </table:table-cell>
          <table:table-cell office:value-type="string" calcext:value-type="string">
            <text:p>MAURICIO SALVADOR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3425" calcext:value-type="float">
            <text:p>833425</text:p>
          </table:table-cell>
          <table:table-cell office:value-type="string" calcext:value-type="string">
            <text:p>MAURO AUGUSTO S MELLO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658.46" calcext:value-type="float">
            <text:p><text:s/>16.658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54" calcext:value-type="float">
            <text:p>1654</text:p>
          </table:table-cell>
          <table:table-cell office:value-type="string" calcext:value-type="string">
            <text:p>MAURO CABRAL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5223" calcext:value-type="float">
            <text:p>205223</text:p>
          </table:table-cell>
          <table:table-cell office:value-type="string" calcext:value-type="string">
            <text:p>MAXIMILIANO ROBERTO E FUHRE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57" calcext:value-type="float">
            <text:p>2757</text:p>
          </table:table-cell>
          <table:table-cell office:value-type="string" calcext:value-type="string">
            <text:p>MAXIMILIANO ROSS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CIVEL DO FORO REGIONAL DE SANTO AMARO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07" calcext:value-type="float">
            <text:p>4507</text:p>
          </table:table-cell>
          <table:table-cell office:value-type="string" calcext:value-type="string">
            <text:p>MAYRA MATHILDE AMAD F NIETON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RIBEIRAO PIRE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96" calcext:value-type="float">
            <text:p>3796</text:p>
          </table:table-cell>
          <table:table-cell office:value-type="string" calcext:value-type="string">
            <text:p>MELISSA KOVAC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LHO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85" calcext:value-type="float">
            <text:p>2585</text:p>
          </table:table-cell>
          <table:table-cell office:value-type="string" calcext:value-type="string">
            <text:p>MICHAELA CARLI GOM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502.86" calcext:value-type="float">
            <text:p><text:s/>502,86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24" calcext:value-type="float">
            <text:p>2224</text:p>
          </table:table-cell>
          <table:table-cell office:value-type="string" calcext:value-type="string">
            <text:p>MICHEL BETENJANE ROMAN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INDAIATUBA</text:p>
          </table:table-cell>
          <table:table-cell table:style-name="ce4" office:value-type="float" office:value="731.45" calcext:value-type="float">
            <text:p><text:s/>731,45 </text:p>
          </table:table-cell>
          <table:table-cell table:style-name="ce4" office:value-type="float" office:value="15642.69" calcext:value-type="float">
            <text:p><text:s/>15.642,6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24" calcext:value-type="float">
            <text:p>7524</text:p>
          </table:table-cell>
          <table:table-cell office:value-type="string" calcext:value-type="string">
            <text:p>MICHELLE BREGNOLI DE SALV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MAIRIPO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.42" calcext:value-type="float">
            <text:p><text:s/>1.422,4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53" calcext:value-type="float">
            <text:p>6553</text:p>
          </table:table-cell>
          <table:table-cell office:value-type="string" calcext:value-type="string">
            <text:p>MICHELLE CHUFFI VALLIM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TIE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49" calcext:value-type="float">
            <text:p>1049</text:p>
          </table:table-cell>
          <table:table-cell office:value-type="string" calcext:value-type="string">
            <text:p>MIGUEL TADEU GUIMARAES CAMP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65" calcext:value-type="float">
            <text:p>2565</text:p>
          </table:table-cell>
          <table:table-cell office:value-type="string" calcext:value-type="string">
            <text:p>MIGUEL TASSINARI DE OLIV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0" calcext:value-type="float">
            <text:p>1050</text:p>
          </table:table-cell>
          <table:table-cell office:value-type="string" calcext:value-type="string">
            <text:p>MILDRED GONZALEZ ZORZI ROCH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55" calcext:value-type="float">
            <text:p>8555</text:p>
          </table:table-cell>
          <table:table-cell office:value-type="string" calcext:value-type="string">
            <text:p>MILENA APARECIDA CARLI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GUARI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94" calcext:value-type="float">
            <text:p>2594</text:p>
          </table:table-cell>
          <table:table-cell office:value-type="string" calcext:value-type="string">
            <text:p>MILENE TELEZZI HABIC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IRACI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3899" calcext:value-type="float">
            <text:p>833899</text:p>
          </table:table-cell>
          <table:table-cell office:value-type="string" calcext:value-type="string">
            <text:p>MILTON THEODORO G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386.94" calcext:value-type="float">
            <text:p><text:s/>16.386,9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54" calcext:value-type="float">
            <text:p>6554</text:p>
          </table:table-cell>
          <table:table-cell office:value-type="string" calcext:value-type="string">
            <text:p>MIRELLA DE CARVALHO B MONTEI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20" calcext:value-type="float">
            <text:p>2220</text:p>
          </table:table-cell>
          <table:table-cell office:value-type="string" calcext:value-type="string">
            <text:p>MIRIAM FUGA BORG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777.14" calcext:value-type="float">
            <text:p><text:s/>777,14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97" calcext:value-type="float">
            <text:p>3797</text:p>
          </table:table-cell>
          <table:table-cell office:value-type="string" calcext:value-type="string">
            <text:p>MIRIAN NEVES DE OLIV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93" calcext:value-type="float">
            <text:p>4093</text:p>
          </table:table-cell>
          <table:table-cell office:value-type="string" calcext:value-type="string">
            <text:p>MOACIR MENICHELI REI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18" calcext:value-type="float">
            <text:p>3218</text:p>
          </table:table-cell>
          <table:table-cell office:value-type="string" calcext:value-type="string">
            <text:p>MOACIR TONANI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4A.PROMOTORIA DO JURI DA CAPITAL(PENHA DE FRANCA)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269.07" calcext:value-type="float">
            <text:p><text:s/>4.269,07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98" calcext:value-type="float">
            <text:p>3798</text:p>
          </table:table-cell>
          <table:table-cell office:value-type="string" calcext:value-type="string">
            <text:p>MOACYR WHITAKER C DE ASSUMPCA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VICEN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1769" calcext:value-type="float">
            <text:p>491769</text:p>
          </table:table-cell>
          <table:table-cell office:value-type="string" calcext:value-type="string">
            <text:p>MONICA DE BARROS M DESINAN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156.5" calcext:value-type="float">
            <text:p><text:s/>16.156,50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53" calcext:value-type="float">
            <text:p>1353</text:p>
          </table:table-cell>
          <table:table-cell office:value-type="string" calcext:value-type="string">
            <text:p>MONICA LODDER DE O S PER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58" calcext:value-type="float">
            <text:p>2758</text:p>
          </table:table-cell>
          <table:table-cell office:value-type="string" calcext:value-type="string">
            <text:p>MONICA MAGARINOS T GIMENEZ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56" calcext:value-type="float">
            <text:p>8556</text:p>
          </table:table-cell>
          <table:table-cell office:value-type="string" calcext:value-type="string">
            <text:p>MONIZE FLAVIA POMPE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SAO JOSE DO RI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style-name="ce4" office:value-type="float" office:value="3368.91" calcext:value-type="float">
            <text:p><text:s/>3.368,9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3449" calcext:value-type="float">
            <text:p>833449</text:p>
          </table:table-cell>
          <table:table-cell office:value-type="string" calcext:value-type="string">
            <text:p>MOTAURI CIOCCHETTI DE SOUZ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DE INTERESSES DIFUSOS E COLETIV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357.48" calcext:value-type="float">
            <text:p><text:s/>16.357,4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57" calcext:value-type="float">
            <text:p>8557</text:p>
          </table:table-cell>
          <table:table-cell office:value-type="string" calcext:value-type="string">
            <text:p>MURILO ARRIGETO PEREZ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ELDORAD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59" calcext:value-type="float">
            <text:p>2759</text:p>
          </table:table-cell>
          <table:table-cell office:value-type="string" calcext:value-type="string">
            <text:p>MURILO CESAR LEMOS JORG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FRANC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69" calcext:value-type="float">
            <text:p>3369</text:p>
          </table:table-cell>
          <table:table-cell office:value-type="string" calcext:value-type="string">
            <text:p>MYLENE COMPLOIE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451.33" calcext:value-type="float">
            <text:p><text:s/>15.451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19" calcext:value-type="float">
            <text:p>2219</text:p>
          </table:table-cell>
          <table:table-cell office:value-type="string" calcext:value-type="string">
            <text:p>NADIM MAZLOUM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LHO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1473" calcext:value-type="float">
            <text:p>61473</text:p>
          </table:table-cell>
          <table:table-cell office:value-type="string" calcext:value-type="string">
            <text:p>NADIR DE CAMPOS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7662.2" calcext:value-type="float">
            <text:p><text:s/>7.662,2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94" calcext:value-type="float">
            <text:p>4094</text:p>
          </table:table-cell>
          <table:table-cell office:value-type="string" calcext:value-type="string">
            <text:p>NATALIA AMARAL AZEVED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CARAPICUI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25" calcext:value-type="float">
            <text:p>7525</text:p>
          </table:table-cell>
          <table:table-cell office:value-type="string" calcext:value-type="string">
            <text:p>NATALIA DANELLI RODRIGUE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SAO LUIZ DO PARAITI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75898" calcext:value-type="float">
            <text:p>575898</text:p>
          </table:table-cell>
          <table:table-cell office:value-type="string" calcext:value-type="string">
            <text:p>NATALIA FERNANDES ALIEND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DE INTERESSES DIFUSOS E COLETIV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30.43" calcext:value-type="float">
            <text:p><text:s/>16.030,4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95" calcext:value-type="float">
            <text:p>10595</text:p>
          </table:table-cell>
          <table:table-cell office:value-type="string" calcext:value-type="string">
            <text:p>NATALIA ROSALEM CARDOS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CANANEIA</text:p>
          </table:table-cell>
          <table:table-cell table:style-name="ce4" office:value-type="float" office:value="365.71" calcext:value-type="float">
            <text:p><text:s/>365,71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41" calcext:value-type="float">
            <text:p>7341</text:p>
          </table:table-cell>
          <table:table-cell office:value-type="string" calcext:value-type="string">
            <text:p>NATALIA TAVARES G DE ALMEID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JUNDIAI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56" calcext:value-type="float">
            <text:p>6556</text:p>
          </table:table-cell>
          <table:table-cell office:value-type="string" calcext:value-type="string">
            <text:p>NATALIE RISKALLA ANCHIT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LH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42" calcext:value-type="float">
            <text:p>7342</text:p>
          </table:table-cell>
          <table:table-cell office:value-type="string" calcext:value-type="string">
            <text:p>NATHALIA M CIPOLLA PIOLL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SAO JOAQUIM DA BAR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49.14" calcext:value-type="float">
            <text:p><text:s/>449,14 </text:p>
          </table:table-cell>
          <table:table-cell table:style-name="ce4" office:value-type="float" office:value="2245.95" calcext:value-type="float">
            <text:p><text:s/>2.245,95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1" calcext:value-type="float">
            <text:p>1051</text:p>
          </table:table-cell>
          <table:table-cell office:value-type="string" calcext:value-type="string">
            <text:p>NATHALIE KISTE MALVEI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011" calcext:value-type="float">
            <text:p>5011</text:p>
          </table:table-cell>
          <table:table-cell office:value-type="string" calcext:value-type="string">
            <text:p>NATHAN GLIN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6464" calcext:value-type="float">
            <text:p>736464</text:p>
          </table:table-cell>
          <table:table-cell office:value-type="string" calcext:value-type="string">
            <text:p>NAUL LUIZ FELC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RIBEIRA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807.43" calcext:value-type="float">
            <text:p><text:s/>2.807,43 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3799" calcext:value-type="float">
            <text:p>3799</text:p>
          </table:table-cell>
          <table:table-cell office:value-type="string" calcext:value-type="string">
            <text:p>NEANDER ANTONIO SANCHE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LENCOIS PAUL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76" calcext:value-type="float">
            <text:p>1676</text:p>
          </table:table-cell>
          <table:table-cell office:value-type="string" calcext:value-type="string">
            <text:p>NEIVA PAULA PACCOLA C PER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CARLO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71" calcext:value-type="float">
            <text:p>3371</text:p>
          </table:table-cell>
          <table:table-cell office:value-type="string" calcext:value-type="string">
            <text:p>NELISA OLIVETTI F NERI ALMEID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58" calcext:value-type="float">
            <text:p>8558</text:p>
          </table:table-cell>
          <table:table-cell office:value-type="string" calcext:value-type="string">
            <text:p>NELISE LAGUSTERA DEMARQUI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BARRA BONIT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96" calcext:value-type="float">
            <text:p>10596</text:p>
          </table:table-cell>
          <table:table-cell office:value-type="string" calcext:value-type="string">
            <text:p>NELSON APARECIDO FEBRAIO JR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MARIL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4491.88" calcext:value-type="float">
            <text:p><text:s/>4.491,8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69" calcext:value-type="float">
            <text:p>2069</text:p>
          </table:table-cell>
          <table:table-cell office:value-type="string" calcext:value-type="string">
            <text:p>NELSON CESAR SANTOS PEIXO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8034" calcext:value-type="float">
            <text:p>838034</text:p>
          </table:table-cell>
          <table:table-cell office:value-type="string" calcext:value-type="string">
            <text:p>NELSON DE BARROS O R FIL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AO DA BOA VIST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33" calcext:value-type="float">
            <text:p>2233</text:p>
          </table:table-cell>
          <table:table-cell office:value-type="string" calcext:value-type="string">
            <text:p>NELSON DOS SANTOS PEREIRA J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3A.PROMOTORIA DE JUSTICA DO JURI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9006" calcext:value-type="float">
            <text:p>229006</text:p>
          </table:table-cell>
          <table:table-cell office:value-type="string" calcext:value-type="string">
            <text:p>NELSON GONZAGA DE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41.64" calcext:value-type="float">
            <text:p><text:s/>16.941,6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2814" calcext:value-type="float">
            <text:p>222814</text:p>
          </table:table-cell>
          <table:table-cell office:value-type="string" calcext:value-type="string">
            <text:p>NELSON LACERDA GERT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18.99" calcext:value-type="float">
            <text:p><text:s/>16.918,9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1070" calcext:value-type="float">
            <text:p>701070</text:p>
          </table:table-cell>
          <table:table-cell office:value-type="string" calcext:value-type="string">
            <text:p>NELSON LUIS SAMPAIO DE ANDRAD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149.11" calcext:value-type="float">
            <text:p><text:s/>16.149,11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80675" calcext:value-type="float">
            <text:p>580675</text:p>
          </table:table-cell>
          <table:table-cell office:value-type="string" calcext:value-type="string">
            <text:p>NELSON ROBERTO BUGAL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29945.86" calcext:value-type="float">
            <text:p><text:s/>29.945,8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48" calcext:value-type="float">
            <text:p>2548</text:p>
          </table:table-cell>
          <table:table-cell office:value-type="string" calcext:value-type="string">
            <text:p>NEUDIVAL MASCARENHAS FIL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14.29" calcext:value-type="float">
            <text:p><text:s/>914,29 </text:p>
          </table:table-cell>
          <table:table-cell table:style-name="ce4" office:value-type="float" office:value="15210.29" calcext:value-type="float">
            <text:p><text:s/>15.210,2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61" calcext:value-type="float">
            <text:p>1661</text:p>
          </table:table-cell>
          <table:table-cell office:value-type="string" calcext:value-type="string">
            <text:p>NEWTON JOSE DE OLIVEIRA DANTA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CAETANO DO SU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7779" calcext:value-type="float">
            <text:p>97779</text:p>
          </table:table-cell>
          <table:table-cell office:value-type="string" calcext:value-type="string">
            <text:p>NEWTON MAIA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822.65" calcext:value-type="float">
            <text:p><text:s/>16.822,65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0" calcext:value-type="float">
            <text:p>750</text:p>
          </table:table-cell>
          <table:table-cell office:value-type="string" calcext:value-type="string">
            <text:p>NILDA MYUKI SAKASHITA MITSUD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1794" calcext:value-type="float">
            <text:p>491794</text:p>
          </table:table-cell>
          <table:table-cell office:value-type="string" calcext:value-type="string">
            <text:p>NILO SPINOLA SALGADO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DE INTERESSES DIFUSOS E COLETIV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645.52" calcext:value-type="float">
            <text:p><text:s/>16.645,5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84" calcext:value-type="float">
            <text:p>2584</text:p>
          </table:table-cell>
          <table:table-cell office:value-type="string" calcext:value-type="string">
            <text:p>NILTON BELLI FIL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457.14" calcext:value-type="float">
            <text:p><text:s/>457,14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57" calcext:value-type="float">
            <text:p>6557</text:p>
          </table:table-cell>
          <table:table-cell office:value-type="string" calcext:value-type="string">
            <text:p>NILTON DE OLIVEIRA MELLO NE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REGISTR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966820" calcext:value-type="float">
            <text:p>966820</text:p>
          </table:table-cell>
          <table:table-cell office:value-type="string" calcext:value-type="string">
            <text:p>NILTON LUIZ DE F BAZILON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DE INTERESSES DIFUSOS E COLETIV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875.73" calcext:value-type="float">
            <text:p><text:s/>16.875,7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51988" calcext:value-type="float">
            <text:p>351988</text:p>
          </table:table-cell>
          <table:table-cell office:value-type="string" calcext:value-type="string">
            <text:p>NILZA PINHEIRO CHAIM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5626.59" calcext:value-type="float">
            <text:p><text:s/>15.626,5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1" calcext:value-type="float">
            <text:p>751</text:p>
          </table:table-cell>
          <table:table-cell office:value-type="string" calcext:value-type="string">
            <text:p>NILZA RUSSO FER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27" calcext:value-type="float">
            <text:p>7327</text:p>
          </table:table-cell>
          <table:table-cell office:value-type="string" calcext:value-type="string">
            <text:p>NINA R DE AQUINO BEGGS BRUN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FRANCO DA ROCH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3450" calcext:value-type="float">
            <text:p>833450</text:p>
          </table:table-cell>
          <table:table-cell office:value-type="string" calcext:value-type="string">
            <text:p>NOEMI CORRE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RARAQUAR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2" calcext:value-type="float">
            <text:p>1052</text:p>
          </table:table-cell>
          <table:table-cell office:value-type="string" calcext:value-type="string">
            <text:p>NOEMIA DAMIANCE KARAM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LIN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45865" calcext:value-type="float">
            <text:p>545865</text:p>
          </table:table-cell>
          <table:table-cell office:value-type="string" calcext:value-type="string">
            <text:p>NOHADE DE FATIMA ABDO BRUNELL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30.43" calcext:value-type="float">
            <text:p><text:s/>16.030,4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3616" calcext:value-type="float">
            <text:p>563616</text:p>
          </table:table-cell>
          <table:table-cell office:value-type="string" calcext:value-type="string">
            <text:p>NORBERTO JO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30.43" calcext:value-type="float">
            <text:p><text:s/>16.030,4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70" calcext:value-type="float">
            <text:p>2070</text:p>
          </table:table-cell>
          <table:table-cell office:value-type="string" calcext:value-type="string">
            <text:p>ODILON NERY COMODA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FRANC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10431" calcext:value-type="float">
            <text:p>510431</text:p>
          </table:table-cell>
          <table:table-cell office:value-type="string" calcext:value-type="string">
            <text:p>ODIVAL CICOT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 RI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10.8" calcext:value-type="float">
            <text:p><text:s/>16.010,80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12848" calcext:value-type="float">
            <text:p>412848</text:p>
          </table:table-cell>
          <table:table-cell office:value-type="string" calcext:value-type="string">
            <text:p>OLAVO BERRIEL SOA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594.29" calcext:value-type="float">
            <text:p><text:s/>594,29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59" calcext:value-type="float">
            <text:p>8559</text:p>
          </table:table-cell>
          <table:table-cell office:value-type="string" calcext:value-type="string">
            <text:p>OLAVO EVANGELISTA PEZZOTT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14.29" calcext:value-type="float">
            <text:p><text:s/>914,29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3219" calcext:value-type="float">
            <text:p>3219</text:p>
          </table:table-cell>
          <table:table-cell office:value-type="string" calcext:value-type="string">
            <text:p>OMAR MAZLOUM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LH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08.44" calcext:value-type="float">
            <text:p><text:s/>11.208,4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79600" calcext:value-type="float">
            <text:p>579600</text:p>
          </table:table-cell>
          <table:table-cell office:value-type="string" calcext:value-type="string">
            <text:p>ORIEL DA ROCHA QUEIROZ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ARIL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368.91" calcext:value-type="float">
            <text:p><text:s/>3.368,9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53333" calcext:value-type="float">
            <text:p>553333</text:p>
          </table:table-cell>
          <table:table-cell office:value-type="string" calcext:value-type="string">
            <text:p>ORION PEREIRA DA COST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997.96" calcext:value-type="float">
            <text:p><text:s/>4.997,9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26" calcext:value-type="float">
            <text:p>7526</text:p>
          </table:table-cell>
          <table:table-cell office:value-type="string" calcext:value-type="string">
            <text:p>ORLANDO B BARCHINI E SANTO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PERUIB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83" calcext:value-type="float">
            <text:p>1683</text:p>
          </table:table-cell>
          <table:table-cell office:value-type="string" calcext:value-type="string">
            <text:p>ORLANDO BASTOS FIL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ORO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091.61" calcext:value-type="float">
            <text:p><text:s/>15.091,61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44963" calcext:value-type="float">
            <text:p>444963</text:p>
          </table:table-cell>
          <table:table-cell office:value-type="string" calcext:value-type="string">
            <text:p>OSCAR MELLIM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875.73" calcext:value-type="float">
            <text:p><text:s/>16.875,7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82" calcext:value-type="float">
            <text:p>2582</text:p>
          </table:table-cell>
          <table:table-cell office:value-type="string" calcext:value-type="string">
            <text:p>OSIAS DAUDT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996" calcext:value-type="float">
            <text:p>2996</text:p>
          </table:table-cell>
          <table:table-cell office:value-type="string" calcext:value-type="string">
            <text:p>OSMAIR CHAMMA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J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47647" calcext:value-type="float">
            <text:p>547647</text:p>
          </table:table-cell>
          <table:table-cell office:value-type="string" calcext:value-type="string">
            <text:p>OSVALDO BIANCHINI VERONEZ F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CARL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626.59" calcext:value-type="float">
            <text:p><text:s/>15.626,5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20" calcext:value-type="float">
            <text:p>3220</text:p>
          </table:table-cell>
          <table:table-cell office:value-type="string" calcext:value-type="string">
            <text:p>OSVALDO DE OLIVEIRA COEL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TAUBA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930.41" calcext:value-type="float">
            <text:p><text:s/>3.930,4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3738" calcext:value-type="float">
            <text:p>253738</text:p>
          </table:table-cell>
          <table:table-cell office:value-type="string" calcext:value-type="string">
            <text:p>OSWALDO BARBERIS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S DE JUSTICA CIVEIS DA INFANCIA E DA JUVENTUD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3568" calcext:value-type="float">
            <text:p>253568</text:p>
          </table:table-cell>
          <table:table-cell office:value-type="string" calcext:value-type="string">
            <text:p>OSWALDO MONTEIRO DA SILVA NE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S DE JUSTICA CIVEIS DA INFANCIA E DA JUVENTUD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1" calcext:value-type="float">
            <text:p><text:s/>2.245,91 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16" calcext:value-type="float">
            <text:p>3016</text:p>
          </table:table-cell>
          <table:table-cell office:value-type="string" calcext:value-type="string">
            <text:p>OTAVIO FERREIRA GARCI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OURINH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068.61" calcext:value-type="float">
            <text:p><text:s/>15.068,61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54" calcext:value-type="float">
            <text:p>1354</text:p>
          </table:table-cell>
          <table:table-cell office:value-type="string" calcext:value-type="string">
            <text:p>OTAVIO JOAQUIM RODRIGUES FIL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FALENCI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68985" calcext:value-type="float">
            <text:p>268985</text:p>
          </table:table-cell>
          <table:table-cell office:value-type="string" calcext:value-type="string">
            <text:p>OTAVIO JOSE CALLEJA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414.64" calcext:value-type="float">
            <text:p><text:s/>16.414,6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1151" calcext:value-type="float">
            <text:p>201151</text:p>
          </table:table-cell>
          <table:table-cell office:value-type="string" calcext:value-type="string">
            <text:p>OTAVIO LUIZ MARTINS LEIT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SAO MIGUEL PAUL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4918" calcext:value-type="float">
            <text:p>704918</text:p>
          </table:table-cell>
          <table:table-cell office:value-type="string" calcext:value-type="string">
            <text:p>OWEM MIUKI FUJIKI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OSVALDO CRUZ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58" calcext:value-type="float">
            <text:p>6558</text:p>
          </table:table-cell>
          <table:table-cell office:value-type="string" calcext:value-type="string">
            <text:p>PALOMA SANGUINE GUIMARAE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APARECID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08" calcext:value-type="float">
            <text:p>4508</text:p>
          </table:table-cell>
          <table:table-cell office:value-type="string" calcext:value-type="string">
            <text:p>PAOLA COMINATTO BERTOCC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INDAIATUB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41" calcext:value-type="float">
            <text:p>1341</text:p>
          </table:table-cell>
          <table:table-cell office:value-type="string" calcext:value-type="string">
            <text:p>PATRICIA AUGUSTA C FRANC PIN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ORO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61" calcext:value-type="float">
            <text:p>1361</text:p>
          </table:table-cell>
          <table:table-cell office:value-type="string" calcext:value-type="string">
            <text:p>PATRICIA COSENTINO FERRE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73" calcext:value-type="float">
            <text:p>2273</text:p>
          </table:table-cell>
          <table:table-cell office:value-type="string" calcext:value-type="string">
            <text:p>PATRICIA DE CARVALHO LEITA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95" calcext:value-type="float">
            <text:p>4095</text:p>
          </table:table-cell>
          <table:table-cell office:value-type="string" calcext:value-type="string">
            <text:p>PATRICIA DOSUALDO PELOZ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TANAB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40" calcext:value-type="float">
            <text:p>7340</text:p>
          </table:table-cell>
          <table:table-cell office:value-type="string" calcext:value-type="string">
            <text:p>PATRICIA FRIGHETTO GASPARINI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MONTE ALTO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83" calcext:value-type="float">
            <text:p>2583</text:p>
          </table:table-cell>
          <table:table-cell office:value-type="string" calcext:value-type="string">
            <text:p>PATRICIA IGNACIO TEIX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012" calcext:value-type="float">
            <text:p>5012</text:p>
          </table:table-cell>
          <table:table-cell office:value-type="string" calcext:value-type="string">
            <text:p>PATRICIA LACERDA PAVANI COUVRE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TAMBA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368.91" calcext:value-type="float">
            <text:p><text:s/>3.368,9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10" calcext:value-type="float">
            <text:p>7310</text:p>
          </table:table-cell>
          <table:table-cell office:value-type="string" calcext:value-type="string">
            <text:p>PATRICIA MANZELLA TRIT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PILAR DO SU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72" calcext:value-type="float">
            <text:p>2072</text:p>
          </table:table-cell>
          <table:table-cell office:value-type="string" calcext:value-type="string">
            <text:p>PATRICIA MARIA SANVI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14.29" calcext:value-type="float">
            <text:p><text:s/>914,29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3" calcext:value-type="float">
            <text:p>1053</text:p>
          </table:table-cell>
          <table:table-cell office:value-type="string" calcext:value-type="string">
            <text:p>PATRICIA MORAES AUD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187.29" calcext:value-type="float">
            <text:p><text:s/>15.187,2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39" calcext:value-type="float">
            <text:p>3039</text:p>
          </table:table-cell>
          <table:table-cell office:value-type="string" calcext:value-type="string">
            <text:p>PATRICIA PROCOPIO B YAMAOK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75" calcext:value-type="float">
            <text:p>3375</text:p>
          </table:table-cell>
          <table:table-cell office:value-type="string" calcext:value-type="string">
            <text:p>PATRICIA SALLES SEGU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96" calcext:value-type="float">
            <text:p>4096</text:p>
          </table:table-cell>
          <table:table-cell office:value-type="string" calcext:value-type="string">
            <text:p>PATRICIA SALVADOR VEIG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997" calcext:value-type="float">
            <text:p>2997</text:p>
          </table:table-cell>
          <table:table-cell office:value-type="string" calcext:value-type="string">
            <text:p>PATRICIA SGUERRA VITA E CAST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RARAQUA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97" calcext:value-type="float">
            <text:p>4097</text:p>
          </table:table-cell>
          <table:table-cell office:value-type="string" calcext:value-type="string">
            <text:p>PATRICIA SOARES DE SOUZ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GARC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013" calcext:value-type="float">
            <text:p>5013</text:p>
          </table:table-cell>
          <table:table-cell office:value-type="string" calcext:value-type="string">
            <text:p>PATRICIA TAKESAKI M NARICAW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457.14" calcext:value-type="float">
            <text:p><text:s/>457,14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59" calcext:value-type="float">
            <text:p>6559</text:p>
          </table:table-cell>
          <table:table-cell office:value-type="string" calcext:value-type="string">
            <text:p>PATRICIA TALIATELLI BARSOTTINI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ITAPIR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3475.6" calcext:value-type="float">
            <text:p><text:s/>13.475,6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09" calcext:value-type="float">
            <text:p>4509</text:p>
          </table:table-cell>
          <table:table-cell office:value-type="string" calcext:value-type="string">
            <text:p>PATRICIA TIEMI MOMMA DE SOUZ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EMB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97" calcext:value-type="float">
            <text:p>10597</text:p>
          </table:table-cell>
          <table:table-cell office:value-type="string" calcext:value-type="string">
            <text:p>PAULA ALESSANDRA O JODA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LIMEI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2" calcext:value-type="float">
            <text:p><text:s/>1.122,92 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27" calcext:value-type="float">
            <text:p>7527</text:p>
          </table:table-cell>
          <table:table-cell office:value-type="string" calcext:value-type="string">
            <text:p>PAULA AUGUSTA MARIANO MARQUE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ANGATU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10" calcext:value-type="float">
            <text:p>4510</text:p>
          </table:table-cell>
          <table:table-cell office:value-type="string" calcext:value-type="string">
            <text:p>PAULA BOND PEIXOT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SANTA CRUZ DO RIO PARD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4" calcext:value-type="float">
            <text:p>1054</text:p>
          </table:table-cell>
          <table:table-cell office:value-type="string" calcext:value-type="string">
            <text:p>PAULA CASTANHEIRA LAMENZ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49" calcext:value-type="float">
            <text:p>2549</text:p>
          </table:table-cell>
          <table:table-cell office:value-type="string" calcext:value-type="string">
            <text:p>PAULA CRISTINA ALVES CORUNH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34" calcext:value-type="float">
            <text:p>1634</text:p>
          </table:table-cell>
          <table:table-cell office:value-type="string" calcext:value-type="string">
            <text:p>PAULA DE CAMARGO F FISCHE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12" calcext:value-type="float">
            <text:p>7312</text:p>
          </table:table-cell>
          <table:table-cell office:value-type="string" calcext:value-type="string">
            <text:p>PAULA DE FIGUEIREDO SILV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RIBEIRAO PIRE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28" calcext:value-type="float">
            <text:p>7528</text:p>
          </table:table-cell>
          <table:table-cell office:value-type="string" calcext:value-type="string">
            <text:p>PAULA DEORSOLA NOGUEIRA PINT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ILHA BEL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64" calcext:value-type="float">
            <text:p>1664</text:p>
          </table:table-cell>
          <table:table-cell office:value-type="string" calcext:value-type="string">
            <text:p>PAULA ELINORE PRUK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S DE JUSTICA CIVEIS DA INFANCIA E DA JUVENTUDE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60" calcext:value-type="float">
            <text:p>8560</text:p>
          </table:table-cell>
          <table:table-cell office:value-type="string" calcext:value-type="string">
            <text:p>PAULA GARMES REGINATO COUBE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IRAJU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98" calcext:value-type="float">
            <text:p>4098</text:p>
          </table:table-cell>
          <table:table-cell office:value-type="string" calcext:value-type="string">
            <text:p>PAULA GIZZI ALMEIDA P GUIRAD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INDAMONHANG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11" calcext:value-type="float">
            <text:p>4511</text:p>
          </table:table-cell>
          <table:table-cell office:value-type="string" calcext:value-type="string">
            <text:p>PAULA MAGALHAES DA SILVA RENN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MOGI-MIRIM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29" calcext:value-type="float">
            <text:p>7529</text:p>
          </table:table-cell>
          <table:table-cell office:value-type="string" calcext:value-type="string">
            <text:p>PAULA QUAGGI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IEDADE</text:p>
          </table:table-cell>
          <table:table-cell table:style-name="ce4" office:value-type="float" office:value="274.29" calcext:value-type="float">
            <text:p><text:s/>274,29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3144.26" calcext:value-type="float">
            <text:p><text:s/>3.144,2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94" calcext:value-type="float">
            <text:p>5694</text:p>
          </table:table-cell>
          <table:table-cell office:value-type="string" calcext:value-type="string">
            <text:p>PAULA VILLANACCI A CAMASMI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08.44" calcext:value-type="float">
            <text:p><text:s/>11.208,4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40507" calcext:value-type="float">
            <text:p>140507</text:p>
          </table:table-cell>
          <table:table-cell office:value-type="string" calcext:value-type="string">
            <text:p>PAULO AFONSO GARRIDO DE PAU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DE INTERESSES DIFUSOS E COLETIV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25.51" calcext:value-type="float">
            <text:p><text:s/>16.925,5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210.92" calcext:value-type="float">
            <text:p><text:s/>1.210,9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5" calcext:value-type="float">
            <text:p>1055</text:p>
          </table:table-cell>
          <table:table-cell office:value-type="string" calcext:value-type="string">
            <text:p>PAULO ANTONIO LUDKE OLIV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014" calcext:value-type="float">
            <text:p>5014</text:p>
          </table:table-cell>
          <table:table-cell office:value-type="string" calcext:value-type="string">
            <text:p>PAULO AUGUSTO RADUNZ JUNIOR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ORLAND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8534.5" calcext:value-type="float">
            <text:p><text:s/>8.534,5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30" calcext:value-type="float">
            <text:p>7530</text:p>
          </table:table-cell>
          <table:table-cell office:value-type="string" calcext:value-type="string">
            <text:p>PAULO CAMPOS DOS SANTO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BIRIGU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84" calcext:value-type="float">
            <text:p>1384</text:p>
          </table:table-cell>
          <table:table-cell office:value-type="string" calcext:value-type="string">
            <text:p>PAULO CESAR CORREA BORG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FRANC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997.96" calcext:value-type="float">
            <text:p><text:s/>4.997,9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87468" calcext:value-type="float">
            <text:p>487468</text:p>
          </table:table-cell>
          <table:table-cell office:value-type="string" calcext:value-type="string">
            <text:p>PAULO CESAR MARTINEZ DE CAST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626.59" calcext:value-type="float">
            <text:p><text:s/>15.626,59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368.91" calcext:value-type="float">
            <text:p><text:s/>3.368,9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800" calcext:value-type="float">
            <text:p>3800</text:p>
          </table:table-cell>
          <table:table-cell office:value-type="string" calcext:value-type="string">
            <text:p>PAULO CESAR NEUBER DELIGI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OLIMP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73" calcext:value-type="float">
            <text:p><text:s/>6.737,7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8826" calcext:value-type="float">
            <text:p>278826</text:p>
          </table:table-cell>
          <table:table-cell office:value-type="string" calcext:value-type="string">
            <text:p>PAULO CESAR SOUZA ASSEF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S DE JUSTICA DE AREA REGIONAL DE RIBEIRA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2" calcext:value-type="float">
            <text:p>752</text:p>
          </table:table-cell>
          <table:table-cell office:value-type="string" calcext:value-type="string">
            <text:p>PAULO D'AMICO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A LAP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807.43" calcext:value-type="float">
            <text:p><text:s/>2.807,4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81" calcext:value-type="float">
            <text:p>2281</text:p>
          </table:table-cell>
          <table:table-cell office:value-type="string" calcext:value-type="string">
            <text:p>PAULO DEST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0630" calcext:value-type="float">
            <text:p>270630</text:p>
          </table:table-cell>
          <table:table-cell office:value-type="string" calcext:value-type="string">
            <text:p>PAULO DO AMARAL SOUZ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606.34" calcext:value-type="float">
            <text:p><text:s/>16.606,3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929.05" calcext:value-type="float">
            <text:p><text:s/>1.929,05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98460" calcext:value-type="float">
            <text:p>698460</text:p>
          </table:table-cell>
          <table:table-cell office:value-type="string" calcext:value-type="string">
            <text:p>PAULO DOMINGUES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RACATU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44" calcext:value-type="float">
            <text:p>7344</text:p>
          </table:table-cell>
          <table:table-cell office:value-type="string" calcext:value-type="string">
            <text:p>PAULO GUILHERME CAROLIS LIM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MORRO AGUD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5695" calcext:value-type="float">
            <text:p>5695</text:p>
          </table:table-cell>
          <table:table-cell office:value-type="string" calcext:value-type="string">
            <text:p>PAULO HENRIQUE CASTEX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14" calcext:value-type="float">
            <text:p>3314</text:p>
          </table:table-cell>
          <table:table-cell office:value-type="string" calcext:value-type="string">
            <text:p>PAULO HENRIQUE DE O ARANT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98736" calcext:value-type="float">
            <text:p>698736</text:p>
          </table:table-cell>
          <table:table-cell office:value-type="string" calcext:value-type="string">
            <text:p>PAULO JOSE DE PALM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TAUBA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997.96" calcext:value-type="float">
            <text:p><text:s/>4.997,9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6" calcext:value-type="float">
            <text:p>1056</text:p>
          </table:table-cell>
          <table:table-cell office:value-type="string" calcext:value-type="string">
            <text:p>PAULO JOSE FREIRE TEOTONI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RIBEIRA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73828" calcext:value-type="float">
            <text:p>573828</text:p>
          </table:table-cell>
          <table:table-cell office:value-type="string" calcext:value-type="string">
            <text:p>PAULO JURICIC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822.65" calcext:value-type="float">
            <text:p><text:s/>16.822,65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3" calcext:value-type="float">
            <text:p>753</text:p>
          </table:table-cell>
          <table:table-cell office:value-type="string" calcext:value-type="string">
            <text:p>PAULO KISH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IRACI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7521" calcext:value-type="float">
            <text:p>337521</text:p>
          </table:table-cell>
          <table:table-cell office:value-type="string" calcext:value-type="string">
            <text:p>PAULO MARCO FERREIRA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3028" calcext:value-type="float">
            <text:p>303028</text:p>
          </table:table-cell>
          <table:table-cell office:value-type="string" calcext:value-type="string">
            <text:p>PAULO MARCOS EDUARDO R F NUN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18.99" calcext:value-type="float">
            <text:p><text:s/>16.918,9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73" calcext:value-type="float">
            <text:p>2073</text:p>
          </table:table-cell>
          <table:table-cell office:value-type="string" calcext:value-type="string">
            <text:p>PAULO PENTEADO TEIXEIRA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4308" calcext:value-type="float">
            <text:p>494308</text:p>
          </table:table-cell>
          <table:table-cell office:value-type="string" calcext:value-type="string">
            <text:p>PAULO ROBERTO DIAS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SAO MIGUEL PAUL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31" calcext:value-type="float">
            <text:p>7531</text:p>
          </table:table-cell>
          <table:table-cell office:value-type="string" calcext:value-type="string">
            <text:p>PAULO ROBERTO FERREIRA FORT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FRANCISCO MORA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250" calcext:value-type="float">
            <text:p>25250</text:p>
          </table:table-cell>
          <table:table-cell office:value-type="string" calcext:value-type="string">
            <text:p>PAULO ROBERTO SALVIN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30.43" calcext:value-type="float">
            <text:p><text:s/>16.030,4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81" calcext:value-type="float">
            <text:p>2581</text:p>
          </table:table-cell>
          <table:table-cell office:value-type="string" calcext:value-type="string">
            <text:p>PAULO ROGERIO BASTOS COST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7" calcext:value-type="float">
            <text:p>1057</text:p>
          </table:table-cell>
          <table:table-cell office:value-type="string" calcext:value-type="string">
            <text:p>PAULO SERGIO ABUJAM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OTUCAT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50" calcext:value-type="float">
            <text:p>1350</text:p>
          </table:table-cell>
          <table:table-cell office:value-type="string" calcext:value-type="string">
            <text:p>PAULO SERGIO DE CAST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777.14" calcext:value-type="float">
            <text:p><text:s/>777,14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69017" calcext:value-type="float">
            <text:p>969017</text:p>
          </table:table-cell>
          <table:table-cell office:value-type="string" calcext:value-type="string">
            <text:p>PAULO SERGIO DE OLIVEIRA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733.96" calcext:value-type="float">
            <text:p><text:s/>16.733,9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5697" calcext:value-type="float">
            <text:p>835697</text:p>
          </table:table-cell>
          <table:table-cell office:value-type="string" calcext:value-type="string">
            <text:p>PAULO SERGIO FOGANHOL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AURU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0765" calcext:value-type="float">
            <text:p>490765</text:p>
          </table:table-cell>
          <table:table-cell office:value-type="string" calcext:value-type="string">
            <text:p>PAULO SERGIO PUERTA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41.64" calcext:value-type="float">
            <text:p><text:s/>16.941,6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68" calcext:value-type="float">
            <text:p>1368</text:p>
          </table:table-cell>
          <table:table-cell office:value-type="string" calcext:value-type="string">
            <text:p>PAULO SERGIO RIBEIRO DA SILV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RACATU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61" calcext:value-type="float">
            <text:p>8561</text:p>
          </table:table-cell>
          <table:table-cell office:value-type="string" calcext:value-type="string">
            <text:p>PAULO VINICIUS DE C BISP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SORO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96" calcext:value-type="float">
            <text:p>5696</text:p>
          </table:table-cell>
          <table:table-cell office:value-type="string" calcext:value-type="string">
            <text:p>PEDRO ANDRE PICADO ALONS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14.29" calcext:value-type="float">
            <text:p><text:s/>914,29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207906" calcext:value-type="float">
            <text:p>207906</text:p>
          </table:table-cell>
          <table:table-cell office:value-type="string" calcext:value-type="string">
            <text:p>PEDRO AUGUSTO DE C A E SOUZ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30.43" calcext:value-type="float">
            <text:p><text:s/>16.030,4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07358" calcext:value-type="float">
            <text:p>907358</text:p>
          </table:table-cell>
          <table:table-cell office:value-type="string" calcext:value-type="string">
            <text:p>PEDRO BARACAT G PER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S DE JUSTICA DAS EXECUCOES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88900" calcext:value-type="float">
            <text:p>288900</text:p>
          </table:table-cell>
          <table:table-cell office:value-type="string" calcext:value-type="string">
            <text:p>PEDRO DE JESUS JULIOTT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116.14" calcext:value-type="float">
            <text:p><text:s/>16.116,1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62" calcext:value-type="float">
            <text:p>6562</text:p>
          </table:table-cell>
          <table:table-cell office:value-type="string" calcext:value-type="string">
            <text:p>PEDRO DOS REIS CAMP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HORTOLAND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22" calcext:value-type="float">
            <text:p>3222</text:p>
          </table:table-cell>
          <table:table-cell office:value-type="string" calcext:value-type="string">
            <text:p>PEDRO EDUARDO DE CAMARGO ELIA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4887" calcext:value-type="float">
            <text:p>64887</text:p>
          </table:table-cell>
          <table:table-cell office:value-type="string" calcext:value-type="string">
            <text:p>PEDRO EUGENIO FREDERIC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30.43" calcext:value-type="float">
            <text:p><text:s/>16.030,4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3224.84" calcext:value-type="float">
            <text:p><text:s/>3.224,8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75850" calcext:value-type="float">
            <text:p>375850</text:p>
          </table:table-cell>
          <table:table-cell office:value-type="string" calcext:value-type="string">
            <text:p>PEDRO FALABELLA T DE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875.73" calcext:value-type="float">
            <text:p><text:s/>16.875,7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98" calcext:value-type="float">
            <text:p>10598</text:p>
          </table:table-cell>
          <table:table-cell office:value-type="string" calcext:value-type="string">
            <text:p>PEDRO FERNANDES CASTELO MACIEL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TAUBA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74" calcext:value-type="float">
            <text:p>2074</text:p>
          </table:table-cell>
          <table:table-cell office:value-type="string" calcext:value-type="string">
            <text:p>PEDRO FERREIRA LEITE NE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18461" calcext:value-type="float">
            <text:p>618461</text:p>
          </table:table-cell>
          <table:table-cell office:value-type="string" calcext:value-type="string">
            <text:p>PEDRO FRANCO DE CAMP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44.87" calcext:value-type="float">
            <text:p><text:s/>16.944,87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2117" calcext:value-type="float">
            <text:p>492117</text:p>
          </table:table-cell>
          <table:table-cell office:value-type="string" calcext:value-type="string">
            <text:p>PEDRO HENRIQUE DEMERCIAN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771.9" calcext:value-type="float">
            <text:p><text:s/>16.771,90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14558" calcext:value-type="float">
            <text:p>614558</text:p>
          </table:table-cell>
          <table:table-cell office:value-type="string" calcext:value-type="string">
            <text:p>PEDRO LUIZ DE ME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27.01" calcext:value-type="float">
            <text:p><text:s/>16.927,01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2714" calcext:value-type="float">
            <text:p>62714</text:p>
          </table:table-cell>
          <table:table-cell office:value-type="string" calcext:value-type="string">
            <text:p>PEDRO MANOEL RAM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606.22" calcext:value-type="float">
            <text:p><text:s/>16.606,2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99" calcext:value-type="float">
            <text:p>10599</text:p>
          </table:table-cell>
          <table:table-cell office:value-type="string" calcext:value-type="string">
            <text:p>PEDRO RAFAEL N GUIMARAE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ITAPEV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32" calcext:value-type="float">
            <text:p>7532</text:p>
          </table:table-cell>
          <table:table-cell office:value-type="string" calcext:value-type="string">
            <text:p>PEDRO ROMAO NET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MARTINOPOLI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600" calcext:value-type="float">
            <text:p>10600</text:p>
          </table:table-cell>
          <table:table-cell office:value-type="string" calcext:value-type="string">
            <text:p>PEDRO VINICIUS M MARTIN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LUCEL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13282" calcext:value-type="float">
            <text:p>413282</text:p>
          </table:table-cell>
          <table:table-cell office:value-type="string" calcext:value-type="string">
            <text:p>PEDRO WILSON BUGARIB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A.PROMOTORIA DO JURI DA CAPITAL(PENHA DE FRANCA)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41193" calcext:value-type="float">
            <text:p>941193</text:p>
          </table:table-cell>
          <table:table-cell office:value-type="string" calcext:value-type="string">
            <text:p>PERSEU GENTIL NEGRA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606.34" calcext:value-type="float">
            <text:p><text:s/>16.606,3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97" calcext:value-type="float">
            <text:p>5697</text:p>
          </table:table-cell>
          <table:table-cell office:value-type="string" calcext:value-type="string">
            <text:p>PERSIO RICARDO P SCARABEL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UMA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368.91" calcext:value-type="float">
            <text:p><text:s/>3.368,9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61" calcext:value-type="float">
            <text:p>7361</text:p>
          </table:table-cell>
          <table:table-cell office:value-type="string" calcext:value-type="string">
            <text:p>PIERRE PENA ROCH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VALPARAIS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83816" calcext:value-type="float">
            <text:p>183816</text:p>
          </table:table-cell>
          <table:table-cell office:value-type="string" calcext:value-type="string">
            <text:p>PLINIO ANTONIO BRITTO GENTI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875.73" calcext:value-type="float">
            <text:p><text:s/>16.875,7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63" calcext:value-type="float">
            <text:p>6563</text:p>
          </table:table-cell>
          <table:table-cell office:value-type="string" calcext:value-type="string">
            <text:p>PRISCILA G BARCELLOS BORG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LH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4491.88" calcext:value-type="float">
            <text:p><text:s/>4.491,8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62" calcext:value-type="float">
            <text:p>8562</text:p>
          </table:table-cell>
          <table:table-cell office:value-type="string" calcext:value-type="string">
            <text:p>PRISCILA LONGARINI ALVE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ESTRELA D'OES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998" calcext:value-type="float">
            <text:p>2998</text:p>
          </table:table-cell>
          <table:table-cell office:value-type="string" calcext:value-type="string">
            <text:p>PRISCILA M R P MILEO THEODO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999" calcext:value-type="float">
            <text:p>2999</text:p>
          </table:table-cell>
          <table:table-cell office:value-type="string" calcext:value-type="string">
            <text:p>RAFAEL ABUJAM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ARIL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24" calcext:value-type="float">
            <text:p>7324</text:p>
          </table:table-cell>
          <table:table-cell office:value-type="string" calcext:value-type="string">
            <text:p>RAFAEL AMANCIO BRIOZ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SOCORR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98" calcext:value-type="float">
            <text:p>5698</text:p>
          </table:table-cell>
          <table:table-cell office:value-type="string" calcext:value-type="string">
            <text:p>RAFAEL AUGUSTO PRESSU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LIMEI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801" calcext:value-type="float">
            <text:p>3801</text:p>
          </table:table-cell>
          <table:table-cell office:value-type="string" calcext:value-type="string">
            <text:p>RAFAEL BELUC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MPAR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47" calcext:value-type="float">
            <text:p>7347</text:p>
          </table:table-cell>
          <table:table-cell office:value-type="string" calcext:value-type="string">
            <text:p>RAFAEL BERTUCCI LOP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HORTOLAND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99" calcext:value-type="float">
            <text:p>4099</text:p>
          </table:table-cell>
          <table:table-cell office:value-type="string" calcext:value-type="string">
            <text:p>RAFAEL CORREA DE MORAIS AGUIA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TATU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699" calcext:value-type="float">
            <text:p>5699</text:p>
          </table:table-cell>
          <table:table-cell office:value-type="string" calcext:value-type="string">
            <text:p>RAFAEL DE OLIVEIRA COST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JUNDIAI</text:p>
          </table:table-cell>
          <table:table-cell table:style-name="ce4" office:value-type="float" office:value="457.14" calcext:value-type="float">
            <text:p><text:s/>457,14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63" calcext:value-type="float">
            <text:p>8563</text:p>
          </table:table-cell>
          <table:table-cell office:value-type="string" calcext:value-type="string">
            <text:p>RAFAEL DE PAULA ALBINO VEIG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SANT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2695.05" calcext:value-type="float">
            <text:p><text:s/>2.695,05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72" calcext:value-type="float">
            <text:p>7372</text:p>
          </table:table-cell>
          <table:table-cell office:value-type="string" calcext:value-type="string">
            <text:p>RAFAEL FERNANDES VIAN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EREIRA BAR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55" calcext:value-type="float">
            <text:p>7355</text:p>
          </table:table-cell>
          <table:table-cell office:value-type="string" calcext:value-type="string">
            <text:p>RAFAEL M ABRANTES PINHEI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ITANHAEM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52" calcext:value-type="float">
            <text:p>7352</text:p>
          </table:table-cell>
          <table:table-cell office:value-type="string" calcext:value-type="string">
            <text:p>RAFAEL QUEIROZ PIOL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GUAI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1048.11" calcext:value-type="float">
            <text:p><text:s/>1.048,11 </text:p>
          </table:table-cell>
          <table:table-cell table:number-columns-repeated="1014"/>
        </table:table-row>
        <table:table-row table:style-name="ro3">
          <table:table-cell office:value-type="float" office:value="7307" calcext:value-type="float">
            <text:p>7307</text:p>
          </table:table-cell>
          <table:table-cell office:value-type="string" calcext:value-type="string">
            <text:p>RAFAEL RIBEIRO DO VAL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UZAN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64" calcext:value-type="float">
            <text:p>8564</text:p>
          </table:table-cell>
          <table:table-cell office:value-type="string" calcext:value-type="string">
            <text:p>RAFAEL SALZEDAS ARBACH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ACAEMB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601" calcext:value-type="float">
            <text:p>10601</text:p>
          </table:table-cell>
          <table:table-cell office:value-type="string" calcext:value-type="string">
            <text:p>RAFAEL TSUGUIO B HAYASHI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ITAPETINI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style-name="ce4" office:value-type="float" office:value="1122.98" calcext:value-type="float">
            <text:p><text:s/>1.122,9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602" calcext:value-type="float">
            <text:p>10602</text:p>
          </table:table-cell>
          <table:table-cell office:value-type="string" calcext:value-type="string">
            <text:p>RAFAELA TROMBINI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ITAPETINI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64" calcext:value-type="float">
            <text:p>6564</text:p>
          </table:table-cell>
          <table:table-cell office:value-type="string" calcext:value-type="string">
            <text:p>RAFFAELE DE FILIPPO FILH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ALM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40" calcext:value-type="float">
            <text:p>3040</text:p>
          </table:table-cell>
          <table:table-cell office:value-type="string" calcext:value-type="string">
            <text:p>RAMON LOPES NET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S DE JUSTICA DE AREA REGIONAL DE RIBEIRA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65" calcext:value-type="float">
            <text:p>6565</text:p>
          </table:table-cell>
          <table:table-cell office:value-type="string" calcext:value-type="string">
            <text:p>RAPHAEL BARBOSA BRAG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CACHOEIRA PAUL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23" calcext:value-type="float">
            <text:p>3223</text:p>
          </table:table-cell>
          <table:table-cell office:value-type="string" calcext:value-type="string">
            <text:p>RAQUEL BUENO DE CAMARG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12" calcext:value-type="float">
            <text:p>4512</text:p>
          </table:table-cell>
          <table:table-cell office:value-type="string" calcext:value-type="string">
            <text:p>RAQUEL ELI STEIN MATHEU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CRAVINH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82945" calcext:value-type="float">
            <text:p>282945</text:p>
          </table:table-cell>
          <table:table-cell office:value-type="string" calcext:value-type="string">
            <text:p>RAQUEL MARIA L DE A C BARBOS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S DE JUSTICA CIVEIS DA INFANCIA E DA JUVENTUD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68" calcext:value-type="float">
            <text:p>6568</text:p>
          </table:table-cell>
          <table:table-cell office:value-type="string" calcext:value-type="string">
            <text:p>RAQUEL TIEMI HASHIMO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5727" calcext:value-type="float">
            <text:p>835727</text:p>
          </table:table-cell>
          <table:table-cell office:value-type="string" calcext:value-type="string">
            <text:p>RAUL DE GODOY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13" calcext:value-type="float">
            <text:p>4513</text:p>
          </table:table-cell>
          <table:table-cell office:value-type="string" calcext:value-type="string">
            <text:p>RAUL RIBEIRO SOR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ESPIRITO SANTO DO PINHAL</text:p>
          </table:table-cell>
          <table:table-cell table:style-name="ce4" office:value-type="float" office:value="914.29" calcext:value-type="float">
            <text:p><text:s/>914,29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449.14" calcext:value-type="float">
            <text:p><text:s/>449,14 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603" calcext:value-type="float">
            <text:p>10603</text:p>
          </table:table-cell>
          <table:table-cell office:value-type="string" calcext:value-type="string">
            <text:p>REBECA BARBOSA L DA F ESTEVA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MOGI-MIRIM</text:p>
          </table:table-cell>
          <table:table-cell table:style-name="ce4" office:value-type="float" office:value="777.14" calcext:value-type="float">
            <text:p><text:s/>777,14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347.56" calcext:value-type="float">
            <text:p><text:s/>1.347,5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604" calcext:value-type="float">
            <text:p>10604</text:p>
          </table:table-cell>
          <table:table-cell office:value-type="string" calcext:value-type="string">
            <text:p>REGIANE MARIA HEIL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CARAGUATATU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802" calcext:value-type="float">
            <text:p>3802</text:p>
          </table:table-cell>
          <table:table-cell office:value-type="string" calcext:value-type="string">
            <text:p>REGIANE V ZAMPAR G PER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69" calcext:value-type="float">
            <text:p>1669</text:p>
          </table:table-cell>
          <table:table-cell office:value-type="string" calcext:value-type="string">
            <text:p>REGINA APARECIDA O COST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O JABAQUA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803" calcext:value-type="float">
            <text:p>3803</text:p>
          </table:table-cell>
          <table:table-cell office:value-type="string" calcext:value-type="string">
            <text:p>REGINA BARBARA MURAD LOUZAD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TIBA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715" calcext:value-type="float">
            <text:p>1715</text:p>
          </table:table-cell>
          <table:table-cell office:value-type="string" calcext:value-type="string">
            <text:p>REGINA CELIA PEGORARO VENANCI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98307" calcext:value-type="float">
            <text:p>698307</text:p>
          </table:table-cell>
          <table:table-cell office:value-type="string" calcext:value-type="string">
            <text:p>REGINA KRAUT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606.34" calcext:value-type="float">
            <text:p><text:s/>16.606,3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10" calcext:value-type="float">
            <text:p>2210</text:p>
          </table:table-cell>
          <table:table-cell office:value-type="string" calcext:value-type="string">
            <text:p>REGINA MONDIM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VALINH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78" calcext:value-type="float">
            <text:p>2078</text:p>
          </table:table-cell>
          <table:table-cell office:value-type="string" calcext:value-type="string">
            <text:p>REGINALDO CESAR FAQUIM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ARIL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60" calcext:value-type="float">
            <text:p>2260</text:p>
          </table:table-cell>
          <table:table-cell office:value-type="string" calcext:value-type="string">
            <text:p>REGINALDO GARCI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SANTA CRUZ DO RIO PARD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60" calcext:value-type="float">
            <text:p>2760</text:p>
          </table:table-cell>
          <table:table-cell office:value-type="string" calcext:value-type="string">
            <text:p>REGISLAINE TOPASSI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ANDRADI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65" calcext:value-type="float">
            <text:p>8565</text:p>
          </table:table-cell>
          <table:table-cell office:value-type="string" calcext:value-type="string">
            <text:p>REINALDO IORI NE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OGI DAS CRUZE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89362" calcext:value-type="float">
            <text:p>489362</text:p>
          </table:table-cell>
          <table:table-cell office:value-type="string" calcext:value-type="string">
            <text:p>REINALDO LUCAS DE MEL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RIBEIRA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10.8" calcext:value-type="float">
            <text:p><text:s/>16.010,80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3269" calcext:value-type="float">
            <text:p><text:s/>3.269,0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605" calcext:value-type="float">
            <text:p>10605</text:p>
          </table:table-cell>
          <table:table-cell office:value-type="string" calcext:value-type="string">
            <text:p>RENATA ANDREIA DOS SANTO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MIRANDOPOL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100" calcext:value-type="float">
            <text:p>4100</text:p>
          </table:table-cell>
          <table:table-cell office:value-type="string" calcext:value-type="string">
            <text:p>RENATA BERTONI VIT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ARAIBU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69" calcext:value-type="float">
            <text:p>6569</text:p>
          </table:table-cell>
          <table:table-cell office:value-type="string" calcext:value-type="string">
            <text:p>RENATA BRANDAO LAZZARI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HORTOLAND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101" calcext:value-type="float">
            <text:p>4101</text:p>
          </table:table-cell>
          <table:table-cell office:value-type="string" calcext:value-type="string">
            <text:p>RENATA C COSTA P COLAFEMIN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BEBEDOUR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15" calcext:value-type="float">
            <text:p>4515</text:p>
          </table:table-cell>
          <table:table-cell office:value-type="string" calcext:value-type="string">
            <text:p>RENATA C DE OLIVEIRA MAYE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33" calcext:value-type="float">
            <text:p>7533</text:p>
          </table:table-cell>
          <table:table-cell office:value-type="string" calcext:value-type="string">
            <text:p>RENATA CAETANO P DA SILVA FUG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ÇA DE SANTANA DE PARNAÍ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14" calcext:value-type="float">
            <text:p>4514</text:p>
          </table:table-cell>
          <table:table-cell office:value-type="string" calcext:value-type="string">
            <text:p>RENATA CALAZANS NASRAU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MERICA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14" calcext:value-type="float">
            <text:p>7314</text:p>
          </table:table-cell>
          <table:table-cell office:value-type="string" calcext:value-type="string">
            <text:p>RENATA DA CAMARA ALVES PIN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LH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66" calcext:value-type="float">
            <text:p>8566</text:p>
          </table:table-cell>
          <table:table-cell office:value-type="string" calcext:value-type="string">
            <text:p>RENATA FRANCA CEVIDANE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SANTA FE DO SU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3475.6" calcext:value-type="float">
            <text:p><text:s/>13.475,6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42" calcext:value-type="float">
            <text:p>3342</text:p>
          </table:table-cell>
          <table:table-cell office:value-type="string" calcext:value-type="string">
            <text:p>RENATA GALHARDO CHEUEN ZARO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PIQUE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34" calcext:value-type="float">
            <text:p>7534</text:p>
          </table:table-cell>
          <table:table-cell office:value-type="string" calcext:value-type="string">
            <text:p>RENATA GIANTOMASSI GOME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ARAGUACU PAUL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368.91" calcext:value-type="float">
            <text:p><text:s/>3.368,9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80" calcext:value-type="float">
            <text:p>2580</text:p>
          </table:table-cell>
          <table:table-cell office:value-type="string" calcext:value-type="string">
            <text:p>RENATA GONCALVES DE OLIV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CIVEL DO FORO REGIONAL DE SANTO AMARO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61" calcext:value-type="float">
            <text:p>2761</text:p>
          </table:table-cell>
          <table:table-cell office:value-type="string" calcext:value-type="string">
            <text:p>RENATA LUCIA M L O RIVITT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JACAREI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62" calcext:value-type="float">
            <text:p>2762</text:p>
          </table:table-cell>
          <table:table-cell office:value-type="string" calcext:value-type="string">
            <text:p>RENATA MARIA CRUZ DEST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RIO CLARO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63" calcext:value-type="float">
            <text:p>2763</text:p>
          </table:table-cell>
          <table:table-cell office:value-type="string" calcext:value-type="string">
            <text:p>RENATA MASAGAO ROMERO ANTUN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8" calcext:value-type="float">
            <text:p>1058</text:p>
          </table:table-cell>
          <table:table-cell office:value-type="string" calcext:value-type="string">
            <text:p>RENATA PERIN DE ANDRADE DEBSK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DIADEM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67" calcext:value-type="float">
            <text:p>8567</text:p>
          </table:table-cell>
          <table:table-cell office:value-type="string" calcext:value-type="string">
            <text:p>RENATA PIRES SMITH DA SILV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IBIUN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606" calcext:value-type="float">
            <text:p>10606</text:p>
          </table:table-cell>
          <table:table-cell office:value-type="string" calcext:value-type="string">
            <text:p>RENATA ROJO RODRIGUE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RIBEIRA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24" calcext:value-type="float">
            <text:p>3224</text:p>
          </table:table-cell>
          <table:table-cell office:value-type="string" calcext:value-type="string">
            <text:p>RENATA S FERNANDES GUERZO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 RI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9" calcext:value-type="float">
            <text:p>1059</text:p>
          </table:table-cell>
          <table:table-cell office:value-type="string" calcext:value-type="string">
            <text:p>RENATA YURIKA MAKIT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OSASC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68" calcext:value-type="float">
            <text:p>8568</text:p>
          </table:table-cell>
          <table:table-cell office:value-type="string" calcext:value-type="string">
            <text:p>RENATO ABUJAMRA FILLI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CHAVANTE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8888.02" calcext:value-type="float">
            <text:p><text:s/>8.888,0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16" calcext:value-type="float">
            <text:p>4516</text:p>
          </table:table-cell>
          <table:table-cell office:value-type="string" calcext:value-type="string">
            <text:p>RENATO ARRUDA SANTOS NE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70" calcext:value-type="float">
            <text:p>6570</text:p>
          </table:table-cell>
          <table:table-cell office:value-type="string" calcext:value-type="string">
            <text:p>RENATO AUGUSTO VALADA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IEDAD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8983.64" calcext:value-type="float">
            <text:p><text:s/>8.983,6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79" calcext:value-type="float">
            <text:p>2579</text:p>
          </table:table-cell>
          <table:table-cell office:value-type="string" calcext:value-type="string">
            <text:p>RENATO DAVANS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SANTO AMAR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50" calcext:value-type="float">
            <text:p>2550</text:p>
          </table:table-cell>
          <table:table-cell office:value-type="string" calcext:value-type="string">
            <text:p>RENATO DE CERQUEIRA C FIL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SANTO AMARO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11" calcext:value-type="float">
            <text:p>7311</text:p>
          </table:table-cell>
          <table:table-cell office:value-type="string" calcext:value-type="string">
            <text:p>RENATO DE JESUS MARCAL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CAPAO BONI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25" calcext:value-type="float">
            <text:p>3225</text:p>
          </table:table-cell>
          <table:table-cell office:value-type="string" calcext:value-type="string">
            <text:p>RENATO DIAS DE CASTRO FREITA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JABOTICAB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71" calcext:value-type="float">
            <text:p>6571</text:p>
          </table:table-cell>
          <table:table-cell office:value-type="string" calcext:value-type="string">
            <text:p>RENATO DOS SANTOS GAM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J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1806" calcext:value-type="float">
            <text:p>321806</text:p>
          </table:table-cell>
          <table:table-cell office:value-type="string" calcext:value-type="string">
            <text:p>RENATO EUGENIO DE F PE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3831.1" calcext:value-type="float">
            <text:p><text:s/>3.831,1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54" calcext:value-type="float">
            <text:p>3054</text:p>
          </table:table-cell>
          <table:table-cell office:value-type="string" calcext:value-type="string">
            <text:p>RENATO FANIN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LIMEI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3380" calcext:value-type="float">
            <text:p>63380</text:p>
          </table:table-cell>
          <table:table-cell office:value-type="string" calcext:value-type="string">
            <text:p>RENATO FERNANDO CASEMI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101.31" calcext:value-type="float">
            <text:p><text:s/>16.101,31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58" calcext:value-type="float">
            <text:p>1658</text:p>
          </table:table-cell>
          <table:table-cell office:value-type="string" calcext:value-type="string">
            <text:p>RENATO FERREIRA DOS SANT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ARUER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607" calcext:value-type="float">
            <text:p>10607</text:p>
          </table:table-cell>
          <table:table-cell office:value-type="string" calcext:value-type="string">
            <text:p>RENATO GONCALVES AZEVED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OUROES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700" calcext:value-type="float">
            <text:p>5700</text:p>
          </table:table-cell>
          <table:table-cell office:value-type="string" calcext:value-type="string">
            <text:p>RENATO KIM BARBOS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41545" calcext:value-type="float">
            <text:p>841545</text:p>
          </table:table-cell>
          <table:table-cell office:value-type="string" calcext:value-type="string">
            <text:p>RENATO MOREIRA GUED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OGI DAS CRUZE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36" calcext:value-type="float">
            <text:p>7536</text:p>
          </table:table-cell>
          <table:table-cell office:value-type="string" calcext:value-type="string">
            <text:p>RENATO QUEIROZ DE LIM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RAGUATATU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4" calcext:value-type="float">
            <text:p>754</text:p>
          </table:table-cell>
          <table:table-cell office:value-type="string" calcext:value-type="string">
            <text:p>REYNALDO MAPELLI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378.65" calcext:value-type="float">
            <text:p><text:s/>15.378,65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2590" calcext:value-type="float">
            <text:p>252590</text:p>
          </table:table-cell>
          <table:table-cell office:value-type="string" calcext:value-type="string">
            <text:p>RICARDO ANTONIO ANDREUCC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998.34" calcext:value-type="float">
            <text:p><text:s/>15.998,3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23079.28" calcext:value-type="float">
            <text:p><text:s/>23.079,2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3585" calcext:value-type="float">
            <text:p>833585</text:p>
          </table:table-cell>
          <table:table-cell office:value-type="string" calcext:value-type="string">
            <text:p>RICARDO AUGUSTO MONTEM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SAO MIGUEL PAUL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3751" calcext:value-type="float">
            <text:p>253751</text:p>
          </table:table-cell>
          <table:table-cell office:value-type="string" calcext:value-type="string">
            <text:p>RICARDO BARBOSA ALV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386.94" calcext:value-type="float">
            <text:p><text:s/>16.386,9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46" calcext:value-type="float">
            <text:p>7346</text:p>
          </table:table-cell>
          <table:table-cell office:value-type="string" calcext:value-type="string">
            <text:p>RICARDO BELUCI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LARANJAL PAUL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368.91" calcext:value-type="float">
            <text:p><text:s/>3.368,9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102" calcext:value-type="float">
            <text:p>4102</text:p>
          </table:table-cell>
          <table:table-cell office:value-type="string" calcext:value-type="string">
            <text:p>RICARDO BRAINER ZAMPIER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RAGANCA PAUL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33" calcext:value-type="float">
            <text:p>1633</text:p>
          </table:table-cell>
          <table:table-cell office:value-type="string" calcext:value-type="string">
            <text:p>RICARDO BRITES DE FIGUEIRED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4A.PROMOTORIA DO JURI DA CAPITAL(PENHA DE FRANCA)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164.29" calcext:value-type="float">
            <text:p><text:s/>15.164,2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79" calcext:value-type="float">
            <text:p>2079</text:p>
          </table:table-cell>
          <table:table-cell office:value-type="string" calcext:value-type="string">
            <text:p>RICARDO CALDEIRA PEDROS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90" calcext:value-type="float">
            <text:p>1690</text:p>
          </table:table-cell>
          <table:table-cell office:value-type="string" calcext:value-type="string">
            <text:p>RICARDO DE BARROS LEONEL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942.52" calcext:value-type="float">
            <text:p><text:s/>15.942,5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86114" calcext:value-type="float">
            <text:p>786114</text:p>
          </table:table-cell>
          <table:table-cell office:value-type="string" calcext:value-type="string">
            <text:p>RICARDO DIAS LEM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39.05" calcext:value-type="float">
            <text:p><text:s/>16.939,05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64" calcext:value-type="float">
            <text:p>2564</text:p>
          </table:table-cell>
          <table:table-cell office:value-type="string" calcext:value-type="string">
            <text:p>RICARDO FERRACINI NE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UMA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08.44" calcext:value-type="float">
            <text:p><text:s/>11.208,4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73" calcext:value-type="float">
            <text:p>1673</text:p>
          </table:table-cell>
          <table:table-cell office:value-type="string" calcext:value-type="string">
            <text:p>RICARDO FLORI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AU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87" calcext:value-type="float">
            <text:p>1687</text:p>
          </table:table-cell>
          <table:table-cell office:value-type="string" calcext:value-type="string">
            <text:p>RICARDO FRAMIL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S CAMPO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28" calcext:value-type="float">
            <text:p>3028</text:p>
          </table:table-cell>
          <table:table-cell office:value-type="string" calcext:value-type="string">
            <text:p>RICARDO GERHARDINGER SCHAD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UMA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52" calcext:value-type="float">
            <text:p>2552</text:p>
          </table:table-cell>
          <table:table-cell office:value-type="string" calcext:value-type="string">
            <text:p>RICARDO HILDEBRAND GARCI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ORO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80" calcext:value-type="float">
            <text:p>2080</text:p>
          </table:table-cell>
          <table:table-cell office:value-type="string" calcext:value-type="string">
            <text:p>RICARDO JOSE G DE A SILVAR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451.33" calcext:value-type="float">
            <text:p><text:s/>15.451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53" calcext:value-type="float">
            <text:p>2553</text:p>
          </table:table-cell>
          <table:table-cell office:value-type="string" calcext:value-type="string">
            <text:p>RICARDO MANUEL CAST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491.82" calcext:value-type="float">
            <text:p><text:s/>4.491,8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702" calcext:value-type="float">
            <text:p>5702</text:p>
          </table:table-cell>
          <table:table-cell office:value-type="string" calcext:value-type="string">
            <text:p>RICARDO MAURICIO MARTINHAG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ITAPEV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368.91" calcext:value-type="float">
            <text:p><text:s/>3.368,9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76" calcext:value-type="float">
            <text:p>3376</text:p>
          </table:table-cell>
          <table:table-cell office:value-type="string" calcext:value-type="string">
            <text:p>RICARDO NAVARRO SOARES CABRAL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COT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78" calcext:value-type="float">
            <text:p>2578</text:p>
          </table:table-cell>
          <table:table-cell office:value-type="string" calcext:value-type="string">
            <text:p>RICARDO REIS SIMIL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ATINGUE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042.73" calcext:value-type="float">
            <text:p><text:s/>5.042,73 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17" calcext:value-type="float">
            <text:p>4517</text:p>
          </table:table-cell>
          <table:table-cell office:value-type="string" calcext:value-type="string">
            <text:p>RICARDO RODRIGUES SALVAT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PRESIDENTE VESCESLA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41" calcext:value-type="float">
            <text:p>3341</text:p>
          </table:table-cell>
          <table:table-cell office:value-type="string" calcext:value-type="string">
            <text:p>RICARDO TAKASHIMA KAKUT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S DE JUSTICA DA AREA REGIONAL DE BAUR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1" calcext:value-type="float">
            <text:p><text:s/>2.245,91 </text:p>
          </table:table-cell>
          <table:table-cell table:style-name="ce4" office:value-type="float" office:value="1122.98" calcext:value-type="float">
            <text:p><text:s/>1.122,9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17" calcext:value-type="float">
            <text:p>3017</text:p>
          </table:table-cell>
          <table:table-cell office:value-type="string" calcext:value-type="string">
            <text:p>RICHARD FABRICIO MESSA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GARC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103" calcext:value-type="float">
            <text:p>4103</text:p>
          </table:table-cell>
          <table:table-cell office:value-type="string" calcext:value-type="string">
            <text:p>RICHARD GANTUS ENCINA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14.29" calcext:value-type="float">
            <text:p><text:s/>914,29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4518" calcext:value-type="float">
            <text:p>4518</text:p>
          </table:table-cell>
          <table:table-cell office:value-type="string" calcext:value-type="string">
            <text:p>RITA ASSUMPCA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MAIRINQUE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60" calcext:value-type="float">
            <text:p>1060</text:p>
          </table:table-cell>
          <table:table-cell office:value-type="string" calcext:value-type="string">
            <text:p>RITA DE CASSIA BERGAM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31132.66" calcext:value-type="float">
            <text:p><text:s/>31.132,6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69" calcext:value-type="float">
            <text:p>8569</text:p>
          </table:table-cell>
          <table:table-cell office:value-type="string" calcext:value-type="string">
            <text:p>RITA DE CASSIA I BECCA SAKA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UZAN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41" calcext:value-type="float">
            <text:p>2241</text:p>
          </table:table-cell>
          <table:table-cell office:value-type="string" calcext:value-type="string">
            <text:p>RITA DE CASSIA M S FERNAND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ORO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1644" calcext:value-type="float">
            <text:p>701644</text:p>
          </table:table-cell>
          <table:table-cell office:value-type="string" calcext:value-type="string">
            <text:p>RITA DI TOMASSO MARTIN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703" calcext:value-type="float">
            <text:p>5703</text:p>
          </table:table-cell>
          <table:table-cell office:value-type="string" calcext:value-type="string">
            <text:p>ROBERTA AMA FERRANTE ALV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935.79" calcext:value-type="float">
            <text:p><text:s/>935,79 </text:p>
          </table:table-cell>
          <table:table-cell table:number-columns-repeated="1014"/>
        </table:table-row>
        <table:table-row table:style-name="ro3">
          <table:table-cell office:value-type="float" office:value="3356" calcext:value-type="float">
            <text:p>3356</text:p>
          </table:table-cell>
          <table:table-cell office:value-type="string" calcext:value-type="string">
            <text:p>ROBERTA ANDRADE DA CUNH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59.97" calcext:value-type="float">
            <text:p><text:s/>15.259,97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72" calcext:value-type="float">
            <text:p>6572</text:p>
          </table:table-cell>
          <table:table-cell office:value-type="string" calcext:value-type="string">
            <text:p>ROBERTA BENA PEREZ FERNANDEZ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RAIA GRAND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807.44" calcext:value-type="float">
            <text:p><text:s/>2.807,4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015" calcext:value-type="float">
            <text:p>5015</text:p>
          </table:table-cell>
          <table:table-cell office:value-type="string" calcext:value-type="string">
            <text:p>ROBERTA CASSANDRA MORA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CARAPICUIBA</text:p>
          </table:table-cell>
          <table:table-cell table:style-name="ce4" office:value-type="float" office:value="457.14" calcext:value-type="float">
            <text:p><text:s/>457,14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20" calcext:value-type="float">
            <text:p>4520</text:p>
          </table:table-cell>
          <table:table-cell office:value-type="string" calcext:value-type="string">
            <text:p>ROBERTA MARIA BARROS FERNAND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OGI DAS CRUZE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704" calcext:value-type="float">
            <text:p>5704</text:p>
          </table:table-cell>
          <table:table-cell office:value-type="string" calcext:value-type="string">
            <text:p>ROBERTA TONINI QUARESM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LHOS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8983.76" calcext:value-type="float">
            <text:p><text:s/>8.983,7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48421" calcext:value-type="float">
            <text:p>548421</text:p>
          </table:table-cell>
          <table:table-cell office:value-type="string" calcext:value-type="string">
            <text:p>ROBERTO ABDUL NOU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RIBEIRA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5660" calcext:value-type="float">
            <text:p>495660</text:p>
          </table:table-cell>
          <table:table-cell office:value-type="string" calcext:value-type="string">
            <text:p>ROBERTO ANTONIO ALMEIDA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MOTORIA DE JUSTICA DE MANDADOS DE SEGURANC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461.22" calcext:value-type="float">
            <text:p><text:s/>16.461,2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75" calcext:value-type="float">
            <text:p>2075</text:p>
          </table:table-cell>
          <table:table-cell office:value-type="string" calcext:value-type="string">
            <text:p>ROBERTO BACAL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1515" calcext:value-type="float">
            <text:p>61515</text:p>
          </table:table-cell>
          <table:table-cell office:value-type="string" calcext:value-type="string">
            <text:p>ROBERTO BARBOSA ALV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98.89" calcext:value-type="float">
            <text:p><text:s/>15.598,8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0419" calcext:value-type="float">
            <text:p>200419</text:p>
          </table:table-cell>
          <table:table-cell office:value-type="string" calcext:value-type="string">
            <text:p>ROBERTO CARRAMENH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98.89" calcext:value-type="float">
            <text:p><text:s/>15.598,8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6" calcext:value-type="float">
            <text:p>756</text:p>
          </table:table-cell>
          <table:table-cell office:value-type="string" calcext:value-type="string">
            <text:p>ROBERTO DE ALMEIDA SALL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VILA PRUDEN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46" calcext:value-type="float">
            <text:p>2246</text:p>
          </table:table-cell>
          <table:table-cell office:value-type="string" calcext:value-type="string">
            <text:p>ROBERTO DE CAMPOS ANDRAD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2260" calcext:value-type="float">
            <text:p>62260</text:p>
          </table:table-cell>
          <table:table-cell office:value-type="string" calcext:value-type="string">
            <text:p>ROBERTO FLEURY DE S BERTAGN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386.94" calcext:value-type="float">
            <text:p><text:s/>16.386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2422.69" calcext:value-type="float">
            <text:p><text:s/>2.422,69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21" calcext:value-type="float">
            <text:p>4521</text:p>
          </table:table-cell>
          <table:table-cell office:value-type="string" calcext:value-type="string">
            <text:p>ROBERTO LINO JUNIOR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MOGI-GUAC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65" calcext:value-type="float">
            <text:p>1365</text:p>
          </table:table-cell>
          <table:table-cell office:value-type="string" calcext:value-type="string">
            <text:p>ROBERTO LIVIANU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196" calcext:value-type="float">
            <text:p>2196</text:p>
          </table:table-cell>
          <table:table-cell office:value-type="string" calcext:value-type="string">
            <text:p>ROBERTO LUIS DE O PIMENTEL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73" calcext:value-type="float">
            <text:p>6573</text:p>
          </table:table-cell>
          <table:table-cell office:value-type="string" calcext:value-type="string">
            <text:p>ROBERTO MARCIO R FRANCISC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TAQUARITI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7288.67" calcext:value-type="float">
            <text:p><text:s/>7.288,67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55" calcext:value-type="float">
            <text:p>2255</text:p>
          </table:table-cell>
          <table:table-cell office:value-type="string" calcext:value-type="string">
            <text:p>ROBERTO MENDES DE FREITAS J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7455" calcext:value-type="float">
            <text:p>837455</text:p>
          </table:table-cell>
          <table:table-cell office:value-type="string" calcext:value-type="string">
            <text:p>ROBERTO PINTO DOS SANT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IRACI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219.99" calcext:value-type="float">
            <text:p><text:s/>16.219,9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54" calcext:value-type="float">
            <text:p>2554</text:p>
          </table:table-cell>
          <table:table-cell office:value-type="string" calcext:value-type="string">
            <text:p>ROBERTO VICTOR ANELLI BODI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1062" calcext:value-type="float">
            <text:p>1062</text:p>
          </table:table-cell>
          <table:table-cell office:value-type="string" calcext:value-type="string">
            <text:p>ROBERTO WIDER FIL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 AND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02" calcext:value-type="float">
            <text:p>7302</text:p>
          </table:table-cell>
          <table:table-cell office:value-type="string" calcext:value-type="string">
            <text:p>ROBSON ALVES RIBEI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NDRADI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3829" calcext:value-type="float">
            <text:p>253829</text:p>
          </table:table-cell>
          <table:table-cell office:value-type="string" calcext:value-type="string">
            <text:p>ROBSON FELIX BUEN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DE INTERESSES DIFUSOS E COLETIV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386.94" calcext:value-type="float">
            <text:p><text:s/>16.386,9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36" calcext:value-type="float">
            <text:p>1636</text:p>
          </table:table-cell>
          <table:table-cell office:value-type="string" calcext:value-type="string">
            <text:p>RODNEY CLAIDE B ELIAS DA SILV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SANTA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85" calcext:value-type="float">
            <text:p>2285</text:p>
          </table:table-cell>
          <table:table-cell office:value-type="string" calcext:value-type="string">
            <text:p>RODOLFO BRUNO PALAZZ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63" calcext:value-type="float">
            <text:p>1063</text:p>
          </table:table-cell>
          <table:table-cell office:value-type="string" calcext:value-type="string">
            <text:p>RODOLFO RODRIGUES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3593.47" calcext:value-type="float">
            <text:p><text:s/>3.593,47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804" calcext:value-type="float">
            <text:p>3804</text:p>
          </table:table-cell>
          <table:table-cell office:value-type="string" calcext:value-type="string">
            <text:p>RODOLFO STRAZZI A PER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 RI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65270" calcext:value-type="float">
            <text:p>265270</text:p>
          </table:table-cell>
          <table:table-cell office:value-type="string" calcext:value-type="string">
            <text:p>RODOLFO VALTER RODRIGUES ALV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18.99" calcext:value-type="float">
            <text:p><text:s/>16.918,9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705" calcext:value-type="float">
            <text:p>5705</text:p>
          </table:table-cell>
          <table:table-cell office:value-type="string" calcext:value-type="string">
            <text:p>RODOLPHO TAKESHI ARAKAK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LH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104" calcext:value-type="float">
            <text:p>4104</text:p>
          </table:table-cell>
          <table:table-cell office:value-type="string" calcext:value-type="string">
            <text:p>RODRIGO ALVES DE ARAUJO FIUS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LIMEI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105" calcext:value-type="float">
            <text:p>4105</text:p>
          </table:table-cell>
          <table:table-cell office:value-type="string" calcext:value-type="string">
            <text:p>RODRIGO APARECIDO TIAG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A BARBARA D'OESTE</text:p>
          </table:table-cell>
          <table:table-cell table:style-name="ce4" office:value-type="float" office:value="777.14" calcext:value-type="float">
            <text:p><text:s/>777,14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3593.47" calcext:value-type="float">
            <text:p><text:s/>3.593,47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83" calcext:value-type="float">
            <text:p>2083</text:p>
          </table:table-cell>
          <table:table-cell office:value-type="string" calcext:value-type="string">
            <text:p>RODRIGO AUGUSTO DE OLIV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70" calcext:value-type="float">
            <text:p>8570</text:p>
          </table:table-cell>
          <table:table-cell office:value-type="string" calcext:value-type="string">
            <text:p>RODRIGO BELLINE LOPE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ITARA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805" calcext:value-type="float">
            <text:p>3805</text:p>
          </table:table-cell>
          <table:table-cell office:value-type="string" calcext:value-type="string">
            <text:p>RODRIGO CAMBIAGHI LOURENC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MOGI-GUAC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347.56" calcext:value-type="float">
            <text:p><text:s/>1.347,5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6047" calcext:value-type="float">
            <text:p>26047</text:p>
          </table:table-cell>
          <table:table-cell office:value-type="string" calcext:value-type="string">
            <text:p>RODRIGO CANELLAS DI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975.34" calcext:value-type="float">
            <text:p><text:s/>15.975,3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77" calcext:value-type="float">
            <text:p>2577</text:p>
          </table:table-cell>
          <table:table-cell office:value-type="string" calcext:value-type="string">
            <text:p>RODRIGO CESAR COCCA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OSASC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0456" calcext:value-type="float">
            <text:p>490456</text:p>
          </table:table-cell>
          <table:table-cell office:value-type="string" calcext:value-type="string">
            <text:p>RODRIGO CESAR REBELLO PIN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44.87" calcext:value-type="float">
            <text:p><text:s/>16.944,87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29" calcext:value-type="float">
            <text:p>7329</text:p>
          </table:table-cell>
          <table:table-cell office:value-type="string" calcext:value-type="string">
            <text:p>RODRIGO COURY SOUZA MEIRELLE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ARAGUACU PAUL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368.91" calcext:value-type="float">
            <text:p><text:s/>3.368,9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54" calcext:value-type="float">
            <text:p>7354</text:p>
          </table:table-cell>
          <table:table-cell office:value-type="string" calcext:value-type="string">
            <text:p>RODRIGO DE ANDRADE F CALD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TUP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8962.5" calcext:value-type="float">
            <text:p><text:s/>8.962,5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84" calcext:value-type="float">
            <text:p>2084</text:p>
          </table:table-cell>
          <table:table-cell office:value-type="string" calcext:value-type="string">
            <text:p>RODRIGO DE MORAES GARCI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MARIL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37" calcext:value-type="float">
            <text:p>7537</text:p>
          </table:table-cell>
          <table:table-cell office:value-type="string" calcext:value-type="string">
            <text:p>RODRIGO DE MORAES MOLAR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MARIL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807" calcext:value-type="float">
            <text:p>3807</text:p>
          </table:table-cell>
          <table:table-cell office:value-type="string" calcext:value-type="string">
            <text:p>RODRIGO FERNANDEZ DACAL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VICEN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74" calcext:value-type="float">
            <text:p>6574</text:p>
          </table:table-cell>
          <table:table-cell office:value-type="string" calcext:value-type="string">
            <text:p>RODRIGO JIMENEZ GOM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OTUCAT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016" calcext:value-type="float">
            <text:p>5016</text:p>
          </table:table-cell>
          <table:table-cell office:value-type="string" calcext:value-type="string">
            <text:p>RODRIGO LOPE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ITAPI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7186.94" calcext:value-type="float">
            <text:p><text:s/>7.186,9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608" calcext:value-type="float">
            <text:p>10608</text:p>
          </table:table-cell>
          <table:table-cell office:value-type="string" calcext:value-type="string">
            <text:p>RODRIGO LUCIO DOS S BORGE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CARAGUATATU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76" calcext:value-type="float">
            <text:p>2576</text:p>
          </table:table-cell>
          <table:table-cell office:value-type="string" calcext:value-type="string">
            <text:p>RODRIGO MANSOUR M DA SILV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2764" calcext:value-type="float">
            <text:p>2764</text:p>
          </table:table-cell>
          <table:table-cell office:value-type="string" calcext:value-type="string">
            <text:p>RODRIGO MAZZILLI MARCONDE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BIRIGU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017" calcext:value-type="float">
            <text:p>5017</text:p>
          </table:table-cell>
          <table:table-cell office:value-type="string" calcext:value-type="string">
            <text:p>RODRIGO MELGAREJ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PRESIDENTE VESCESLA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491.82" calcext:value-type="float">
            <text:p><text:s/>4.491,82 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809" calcext:value-type="float">
            <text:p>3809</text:p>
          </table:table-cell>
          <table:table-cell office:value-type="string" calcext:value-type="string">
            <text:p>RODRIGO MERLI ANTUN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23" calcext:value-type="float">
            <text:p>4523</text:p>
          </table:table-cell>
          <table:table-cell office:value-type="string" calcext:value-type="string">
            <text:p>RODRIGO NERY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CAPAO BONI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24" calcext:value-type="float">
            <text:p>4524</text:p>
          </table:table-cell>
          <table:table-cell office:value-type="string" calcext:value-type="string">
            <text:p>RODRIGO NUNES LAUREAN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GETULINA</text:p>
          </table:table-cell>
          <table:table-cell table:style-name="ce4" office:value-type="float" office:value="685.71" calcext:value-type="float">
            <text:p><text:s/>685,71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84" calcext:value-type="float">
            <text:p>3384</text:p>
          </table:table-cell>
          <table:table-cell office:value-type="string" calcext:value-type="string">
            <text:p>RODRIGO OTAVIO FRANK DE ARAUJ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ITAPECERICA DA SER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25" calcext:value-type="float">
            <text:p>4525</text:p>
          </table:table-cell>
          <table:table-cell office:value-type="string" calcext:value-type="string">
            <text:p>RODRIGO PEREIRA DOS REI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OLIMP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491.82" calcext:value-type="float">
            <text:p><text:s/>4.491,8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00" calcext:value-type="float">
            <text:p>3000</text:p>
          </table:table-cell>
          <table:table-cell office:value-type="string" calcext:value-type="string">
            <text:p>RODRIGO SANCHES GARCI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VALINH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7317" calcext:value-type="float">
            <text:p>7317</text:p>
          </table:table-cell>
          <table:table-cell office:value-type="string" calcext:value-type="string">
            <text:p>RODRIGO SIMON MACHAD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DIADEM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26" calcext:value-type="float">
            <text:p>3226</text:p>
          </table:table-cell>
          <table:table-cell office:value-type="string" calcext:value-type="string">
            <text:p>RODRIGO VENDRAMINI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POTIREND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91" calcext:value-type="float">
            <text:p>1391</text:p>
          </table:table-cell>
          <table:table-cell office:value-type="string" calcext:value-type="string">
            <text:p>ROGERIO ALVAREZ DE OLIV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04.58" calcext:value-type="float">
            <text:p><text:s/>16.004,5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706" calcext:value-type="float">
            <text:p>5706</text:p>
          </table:table-cell>
          <table:table-cell office:value-type="string" calcext:value-type="string">
            <text:p>ROGERIO AUGUSTO DE A LEIT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3413" calcext:value-type="float">
            <text:p>833413</text:p>
          </table:table-cell>
          <table:table-cell office:value-type="string" calcext:value-type="string">
            <text:p>ROGERIO DA ROCHA CAMARG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822.86" calcext:value-type="float">
            <text:p><text:s/>822,86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01" calcext:value-type="float">
            <text:p>3001</text:p>
          </table:table-cell>
          <table:table-cell office:value-type="string" calcext:value-type="string">
            <text:p>ROGERIO JOSE FILOCOMO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RAGANCA PAUL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83205" calcext:value-type="float">
            <text:p>883205</text:p>
          </table:table-cell>
          <table:table-cell office:value-type="string" calcext:value-type="string">
            <text:p>ROGERIO LEAO ZAGALL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5A.PROMOTORIA DE JUSTICA DO JURI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7888" calcext:value-type="float">
            <text:p>207888</text:p>
          </table:table-cell>
          <table:table-cell office:value-type="string" calcext:value-type="string">
            <text:p>ROGERIO PEREIRA LUZ FERR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18" calcext:value-type="float">
            <text:p>3018</text:p>
          </table:table-cell>
          <table:table-cell office:value-type="string" calcext:value-type="string">
            <text:p>ROGERIO PINHEIRO PAGANI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CANDIDO MO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27" calcext:value-type="float">
            <text:p>3227</text:p>
          </table:table-cell>
          <table:table-cell office:value-type="string" calcext:value-type="string">
            <text:p>ROGERIO ROCCO MAGALHAE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JA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02" calcext:value-type="float">
            <text:p>3002</text:p>
          </table:table-cell>
          <table:table-cell office:value-type="string" calcext:value-type="string">
            <text:p>ROGERIO SANCHES CUNH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88662" calcext:value-type="float">
            <text:p>588662</text:p>
          </table:table-cell>
          <table:table-cell office:value-type="string" calcext:value-type="string">
            <text:p>ROLANDO MARIA DA LUZ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DE INTERESSES DIFUSOS E COLETIV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822.65" calcext:value-type="float">
            <text:p><text:s/>16.822,65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55" calcext:value-type="float">
            <text:p>2555</text:p>
          </table:table-cell>
          <table:table-cell office:value-type="string" calcext:value-type="string">
            <text:p>ROMEU GALIANO ZANELLI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451.33" calcext:value-type="float">
            <text:p><text:s/>15.451,3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527.82" calcext:value-type="float">
            <text:p><text:s/>4.527,8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50" calcext:value-type="float">
            <text:p>3350</text:p>
          </table:table-cell>
          <table:table-cell office:value-type="string" calcext:value-type="string">
            <text:p>ROMILDO DA ROCHA SOUS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RAIA GRAND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29945.86" calcext:value-type="float">
            <text:p><text:s/>29.945,8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368.91" calcext:value-type="float">
            <text:p><text:s/>3.368,9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38" calcext:value-type="float">
            <text:p>7538</text:p>
          </table:table-cell>
          <table:table-cell office:value-type="string" calcext:value-type="string">
            <text:p>RONALDO PEREIRA MUNIZ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REGISTR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68" calcext:value-type="float">
            <text:p>7368</text:p>
          </table:table-cell>
          <table:table-cell office:value-type="string" calcext:value-type="string">
            <text:p>RONAN PEDRO AMORIM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BASTO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92047" calcext:value-type="float">
            <text:p>792047</text:p>
          </table:table-cell>
          <table:table-cell office:value-type="string" calcext:value-type="string">
            <text:p>ROSA ASCHENBRENNER CONSAL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606.34" calcext:value-type="float">
            <text:p><text:s/>16.606,3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26" calcext:value-type="float">
            <text:p>4526</text:p>
          </table:table-cell>
          <table:table-cell office:value-type="string" calcext:value-type="string">
            <text:p>ROSANA COLLETT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457.14" calcext:value-type="float">
            <text:p><text:s/>457,14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810" calcext:value-type="float">
            <text:p>3810</text:p>
          </table:table-cell>
          <table:table-cell office:value-type="string" calcext:value-type="string">
            <text:p>ROSANA MARCIA QUEIROZ PIOL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ATROCINIO PAULIST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7431" calcext:value-type="float">
            <text:p>227431</text:p>
          </table:table-cell>
          <table:table-cell office:value-type="string" calcext:value-type="string">
            <text:p>ROSANE ROLIM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6606.34" calcext:value-type="float">
            <text:p><text:s/>16.606,3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25" calcext:value-type="float">
            <text:p>2225</text:p>
          </table:table-cell>
          <table:table-cell office:value-type="string" calcext:value-type="string">
            <text:p>ROSELI NALDI SOUZ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65" calcext:value-type="float">
            <text:p>1065</text:p>
          </table:table-cell>
          <table:table-cell office:value-type="string" calcext:value-type="string">
            <text:p>ROSEMARY A PORCELLI DA SILV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08.44" calcext:value-type="float">
            <text:p><text:s/>11.208,4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56" calcext:value-type="float">
            <text:p>2556</text:p>
          </table:table-cell>
          <table:table-cell office:value-type="string" calcext:value-type="string">
            <text:p>ROSENY ZANETTA BARBOS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PEDERNEIR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2331.4" calcext:value-type="float">
            <text:p><text:s/>12.331,4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57" calcext:value-type="float">
            <text:p>2557</text:p>
          </table:table-cell>
          <table:table-cell office:value-type="string" calcext:value-type="string">
            <text:p>ROSINEI HORSTMANN SAIKAL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 AND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66" calcext:value-type="float">
            <text:p>1066</text:p>
          </table:table-cell>
          <table:table-cell office:value-type="string" calcext:value-type="string">
            <text:p>ROSSANA AZEVEDO INACARA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71777" calcext:value-type="float">
            <text:p>571777</text:p>
          </table:table-cell>
          <table:table-cell office:value-type="string" calcext:value-type="string">
            <text:p>ROSSINI LOPES JO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DE INTERESSES DIFUSOS E COLETIV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7081.07" calcext:value-type="float">
            <text:p><text:s/>17.081,07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609" calcext:value-type="float">
            <text:p>10609</text:p>
          </table:table-cell>
          <table:table-cell office:value-type="string" calcext:value-type="string">
            <text:p>RUAN MANCONI MILANI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RANCHAR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642.08" calcext:value-type="float">
            <text:p><text:s/>6.642,08 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7911" calcext:value-type="float">
            <text:p>837911</text:p>
          </table:table-cell>
          <table:table-cell office:value-type="string" calcext:value-type="string">
            <text:p>RUBEN TEIXEIRA GARC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822.65" calcext:value-type="float">
            <text:p><text:s/>16.822,65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75" calcext:value-type="float">
            <text:p>2575</text:p>
          </table:table-cell>
          <table:table-cell office:value-type="string" calcext:value-type="string">
            <text:p>RUBENS ANDRADE MARCO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78" calcext:value-type="float">
            <text:p>2278</text:p>
          </table:table-cell>
          <table:table-cell office:value-type="string" calcext:value-type="string">
            <text:p>RUBENS MARTINS DA SILV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VA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707" calcext:value-type="float">
            <text:p>5707</text:p>
          </table:table-cell>
          <table:table-cell office:value-type="string" calcext:value-type="string">
            <text:p>RUBIA PRADO MOTIZUKI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ANDRADI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12" calcext:value-type="float">
            <text:p>2212</text:p>
          </table:table-cell>
          <table:table-cell office:value-type="string" calcext:value-type="string">
            <text:p>RUFINO EDUARDO GALINDO CAMPO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DRACE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93694" calcext:value-type="float">
            <text:p>593694</text:p>
          </table:table-cell>
          <table:table-cell office:value-type="string" calcext:value-type="string">
            <text:p>RUI ANTUNES HORT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ATINGUE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8" calcext:value-type="float">
            <text:p><text:s/>1.122,9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27" calcext:value-type="float">
            <text:p>4527</text:p>
          </table:table-cell>
          <table:table-cell office:value-type="string" calcext:value-type="string">
            <text:p>RUTH KATHERINE A PINHEI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OSASCO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42670" calcext:value-type="float">
            <text:p>842670</text:p>
          </table:table-cell>
          <table:table-cell office:value-type="string" calcext:value-type="string">
            <text:p>RUY CID MARTINS VIANN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30.43" calcext:value-type="float">
            <text:p><text:s/>16.030,4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85" calcext:value-type="float">
            <text:p>2085</text:p>
          </table:table-cell>
          <table:table-cell office:value-type="string" calcext:value-type="string">
            <text:p>RUY FERNANDO ANELLI BODINI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DRACE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70300" calcext:value-type="float">
            <text:p>570300</text:p>
          </table:table-cell>
          <table:table-cell office:value-type="string" calcext:value-type="string">
            <text:p>SAAD MAZLOUM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30.43" calcext:value-type="float">
            <text:p><text:s/>16.030,4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74" calcext:value-type="float">
            <text:p>2574</text:p>
          </table:table-cell>
          <table:table-cell office:value-type="string" calcext:value-type="string">
            <text:p>SALMO MOHMARI DOS S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106" calcext:value-type="float">
            <text:p>4106</text:p>
          </table:table-cell>
          <table:table-cell office:value-type="string" calcext:value-type="string">
            <text:p>SALOMAO SUSSUMU T DOS SANTO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SAO BENTO DO SAPUCA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7674" calcext:value-type="float">
            <text:p>837674</text:p>
          </table:table-cell>
          <table:table-cell office:value-type="string" calcext:value-type="string">
            <text:p>SALVADOR FRANCISCO S FREIT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798.86" calcext:value-type="float">
            <text:p><text:s/>16.798,8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811" calcext:value-type="float">
            <text:p>3811</text:p>
          </table:table-cell>
          <table:table-cell office:value-type="string" calcext:value-type="string">
            <text:p>SAMIR CHUKAIR DA CRUZ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708" calcext:value-type="float">
            <text:p>5708</text:p>
          </table:table-cell>
          <table:table-cell office:value-type="string" calcext:value-type="string">
            <text:p>SAMUEL CAMACHO CASTANHEIR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FLORIDA PAUL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03" calcext:value-type="float">
            <text:p>3003</text:p>
          </table:table-cell>
          <table:table-cell office:value-type="string" calcext:value-type="string">
            <text:p>SANDRA DIOGO TEIX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5170" calcext:value-type="float">
            <text:p>205170</text:p>
          </table:table-cell>
          <table:table-cell office:value-type="string" calcext:value-type="string">
            <text:p>SANDRA LOURDES A M S ARRUD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DIADEMA</text:p>
          </table:table-cell>
          <table:table-cell table:style-name="ce4" office:value-type="float" office:value="548.57" calcext:value-type="float">
            <text:p><text:s/>548,57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08.44" calcext:value-type="float">
            <text:p><text:s/>11.208,4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41" calcext:value-type="float">
            <text:p>3041</text:p>
          </table:table-cell>
          <table:table-cell office:value-type="string" calcext:value-type="string">
            <text:p>SANDRA LUCIA GARCIA MASSUD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SANTO AMARO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28" calcext:value-type="float">
            <text:p>4528</text:p>
          </table:table-cell>
          <table:table-cell office:value-type="string" calcext:value-type="string">
            <text:p>SANDRA REGINA F DA COST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S DE JUSTICA DA AREA REGIONAL DE PIRACICAB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66" calcext:value-type="float">
            <text:p>3366</text:p>
          </table:table-cell>
          <table:table-cell office:value-type="string" calcext:value-type="string">
            <text:p>SANDRA REIMBERG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CARAPICUI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7850.13" calcext:value-type="float">
            <text:p><text:s/>7.850,1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62" calcext:value-type="float">
            <text:p>3362</text:p>
          </table:table-cell>
          <table:table-cell office:value-type="string" calcext:value-type="string">
            <text:p>SANDRA RODRIGUES O M BARBU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J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66" calcext:value-type="float">
            <text:p>1366</text:p>
          </table:table-cell>
          <table:table-cell office:value-type="string" calcext:value-type="string">
            <text:p>SANDRO ETHELREDO R BARBOS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49" calcext:value-type="float">
            <text:p>3349</text:p>
          </table:table-cell>
          <table:table-cell office:value-type="string" calcext:value-type="string">
            <text:p>SANTIAGO MIGUEL NAKANO PEREZ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48202" calcext:value-type="float">
            <text:p>548202</text:p>
          </table:table-cell>
          <table:table-cell office:value-type="string" calcext:value-type="string">
            <text:p>SAULO DE CASTRO ABREU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862.63" calcext:value-type="float">
            <text:p><text:s/>16.862,6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80499" calcext:value-type="float">
            <text:p>380499</text:p>
          </table:table-cell>
          <table:table-cell office:value-type="string" calcext:value-type="string">
            <text:p>SEBASTIAO DONIZETE L SANT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RIBEIRA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626.59" calcext:value-type="float">
            <text:p><text:s/>15.626,59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807.43" calcext:value-type="float">
            <text:p><text:s/>2.807,4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812" calcext:value-type="float">
            <text:p>3812</text:p>
          </table:table-cell>
          <table:table-cell office:value-type="string" calcext:value-type="string">
            <text:p>SEBASTIAO JOSE P FILHO BRASIL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LH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45452" calcext:value-type="float">
            <text:p>545452</text:p>
          </table:table-cell>
          <table:table-cell office:value-type="string" calcext:value-type="string">
            <text:p>SEBASTIAO LOPES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859.67" calcext:value-type="float">
            <text:p><text:s/>16.859,67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00862" calcext:value-type="float">
            <text:p>800862</text:p>
          </table:table-cell>
          <table:table-cell office:value-type="string" calcext:value-type="string">
            <text:p>SEBASTIAO SERGIO DA SILV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RIBEIRA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626.59" calcext:value-type="float">
            <text:p><text:s/>15.626,59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54530" calcext:value-type="float">
            <text:p>154530</text:p>
          </table:table-cell>
          <table:table-cell office:value-type="string" calcext:value-type="string">
            <text:p>SEBASTIAO SILVIO DE BRI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414.64" calcext:value-type="float">
            <text:p><text:s/>16.414,6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45" calcext:value-type="float">
            <text:p>1645</text:p>
          </table:table-cell>
          <table:table-cell office:value-type="string" calcext:value-type="string">
            <text:p>SELMA IAMANI BASTOS PER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 ANDRE</text:p>
          </table:table-cell>
          <table:table-cell table:style-name="ce4" office:value-type="float" office:value="822.86" calcext:value-type="float">
            <text:p><text:s/>822,86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12547" calcext:value-type="float">
            <text:p>512547</text:p>
          </table:table-cell>
          <table:table-cell office:value-type="string" calcext:value-type="string">
            <text:p>SELMA NEGRAO PEREIRA DOS REI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46965" calcext:value-type="float">
            <text:p>546965</text:p>
          </table:table-cell>
          <table:table-cell office:value-type="string" calcext:value-type="string">
            <text:p>SERGIO ACAYABA DE TOLED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 RI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57" calcext:value-type="float">
            <text:p>2257</text:p>
          </table:table-cell>
          <table:table-cell office:value-type="string" calcext:value-type="string">
            <text:p>SERGIO CAMPANHAR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ASS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47758" calcext:value-type="float">
            <text:p>847758</text:p>
          </table:table-cell>
          <table:table-cell office:value-type="string" calcext:value-type="string">
            <text:p>SERGIO CLARO BUONAMIC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MERICA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626.59" calcext:value-type="float">
            <text:p><text:s/>15.626,5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8" calcext:value-type="float">
            <text:p>758</text:p>
          </table:table-cell>
          <table:table-cell office:value-type="string" calcext:value-type="string">
            <text:p>SERGIO CLEMENTIN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 RI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0829" calcext:value-type="float">
            <text:p>200829</text:p>
          </table:table-cell>
          <table:table-cell office:value-type="string" calcext:value-type="string">
            <text:p>SERGIO DE ASSI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69388" calcext:value-type="float">
            <text:p>969388</text:p>
          </table:table-cell>
          <table:table-cell office:value-type="string" calcext:value-type="string">
            <text:p>SERGIO DE PASSOS SIMA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98.89" calcext:value-type="float">
            <text:p><text:s/>15.598,8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87" calcext:value-type="float">
            <text:p>2087</text:p>
          </table:table-cell>
          <table:table-cell office:value-type="string" calcext:value-type="string">
            <text:p>SERGIO DOMINGOS DE OLIV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CARL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72" calcext:value-type="float">
            <text:p>8572</text:p>
          </table:table-cell>
          <table:table-cell office:value-type="string" calcext:value-type="string">
            <text:p>SERGIO HENRIQUE MARIN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SANTA CRUZ DAS PALMEIR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29" calcext:value-type="float">
            <text:p>4529</text:p>
          </table:table-cell>
          <table:table-cell office:value-type="string" calcext:value-type="string">
            <text:p>SERGIO LUIS CALDAS SPIN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JAGUARIU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42" calcext:value-type="float">
            <text:p>3042</text:p>
          </table:table-cell>
          <table:table-cell office:value-type="string" calcext:value-type="string">
            <text:p>SERGIO MARTIN P DE OLIV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CARL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73510" calcext:value-type="float">
            <text:p>973510</text:p>
          </table:table-cell>
          <table:table-cell office:value-type="string" calcext:value-type="string">
            <text:p>SERGIO NEVES COE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98423" calcext:value-type="float">
            <text:p>698423</text:p>
          </table:table-cell>
          <table:table-cell office:value-type="string" calcext:value-type="string">
            <text:p>SERGIO PEIXOTO CAMARG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34.26" calcext:value-type="float">
            <text:p><text:s/>16.934,2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75" calcext:value-type="float">
            <text:p>6575</text:p>
          </table:table-cell>
          <table:table-cell office:value-type="string" calcext:value-type="string">
            <text:p>SERGIO RICARDO GOMES DE MOU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1188" calcext:value-type="float">
            <text:p>701188</text:p>
          </table:table-cell>
          <table:table-cell office:value-type="string" calcext:value-type="string">
            <text:p>SERGIO RICARDO M EVANGELIST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RACATU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7560" calcext:value-type="float">
            <text:p>837560</text:p>
          </table:table-cell>
          <table:table-cell office:value-type="string" calcext:value-type="string">
            <text:p>SERGIO TURRA SOBRAN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DE INTERESSES DIFUSOS E COLETIV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700.19" calcext:value-type="float">
            <text:p><text:s/>16.700,1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65139" calcext:value-type="float">
            <text:p>365139</text:p>
          </table:table-cell>
          <table:table-cell office:value-type="string" calcext:value-type="string">
            <text:p>SHEILA XAVIER MEND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88" calcext:value-type="float">
            <text:p>2088</text:p>
          </table:table-cell>
          <table:table-cell office:value-type="string" calcext:value-type="string">
            <text:p>SHIZUO ANTONIO CATELAN YAN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LIN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53" calcext:value-type="float">
            <text:p>2253</text:p>
          </table:table-cell>
          <table:table-cell office:value-type="string" calcext:value-type="string">
            <text:p>SIDNEY ALVES DE MATT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S CAMPO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97340" calcext:value-type="float">
            <text:p>197340</text:p>
          </table:table-cell>
          <table:table-cell office:value-type="string" calcext:value-type="string">
            <text:p>SIDNEY CESAR RIBEIRO SYDOW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ORO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997.96" calcext:value-type="float">
            <text:p><text:s/>4.997,9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59" calcext:value-type="float">
            <text:p>3059</text:p>
          </table:table-cell>
          <table:table-cell office:value-type="string" calcext:value-type="string">
            <text:p>SILVIA CHAKIAN DE T SANT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451.33" calcext:value-type="float">
            <text:p><text:s/>15.451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40" calcext:value-type="float">
            <text:p>3340</text:p>
          </table:table-cell>
          <table:table-cell office:value-type="string" calcext:value-type="string">
            <text:p>SILVIA DE FREITAS DENAR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75795" calcext:value-type="float">
            <text:p>575795</text:p>
          </table:table-cell>
          <table:table-cell office:value-type="string" calcext:value-type="string">
            <text:p>SILVIA REIKO KAWAMO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92" calcext:value-type="float">
            <text:p>1692</text:p>
          </table:table-cell>
          <table:table-cell office:value-type="string" calcext:value-type="string">
            <text:p>SILVIA TOMAZ L M DE OLIV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OSASCO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65" calcext:value-type="float">
            <text:p>2765</text:p>
          </table:table-cell>
          <table:table-cell office:value-type="string" calcext:value-type="string">
            <text:p>SILVIA VIEIRA MARQU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807.43" calcext:value-type="float">
            <text:p><text:s/>2.807,4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93647" calcext:value-type="float">
            <text:p>393647</text:p>
          </table:table-cell>
          <table:table-cell office:value-type="string" calcext:value-type="string">
            <text:p>SILVIO ANTONIO MARQU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O PATRIMONIO PUBLICO E SOCI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813" calcext:value-type="float">
            <text:p>3813</text:p>
          </table:table-cell>
          <table:table-cell office:value-type="string" calcext:value-type="string">
            <text:p>SILVIO BRANDINI BARBAGAL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IBITI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18" calcext:value-type="float">
            <text:p>2218</text:p>
          </table:table-cell>
          <table:table-cell office:value-type="string" calcext:value-type="string">
            <text:p>SILVIO DA SILVA BRANDI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OURINH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796.7" calcext:value-type="float">
            <text:p><text:s/>1.796,7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77" calcext:value-type="float">
            <text:p>3377</text:p>
          </table:table-cell>
          <table:table-cell office:value-type="string" calcext:value-type="string">
            <text:p>SILVIO DE CILLO LEITE LOUBETH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VICEN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2"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6576" calcext:value-type="float">
            <text:p>6576</text:p>
          </table:table-cell>
          <table:table-cell office:value-type="string" calcext:value-type="string">
            <text:p>SILVIO FERNANDO DE BRIT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ÇA DE SANTANA DE PARNAÍ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19" calcext:value-type="float">
            <text:p>3019</text:p>
          </table:table-cell>
          <table:table-cell office:value-type="string" calcext:value-type="string">
            <text:p>SIMONE DE DIVITIIS PEREZ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08.44" calcext:value-type="float">
            <text:p><text:s/>11.208,4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02" calcext:value-type="float">
            <text:p>2202</text:p>
          </table:table-cell>
          <table:table-cell office:value-type="string" calcext:value-type="string">
            <text:p>SIMONE RODRIGUES HORTA GOM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35" calcext:value-type="float">
            <text:p>1635</text:p>
          </table:table-cell>
          <table:table-cell office:value-type="string" calcext:value-type="string">
            <text:p>SIMONE SAMPAIO ALVES P CHAGA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SANTA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018" calcext:value-type="float">
            <text:p>5018</text:p>
          </table:table-cell>
          <table:table-cell office:value-type="string" calcext:value-type="string">
            <text:p>SIRLENI FERNANDES DA SILV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04" calcext:value-type="float">
            <text:p>3004</text:p>
          </table:table-cell>
          <table:table-cell office:value-type="string" calcext:value-type="string">
            <text:p>SOFIA FADISTA SBRIGH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05" calcext:value-type="float">
            <text:p>3005</text:p>
          </table:table-cell>
          <table:table-cell office:value-type="string" calcext:value-type="string">
            <text:p>SOLANGE APARECIDA SIBINEL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3940" calcext:value-type="float">
            <text:p>703940</text:p>
          </table:table-cell>
          <table:table-cell office:value-type="string" calcext:value-type="string">
            <text:p>SOLANGE MENDONCA D M FONSEC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3248" calcext:value-type="float">
            <text:p>703248</text:p>
          </table:table-cell>
          <table:table-cell office:value-type="string" calcext:value-type="string">
            <text:p>SONIA ETUKO O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606.34" calcext:value-type="float">
            <text:p><text:s/>16.606,3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77835" calcext:value-type="float">
            <text:p>577835</text:p>
          </table:table-cell>
          <table:table-cell office:value-type="string" calcext:value-type="string">
            <text:p>SONIA MARIA SCHINCARIOL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875.73" calcext:value-type="float">
            <text:p><text:s/>16.875,7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58" calcext:value-type="float">
            <text:p>2558</text:p>
          </table:table-cell>
          <table:table-cell office:value-type="string" calcext:value-type="string">
            <text:p>SORAIA BICUDO SIMO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28" calcext:value-type="float">
            <text:p>3228</text:p>
          </table:table-cell>
          <table:table-cell office:value-type="string" calcext:value-type="string">
            <text:p>SORANDY AYRES SANT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OSASCO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87" calcext:value-type="float">
            <text:p>1387</text:p>
          </table:table-cell>
          <table:table-cell office:value-type="string" calcext:value-type="string">
            <text:p>STELA MARIS G DE ABREU RIM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OSASCO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89" calcext:value-type="float">
            <text:p>2089</text:p>
          </table:table-cell>
          <table:table-cell office:value-type="string" calcext:value-type="string">
            <text:p>STELA TINONE KUB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45907" calcext:value-type="float">
            <text:p>545907</text:p>
          </table:table-cell>
          <table:table-cell office:value-type="string" calcext:value-type="string">
            <text:p>SUELI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14.29" calcext:value-type="float">
            <text:p><text:s/>914,29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709" calcext:value-type="float">
            <text:p>5709</text:p>
          </table:table-cell>
          <table:table-cell office:value-type="string" calcext:value-type="string">
            <text:p>SULTANE RUBEZ JEH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OSASC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8534.36" calcext:value-type="float">
            <text:p><text:s/>8.534,36 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12" calcext:value-type="float">
            <text:p>3312</text:p>
          </table:table-cell>
          <table:table-cell office:value-type="string" calcext:value-type="string">
            <text:p>SUSANA HENRIQUES DA COST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02561" calcext:value-type="float">
            <text:p>502561</text:p>
          </table:table-cell>
          <table:table-cell office:value-type="string" calcext:value-type="string">
            <text:p>SUSANA LUCIA ALVIM C MULLE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OSASCO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814" calcext:value-type="float">
            <text:p>3814</text:p>
          </table:table-cell>
          <table:table-cell office:value-type="string" calcext:value-type="string">
            <text:p>SUZANA PEYRER LAINO FICKER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SAO ROQUE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107" calcext:value-type="float">
            <text:p>4107</text:p>
          </table:table-cell>
          <table:table-cell office:value-type="string" calcext:value-type="string">
            <text:p>SYLVIA LUIZA DAMAS P RIBEIR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OLIMPIA</text:p>
          </table:table-cell>
          <table:table-cell table:style-name="ce4" office:value-type="float" office:value="-1325.71" calcext:value-type="float">
            <text:p><text:s/>(1.325,71)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61867" calcext:value-type="float">
            <text:p>261867</text:p>
          </table:table-cell>
          <table:table-cell office:value-type="string" calcext:value-type="string">
            <text:p>SYLVIA MARIA M E BARTOLETT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215.88" calcext:value-type="float">
            <text:p><text:s/>16.215,8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710" calcext:value-type="float">
            <text:p>5710</text:p>
          </table:table-cell>
          <table:table-cell office:value-type="string" calcext:value-type="string">
            <text:p>TACIANA TREVISOLI PANAGIO GIL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019" calcext:value-type="float">
            <text:p>5019</text:p>
          </table:table-cell>
          <table:table-cell office:value-type="string" calcext:value-type="string">
            <text:p>TADEU SALGADO IVAHY BADARO JR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SAO SEBASTIAO</text:p>
          </table:table-cell>
          <table:table-cell table:style-name="ce4" office:value-type="float" office:value="-411.43" calcext:value-type="float">
            <text:p><text:s/>(411,43)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1085.54" calcext:value-type="float">
            <text:p><text:s/>1.085,54 </text:p>
          </table:table-cell>
          <table:table-cell table:number-columns-repeated="1014"/>
        </table:table-row>
        <table:table-row table:style-name="ro3">
          <table:table-cell office:value-type="float" office:value="3380" calcext:value-type="float">
            <text:p>3380</text:p>
          </table:table-cell>
          <table:table-cell office:value-type="string" calcext:value-type="string">
            <text:p>TANIA DE ANDRADE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S DE JUSTICA DE AREA REGIONAL DE RIBEIRA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78" calcext:value-type="float">
            <text:p>6578</text:p>
          </table:table-cell>
          <table:table-cell office:value-type="string" calcext:value-type="string">
            <text:p>TANIA MARA TORTOL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CARDOS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368.91" calcext:value-type="float">
            <text:p><text:s/>3.368,91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47260" calcext:value-type="float">
            <text:p>547260</text:p>
          </table:table-cell>
          <table:table-cell office:value-type="string" calcext:value-type="string">
            <text:p>TANIA MARIA ALVES DE C SILV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NTOS</text:p>
          </table:table-cell>
          <table:table-cell table:style-name="ce4" office:value-type="float" office:value="365.71" calcext:value-type="float">
            <text:p><text:s/>365,71 </text:p>
          </table:table-cell>
          <table:table-cell table:style-name="ce4" office:value-type="float" office:value="17392.26" calcext:value-type="float">
            <text:p><text:s/>17.392,2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61" calcext:value-type="float">
            <text:p>3361</text:p>
          </table:table-cell>
          <table:table-cell office:value-type="string" calcext:value-type="string">
            <text:p>TANIA REGINA GOLMIA CAMILL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ERTAOZINHO</text:p>
          </table:table-cell>
          <table:table-cell table:style-name="ce4" office:value-type="float" office:value="457.14" calcext:value-type="float">
            <text:p><text:s/>457,14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29" calcext:value-type="float">
            <text:p>3029</text:p>
          </table:table-cell>
          <table:table-cell office:value-type="string" calcext:value-type="string">
            <text:p>TANIA SERRA AZUL G BIAZOLL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39" calcext:value-type="float">
            <text:p>7539</text:p>
          </table:table-cell>
          <table:table-cell office:value-type="string" calcext:value-type="string">
            <text:p>TASSIA ISMENIA DA ROCHA SILV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DISTRITAL DE ARUJ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64384" calcext:value-type="float">
            <text:p>264384</text:p>
          </table:table-cell>
          <table:table-cell office:value-type="string" calcext:value-type="string">
            <text:p>TASSO DENIS CAMPANHA CURY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 RI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73" calcext:value-type="float">
            <text:p>3373</text:p>
          </table:table-cell>
          <table:table-cell office:value-type="string" calcext:value-type="string">
            <text:p>TATIANA BARRETO SER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451.33" calcext:value-type="float">
            <text:p><text:s/>15.451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815" calcext:value-type="float">
            <text:p>3815</text:p>
          </table:table-cell>
          <table:table-cell office:value-type="string" calcext:value-type="string">
            <text:p>TATIANA BIANCHI TRIVIN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29" calcext:value-type="float">
            <text:p>3229</text:p>
          </table:table-cell>
          <table:table-cell office:value-type="string" calcext:value-type="string">
            <text:p>TATIANA CALLE HEILMAN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020" calcext:value-type="float">
            <text:p>5020</text:p>
          </table:table-cell>
          <table:table-cell office:value-type="string" calcext:value-type="string">
            <text:p>TATIANA MAGOSSO E FRANCO SILV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67" calcext:value-type="float">
            <text:p>1067</text:p>
          </table:table-cell>
          <table:table-cell office:value-type="string" calcext:value-type="string">
            <text:p>TATIANA VIGGIANI BICU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189.7" calcext:value-type="float">
            <text:p><text:s/>16.189,70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903842" calcext:value-type="float">
            <text:p>903842</text:p>
          </table:table-cell>
          <table:table-cell office:value-type="string" calcext:value-type="string">
            <text:p>TATSUO TSUKAMO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VALINH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10.81" calcext:value-type="float">
            <text:p><text:s/>16.010,81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80" calcext:value-type="float">
            <text:p>1380</text:p>
          </table:table-cell>
          <table:table-cell office:value-type="string" calcext:value-type="string">
            <text:p>TELMA DE SOUZA M GORI MONT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FALENCIA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06" calcext:value-type="float">
            <text:p>3006</text:p>
          </table:table-cell>
          <table:table-cell office:value-type="string" calcext:value-type="string">
            <text:p>TELMA REGINA F REGO PAGOT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PIRASSUNUNG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31" calcext:value-type="float">
            <text:p>3331</text:p>
          </table:table-cell>
          <table:table-cell office:value-type="string" calcext:value-type="string">
            <text:p>TERESA DE ALMEIDA P FRANCESCH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47398" calcext:value-type="float">
            <text:p>547398</text:p>
          </table:table-cell>
          <table:table-cell office:value-type="string" calcext:value-type="string">
            <text:p>TEREZA CRISTINA M K EXN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73" calcext:value-type="float">
            <text:p>8573</text:p>
          </table:table-cell>
          <table:table-cell office:value-type="string" calcext:value-type="string">
            <text:p>THAIS DE ALMEIDA SMANI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796.7" calcext:value-type="float">
            <text:p><text:s/>1.796,7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74" calcext:value-type="float">
            <text:p>8574</text:p>
          </table:table-cell>
          <table:table-cell office:value-type="string" calcext:value-type="string">
            <text:p>THAIS DE FREITAS CAVALARI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MIRANTE DO PARANAPANEM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610" calcext:value-type="float">
            <text:p>10610</text:p>
          </table:table-cell>
          <table:table-cell office:value-type="string" calcext:value-type="string">
            <text:p>THAIS NASCIMBENI BUCHALA HIDD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APIA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711" calcext:value-type="float">
            <text:p>5711</text:p>
          </table:table-cell>
          <table:table-cell office:value-type="string" calcext:value-type="string">
            <text:p>THAIS VASCONCELOS SEPULVED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021" calcext:value-type="float">
            <text:p>5021</text:p>
          </table:table-cell>
          <table:table-cell office:value-type="string" calcext:value-type="string">
            <text:p>THAISA DURANTE UNGER MONTEIR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CUBATAO</text:p>
          </table:table-cell>
          <table:table-cell table:style-name="ce4" office:value-type="float" office:value="914.29" calcext:value-type="float">
            <text:p><text:s/>914,29 </text:p>
          </table:table-cell>
          <table:table-cell table:style-name="ce4" office:value-type="float" office:value="28448.57" calcext:value-type="float">
            <text:p><text:s/>28.448,57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72" calcext:value-type="float">
            <text:p>2572</text:p>
          </table:table-cell>
          <table:table-cell office:value-type="string" calcext:value-type="string">
            <text:p>THAISA SETO VASCONCELOS SOUZ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S CAMP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07864" calcext:value-type="float">
            <text:p>207864</text:p>
          </table:table-cell>
          <table:table-cell office:value-type="string" calcext:value-type="string">
            <text:p>THALES CEZAR DE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576.18" calcext:value-type="float">
            <text:p><text:s/>16.576,1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19" calcext:value-type="float">
            <text:p>10519</text:p>
          </table:table-cell>
          <table:table-cell office:value-type="string" calcext:value-type="string">
            <text:p>THALITA MARQUES DO NASCIMENT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SANTO ANDRE</text:p>
          </table:table-cell>
          <table:table-cell table:style-name="ce4" office:value-type="float" office:value="640" calcext:value-type="float">
            <text:p><text:s/>64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80" calcext:value-type="float">
            <text:p>6580</text:p>
          </table:table-cell>
          <table:table-cell office:value-type="string" calcext:value-type="string">
            <text:p>THIAGO ALCOCER MARIN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ISTRITAL DE ITAQUAQUECETUBA</text:p>
          </table:table-cell>
          <table:table-cell table:style-name="ce4" office:value-type="float" office:value="914.29" calcext:value-type="float">
            <text:p><text:s/>914,29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807.43" calcext:value-type="float">
            <text:p><text:s/>2.807,4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37" calcext:value-type="float">
            <text:p>7337</text:p>
          </table:table-cell>
          <table:table-cell office:value-type="string" calcext:value-type="string">
            <text:p>THIAGO ALVES DE OLIVEIR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DUARTI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70" calcext:value-type="float">
            <text:p>7370</text:p>
          </table:table-cell>
          <table:table-cell office:value-type="string" calcext:value-type="string">
            <text:p>THIAGO BATISTA ARIZ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ALMEIRA D'OES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6756.73" calcext:value-type="float">
            <text:p><text:s/>6.756,7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75" calcext:value-type="float">
            <text:p>8575</text:p>
          </table:table-cell>
          <table:table-cell office:value-type="string" calcext:value-type="string">
            <text:p>THIAGO BERETTA GALVAO GODINH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SANTO AND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7636.15" calcext:value-type="float">
            <text:p><text:s/>7.636,15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022" calcext:value-type="float">
            <text:p>5022</text:p>
          </table:table-cell>
          <table:table-cell office:value-type="string" calcext:value-type="string">
            <text:p>THIAGO GARCIA TOTAR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MAIRINQU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03" calcext:value-type="float">
            <text:p>7303</text:p>
          </table:table-cell>
          <table:table-cell office:value-type="string" calcext:value-type="string">
            <text:p>THIAGO HENRIQUES BERNINI RAMO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IBIU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8534.57" calcext:value-type="float">
            <text:p><text:s/>8.534,57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81" calcext:value-type="float">
            <text:p>6581</text:p>
          </table:table-cell>
          <table:table-cell office:value-type="string" calcext:value-type="string">
            <text:p>THIAGO RODRIGUES CARDIN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CAFELAND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40" calcext:value-type="float">
            <text:p>7540</text:p>
          </table:table-cell>
          <table:table-cell office:value-type="string" calcext:value-type="string">
            <text:p>THIAGO TAVARES SIMONI AILY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OTUCAT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29" calcext:value-type="float">
            <text:p>2229</text:p>
          </table:table-cell>
          <table:table-cell office:value-type="string" calcext:value-type="string">
            <text:p>THOMAS MOHYICO YABIKU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042.73" calcext:value-type="float">
            <text:p><text:s/>5.042,73 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37" calcext:value-type="float">
            <text:p>10537</text:p>
          </table:table-cell>
          <table:table-cell office:value-type="string" calcext:value-type="string">
            <text:p>THOMAS OLIVER LAMSTER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SANTO ANDR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12801.82" calcext:value-type="float">
            <text:p><text:s/>12.801,8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76" calcext:value-type="float">
            <text:p>8576</text:p>
          </table:table-cell>
          <table:table-cell office:value-type="string" calcext:value-type="string">
            <text:p>TIAGO ANTONIO DE BARROS SANTO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ILHA BEL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79" calcext:value-type="float">
            <text:p>3379</text:p>
          </table:table-cell>
          <table:table-cell office:value-type="string" calcext:value-type="string">
            <text:p>TIAGO CINTRA ESSAD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RIO CLAR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66973" calcext:value-type="float">
            <text:p>266973</text:p>
          </table:table-cell>
          <table:table-cell office:value-type="string" calcext:value-type="string">
            <text:p>TIAGO CINTRA ZARIF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DE INTERESSES DIFUSOS E COLETIV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7034.58" calcext:value-type="float">
            <text:p><text:s/>17.034,5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30" calcext:value-type="float">
            <text:p>4530</text:p>
          </table:table-cell>
          <table:table-cell office:value-type="string" calcext:value-type="string">
            <text:p>TIAGO DE TOLEDO RODRIGU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582" calcext:value-type="float">
            <text:p>6582</text:p>
          </table:table-cell>
          <table:table-cell office:value-type="string" calcext:value-type="string">
            <text:p>TIAGO DO AMARAL BARBOZ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TIE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8888.02" calcext:value-type="float">
            <text:p><text:s/>8.888,0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60" calcext:value-type="float">
            <text:p>7360</text:p>
          </table:table-cell>
          <table:table-cell office:value-type="string" calcext:value-type="string">
            <text:p>TIAGO DUTRA FONSEC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ARRETO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712" calcext:value-type="float">
            <text:p>5712</text:p>
          </table:table-cell>
          <table:table-cell office:value-type="string" calcext:value-type="string">
            <text:p>TIAGO FERNANDO DE SOUSA CAMPO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BOITUV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109" calcext:value-type="float">
            <text:p>4109</text:p>
          </table:table-cell>
          <table:table-cell office:value-type="string" calcext:value-type="string">
            <text:p>TIAGO OLIVEIRA P DA FONSEC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CACAPAV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807.43" calcext:value-type="float">
            <text:p><text:s/>2.807,4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95" calcext:value-type="float">
            <text:p>3395</text:p>
          </table:table-cell>
          <table:table-cell office:value-type="string" calcext:value-type="string">
            <text:p>TOMAS BUSNARDO RAMADAN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59.97" calcext:value-type="float">
            <text:p><text:s/>15.259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958.38" calcext:value-type="float">
            <text:p><text:s/>4.958,3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64779" calcext:value-type="float">
            <text:p>364779</text:p>
          </table:table-cell>
          <table:table-cell office:value-type="string" calcext:value-type="string">
            <text:p>TULIO TADEU TAVA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594.29" calcext:value-type="float">
            <text:p><text:s/>594,29 </text:p>
          </table:table-cell>
          <table:table-cell table:style-name="ce4" office:value-type="float" office:value="16030.43" calcext:value-type="float">
            <text:p><text:s/>16.030,4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77" calcext:value-type="float">
            <text:p>8577</text:p>
          </table:table-cell>
          <table:table-cell office:value-type="string" calcext:value-type="string">
            <text:p>TULIO VINICIUS ROS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GUARA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110" calcext:value-type="float">
            <text:p>4110</text:p>
          </table:table-cell>
          <table:table-cell office:value-type="string" calcext:value-type="string">
            <text:p>ULISSES CARDOSO DE O SANT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3593.47" calcext:value-type="float">
            <text:p><text:s/>3.593,47 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21" calcext:value-type="float">
            <text:p>2521</text:p>
          </table:table-cell>
          <table:table-cell office:value-type="string" calcext:value-type="string">
            <text:p>VAGNER DOS SANTOS QUEIROZ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06" calcext:value-type="float">
            <text:p>2206</text:p>
          </table:table-cell>
          <table:table-cell office:value-type="string" calcext:value-type="string">
            <text:p>VALCIR PAULO KOBOR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83160" calcext:value-type="float">
            <text:p>583160</text:p>
          </table:table-cell>
          <table:table-cell office:value-type="string" calcext:value-type="string">
            <text:p>VALDEMIR FERREIRA PAVARIN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RESIDENTE PRUDEN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626.59" calcext:value-type="float">
            <text:p><text:s/>15.626,59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2965" calcext:value-type="float">
            <text:p>132965</text:p>
          </table:table-cell>
          <table:table-cell office:value-type="string" calcext:value-type="string">
            <text:p>VALDEREZ DEUSDEDIT ABBUD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1775.85" calcext:value-type="float">
            <text:p><text:s/>11.775,85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59" calcext:value-type="float">
            <text:p>1659</text:p>
          </table:table-cell>
          <table:table-cell office:value-type="string" calcext:value-type="string">
            <text:p>VALDIR VIEIRA REZEND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997.96" calcext:value-type="float">
            <text:p><text:s/>4.997,9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57" calcext:value-type="float">
            <text:p>3357</text:p>
          </table:table-cell>
          <table:table-cell office:value-type="string" calcext:value-type="string">
            <text:p>VALERIA ANDREA F DE LIM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JOSE DO RI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99" calcext:value-type="float">
            <text:p>1399</text:p>
          </table:table-cell>
          <table:table-cell office:value-type="string" calcext:value-type="string">
            <text:p>VALERIA CARVALHO PINTO G PIV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66" calcext:value-type="float">
            <text:p>2766</text:p>
          </table:table-cell>
          <table:table-cell office:value-type="string" calcext:value-type="string">
            <text:p>VALERIA DIEZ S FERNAND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451.33" calcext:value-type="float">
            <text:p><text:s/>15.451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68" calcext:value-type="float">
            <text:p>1068</text:p>
          </table:table-cell>
          <table:table-cell office:value-type="string" calcext:value-type="string">
            <text:p>VALERIA MAIOLI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647" calcext:value-type="float">
            <text:p>1647</text:p>
          </table:table-cell>
          <table:table-cell office:value-type="string" calcext:value-type="string">
            <text:p>VALERIA MARIA CILEN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E SANTO AMAR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30" calcext:value-type="float">
            <text:p>3030</text:p>
          </table:table-cell>
          <table:table-cell office:value-type="string" calcext:value-type="string">
            <text:p>VALERIA PALERMO CAPEZ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39" calcext:value-type="float">
            <text:p>10539</text:p>
          </table:table-cell>
          <table:table-cell office:value-type="string" calcext:value-type="string">
            <text:p>VALERIO MOREIRA DE SANTAN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ILHA SOLTEI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43" calcext:value-type="float">
            <text:p>1343</text:p>
          </table:table-cell>
          <table:table-cell office:value-type="string" calcext:value-type="string">
            <text:p>VALMOR DE MATTOS JUNIOR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MIRASSO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9" calcext:value-type="float">
            <text:p>759</text:p>
          </table:table-cell>
          <table:table-cell office:value-type="string" calcext:value-type="string">
            <text:p>VALTER DE JESUS FERNAN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31521.97" calcext:value-type="float">
            <text:p><text:s/>31.521,97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80602" calcext:value-type="float">
            <text:p>580602</text:p>
          </table:table-cell>
          <table:table-cell office:value-type="string" calcext:value-type="string">
            <text:p>VALTER FOLETO SANTIN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414.64" calcext:value-type="float">
            <text:p><text:s/>16.414,6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720.74" calcext:value-type="float">
            <text:p><text:s/>4.720,7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60" calcext:value-type="float">
            <text:p>760</text:p>
          </table:table-cell>
          <table:table-cell office:value-type="string" calcext:value-type="string">
            <text:p>VALTER KENJI ISH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998.34" calcext:value-type="float">
            <text:p><text:s/>15.998,3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3297.04" calcext:value-type="float">
            <text:p><text:s/>3.297,04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78" calcext:value-type="float">
            <text:p>8578</text:p>
          </table:table-cell>
          <table:table-cell office:value-type="string" calcext:value-type="string">
            <text:p>VALTER LUCIANO LELES JUNIOR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UBATU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75" calcext:value-type="float">
            <text:p>2275</text:p>
          </table:table-cell>
          <table:table-cell office:value-type="string" calcext:value-type="string">
            <text:p>VANDERLEI CESAR HONORA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MERICA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4612" calcext:value-type="float">
            <text:p>834612</text:p>
          </table:table-cell>
          <table:table-cell office:value-type="string" calcext:value-type="string">
            <text:p>VANDERLEY PERES MO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30.43" calcext:value-type="float">
            <text:p><text:s/>16.030,4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41" calcext:value-type="float">
            <text:p>7541</text:p>
          </table:table-cell>
          <table:table-cell office:value-type="string" calcext:value-type="string">
            <text:p>VANESSA BORTOLOMASI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ITARIRI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53" calcext:value-type="float">
            <text:p>3353</text:p>
          </table:table-cell>
          <table:table-cell office:value-type="string" calcext:value-type="string">
            <text:p>VANESSA IBARRECHE SANTA TERRA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NEVES PAULIST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713" calcext:value-type="float">
            <text:p>5713</text:p>
          </table:table-cell>
          <table:table-cell office:value-type="string" calcext:value-type="string">
            <text:p>VANESSA THEREZINHA S ALMEID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457.14" calcext:value-type="float">
            <text:p><text:s/>457,14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30" calcext:value-type="float">
            <text:p>3230</text:p>
          </table:table-cell>
          <table:table-cell office:value-type="string" calcext:value-type="string">
            <text:p>VANESSA YOKO HATAMOTO MEDIC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JACARE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714" calcext:value-type="float">
            <text:p>5714</text:p>
          </table:table-cell>
          <table:table-cell office:value-type="string" calcext:value-type="string">
            <text:p>VANESSA ZORZAN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REGENTE FEIJ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31" calcext:value-type="float">
            <text:p>4531</text:p>
          </table:table-cell>
          <table:table-cell office:value-type="string" calcext:value-type="string">
            <text:p>VANIA CACERES STEFANON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LH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698381" calcext:value-type="float">
            <text:p>698381</text:p>
          </table:table-cell>
          <table:table-cell office:value-type="string" calcext:value-type="string">
            <text:p>VANIA FERRARI TROPIA PADI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38.28" calcext:value-type="float">
            <text:p><text:s/>16.938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31" calcext:value-type="float">
            <text:p>3031</text:p>
          </table:table-cell>
          <table:table-cell office:value-type="string" calcext:value-type="string">
            <text:p>VERA CECILIA MOREI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69" calcext:value-type="float">
            <text:p>1069</text:p>
          </table:table-cell>
          <table:table-cell office:value-type="string" calcext:value-type="string">
            <text:p>VERA LUCIA ACAYABA DE TOLED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44" calcext:value-type="float">
            <text:p>1344</text:p>
          </table:table-cell>
          <table:table-cell office:value-type="string" calcext:value-type="string">
            <text:p>VERA LUCIA CAMARGO B TABERT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657.3" calcext:value-type="float">
            <text:p><text:s/>15.657,30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22" calcext:value-type="float">
            <text:p>2222</text:p>
          </table:table-cell>
          <table:table-cell office:value-type="string" calcext:value-type="string">
            <text:p>VERONICA MORAIS RAMOS KOBOR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32" calcext:value-type="float">
            <text:p>4532</text:p>
          </table:table-cell>
          <table:table-cell office:value-type="string" calcext:value-type="string">
            <text:p>VERONICA SILVA DE OLIVEIR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ISTRITAL DE PAULIN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70" calcext:value-type="float">
            <text:p>1070</text:p>
          </table:table-cell>
          <table:table-cell office:value-type="string" calcext:value-type="string">
            <text:p>VICTOR EDUARDO RIOS GONCALV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50" calcext:value-type="float">
            <text:p>10550</text:p>
          </table:table-cell>
          <table:table-cell office:value-type="string" calcext:value-type="string">
            <text:p>VICTOR RIBEIRO TRAVAIN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PRESIDENTE VESCESLA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5399" calcext:value-type="float">
            <text:p>835399</text:p>
          </table:table-cell>
          <table:table-cell office:value-type="string" calcext:value-type="string">
            <text:p>VIDAL SERRANO NUNES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DE INTERESSES DIFUSOS E COLETIV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526.63" calcext:value-type="float">
            <text:p><text:s/>16.526,6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42392" calcext:value-type="float">
            <text:p>842392</text:p>
          </table:table-cell>
          <table:table-cell office:value-type="string" calcext:value-type="string">
            <text:p>VILMA HAYEK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32808" calcext:value-type="float">
            <text:p>132808</text:p>
          </table:table-cell>
          <table:table-cell office:value-type="string" calcext:value-type="string">
            <text:p>VILMAR MENDES FER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594.29" calcext:value-type="float">
            <text:p><text:s/>594,29 </text:p>
          </table:table-cell>
          <table:table-cell table:style-name="ce4" office:value-type="float" office:value="16414.64" calcext:value-type="float">
            <text:p><text:s/>16.414,6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32060" calcext:value-type="float">
            <text:p>732060</text:p>
          </table:table-cell>
          <table:table-cell office:value-type="string" calcext:value-type="string">
            <text:p>VILSON BAUMGARTN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760.98" calcext:value-type="float">
            <text:p><text:s/>15.760,9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52" calcext:value-type="float">
            <text:p>10552</text:p>
          </table:table-cell>
          <table:table-cell office:value-type="string" calcext:value-type="string">
            <text:p>VINICIUS BARBOSA SCOLANZI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ILHA SOLTEI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579" calcext:value-type="float">
            <text:p>8579</text:p>
          </table:table-cell>
          <table:table-cell office:value-type="string" calcext:value-type="string">
            <text:p>VINICIUS BONESSO GUILLEN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ITABE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48" calcext:value-type="float">
            <text:p>10548</text:p>
          </table:table-cell>
          <table:table-cell office:value-type="string" calcext:value-type="string">
            <text:p>VINICIUS HENRIQUES DE RESENDE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IA DE JUSTICA DE RIBEIRA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837.32" calcext:value-type="float">
            <text:p><text:s/>12.837,3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715" calcext:value-type="float">
            <text:p>5715</text:p>
          </table:table-cell>
          <table:table-cell office:value-type="string" calcext:value-type="string">
            <text:p>VINICIUS RODRIGUES FRANC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PRAIA GRAND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3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1656" calcext:value-type="float">
            <text:p>1656</text:p>
          </table:table-cell>
          <table:table-cell office:value-type="string" calcext:value-type="string">
            <text:p>VIRGILIO ANTONIO F DO AMARAL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451.33" calcext:value-type="float">
            <text:p><text:s/>15.451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716" calcext:value-type="float">
            <text:p>5716</text:p>
          </table:table-cell>
          <table:table-cell office:value-type="string" calcext:value-type="string">
            <text:p>VIRGINIA SILVEIRA M NEVES ROM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LORE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7288.67" calcext:value-type="float">
            <text:p><text:s/>7.288,67 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111" calcext:value-type="float">
            <text:p>4111</text:p>
          </table:table-cell>
          <table:table-cell office:value-type="string" calcext:value-type="string">
            <text:p>VITOR PETR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ARUERI</text:p>
          </table:table-cell>
          <table:table-cell table:style-name="ce4" office:value-type="float" office:value="868.58" calcext:value-type="float">
            <text:p><text:s/>868,58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94278" calcext:value-type="float">
            <text:p>494278</text:p>
          </table:table-cell>
          <table:table-cell office:value-type="string" calcext:value-type="string">
            <text:p>VIVIAN CRISTIANE M W SIL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243.88" calcext:value-type="float">
            <text:p><text:s/>16.243,8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024" calcext:value-type="float">
            <text:p>5024</text:p>
          </table:table-cell>
          <table:table-cell office:value-type="string" calcext:value-type="string">
            <text:p>VIVIANE ZANIBONI F BARRUEC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ADAMANTI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81" calcext:value-type="float">
            <text:p>3381</text:p>
          </table:table-cell>
          <table:table-cell office:value-type="string" calcext:value-type="string">
            <text:p>VIVIEN FELIX BUENO DE GOI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JA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2245.91" calcext:value-type="float">
            <text:p><text:s/>2.245,91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31" calcext:value-type="float">
            <text:p>3231</text:p>
          </table:table-cell>
          <table:table-cell office:value-type="string" calcext:value-type="string">
            <text:p>VLADEMIR APARECIDO SOAR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O TATUAP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01360" calcext:value-type="float">
            <text:p>401360</text:p>
          </table:table-cell>
          <table:table-cell office:value-type="string" calcext:value-type="string">
            <text:p>VLADIMIR BREGA FILHO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SANTA CRUZ DO RIO PARDO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61" calcext:value-type="float">
            <text:p>761</text:p>
          </table:table-cell>
          <table:table-cell office:value-type="string" calcext:value-type="string">
            <text:p>WAGNER JUAREZ GROSSI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O TATUAP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71" calcext:value-type="float">
            <text:p>1071</text:p>
          </table:table-cell>
          <table:table-cell office:value-type="string" calcext:value-type="string">
            <text:p>WALDIR DOS REIS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112" calcext:value-type="float">
            <text:p>4112</text:p>
          </table:table-cell>
          <table:table-cell office:value-type="string" calcext:value-type="string">
            <text:p>WALESKA BUENO SANCHES BURATT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EDREI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27026.93" calcext:value-type="float">
            <text:p><text:s/>27.026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67" calcext:value-type="float">
            <text:p>2767</text:p>
          </table:table-cell>
          <table:table-cell office:value-type="string" calcext:value-type="string">
            <text:p>WALFREDO CUNHA CAMP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65267" calcext:value-type="float">
            <text:p>365267</text:p>
          </table:table-cell>
          <table:table-cell office:value-type="string" calcext:value-type="string">
            <text:p>WALLACE PAIVA MARTINS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DE INTERESSES DIFUSOS E COLETIV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635.65" calcext:value-type="float">
            <text:p><text:s/>16.635,65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07" calcext:value-type="float">
            <text:p>3007</text:p>
          </table:table-cell>
          <table:table-cell office:value-type="string" calcext:value-type="string">
            <text:p>WALTER DE S VICENTINI VILELA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BARRET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3368.9" calcext:value-type="float">
            <text:p><text:s/>3.368,9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73" calcext:value-type="float">
            <text:p>2573</text:p>
          </table:table-cell>
          <table:table-cell office:value-type="string" calcext:value-type="string">
            <text:p>WALTER MANOEL ALCAUSA LOP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RARAQUAR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3368.91" calcext:value-type="float">
            <text:p><text:s/>3.368,91 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office:value-type="float" office:value="578347" calcext:value-type="float">
            <text:p>578347</text:p>
          </table:table-cell>
          <table:table-cell office:value-type="string" calcext:value-type="string">
            <text:p>WALTER PAULO SABE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96.96" calcext:value-type="float">
            <text:p><text:s/>16.996,9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609" calcext:value-type="float">
            <text:p>2609</text:p>
          </table:table-cell>
          <table:table-cell office:value-type="string" calcext:value-type="string">
            <text:p>WALTER RANGEL DE FRANCA FIL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TAUBAT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3144.26" calcext:value-type="float">
            <text:p><text:s/>3.144,2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13014" calcext:value-type="float">
            <text:p>413014</text:p>
          </table:table-cell>
          <table:table-cell office:value-type="string" calcext:value-type="string">
            <text:p>WALTER TEBET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798.86" calcext:value-type="float">
            <text:p><text:s/>16.798,8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74067" calcext:value-type="float">
            <text:p>574067</text:p>
          </table:table-cell>
          <table:table-cell office:value-type="string" calcext:value-type="string">
            <text:p>WANDERLEY BAPTISTA TRINDADE J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RIBEIRAO PRET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01620" calcext:value-type="float">
            <text:p>701620</text:p>
          </table:table-cell>
          <table:table-cell office:value-type="string" calcext:value-type="string">
            <text:p>WANDERLEYA LENC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IVE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113" calcext:value-type="float">
            <text:p>4113</text:p>
          </table:table-cell>
          <table:table-cell office:value-type="string" calcext:value-type="string">
            <text:p>WANDERSON MARCIO RIBEI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ATIBAI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561.49" calcext:value-type="float">
            <text:p><text:s/>561,4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47702" calcext:value-type="float">
            <text:p>547702</text:p>
          </table:table-cell>
          <table:table-cell office:value-type="string" calcext:value-type="string">
            <text:p>WANIA ROBERTA G CIRILLO REI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030.43" calcext:value-type="float">
            <text:p><text:s/>16.030,4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33" calcext:value-type="float">
            <text:p>4533</text:p>
          </table:table-cell>
          <table:table-cell office:value-type="string" calcext:value-type="string">
            <text:p>WASHINGTON GONCALVES VILELA JR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DRACEN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020" calcext:value-type="float">
            <text:p>3020</text:p>
          </table:table-cell>
          <table:table-cell office:value-type="string" calcext:value-type="string">
            <text:p>WASHINGTON LUIZ R ALVES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SAO ROQU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68" calcext:value-type="float">
            <text:p>2768</text:p>
          </table:table-cell>
          <table:table-cell office:value-type="string" calcext:value-type="string">
            <text:p>WELINGTON DOS SANTOS VELOS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OROCAB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61055" calcext:value-type="float">
            <text:p>361055</text:p>
          </table:table-cell>
          <table:table-cell office:value-type="string" calcext:value-type="string">
            <text:p>WELLINGTON LUIZ DAHE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OSASC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51518" calcext:value-type="float">
            <text:p>551518</text:p>
          </table:table-cell>
          <table:table-cell office:value-type="string" calcext:value-type="string">
            <text:p>WELLINGTON LUIZ VILLA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JALES</text:p>
          </table:table-cell>
          <table:table-cell table:style-name="ce4" office:value-type="float" office:value="685.71" calcext:value-type="float">
            <text:p><text:s/>685,71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69" calcext:value-type="float">
            <text:p>2769</text:p>
          </table:table-cell>
          <table:table-cell office:value-type="string" calcext:value-type="string">
            <text:p>WELLINGTON ROGER NEV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JA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45" calcext:value-type="float">
            <text:p>7545</text:p>
          </table:table-cell>
          <table:table-cell office:value-type="string" calcext:value-type="string">
            <text:p>WERNER DIAS DE MAGALHA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46" calcext:value-type="float">
            <text:p>7546</text:p>
          </table:table-cell>
          <table:table-cell office:value-type="string" calcext:value-type="string">
            <text:p>WESLEI GUSTAVO SOUZA CICILIAT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ISTRITAL DE MARACAI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547" calcext:value-type="float">
            <text:p>7547</text:p>
          </table:table-cell>
          <table:table-cell office:value-type="string" calcext:value-type="string">
            <text:p>WILLIAM DANIEL INACIO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SAO SIMAO</text:p>
          </table:table-cell>
          <table:table-cell table:style-name="ce4" office:value-type="float" office:value="916.37" calcext:value-type="float">
            <text:p><text:s/>916,37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70" calcext:value-type="float">
            <text:p>2770</text:p>
          </table:table-cell>
          <table:table-cell office:value-type="string" calcext:value-type="string">
            <text:p>WILLIAM ROBERTO RODRIGUE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835685" calcext:value-type="float">
            <text:p>835685</text:p>
          </table:table-cell>
          <table:table-cell office:value-type="string" calcext:value-type="string">
            <text:p>WILLIAM TERRA DE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354.38" calcext:value-type="float">
            <text:p><text:s/>16.354,3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2495.95" calcext:value-type="float">
            <text:p><text:s/>2.495,95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32" calcext:value-type="float">
            <text:p>10532</text:p>
          </table:table-cell>
          <table:table-cell office:value-type="string" calcext:value-type="string">
            <text:p>WILLIAN ORTIS GUIMARAE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MIRANDOPOL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6737.8" calcext:value-type="float">
            <text:p><text:s/>6.737,80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523" calcext:value-type="float">
            <text:p>2523</text:p>
          </table:table-cell>
          <table:table-cell office:value-type="string" calcext:value-type="string">
            <text:p>WILMAR PINTO CORREI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3358.28" calcext:value-type="float">
            <text:p><text:s/>3.358,28 </text:p>
          </table:table-cell>
          <table:table-cell table:style-name="ce4" office:value-type="float" office:value="2245.94" calcext:value-type="float">
            <text:p><text:s/>2.245,94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47465" calcext:value-type="float">
            <text:p>547465</text:p>
          </table:table-cell>
          <table:table-cell office:value-type="string" calcext:value-type="string">
            <text:p>WILSON ALENCAR DO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JUSTICA HABEAS CORPUS MANDADOS SEGURANCA CRIMINAI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6941.64" calcext:value-type="float">
            <text:p><text:s/>16.941,64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98025" calcext:value-type="float">
            <text:p>398025</text:p>
          </table:table-cell>
          <table:table-cell office:value-type="string" calcext:value-type="string">
            <text:p>WILSON RICARDO COELHO TAFNE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10.29" calcext:value-type="float">
            <text:p><text:s/>15.210,29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5070.16" calcext:value-type="float">
            <text:p><text:s/>5.070,16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4534" calcext:value-type="float">
            <text:p>4534</text:p>
          </table:table-cell>
          <table:table-cell office:value-type="string" calcext:value-type="string">
            <text:p>WILSON ROGERIO DE SOUZ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BARRETO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3368.9" calcext:value-type="float">
            <text:p><text:s/>3.368,90 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232" calcext:value-type="float">
            <text:p>3232</text:p>
          </table:table-cell>
          <table:table-cell office:value-type="string" calcext:value-type="string">
            <text:p>WILSON VELASCO JUNIOR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SAO ROQUE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number-columns-repeated="2" table:style-name="ce4" office:value-type="float" office:value="0" calcext:value-type="float">
            <text:p><text:s/>- <text:s text:c="2"/></text:p>
          </table:table-cell>
          <table:table-cell table:style-name="ce4" office:value-type="float" office:value="1684.46" calcext:value-type="float">
            <text:p><text:s/>1.684,46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34" calcext:value-type="float">
            <text:p>3334</text:p>
          </table:table-cell>
          <table:table-cell office:value-type="string" calcext:value-type="string">
            <text:p>YARA JEROZOLIMSKI</text:p>
          </table:table-cell>
          <table:table-cell office:value-type="string" calcext:value-type="string">
            <text:p>PROMOTOR DE JUSTICA (ENTRANCIA INTERMEDIARIA)</text:p>
          </table:table-cell>
          <table:table-cell office:value-type="string" calcext:value-type="string">
            <text:p>PROMOTORIA DE JUSTICA DE ITUVERAV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224.28" calcext:value-type="float">
            <text:p><text:s/>14.224,28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style-name="ce4" office:value-type="float" office:value="449.14" calcext:value-type="float">
            <text:p><text:s/>449,14 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19216" calcext:value-type="float">
            <text:p>119216</text:p>
          </table:table-cell>
          <table:table-cell office:value-type="string" calcext:value-type="string">
            <text:p>YARA LUCIA MARIN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5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383" calcext:value-type="float">
            <text:p>3383</text:p>
          </table:table-cell>
          <table:table-cell office:value-type="string" calcext:value-type="string">
            <text:p>YOLANDA ALVES PINTO S DE MAT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4" office:value-type="float" office:value="91.43" calcext:value-type="float">
            <text:p><text:s/>91,43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762" calcext:value-type="float">
            <text:p>762</text:p>
          </table:table-cell>
          <table:table-cell office:value-type="string" calcext:value-type="string">
            <text:p>YUMICA ASAHAR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MPINAS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242.38" calcext:value-type="float">
            <text:p><text:s/>15.242,38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771" calcext:value-type="float">
            <text:p>2771</text:p>
          </table:table-cell>
          <table:table-cell office:value-type="string" calcext:value-type="string">
            <text:p>YURI BORGES DE MENDONCA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FRANC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10547" calcext:value-type="float">
            <text:p>10547</text:p>
          </table:table-cell>
          <table:table-cell office:value-type="string" calcext:value-type="string">
            <text:p>YURI FISBERG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PACAEMBU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3513.46" calcext:value-type="float">
            <text:p><text:s/>13.513,46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3818" calcext:value-type="float">
            <text:p>3818</text:p>
          </table:table-cell>
          <table:table-cell office:value-type="string" calcext:value-type="string">
            <text:p>YURI GIUSEPPE CASTIGLIONE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REGIONAL DA LAP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594674" calcext:value-type="float">
            <text:p>594674</text:p>
          </table:table-cell>
          <table:table-cell office:value-type="string" calcext:value-type="string">
            <text:p>YVES ATAHUALPA PINT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CATANDUVA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4972.93" calcext:value-type="float">
            <text:p><text:s/>14.972,9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float" office:value="2245" calcext:value-type="float">
            <text:p>2245</text:p>
          </table:table-cell>
          <table:table-cell office:value-type="string" calcext:value-type="string">
            <text:p>ZENON LOTUFO TERTIU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O PATRIMONIO PUBLICO E SOCI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5566.33" calcext:value-type="float">
            <text:p><text:s/>15.566,33 </text:p>
          </table:table-cell>
          <table:table-cell table:number-columns-repeated="4" table:style-name="ce4" office:value-type="float" office:value="0" calcext:value-type="float">
            <text:p><text:s/>- <text:s text:c="2"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ata da última atualização: 01/12/20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 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alores pagos a título de Adicional de Insalubridade ou de Periculosidade, Adicional Noturno, Serviço Extraordinário, Substituições de Função, Cumulações.</text:p>
          </table:table-cell>
          <table:table-cell table:number-columns-repeated="1023"/>
        </table:table-row>
        <table:table-row table:style-name="ro3" table:number-rows-repeated="104670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_xlnm._FilterDatabase" table:base-cell-address="$'Tabela III'.$A$1" table:expression="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24"/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8T17:30:33.687000000</meta:creation-date>
    <dc:date>2020-12-28T17:31:26.117000000</dc:date>
    <meta:editing-duration>PT52S</meta:editing-duration>
    <meta:editing-cycles>1</meta:editing-cycles>
    <meta:document-statistic meta:table-count="1" meta:cell-count="18645" meta:object-count="0"/>
    <meta:generator>LibreOffice/7.0.3.1$Windows_X86_64 LibreOffice_project/d7547858d014d4cf69878db179d326fc3483e082</meta:generator>
  </office:meta>
</office:document-meta>
</file>